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96cm"/>
    </style:style>
    <style:style style:name="co2" style:family="table-column">
      <style:table-column-properties fo:break-before="auto" style:column-width="1.753cm"/>
    </style:style>
    <style:style style:name="co3" style:family="table-column">
      <style:table-column-properties fo:break-before="auto" style:column-width="2.088cm"/>
    </style:style>
    <style:style style:name="co4" style:family="table-column">
      <style:table-column-properties fo:break-before="auto" style:column-width="1.596cm"/>
    </style:style>
    <style:style style:name="co5" style:family="table-column">
      <style:table-column-properties fo:break-before="auto" style:column-width="1.182cm"/>
    </style:style>
    <style:style style:name="co6" style:family="table-column">
      <style:table-column-properties fo:break-before="auto" style:column-width="4.743cm"/>
    </style:style>
    <style:style style:name="co7" style:family="table-column">
      <style:table-column-properties fo:break-before="auto" style:column-width="0.47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422">
            <text:p>1422</text:p>
          </table:table-cell>
          <table:table-cell office:value-type="float" office:value="-1312">
            <text:p>-1312</text:p>
          </table:table-cell>
          <table:table-cell office:value-type="float" office:value="48">
            <text:p>48</text:p>
          </table:table-cell>
          <table:table-cell/>
          <table:table-cell office:value-type="float" office:value="432">
            <text:p>432</text:p>
          </table:table-cell>
          <table:table-cell table:formula="of:=[.F1]*(-0.000732421875)" office:value-type="float" office:value="-0.31640625">
            <text:p>-0,31640625</text:p>
          </table:table-cell>
          <table:table-cell office:value-type="float" office:value="1">
            <text:p>1</text:p>
          </table:table-cell>
          <table:table-cell/>
          <table:table-cell>
            <draw:frame table:end-cell-address="Tabelle1.Q21" table:end-x="1.946cm" table:end-y="0.431cm" draw:z-index="0" draw:style-name="gr1" svg:width="16.001cm" svg:height="9.005cm" svg:x="1.752cm" svg:y="0.001cm">
              <draw:object draw:notify-on-update-of-ranges="Tabelle1.F1:Tabelle1.F134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67">
            <text:p>1467</text:p>
          </table:table-cell>
          <table:table-cell office:value-type="float" office:value="-1280">
            <text:p>-1280</text:p>
          </table:table-cell>
          <table:table-cell office:value-type="float" office:value="32">
            <text:p>32</text:p>
          </table:table-cell>
          <table:table-cell/>
          <table:table-cell office:value-type="float" office:value="480">
            <text:p>480</text:p>
          </table:table-cell>
          <table:table-cell table:formula="of:=[.F2]*(-0.000732421875)" office:value-type="float" office:value="-0.3515625">
            <text:p>-0,35156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85">
            <text:p>1485</text:p>
          </table:table-cell>
          <table:table-cell office:value-type="float" office:value="-1264">
            <text:p>-1264</text:p>
          </table:table-cell>
          <table:table-cell office:value-type="float" office:value="80">
            <text:p>80</text:p>
          </table:table-cell>
          <table:table-cell/>
          <table:table-cell office:value-type="float" office:value="448">
            <text:p>448</text:p>
          </table:table-cell>
          <table:table-cell table:formula="of:=[.F3]*(-0.000732421875)" office:value-type="float" office:value="-0.328125">
            <text:p>-0,3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04">
            <text:p>1504</text:p>
          </table:table-cell>
          <table:table-cell office:value-type="float" office:value="-1424">
            <text:p>-1424</text:p>
          </table:table-cell>
          <table:table-cell office:value-type="float" office:value="80">
            <text:p>80</text:p>
          </table:table-cell>
          <table:table-cell/>
          <table:table-cell office:value-type="float" office:value="416">
            <text:p>416</text:p>
          </table:table-cell>
          <table:table-cell table:formula="of:=[.F4]*(-0.000732421875)" office:value-type="float" office:value="-0.3046875">
            <text:p>-0,30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22">
            <text:p>1522</text:p>
          </table:table-cell>
          <table:table-cell office:value-type="float" office:value="-1312">
            <text:p>-1312</text:p>
          </table:table-cell>
          <table:table-cell office:value-type="float" office:value="64">
            <text:p>64</text:p>
          </table:table-cell>
          <table:table-cell/>
          <table:table-cell office:value-type="float" office:value="400">
            <text:p>400</text:p>
          </table:table-cell>
          <table:table-cell table:formula="of:=[.F5]*(-0.000732421875)" office:value-type="float" office:value="-0.29296875">
            <text:p>-0,2929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41">
            <text:p>1541</text:p>
          </table:table-cell>
          <table:table-cell office:value-type="float" office:value="-1312">
            <text:p>-1312</text:p>
          </table:table-cell>
          <table:table-cell office:value-type="float" office:value="32">
            <text:p>32</text:p>
          </table:table-cell>
          <table:table-cell/>
          <table:table-cell office:value-type="float" office:value="368">
            <text:p>368</text:p>
          </table:table-cell>
          <table:table-cell table:formula="of:=[.F6]*(-0.000732421875)" office:value-type="float" office:value="-0.26953125">
            <text:p>-0,2695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59">
            <text:p>1559</text:p>
          </table:table-cell>
          <table:table-cell office:value-type="float" office:value="-1328">
            <text:p>-1328</text:p>
          </table:table-cell>
          <table:table-cell office:value-type="float" office:value="-32">
            <text:p>-32</text:p>
          </table:table-cell>
          <table:table-cell/>
          <table:table-cell office:value-type="float" office:value="384">
            <text:p>384</text:p>
          </table:table-cell>
          <table:table-cell table:formula="of:=[.F7]*(-0.000732421875)" office:value-type="float" office:value="-0.28125">
            <text:p>-0,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77">
            <text:p>1577</text:p>
          </table:table-cell>
          <table:table-cell office:value-type="float" office:value="-1344">
            <text:p>-1344</text:p>
          </table:table-cell>
          <table:table-cell office:value-type="float" office:value="64">
            <text:p>64</text:p>
          </table:table-cell>
          <table:table-cell/>
          <table:table-cell office:value-type="float" office:value="304">
            <text:p>304</text:p>
          </table:table-cell>
          <table:table-cell table:formula="of:=[.F8]*(-0.000732421875)" office:value-type="float" office:value="-0.22265625">
            <text:p>-0,2226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96">
            <text:p>1596</text:p>
          </table:table-cell>
          <table:table-cell office:value-type="float" office:value="-1360">
            <text:p>-1360</text:p>
          </table:table-cell>
          <table:table-cell office:value-type="float" office:value="48">
            <text:p>48</text:p>
          </table:table-cell>
          <table:table-cell/>
          <table:table-cell office:value-type="float" office:value="336">
            <text:p>336</text:p>
          </table:table-cell>
          <table:table-cell table:formula="of:=[.F9]*(-0.000732421875)" office:value-type="float" office:value="-0.24609375">
            <text:p>-0,246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14">
            <text:p>1614</text:p>
          </table:table-cell>
          <table:table-cell office:value-type="float" office:value="-1232">
            <text:p>-1232</text:p>
          </table:table-cell>
          <table:table-cell office:value-type="float" office:value="64">
            <text:p>64</text:p>
          </table:table-cell>
          <table:table-cell/>
          <table:table-cell office:value-type="float" office:value="320">
            <text:p>320</text:p>
          </table:table-cell>
          <table:table-cell table:formula="of:=[.F10]*(-0.000732421875)" office:value-type="float" office:value="-0.234375">
            <text:p>-0,2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33">
            <text:p>1633</text:p>
          </table:table-cell>
          <table:table-cell office:value-type="float" office:value="-1248">
            <text:p>-1248</text:p>
          </table:table-cell>
          <table:table-cell office:value-type="float" office:value="48">
            <text:p>48</text:p>
          </table:table-cell>
          <table:table-cell/>
          <table:table-cell office:value-type="float" office:value="240">
            <text:p>240</text:p>
          </table:table-cell>
          <table:table-cell table:formula="of:=[.F11]*(-0.000732421875)" office:value-type="float" office:value="-0.17578125">
            <text:p>-0,175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52">
            <text:p>1652</text:p>
          </table:table-cell>
          <table:table-cell office:value-type="float" office:value="-1248">
            <text:p>-1248</text:p>
          </table:table-cell>
          <table:table-cell office:value-type="float" office:value="48">
            <text:p>48</text:p>
          </table:table-cell>
          <table:table-cell/>
          <table:table-cell office:value-type="float" office:value="272">
            <text:p>272</text:p>
          </table:table-cell>
          <table:table-cell table:formula="of:=[.F12]*(-0.000732421875)" office:value-type="float" office:value="-0.19921875">
            <text:p>-0,199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71">
            <text:p>1671</text:p>
          </table:table-cell>
          <table:table-cell office:value-type="float" office:value="-1216">
            <text:p>-1216</text:p>
          </table:table-cell>
          <table:table-cell office:value-type="float" office:value="-16">
            <text:p>-16</text:p>
          </table:table-cell>
          <table:table-cell/>
          <table:table-cell office:value-type="float" office:value="256">
            <text:p>256</text:p>
          </table:table-cell>
          <table:table-cell table:formula="of:=[.F13]*(-0.000732421875)" office:value-type="float" office:value="-0.1875">
            <text:p>-0,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93">
            <text:p>1693</text:p>
          </table:table-cell>
          <table:table-cell office:value-type="float" office:value="-1264">
            <text:p>-1264</text:p>
          </table:table-cell>
          <table:table-cell office:value-type="float" office:value="32">
            <text:p>32</text:p>
          </table:table-cell>
          <table:table-cell/>
          <table:table-cell office:value-type="float" office:value="320">
            <text:p>320</text:p>
          </table:table-cell>
          <table:table-cell table:formula="of:=[.F14]*(-0.000732421875)" office:value-type="float" office:value="-0.234375">
            <text:p>-0,2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13">
            <text:p>1713</text:p>
          </table:table-cell>
          <table:table-cell office:value-type="float" office:value="-1360">
            <text:p>-1360</text:p>
          </table:table-cell>
          <table:table-cell office:value-type="float" office:value="48">
            <text:p>48</text:p>
          </table:table-cell>
          <table:table-cell/>
          <table:table-cell office:value-type="float" office:value="208">
            <text:p>208</text:p>
          </table:table-cell>
          <table:table-cell table:formula="of:=[.F15]*(-0.000732421875)" office:value-type="float" office:value="-0.15234375">
            <text:p>-0,152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31">
            <text:p>1731</text:p>
          </table:table-cell>
          <table:table-cell office:value-type="float" office:value="-1280">
            <text:p>-1280</text:p>
          </table:table-cell>
          <table:table-cell office:value-type="float" office:value="-64">
            <text:p>-64</text:p>
          </table:table-cell>
          <table:table-cell/>
          <table:table-cell office:value-type="float" office:value="256">
            <text:p>256</text:p>
          </table:table-cell>
          <table:table-cell table:formula="of:=[.F16]*(-0.000732421875)" office:value-type="float" office:value="-0.1875">
            <text:p>-0,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51">
            <text:p>1751</text:p>
          </table:table-cell>
          <table:table-cell office:value-type="float" office:value="-1296">
            <text:p>-1296</text:p>
          </table:table-cell>
          <table:table-cell office:value-type="float" office:value="-80">
            <text:p>-80</text:p>
          </table:table-cell>
          <table:table-cell/>
          <table:table-cell office:value-type="float" office:value="256">
            <text:p>256</text:p>
          </table:table-cell>
          <table:table-cell table:formula="of:=[.F17]*(-0.000732421875)" office:value-type="float" office:value="-0.1875">
            <text:p>-0,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69">
            <text:p>1769</text:p>
          </table:table-cell>
          <table:table-cell office:value-type="float" office:value="-1216">
            <text:p>-1216</text:p>
          </table:table-cell>
          <table:table-cell office:value-type="float" office:value="-32">
            <text:p>-32</text:p>
          </table:table-cell>
          <table:table-cell/>
          <table:table-cell office:value-type="float" office:value="288">
            <text:p>288</text:p>
          </table:table-cell>
          <table:table-cell table:formula="of:=[.F18]*(-0.000732421875)" office:value-type="float" office:value="-0.2109375">
            <text:p>-0,21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88">
            <text:p>1788</text:p>
          </table:table-cell>
          <table:table-cell office:value-type="float" office:value="-1168">
            <text:p>-1168</text:p>
          </table:table-cell>
          <table:table-cell office:value-type="float" office:value="-16">
            <text:p>-16</text:p>
          </table:table-cell>
          <table:table-cell/>
          <table:table-cell office:value-type="float" office:value="320">
            <text:p>320</text:p>
          </table:table-cell>
          <table:table-cell table:formula="of:=[.F19]*(-0.000732421875)" office:value-type="float" office:value="-0.234375">
            <text:p>-0,2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07">
            <text:p>1807</text:p>
          </table:table-cell>
          <table:table-cell office:value-type="float" office:value="-1360">
            <text:p>-1360</text:p>
          </table:table-cell>
          <table:table-cell office:value-type="float" office:value="-16">
            <text:p>-16</text:p>
          </table:table-cell>
          <table:table-cell/>
          <table:table-cell office:value-type="float" office:value="400">
            <text:p>400</text:p>
          </table:table-cell>
          <table:table-cell table:formula="of:=[.F20]*(-0.000732421875)" office:value-type="float" office:value="-0.29296875">
            <text:p>-0,2929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45">
            <text:p>1845</text:p>
          </table:table-cell>
          <table:table-cell office:value-type="float" office:value="-1344">
            <text:p>-1344</text:p>
          </table:table-cell>
          <table:table-cell office:value-type="float" office:value="-16">
            <text:p>-16</text:p>
          </table:table-cell>
          <table:table-cell/>
          <table:table-cell office:value-type="float" office:value="304">
            <text:p>304</text:p>
          </table:table-cell>
          <table:table-cell table:formula="of:=[.F21]*(-0.000732421875)" office:value-type="float" office:value="-0.22265625">
            <text:p>-0,222656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66">
            <text:p>1866</text:p>
          </table:table-cell>
          <table:table-cell office:value-type="float" office:value="-1312">
            <text:p>-1312</text:p>
          </table:table-cell>
          <table:table-cell office:value-type="float" office:value="48">
            <text:p>48</text:p>
          </table:table-cell>
          <table:table-cell/>
          <table:table-cell office:value-type="float" office:value="320">
            <text:p>320</text:p>
          </table:table-cell>
          <table:table-cell table:formula="of:=[.F22]*(-0.000732421875)" office:value-type="float" office:value="-0.234375">
            <text:p>-0,2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86">
            <text:p>1886</text:p>
          </table:table-cell>
          <table:table-cell office:value-type="float" office:value="-1296">
            <text:p>-1296</text:p>
          </table:table-cell>
          <table:table-cell office:value-type="float" office:value="-48">
            <text:p>-48</text:p>
          </table:table-cell>
          <table:table-cell/>
          <table:table-cell office:value-type="float" office:value="272">
            <text:p>272</text:p>
          </table:table-cell>
          <table:table-cell table:formula="of:=[.F23]*(-0.000732421875)" office:value-type="float" office:value="-0.19921875">
            <text:p>-0,199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04">
            <text:p>1904</text:p>
          </table:table-cell>
          <table:table-cell office:value-type="float" office:value="-1184">
            <text:p>-1184</text:p>
          </table:table-cell>
          <table:table-cell office:value-type="float" office:value="-80">
            <text:p>-80</text:p>
          </table:table-cell>
          <table:table-cell/>
          <table:table-cell office:value-type="float" office:value="272">
            <text:p>272</text:p>
          </table:table-cell>
          <table:table-cell table:formula="of:=[.F24]*(-0.000732421875)" office:value-type="float" office:value="-0.19921875">
            <text:p>-0,199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47">
            <text:p>1947</text:p>
          </table:table-cell>
          <table:table-cell office:value-type="float" office:value="-1312">
            <text:p>-1312</text:p>
          </table:table-cell>
          <table:table-cell office:value-type="float" office:value="32">
            <text:p>32</text:p>
          </table:table-cell>
          <table:table-cell/>
          <table:table-cell office:value-type="float" office:value="288">
            <text:p>288</text:p>
          </table:table-cell>
          <table:table-cell table:formula="of:=[.F25]*(-0.000732421875)" office:value-type="float" office:value="-0.2109375">
            <text:p>-0,21093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969">
            <text:p>1969</text:p>
          </table:table-cell>
          <table:table-cell office:value-type="float" office:value="-1312">
            <text:p>-1312</text:p>
          </table:table-cell>
          <table:table-cell office:value-type="float" office:value="48">
            <text:p>48</text:p>
          </table:table-cell>
          <table:table-cell/>
          <table:table-cell office:value-type="float" office:value="352">
            <text:p>352</text:p>
          </table:table-cell>
          <table:table-cell table:formula="of:=[.F26]*(-0.000732421875)" office:value-type="float" office:value="-0.2578125">
            <text:p>-0,25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987">
            <text:p>1987</text:p>
          </table:table-cell>
          <table:table-cell office:value-type="float" office:value="-1200">
            <text:p>-1200</text:p>
          </table:table-cell>
          <table:table-cell office:value-type="float" office:value="32">
            <text:p>32</text:p>
          </table:table-cell>
          <table:table-cell/>
          <table:table-cell office:value-type="float" office:value="352">
            <text:p>352</text:p>
          </table:table-cell>
          <table:table-cell table:formula="of:=[.F27]*(-0.000732421875)" office:value-type="float" office:value="-0.2578125">
            <text:p>-0,25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007">
            <text:p>2007</text:p>
          </table:table-cell>
          <table:table-cell office:value-type="float" office:value="-1264">
            <text:p>-1264</text:p>
          </table:table-cell>
          <table:table-cell office:value-type="float" office:value="-32">
            <text:p>-32</text:p>
          </table:table-cell>
          <table:table-cell/>
          <table:table-cell office:value-type="float" office:value="272">
            <text:p>272</text:p>
          </table:table-cell>
          <table:table-cell table:formula="of:=[.F28]*(-0.000732421875)" office:value-type="float" office:value="-0.19921875">
            <text:p>-0,199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025">
            <text:p>2025</text:p>
          </table:table-cell>
          <table:table-cell office:value-type="float" office:value="-1280">
            <text:p>-1280</text:p>
          </table:table-cell>
          <table:table-cell office:value-type="float" office:value="-48">
            <text:p>-48</text:p>
          </table:table-cell>
          <table:table-cell/>
          <table:table-cell office:value-type="float" office:value="288">
            <text:p>288</text:p>
          </table:table-cell>
          <table:table-cell table:formula="of:=[.F29]*(-0.000732421875)" office:value-type="float" office:value="-0.2109375">
            <text:p>-0,21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044">
            <text:p>2044</text:p>
          </table:table-cell>
          <table:table-cell office:value-type="float" office:value="-1312">
            <text:p>-1312</text:p>
          </table:table-cell>
          <table:table-cell office:value-type="float" office:value="-144">
            <text:p>-144</text:p>
          </table:table-cell>
          <table:table-cell/>
          <table:table-cell office:value-type="float" office:value="320">
            <text:p>320</text:p>
          </table:table-cell>
          <table:table-cell table:formula="of:=[.F30]*(-0.000732421875)" office:value-type="float" office:value="-0.234375">
            <text:p>-0,2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68">
            <text:p>2068</text:p>
          </table:table-cell>
          <table:table-cell office:value-type="float" office:value="-1248">
            <text:p>-1248</text:p>
          </table:table-cell>
          <table:table-cell office:value-type="float" office:value="-48">
            <text:p>-48</text:p>
          </table:table-cell>
          <table:table-cell/>
          <table:table-cell office:value-type="float" office:value="320">
            <text:p>320</text:p>
          </table:table-cell>
          <table:table-cell table:formula="of:=[.F31]*(-0.000732421875)" office:value-type="float" office:value="-0.234375">
            <text:p>-0,2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086">
            <text:p>2086</text:p>
          </table:table-cell>
          <table:table-cell office:value-type="float" office:value="-1328">
            <text:p>-1328</text:p>
          </table:table-cell>
          <table:table-cell office:value-type="float" office:value="-48">
            <text:p>-48</text:p>
          </table:table-cell>
          <table:table-cell/>
          <table:table-cell office:value-type="float" office:value="384">
            <text:p>384</text:p>
          </table:table-cell>
          <table:table-cell table:formula="of:=[.F32]*(-0.000732421875)" office:value-type="float" office:value="-0.28125">
            <text:p>-0,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106">
            <text:p>2106</text:p>
          </table:table-cell>
          <table:table-cell office:value-type="float" office:value="-1392">
            <text:p>-1392</text:p>
          </table:table-cell>
          <table:table-cell office:value-type="float" office:value="-32">
            <text:p>-32</text:p>
          </table:table-cell>
          <table:table-cell/>
          <table:table-cell office:value-type="float" office:value="336">
            <text:p>336</text:p>
          </table:table-cell>
          <table:table-cell table:formula="of:=[.F33]*(-0.000732421875)" office:value-type="float" office:value="-0.24609375">
            <text:p>-0,246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124">
            <text:p>2124</text:p>
          </table:table-cell>
          <table:table-cell office:value-type="float" office:value="-1360">
            <text:p>-1360</text:p>
          </table:table-cell>
          <table:table-cell office:value-type="float" office:value="-176">
            <text:p>-176</text:p>
          </table:table-cell>
          <table:table-cell/>
          <table:table-cell office:value-type="float" office:value="256">
            <text:p>256</text:p>
          </table:table-cell>
          <table:table-cell table:formula="of:=[.F34]*(-0.000732421875)" office:value-type="float" office:value="-0.1875">
            <text:p>-0,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144">
            <text:p>2144</text:p>
          </table:table-cell>
          <table:table-cell office:value-type="float" office:value="-1424">
            <text:p>-1424</text:p>
          </table:table-cell>
          <table:table-cell office:value-type="float" office:value="-112">
            <text:p>-112</text:p>
          </table:table-cell>
          <table:table-cell/>
          <table:table-cell office:value-type="float" office:value="64">
            <text:p>64</text:p>
          </table:table-cell>
          <table:table-cell table:formula="of:=[.F35]*(-0.000732421875)" office:value-type="float" office:value="-0.046875">
            <text:p>-0,0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162">
            <text:p>2162</text:p>
          </table:table-cell>
          <table:table-cell office:value-type="float" office:value="-1328">
            <text:p>-1328</text:p>
          </table:table-cell>
          <table:table-cell office:value-type="float" office:value="-640">
            <text:p>-640</text:p>
          </table:table-cell>
          <table:table-cell/>
          <table:table-cell office:value-type="float" office:value="-240">
            <text:p>-240</text:p>
          </table:table-cell>
          <table:table-cell table:formula="of:=[.F36]*(-0.000732421875)" office:value-type="float" office:value="0.17578125">
            <text:p>0,175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182">
            <text:p>2182</text:p>
          </table:table-cell>
          <table:table-cell office:value-type="float" office:value="-1296">
            <text:p>-1296</text:p>
          </table:table-cell>
          <table:table-cell office:value-type="float" office:value="-288">
            <text:p>-288</text:p>
          </table:table-cell>
          <table:table-cell/>
          <table:table-cell office:value-type="float" office:value="496">
            <text:p>496</text:p>
          </table:table-cell>
          <table:table-cell table:formula="of:=[.F37]*(-0.000732421875)" office:value-type="float" office:value="-0.36328125">
            <text:p>-0,363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201">
            <text:p>2201</text:p>
          </table:table-cell>
          <table:table-cell office:value-type="float" office:value="-1168">
            <text:p>-1168</text:p>
          </table:table-cell>
          <table:table-cell office:value-type="float" office:value="224">
            <text:p>224</text:p>
          </table:table-cell>
          <table:table-cell/>
          <table:table-cell office:value-type="float" office:value="608">
            <text:p>608</text:p>
          </table:table-cell>
          <table:table-cell table:formula="of:=[.F38]*(-0.000732421875)" office:value-type="float" office:value="-0.4453125">
            <text:p>-0,445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220">
            <text:p>2220</text:p>
          </table:table-cell>
          <table:table-cell office:value-type="float" office:value="-1152">
            <text:p>-1152</text:p>
          </table:table-cell>
          <table:table-cell office:value-type="float" office:value="48">
            <text:p>48</text:p>
          </table:table-cell>
          <table:table-cell/>
          <table:table-cell office:value-type="float" office:value="560">
            <text:p>560</text:p>
          </table:table-cell>
          <table:table-cell table:formula="of:=[.F39]*(-0.000732421875)" office:value-type="float" office:value="-0.41015625">
            <text:p>-0,410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239">
            <text:p>2239</text:p>
          </table:table-cell>
          <table:table-cell office:value-type="float" office:value="-1328">
            <text:p>-1328</text:p>
          </table:table-cell>
          <table:table-cell office:value-type="float" office:value="-16">
            <text:p>-16</text:p>
          </table:table-cell>
          <table:table-cell/>
          <table:table-cell office:value-type="float" office:value="368">
            <text:p>368</text:p>
          </table:table-cell>
          <table:table-cell table:formula="of:=[.F40]*(-0.000732421875)" office:value-type="float" office:value="-0.26953125">
            <text:p>-0,2695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257">
            <text:p>2257</text:p>
          </table:table-cell>
          <table:table-cell office:value-type="float" office:value="-1376">
            <text:p>-1376</text:p>
          </table:table-cell>
          <table:table-cell office:value-type="float" office:value="-48">
            <text:p>-48</text:p>
          </table:table-cell>
          <table:table-cell/>
          <table:table-cell office:value-type="float" office:value="320">
            <text:p>320</text:p>
          </table:table-cell>
          <table:table-cell table:formula="of:=[.F41]*(-0.000732421875)" office:value-type="float" office:value="-0.234375">
            <text:p>-0,2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277">
            <text:p>2277</text:p>
          </table:table-cell>
          <table:table-cell office:value-type="float" office:value="-1392">
            <text:p>-1392</text:p>
          </table:table-cell>
          <table:table-cell office:value-type="float" office:value="-112">
            <text:p>-112</text:p>
          </table:table-cell>
          <table:table-cell/>
          <table:table-cell office:value-type="float" office:value="224">
            <text:p>224</text:p>
          </table:table-cell>
          <table:table-cell table:formula="of:=[.F42]*(-0.000732421875)" office:value-type="float" office:value="-0.1640625">
            <text:p>-0,16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295">
            <text:p>2295</text:p>
          </table:table-cell>
          <table:table-cell office:value-type="float" office:value="-1296">
            <text:p>-1296</text:p>
          </table:table-cell>
          <table:table-cell office:value-type="float" office:value="-224">
            <text:p>-224</text:p>
          </table:table-cell>
          <table:table-cell/>
          <table:table-cell office:value-type="float" office:value="176">
            <text:p>176</text:p>
          </table:table-cell>
          <table:table-cell table:formula="of:=[.F43]*(-0.000732421875)" office:value-type="float" office:value="-0.12890625">
            <text:p>-0,128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315">
            <text:p>2315</text:p>
          </table:table-cell>
          <table:table-cell office:value-type="float" office:value="-1136">
            <text:p>-1136</text:p>
          </table:table-cell>
          <table:table-cell office:value-type="float" office:value="-240">
            <text:p>-240</text:p>
          </table:table-cell>
          <table:table-cell/>
          <table:table-cell office:value-type="float" office:value="32">
            <text:p>32</text:p>
          </table:table-cell>
          <table:table-cell table:formula="of:=[.F44]*(-0.000732421875)" office:value-type="float" office:value="-0.0234375">
            <text:p>-0,02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333">
            <text:p>2333</text:p>
          </table:table-cell>
          <table:table-cell office:value-type="float" office:value="-1328">
            <text:p>-1328</text:p>
          </table:table-cell>
          <table:table-cell office:value-type="float" office:value="-208">
            <text:p>-208</text:p>
          </table:table-cell>
          <table:table-cell/>
          <table:table-cell office:value-type="float" office:value="160">
            <text:p>160</text:p>
          </table:table-cell>
          <table:table-cell table:formula="of:=[.F45]*(-0.000732421875)" office:value-type="float" office:value="-0.1171875">
            <text:p>-0,117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353">
            <text:p>2353</text:p>
          </table:table-cell>
          <table:table-cell office:value-type="float" office:value="-1552">
            <text:p>-1552</text:p>
          </table:table-cell>
          <table:table-cell office:value-type="float" office:value="0">
            <text:p>0</text:p>
          </table:table-cell>
          <table:table-cell/>
          <table:table-cell office:value-type="float" office:value="256">
            <text:p>256</text:p>
          </table:table-cell>
          <table:table-cell table:formula="of:=[.F46]*(-0.000732421875)" office:value-type="float" office:value="-0.1875">
            <text:p>-0,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371">
            <text:p>2371</text:p>
          </table:table-cell>
          <table:table-cell office:value-type="float" office:value="-1600">
            <text:p>-1600</text:p>
          </table:table-cell>
          <table:table-cell office:value-type="float" office:value="32">
            <text:p>32</text:p>
          </table:table-cell>
          <table:table-cell/>
          <table:table-cell office:value-type="float" office:value="352">
            <text:p>352</text:p>
          </table:table-cell>
          <table:table-cell table:formula="of:=[.F47]*(-0.000732421875)" office:value-type="float" office:value="-0.2578125">
            <text:p>-0,25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395">
            <text:p>2395</text:p>
          </table:table-cell>
          <table:table-cell office:value-type="float" office:value="-1424">
            <text:p>-1424</text:p>
          </table:table-cell>
          <table:table-cell office:value-type="float" office:value="-32">
            <text:p>-32</text:p>
          </table:table-cell>
          <table:table-cell/>
          <table:table-cell office:value-type="float" office:value="304">
            <text:p>304</text:p>
          </table:table-cell>
          <table:table-cell table:formula="of:=[.F48]*(-0.000732421875)" office:value-type="float" office:value="-0.22265625">
            <text:p>-0,2226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451">
            <text:p>2451</text:p>
          </table:table-cell>
          <table:table-cell office:value-type="float" office:value="-1040">
            <text:p>-1040</text:p>
          </table:table-cell>
          <table:table-cell office:value-type="float" office:value="-208">
            <text:p>-208</text:p>
          </table:table-cell>
          <table:table-cell/>
          <table:table-cell office:value-type="float" office:value="64">
            <text:p>64</text:p>
          </table:table-cell>
          <table:table-cell table:formula="of:=[.F49]*(-0.000732421875)" office:value-type="float" office:value="-0.046875">
            <text:p>-0,0468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472">
            <text:p>2472</text:p>
          </table:table-cell>
          <table:table-cell office:value-type="float" office:value="-928">
            <text:p>-928</text:p>
          </table:table-cell>
          <table:table-cell office:value-type="float" office:value="-208">
            <text:p>-208</text:p>
          </table:table-cell>
          <table:table-cell/>
          <table:table-cell office:value-type="float" office:value="192">
            <text:p>192</text:p>
          </table:table-cell>
          <table:table-cell table:formula="of:=[.F50]*(-0.000732421875)" office:value-type="float" office:value="-0.140625">
            <text:p>-0,1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491">
            <text:p>2491</text:p>
          </table:table-cell>
          <table:table-cell office:value-type="float" office:value="-1072">
            <text:p>-1072</text:p>
          </table:table-cell>
          <table:table-cell office:value-type="float" office:value="128">
            <text:p>128</text:p>
          </table:table-cell>
          <table:table-cell/>
          <table:table-cell office:value-type="float" office:value="256">
            <text:p>256</text:p>
          </table:table-cell>
          <table:table-cell table:formula="of:=[.F51]*(-0.000732421875)" office:value-type="float" office:value="-0.1875">
            <text:p>-0,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510">
            <text:p>2510</text:p>
          </table:table-cell>
          <table:table-cell office:value-type="float" office:value="-1296">
            <text:p>-1296</text:p>
          </table:table-cell>
          <table:table-cell office:value-type="float" office:value="-112">
            <text:p>-112</text:p>
          </table:table-cell>
          <table:table-cell/>
          <table:table-cell office:value-type="float" office:value="256">
            <text:p>256</text:p>
          </table:table-cell>
          <table:table-cell table:formula="of:=[.F52]*(-0.000732421875)" office:value-type="float" office:value="-0.1875">
            <text:p>-0,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529">
            <text:p>2529</text:p>
          </table:table-cell>
          <table:table-cell office:value-type="float" office:value="-1424">
            <text:p>-1424</text:p>
          </table:table-cell>
          <table:table-cell office:value-type="float" office:value="-176">
            <text:p>-176</text:p>
          </table:table-cell>
          <table:table-cell/>
          <table:table-cell office:value-type="float" office:value="256">
            <text:p>256</text:p>
          </table:table-cell>
          <table:table-cell table:formula="of:=[.F53]*(-0.000732421875)" office:value-type="float" office:value="-0.1875">
            <text:p>-0,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548">
            <text:p>2548</text:p>
          </table:table-cell>
          <table:table-cell office:value-type="float" office:value="-1280">
            <text:p>-1280</text:p>
          </table:table-cell>
          <table:table-cell office:value-type="float" office:value="-64">
            <text:p>-64</text:p>
          </table:table-cell>
          <table:table-cell/>
          <table:table-cell office:value-type="float" office:value="240">
            <text:p>240</text:p>
          </table:table-cell>
          <table:table-cell table:formula="of:=[.F54]*(-0.000732421875)" office:value-type="float" office:value="-0.17578125">
            <text:p>-0,175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568">
            <text:p>2568</text:p>
          </table:table-cell>
          <table:table-cell office:value-type="float" office:value="-1264">
            <text:p>-1264</text:p>
          </table:table-cell>
          <table:table-cell office:value-type="float" office:value="-160">
            <text:p>-160</text:p>
          </table:table-cell>
          <table:table-cell/>
          <table:table-cell office:value-type="float" office:value="128">
            <text:p>128</text:p>
          </table:table-cell>
          <table:table-cell table:formula="of:=[.F55]*(-0.000732421875)" office:value-type="float" office:value="-0.09375">
            <text:p>-0,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586">
            <text:p>2586</text:p>
          </table:table-cell>
          <table:table-cell office:value-type="float" office:value="-1136">
            <text:p>-1136</text:p>
          </table:table-cell>
          <table:table-cell office:value-type="float" office:value="-176">
            <text:p>-176</text:p>
          </table:table-cell>
          <table:table-cell/>
          <table:table-cell office:value-type="float" office:value="112">
            <text:p>112</text:p>
          </table:table-cell>
          <table:table-cell table:formula="of:=[.F56]*(-0.000732421875)" office:value-type="float" office:value="-0.08203125">
            <text:p>-0,082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606">
            <text:p>2606</text:p>
          </table:table-cell>
          <table:table-cell office:value-type="float" office:value="-1344">
            <text:p>-1344</text:p>
          </table:table-cell>
          <table:table-cell office:value-type="float" office:value="-224">
            <text:p>-224</text:p>
          </table:table-cell>
          <table:table-cell/>
          <table:table-cell office:value-type="float" office:value="96">
            <text:p>96</text:p>
          </table:table-cell>
          <table:table-cell table:formula="of:=[.F57]*(-0.000732421875)" office:value-type="float" office:value="-0.0703125">
            <text:p>-0,07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624">
            <text:p>2624</text:p>
          </table:table-cell>
          <table:table-cell office:value-type="float" office:value="-1616">
            <text:p>-1616</text:p>
          </table:table-cell>
          <table:table-cell office:value-type="float" office:value="-160">
            <text:p>-160</text:p>
          </table:table-cell>
          <table:table-cell/>
          <table:table-cell office:value-type="float" office:value="256">
            <text:p>256</text:p>
          </table:table-cell>
          <table:table-cell table:formula="of:=[.F58]*(-0.000732421875)" office:value-type="float" office:value="-0.1875">
            <text:p>-0,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642">
            <text:p>2642</text:p>
          </table:table-cell>
          <table:table-cell office:value-type="float" office:value="-1616">
            <text:p>-1616</text:p>
          </table:table-cell>
          <table:table-cell office:value-type="float" office:value="-336">
            <text:p>-336</text:p>
          </table:table-cell>
          <table:table-cell/>
          <table:table-cell office:value-type="float" office:value="384">
            <text:p>384</text:p>
          </table:table-cell>
          <table:table-cell table:formula="of:=[.F59]*(-0.000732421875)" office:value-type="float" office:value="-0.28125">
            <text:p>-0,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662">
            <text:p>2662</text:p>
          </table:table-cell>
          <table:table-cell office:value-type="float" office:value="-1360">
            <text:p>-1360</text:p>
          </table:table-cell>
          <table:table-cell office:value-type="float" office:value="-288">
            <text:p>-288</text:p>
          </table:table-cell>
          <table:table-cell/>
          <table:table-cell office:value-type="float" office:value="368">
            <text:p>368</text:p>
          </table:table-cell>
          <table:table-cell table:formula="of:=[.F60]*(-0.000732421875)" office:value-type="float" office:value="-0.26953125">
            <text:p>-0,2695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680">
            <text:p>2680</text:p>
          </table:table-cell>
          <table:table-cell office:value-type="float" office:value="-1232">
            <text:p>-1232</text:p>
          </table:table-cell>
          <table:table-cell office:value-type="float" office:value="-240">
            <text:p>-240</text:p>
          </table:table-cell>
          <table:table-cell/>
          <table:table-cell office:value-type="float" office:value="256">
            <text:p>256</text:p>
          </table:table-cell>
          <table:table-cell table:formula="of:=[.F61]*(-0.000732421875)" office:value-type="float" office:value="-0.1875">
            <text:p>-0,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700">
            <text:p>2700</text:p>
          </table:table-cell>
          <table:table-cell office:value-type="float" office:value="-1184">
            <text:p>-1184</text:p>
          </table:table-cell>
          <table:table-cell office:value-type="float" office:value="-320">
            <text:p>-320</text:p>
          </table:table-cell>
          <table:table-cell/>
          <table:table-cell office:value-type="float" office:value="224">
            <text:p>224</text:p>
          </table:table-cell>
          <table:table-cell table:formula="of:=[.F62]*(-0.000732421875)" office:value-type="float" office:value="-0.1640625">
            <text:p>-0,16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718">
            <text:p>2718</text:p>
          </table:table-cell>
          <table:table-cell office:value-type="float" office:value="-1216">
            <text:p>-1216</text:p>
          </table:table-cell>
          <table:table-cell office:value-type="float" office:value="-192">
            <text:p>-192</text:p>
          </table:table-cell>
          <table:table-cell/>
          <table:table-cell office:value-type="float" office:value="192">
            <text:p>192</text:p>
          </table:table-cell>
          <table:table-cell table:formula="of:=[.F63]*(-0.000732421875)" office:value-type="float" office:value="-0.140625">
            <text:p>-0,1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738">
            <text:p>2738</text:p>
          </table:table-cell>
          <table:table-cell office:value-type="float" office:value="-1232">
            <text:p>-1232</text:p>
          </table:table-cell>
          <table:table-cell office:value-type="float" office:value="-256">
            <text:p>-256</text:p>
          </table:table-cell>
          <table:table-cell/>
          <table:table-cell office:value-type="float" office:value="160">
            <text:p>160</text:p>
          </table:table-cell>
          <table:table-cell table:formula="of:=[.F64]*(-0.000732421875)" office:value-type="float" office:value="-0.1171875">
            <text:p>-0,117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755">
            <text:p>2755</text:p>
          </table:table-cell>
          <table:table-cell office:value-type="float" office:value="-1360">
            <text:p>-1360</text:p>
          </table:table-cell>
          <table:table-cell office:value-type="float" office:value="-128">
            <text:p>-128</text:p>
          </table:table-cell>
          <table:table-cell/>
          <table:table-cell office:value-type="float" office:value="144">
            <text:p>144</text:p>
          </table:table-cell>
          <table:table-cell table:formula="of:=[.F65]*(-0.000732421875)" office:value-type="float" office:value="-0.10546875">
            <text:p>-0,105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774">
            <text:p>2774</text:p>
          </table:table-cell>
          <table:table-cell office:value-type="float" office:value="-1296">
            <text:p>-1296</text:p>
          </table:table-cell>
          <table:table-cell office:value-type="float" office:value="-96">
            <text:p>-96</text:p>
          </table:table-cell>
          <table:table-cell/>
          <table:table-cell office:value-type="float" office:value="176">
            <text:p>176</text:p>
          </table:table-cell>
          <table:table-cell table:formula="of:=[.F66]*(-0.000732421875)" office:value-type="float" office:value="-0.12890625">
            <text:p>-0,128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793">
            <text:p>2793</text:p>
          </table:table-cell>
          <table:table-cell office:value-type="float" office:value="-1232">
            <text:p>-1232</text:p>
          </table:table-cell>
          <table:table-cell office:value-type="float" office:value="-80">
            <text:p>-80</text:p>
          </table:table-cell>
          <table:table-cell/>
          <table:table-cell office:value-type="float" office:value="288">
            <text:p>288</text:p>
          </table:table-cell>
          <table:table-cell table:formula="of:=[.F67]*(-0.000732421875)" office:value-type="float" office:value="-0.2109375">
            <text:p>-0,21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811">
            <text:p>2811</text:p>
          </table:table-cell>
          <table:table-cell office:value-type="float" office:value="-1216">
            <text:p>-1216</text:p>
          </table:table-cell>
          <table:table-cell office:value-type="float" office:value="-192">
            <text:p>-192</text:p>
          </table:table-cell>
          <table:table-cell/>
          <table:table-cell office:value-type="float" office:value="192">
            <text:p>192</text:p>
          </table:table-cell>
          <table:table-cell table:formula="of:=[.F68]*(-0.000732421875)" office:value-type="float" office:value="-0.140625">
            <text:p>-0,1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831">
            <text:p>2831</text:p>
          </table:table-cell>
          <table:table-cell office:value-type="float" office:value="-1248">
            <text:p>-1248</text:p>
          </table:table-cell>
          <table:table-cell office:value-type="float" office:value="-560">
            <text:p>-560</text:p>
          </table:table-cell>
          <table:table-cell/>
          <table:table-cell office:value-type="float" office:value="96">
            <text:p>96</text:p>
          </table:table-cell>
          <table:table-cell table:formula="of:=[.F69]*(-0.000732421875)" office:value-type="float" office:value="-0.0703125">
            <text:p>-0,07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849">
            <text:p>2849</text:p>
          </table:table-cell>
          <table:table-cell office:value-type="float" office:value="-1312">
            <text:p>-1312</text:p>
          </table:table-cell>
          <table:table-cell office:value-type="float" office:value="-336">
            <text:p>-336</text:p>
          </table:table-cell>
          <table:table-cell/>
          <table:table-cell office:value-type="float" office:value="80">
            <text:p>80</text:p>
          </table:table-cell>
          <table:table-cell table:formula="of:=[.F70]*(-0.000732421875)" office:value-type="float" office:value="-0.05859375">
            <text:p>-0,0585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869">
            <text:p>2869</text:p>
          </table:table-cell>
          <table:table-cell office:value-type="float" office:value="-1392">
            <text:p>-1392</text:p>
          </table:table-cell>
          <table:table-cell office:value-type="float" office:value="-304">
            <text:p>-304</text:p>
          </table:table-cell>
          <table:table-cell/>
          <table:table-cell office:value-type="float" office:value="0">
            <text:p>0</text:p>
          </table:table-cell>
          <table:table-cell table:formula="of:=[.F71]*(-0.000732421875)"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911">
            <text:p>2911</text:p>
          </table:table-cell>
          <table:table-cell office:value-type="float" office:value="-1120">
            <text:p>-1120</text:p>
          </table:table-cell>
          <table:table-cell office:value-type="float" office:value="-256">
            <text:p>-256</text:p>
          </table:table-cell>
          <table:table-cell/>
          <table:table-cell office:value-type="float" office:value="128">
            <text:p>128</text:p>
          </table:table-cell>
          <table:table-cell table:formula="of:=[.F72]*(-0.000732421875)" office:value-type="float" office:value="-0.09375">
            <text:p>-0,093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931">
            <text:p>2931</text:p>
          </table:table-cell>
          <table:table-cell office:value-type="float" office:value="-1136">
            <text:p>-1136</text:p>
          </table:table-cell>
          <table:table-cell office:value-type="float" office:value="-224">
            <text:p>-224</text:p>
          </table:table-cell>
          <table:table-cell/>
          <table:table-cell office:value-type="float" office:value="96">
            <text:p>96</text:p>
          </table:table-cell>
          <table:table-cell table:formula="of:=[.F73]*(-0.000732421875)" office:value-type="float" office:value="-0.0703125">
            <text:p>-0,07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951">
            <text:p>2951</text:p>
          </table:table-cell>
          <table:table-cell office:value-type="float" office:value="-1360">
            <text:p>-1360</text:p>
          </table:table-cell>
          <table:table-cell office:value-type="float" office:value="-224">
            <text:p>-224</text:p>
          </table:table-cell>
          <table:table-cell/>
          <table:table-cell office:value-type="float" office:value="112">
            <text:p>112</text:p>
          </table:table-cell>
          <table:table-cell table:formula="of:=[.F74]*(-0.000732421875)" office:value-type="float" office:value="-0.08203125">
            <text:p>-0,082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969">
            <text:p>2969</text:p>
          </table:table-cell>
          <table:table-cell office:value-type="float" office:value="-1408">
            <text:p>-1408</text:p>
          </table:table-cell>
          <table:table-cell office:value-type="float" office:value="-304">
            <text:p>-304</text:p>
          </table:table-cell>
          <table:table-cell/>
          <table:table-cell office:value-type="float" office:value="160">
            <text:p>160</text:p>
          </table:table-cell>
          <table:table-cell table:formula="of:=[.F75]*(-0.000732421875)" office:value-type="float" office:value="-0.1171875">
            <text:p>-0,117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989">
            <text:p>2989</text:p>
          </table:table-cell>
          <table:table-cell office:value-type="float" office:value="-1376">
            <text:p>-1376</text:p>
          </table:table-cell>
          <table:table-cell office:value-type="float" office:value="-144">
            <text:p>-144</text:p>
          </table:table-cell>
          <table:table-cell/>
          <table:table-cell office:value-type="float" office:value="160">
            <text:p>160</text:p>
          </table:table-cell>
          <table:table-cell table:formula="of:=[.F76]*(-0.000732421875)" office:value-type="float" office:value="-0.1171875">
            <text:p>-0,117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3007">
            <text:p>3007</text:p>
          </table:table-cell>
          <table:table-cell office:value-type="float" office:value="-1328">
            <text:p>-1328</text:p>
          </table:table-cell>
          <table:table-cell office:value-type="float" office:value="-240">
            <text:p>-240</text:p>
          </table:table-cell>
          <table:table-cell/>
          <table:table-cell office:value-type="float" office:value="192">
            <text:p>192</text:p>
          </table:table-cell>
          <table:table-cell table:formula="of:=[.F77]*(-0.000732421875)" office:value-type="float" office:value="-0.140625">
            <text:p>-0,1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3026">
            <text:p>3026</text:p>
          </table:table-cell>
          <table:table-cell office:value-type="float" office:value="-1328">
            <text:p>-1328</text:p>
          </table:table-cell>
          <table:table-cell office:value-type="float" office:value="-192">
            <text:p>-192</text:p>
          </table:table-cell>
          <table:table-cell/>
          <table:table-cell office:value-type="float" office:value="128">
            <text:p>128</text:p>
          </table:table-cell>
          <table:table-cell table:formula="of:=[.F78]*(-0.000732421875)" office:value-type="float" office:value="-0.09375">
            <text:p>-0,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3060">
            <text:p>3060</text:p>
          </table:table-cell>
          <table:table-cell office:value-type="float" office:value="-1440">
            <text:p>-1440</text:p>
          </table:table-cell>
          <table:table-cell office:value-type="float" office:value="-240">
            <text:p>-240</text:p>
          </table:table-cell>
          <table:table-cell/>
          <table:table-cell office:value-type="float" office:value="160">
            <text:p>160</text:p>
          </table:table-cell>
          <table:table-cell table:formula="of:=[.F79]*(-0.000732421875)" office:value-type="float" office:value="-0.1171875">
            <text:p>-0,11718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3080">
            <text:p>3080</text:p>
          </table:table-cell>
          <table:table-cell office:value-type="float" office:value="-1424">
            <text:p>-1424</text:p>
          </table:table-cell>
          <table:table-cell office:value-type="float" office:value="-352">
            <text:p>-352</text:p>
          </table:table-cell>
          <table:table-cell/>
          <table:table-cell office:value-type="float" office:value="48">
            <text:p>48</text:p>
          </table:table-cell>
          <table:table-cell table:formula="of:=[.F80]*(-0.000732421875)" office:value-type="float" office:value="-0.03515625">
            <text:p>-0,03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103">
            <text:p>3103</text:p>
          </table:table-cell>
          <table:table-cell office:value-type="float" office:value="-1296">
            <text:p>-1296</text:p>
          </table:table-cell>
          <table:table-cell office:value-type="float" office:value="-288">
            <text:p>-288</text:p>
          </table:table-cell>
          <table:table-cell/>
          <table:table-cell office:value-type="float" office:value="32">
            <text:p>32</text:p>
          </table:table-cell>
          <table:table-cell table:formula="of:=[.F81]*(-0.000732421875)" office:value-type="float" office:value="-0.0234375">
            <text:p>-0,02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3122">
            <text:p>3122</text:p>
          </table:table-cell>
          <table:table-cell office:value-type="float" office:value="-1152">
            <text:p>-1152</text:p>
          </table:table-cell>
          <table:table-cell office:value-type="float" office:value="-240">
            <text:p>-240</text:p>
          </table:table-cell>
          <table:table-cell/>
          <table:table-cell office:value-type="float" office:value="96">
            <text:p>96</text:p>
          </table:table-cell>
          <table:table-cell table:formula="of:=[.F82]*(-0.000732421875)" office:value-type="float" office:value="-0.0703125">
            <text:p>-0,07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3141">
            <text:p>3141</text:p>
          </table:table-cell>
          <table:table-cell office:value-type="float" office:value="-1296">
            <text:p>-1296</text:p>
          </table:table-cell>
          <table:table-cell office:value-type="float" office:value="-176">
            <text:p>-176</text:p>
          </table:table-cell>
          <table:table-cell/>
          <table:table-cell office:value-type="float" office:value="128">
            <text:p>128</text:p>
          </table:table-cell>
          <table:table-cell table:formula="of:=[.F83]*(-0.000732421875)" office:value-type="float" office:value="-0.09375">
            <text:p>-0,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3160">
            <text:p>3160</text:p>
          </table:table-cell>
          <table:table-cell office:value-type="float" office:value="-1360">
            <text:p>-1360</text:p>
          </table:table-cell>
          <table:table-cell office:value-type="float" office:value="-272">
            <text:p>-272</text:p>
          </table:table-cell>
          <table:table-cell/>
          <table:table-cell office:value-type="float" office:value="96">
            <text:p>96</text:p>
          </table:table-cell>
          <table:table-cell table:formula="of:=[.F84]*(-0.000732421875)" office:value-type="float" office:value="-0.0703125">
            <text:p>-0,07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179">
            <text:p>3179</text:p>
          </table:table-cell>
          <table:table-cell office:value-type="float" office:value="-1344">
            <text:p>-1344</text:p>
          </table:table-cell>
          <table:table-cell office:value-type="float" office:value="-272">
            <text:p>-272</text:p>
          </table:table-cell>
          <table:table-cell/>
          <table:table-cell office:value-type="float" office:value="48">
            <text:p>48</text:p>
          </table:table-cell>
          <table:table-cell table:formula="of:=[.F85]*(-0.000732421875)" office:value-type="float" office:value="-0.03515625">
            <text:p>-0,03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197">
            <text:p>3197</text:p>
          </table:table-cell>
          <table:table-cell office:value-type="float" office:value="-1312">
            <text:p>-1312</text:p>
          </table:table-cell>
          <table:table-cell office:value-type="float" office:value="-272">
            <text:p>-272</text:p>
          </table:table-cell>
          <table:table-cell/>
          <table:table-cell office:value-type="float" office:value="96">
            <text:p>96</text:p>
          </table:table-cell>
          <table:table-cell table:formula="of:=[.F86]*(-0.000732421875)" office:value-type="float" office:value="-0.0703125">
            <text:p>-0,07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3217">
            <text:p>3217</text:p>
          </table:table-cell>
          <table:table-cell office:value-type="float" office:value="-1296">
            <text:p>-1296</text:p>
          </table:table-cell>
          <table:table-cell office:value-type="float" office:value="-176">
            <text:p>-176</text:p>
          </table:table-cell>
          <table:table-cell/>
          <table:table-cell office:value-type="float" office:value="128">
            <text:p>128</text:p>
          </table:table-cell>
          <table:table-cell table:formula="of:=[.F87]*(-0.000732421875)" office:value-type="float" office:value="-0.09375">
            <text:p>-0,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236">
            <text:p>3236</text:p>
          </table:table-cell>
          <table:table-cell office:value-type="float" office:value="-1360">
            <text:p>-1360</text:p>
          </table:table-cell>
          <table:table-cell office:value-type="float" office:value="-208">
            <text:p>-208</text:p>
          </table:table-cell>
          <table:table-cell/>
          <table:table-cell office:value-type="float" office:value="112">
            <text:p>112</text:p>
          </table:table-cell>
          <table:table-cell table:formula="of:=[.F88]*(-0.000732421875)" office:value-type="float" office:value="-0.08203125">
            <text:p>-0,082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3255">
            <text:p>3255</text:p>
          </table:table-cell>
          <table:table-cell office:value-type="float" office:value="-1344">
            <text:p>-1344</text:p>
          </table:table-cell>
          <table:table-cell office:value-type="float" office:value="-272">
            <text:p>-272</text:p>
          </table:table-cell>
          <table:table-cell/>
          <table:table-cell office:value-type="float" office:value="80">
            <text:p>80</text:p>
          </table:table-cell>
          <table:table-cell table:formula="of:=[.F89]*(-0.000732421875)" office:value-type="float" office:value="-0.05859375">
            <text:p>-0,0585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3274">
            <text:p>3274</text:p>
          </table:table-cell>
          <table:table-cell office:value-type="float" office:value="-1312">
            <text:p>-1312</text:p>
          </table:table-cell>
          <table:table-cell office:value-type="float" office:value="-192">
            <text:p>-192</text:p>
          </table:table-cell>
          <table:table-cell/>
          <table:table-cell office:value-type="float" office:value="96">
            <text:p>96</text:p>
          </table:table-cell>
          <table:table-cell table:formula="of:=[.F90]*(-0.000732421875)" office:value-type="float" office:value="-0.0703125">
            <text:p>-0,07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293">
            <text:p>3293</text:p>
          </table:table-cell>
          <table:table-cell office:value-type="float" office:value="-1360">
            <text:p>-1360</text:p>
          </table:table-cell>
          <table:table-cell office:value-type="float" office:value="-160">
            <text:p>-160</text:p>
          </table:table-cell>
          <table:table-cell/>
          <table:table-cell office:value-type="float" office:value="96">
            <text:p>96</text:p>
          </table:table-cell>
          <table:table-cell table:formula="of:=[.F91]*(-0.000732421875)" office:value-type="float" office:value="-0.0703125">
            <text:p>-0,07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3312">
            <text:p>3312</text:p>
          </table:table-cell>
          <table:table-cell office:value-type="float" office:value="-1360">
            <text:p>-1360</text:p>
          </table:table-cell>
          <table:table-cell office:value-type="float" office:value="-160">
            <text:p>-160</text:p>
          </table:table-cell>
          <table:table-cell/>
          <table:table-cell office:value-type="float" office:value="64">
            <text:p>64</text:p>
          </table:table-cell>
          <table:table-cell table:formula="of:=[.F92]*(-0.000732421875)" office:value-type="float" office:value="-0.046875">
            <text:p>-0,0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3331">
            <text:p>3331</text:p>
          </table:table-cell>
          <table:table-cell office:value-type="float" office:value="-1424">
            <text:p>-1424</text:p>
          </table:table-cell>
          <table:table-cell office:value-type="float" office:value="-240">
            <text:p>-240</text:p>
          </table:table-cell>
          <table:table-cell/>
          <table:table-cell office:value-type="float" office:value="-16">
            <text:p>-16</text:p>
          </table:table-cell>
          <table:table-cell table:formula="of:=[.F93]*(-0.000732421875)" office:value-type="float" office:value="0.01171875">
            <text:p>0,0117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350">
            <text:p>3350</text:p>
          </table:table-cell>
          <table:table-cell office:value-type="float" office:value="-1536">
            <text:p>-1536</text:p>
          </table:table-cell>
          <table:table-cell office:value-type="float" office:value="-208">
            <text:p>-208</text:p>
          </table:table-cell>
          <table:table-cell/>
          <table:table-cell office:value-type="float" office:value="80">
            <text:p>80</text:p>
          </table:table-cell>
          <table:table-cell table:formula="of:=[.F94]*(-0.000732421875)" office:value-type="float" office:value="-0.05859375">
            <text:p>-0,0585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368">
            <text:p>3368</text:p>
          </table:table-cell>
          <table:table-cell office:value-type="float" office:value="-1616">
            <text:p>-1616</text:p>
          </table:table-cell>
          <table:table-cell office:value-type="float" office:value="-208">
            <text:p>-208</text:p>
          </table:table-cell>
          <table:table-cell/>
          <table:table-cell office:value-type="float" office:value="128">
            <text:p>128</text:p>
          </table:table-cell>
          <table:table-cell table:formula="of:=[.F95]*(-0.000732421875)" office:value-type="float" office:value="-0.09375">
            <text:p>-0,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3412">
            <text:p>3412</text:p>
          </table:table-cell>
          <table:table-cell office:value-type="float" office:value="-1504">
            <text:p>-1504</text:p>
          </table:table-cell>
          <table:table-cell office:value-type="float" office:value="-288">
            <text:p>-288</text:p>
          </table:table-cell>
          <table:table-cell/>
          <table:table-cell office:value-type="float" office:value="-112">
            <text:p>-112</text:p>
          </table:table-cell>
          <table:table-cell table:formula="of:=[.F96]*(-0.000732421875)" office:value-type="float" office:value="0.08203125">
            <text:p>0,082031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3432">
            <text:p>3432</text:p>
          </table:table-cell>
          <table:table-cell office:value-type="float" office:value="-1488">
            <text:p>-1488</text:p>
          </table:table-cell>
          <table:table-cell office:value-type="float" office:value="-336">
            <text:p>-336</text:p>
          </table:table-cell>
          <table:table-cell/>
          <table:table-cell office:value-type="float" office:value="-80">
            <text:p>-80</text:p>
          </table:table-cell>
          <table:table-cell table:formula="of:=[.F97]*(-0.000732421875)" office:value-type="float" office:value="0.05859375">
            <text:p>0,0585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3456">
            <text:p>3456</text:p>
          </table:table-cell>
          <table:table-cell office:value-type="float" office:value="-1568">
            <text:p>-1568</text:p>
          </table:table-cell>
          <table:table-cell office:value-type="float" office:value="-192">
            <text:p>-192</text:p>
          </table:table-cell>
          <table:table-cell/>
          <table:table-cell office:value-type="float" office:value="-144">
            <text:p>-144</text:p>
          </table:table-cell>
          <table:table-cell table:formula="of:=[.F98]*(-0.000732421875)" office:value-type="float" office:value="0.10546875">
            <text:p>0,105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3475">
            <text:p>3475</text:p>
          </table:table-cell>
          <table:table-cell office:value-type="float" office:value="-1552">
            <text:p>-1552</text:p>
          </table:table-cell>
          <table:table-cell office:value-type="float" office:value="-272">
            <text:p>-272</text:p>
          </table:table-cell>
          <table:table-cell/>
          <table:table-cell office:value-type="float" office:value="-128">
            <text:p>-128</text:p>
          </table:table-cell>
          <table:table-cell table:formula="of:=[.F99]*(-0.000732421875)" office:value-type="float" office:value="0.09375">
            <text:p>0,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493">
            <text:p>3493</text:p>
          </table:table-cell>
          <table:table-cell office:value-type="float" office:value="-1632">
            <text:p>-1632</text:p>
          </table:table-cell>
          <table:table-cell office:value-type="float" office:value="-192">
            <text:p>-192</text:p>
          </table:table-cell>
          <table:table-cell/>
          <table:table-cell office:value-type="float" office:value="-128">
            <text:p>-128</text:p>
          </table:table-cell>
          <table:table-cell table:formula="of:=[.F100]*(-0.000732421875)" office:value-type="float" office:value="0.09375">
            <text:p>0,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513">
            <text:p>3513</text:p>
          </table:table-cell>
          <table:table-cell office:value-type="float" office:value="-1488">
            <text:p>-1488</text:p>
          </table:table-cell>
          <table:table-cell office:value-type="float" office:value="-208">
            <text:p>-208</text:p>
          </table:table-cell>
          <table:table-cell/>
          <table:table-cell office:value-type="float" office:value="-128">
            <text:p>-128</text:p>
          </table:table-cell>
          <table:table-cell table:formula="of:=[.F101]*(-0.000732421875)" office:value-type="float" office:value="0.09375">
            <text:p>0,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3532">
            <text:p>3532</text:p>
          </table:table-cell>
          <table:table-cell office:value-type="float" office:value="-1392">
            <text:p>-1392</text:p>
          </table:table-cell>
          <table:table-cell office:value-type="float" office:value="-160">
            <text:p>-160</text:p>
          </table:table-cell>
          <table:table-cell/>
          <table:table-cell office:value-type="float" office:value="-208">
            <text:p>-208</text:p>
          </table:table-cell>
          <table:table-cell table:formula="of:=[.F102]*(-0.000732421875)" office:value-type="float" office:value="0.15234375">
            <text:p>0,152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3552">
            <text:p>3552</text:p>
          </table:table-cell>
          <table:table-cell office:value-type="float" office:value="-1056">
            <text:p>-1056</text:p>
          </table:table-cell>
          <table:table-cell office:value-type="float" office:value="-208">
            <text:p>-208</text:p>
          </table:table-cell>
          <table:table-cell/>
          <table:table-cell office:value-type="float" office:value="-192">
            <text:p>-192</text:p>
          </table:table-cell>
          <table:table-cell table:formula="of:=[.F103]*(-0.000732421875)" office:value-type="float" office:value="0.140625">
            <text:p>0,1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3570">
            <text:p>3570</text:p>
          </table:table-cell>
          <table:table-cell office:value-type="float" office:value="-880">
            <text:p>-880</text:p>
          </table:table-cell>
          <table:table-cell office:value-type="float" office:value="-336">
            <text:p>-336</text:p>
          </table:table-cell>
          <table:table-cell/>
          <table:table-cell office:value-type="float" office:value="-304">
            <text:p>-304</text:p>
          </table:table-cell>
          <table:table-cell table:formula="of:=[.F104]*(-0.000732421875)" office:value-type="float" office:value="0.22265625">
            <text:p>0,2226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3590">
            <text:p>3590</text:p>
          </table:table-cell>
          <table:table-cell office:value-type="float" office:value="-1040">
            <text:p>-1040</text:p>
          </table:table-cell>
          <table:table-cell office:value-type="float" office:value="-112">
            <text:p>-112</text:p>
          </table:table-cell>
          <table:table-cell/>
          <table:table-cell office:value-type="float" office:value="-320">
            <text:p>-320</text:p>
          </table:table-cell>
          <table:table-cell table:formula="of:=[.F105]*(-0.000732421875)" office:value-type="float" office:value="0.234375">
            <text:p>0,2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3609">
            <text:p>3609</text:p>
          </table:table-cell>
          <table:table-cell office:value-type="float" office:value="-1328">
            <text:p>-1328</text:p>
          </table:table-cell>
          <table:table-cell office:value-type="float" office:value="-48">
            <text:p>-48</text:p>
          </table:table-cell>
          <table:table-cell/>
          <table:table-cell office:value-type="float" office:value="-304">
            <text:p>-304</text:p>
          </table:table-cell>
          <table:table-cell table:formula="of:=[.F106]*(-0.000732421875)" office:value-type="float" office:value="0.22265625">
            <text:p>0,2226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3641">
            <text:p>3641</text:p>
          </table:table-cell>
          <table:table-cell office:value-type="float" office:value="-1504">
            <text:p>-1504</text:p>
          </table:table-cell>
          <table:table-cell office:value-type="float" office:value="-32">
            <text:p>-32</text:p>
          </table:table-cell>
          <table:table-cell/>
          <table:table-cell office:value-type="float" office:value="-304">
            <text:p>-304</text:p>
          </table:table-cell>
          <table:table-cell table:formula="of:=[.F107]*(-0.000732421875)" office:value-type="float" office:value="0.22265625">
            <text:p>0,2226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3662">
            <text:p>3662</text:p>
          </table:table-cell>
          <table:table-cell office:value-type="float" office:value="-1168">
            <text:p>-1168</text:p>
          </table:table-cell>
          <table:table-cell office:value-type="float" office:value="-208">
            <text:p>-208</text:p>
          </table:table-cell>
          <table:table-cell/>
          <table:table-cell office:value-type="float" office:value="-336">
            <text:p>-336</text:p>
          </table:table-cell>
          <table:table-cell table:formula="of:=[.F108]*(-0.000732421875)" office:value-type="float" office:value="0.24609375">
            <text:p>0,246093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3681">
            <text:p>3681</text:p>
          </table:table-cell>
          <table:table-cell office:value-type="float" office:value="-1152">
            <text:p>-1152</text:p>
          </table:table-cell>
          <table:table-cell office:value-type="float" office:value="-320">
            <text:p>-320</text:p>
          </table:table-cell>
          <table:table-cell/>
          <table:table-cell office:value-type="float" office:value="-384">
            <text:p>-384</text:p>
          </table:table-cell>
          <table:table-cell table:formula="of:=[.F109]*(-0.000732421875)" office:value-type="float" office:value="0.28125">
            <text:p>0,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3700">
            <text:p>3700</text:p>
          </table:table-cell>
          <table:table-cell office:value-type="float" office:value="-1296">
            <text:p>-1296</text:p>
          </table:table-cell>
          <table:table-cell office:value-type="float" office:value="-288">
            <text:p>-288</text:p>
          </table:table-cell>
          <table:table-cell/>
          <table:table-cell office:value-type="float" office:value="-448">
            <text:p>-448</text:p>
          </table:table-cell>
          <table:table-cell table:formula="of:=[.F110]*(-0.000732421875)" office:value-type="float" office:value="0.328125">
            <text:p>0,3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3720">
            <text:p>3720</text:p>
          </table:table-cell>
          <table:table-cell office:value-type="float" office:value="-1280">
            <text:p>-1280</text:p>
          </table:table-cell>
          <table:table-cell office:value-type="float" office:value="-160">
            <text:p>-160</text:p>
          </table:table-cell>
          <table:table-cell/>
          <table:table-cell office:value-type="float" office:value="-464">
            <text:p>-464</text:p>
          </table:table-cell>
          <table:table-cell table:formula="of:=[.F111]*(-0.000732421875)" office:value-type="float" office:value="0.33984375">
            <text:p>0,339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3738">
            <text:p>3738</text:p>
          </table:table-cell>
          <table:table-cell office:value-type="float" office:value="-1296">
            <text:p>-1296</text:p>
          </table:table-cell>
          <table:table-cell office:value-type="float" office:value="-48">
            <text:p>-48</text:p>
          </table:table-cell>
          <table:table-cell/>
          <table:table-cell office:value-type="float" office:value="-592">
            <text:p>-592</text:p>
          </table:table-cell>
          <table:table-cell table:formula="of:=[.F112]*(-0.000732421875)" office:value-type="float" office:value="0.43359375">
            <text:p>0,4335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3758">
            <text:p>3758</text:p>
          </table:table-cell>
          <table:table-cell office:value-type="float" office:value="-1296">
            <text:p>-1296</text:p>
          </table:table-cell>
          <table:table-cell office:value-type="float" office:value="-32">
            <text:p>-32</text:p>
          </table:table-cell>
          <table:table-cell/>
          <table:table-cell office:value-type="float" office:value="-512">
            <text:p>-512</text:p>
          </table:table-cell>
          <table:table-cell table:formula="of:=[.F113]*(-0.000732421875)" office:value-type="float" office:value="0.375">
            <text:p>0,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3781">
            <text:p>3781</text:p>
          </table:table-cell>
          <table:table-cell office:value-type="float" office:value="-1312">
            <text:p>-1312</text:p>
          </table:table-cell>
          <table:table-cell office:value-type="float" office:value="-112">
            <text:p>-112</text:p>
          </table:table-cell>
          <table:table-cell/>
          <table:table-cell office:value-type="float" office:value="-512">
            <text:p>-512</text:p>
          </table:table-cell>
          <table:table-cell table:formula="of:=[.F114]*(-0.000732421875)" office:value-type="float" office:value="0.375">
            <text:p>0,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3801">
            <text:p>3801</text:p>
          </table:table-cell>
          <table:table-cell office:value-type="float" office:value="-1312">
            <text:p>-1312</text:p>
          </table:table-cell>
          <table:table-cell office:value-type="float" office:value="-128">
            <text:p>-128</text:p>
          </table:table-cell>
          <table:table-cell/>
          <table:table-cell office:value-type="float" office:value="-512">
            <text:p>-512</text:p>
          </table:table-cell>
          <table:table-cell table:formula="of:=[.F115]*(-0.000732421875)" office:value-type="float" office:value="0.375">
            <text:p>0,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3819">
            <text:p>3819</text:p>
          </table:table-cell>
          <table:table-cell office:value-type="float" office:value="-1280">
            <text:p>-1280</text:p>
          </table:table-cell>
          <table:table-cell office:value-type="float" office:value="-96">
            <text:p>-96</text:p>
          </table:table-cell>
          <table:table-cell/>
          <table:table-cell office:value-type="float" office:value="-496">
            <text:p>-496</text:p>
          </table:table-cell>
          <table:table-cell table:formula="of:=[.F116]*(-0.000732421875)" office:value-type="float" office:value="0.36328125">
            <text:p>0,363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3838">
            <text:p>3838</text:p>
          </table:table-cell>
          <table:table-cell office:value-type="float" office:value="-1312">
            <text:p>-1312</text:p>
          </table:table-cell>
          <table:table-cell office:value-type="float" office:value="0">
            <text:p>0</text:p>
          </table:table-cell>
          <table:table-cell/>
          <table:table-cell office:value-type="float" office:value="-496">
            <text:p>-496</text:p>
          </table:table-cell>
          <table:table-cell table:formula="of:=[.F117]*(-0.000732421875)" office:value-type="float" office:value="0.36328125">
            <text:p>0,363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3857">
            <text:p>3857</text:p>
          </table:table-cell>
          <table:table-cell office:value-type="float" office:value="-1328">
            <text:p>-1328</text:p>
          </table:table-cell>
          <table:table-cell office:value-type="float" office:value="-128">
            <text:p>-128</text:p>
          </table:table-cell>
          <table:table-cell/>
          <table:table-cell office:value-type="float" office:value="-448">
            <text:p>-448</text:p>
          </table:table-cell>
          <table:table-cell table:formula="of:=[.F118]*(-0.000732421875)" office:value-type="float" office:value="0.328125">
            <text:p>0,3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3899">
            <text:p>3899</text:p>
          </table:table-cell>
          <table:table-cell office:value-type="float" office:value="-1360">
            <text:p>-1360</text:p>
          </table:table-cell>
          <table:table-cell office:value-type="float" office:value="-256">
            <text:p>-256</text:p>
          </table:table-cell>
          <table:table-cell/>
          <table:table-cell office:value-type="float" office:value="-544">
            <text:p>-544</text:p>
          </table:table-cell>
          <table:table-cell table:formula="of:=[.F119]*(-0.000732421875)" office:value-type="float" office:value="0.3984375">
            <text:p>0,39843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3921">
            <text:p>3921</text:p>
          </table:table-cell>
          <table:table-cell office:value-type="float" office:value="-1296">
            <text:p>-1296</text:p>
          </table:table-cell>
          <table:table-cell office:value-type="float" office:value="-288">
            <text:p>-288</text:p>
          </table:table-cell>
          <table:table-cell/>
          <table:table-cell office:value-type="float" office:value="-624">
            <text:p>-624</text:p>
          </table:table-cell>
          <table:table-cell table:formula="of:=[.F120]*(-0.000732421875)" office:value-type="float" office:value="0.45703125">
            <text:p>0,457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940">
            <text:p>3940</text:p>
          </table:table-cell>
          <table:table-cell office:value-type="float" office:value="-1200">
            <text:p>-1200</text:p>
          </table:table-cell>
          <table:table-cell office:value-type="float" office:value="-304">
            <text:p>-304</text:p>
          </table:table-cell>
          <table:table-cell/>
          <table:table-cell office:value-type="float" office:value="-608">
            <text:p>-608</text:p>
          </table:table-cell>
          <table:table-cell table:formula="of:=[.F121]*(-0.000732421875)" office:value-type="float" office:value="0.4453125">
            <text:p>0,445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3959">
            <text:p>3959</text:p>
          </table:table-cell>
          <table:table-cell office:value-type="float" office:value="-1152">
            <text:p>-1152</text:p>
          </table:table-cell>
          <table:table-cell office:value-type="float" office:value="-256">
            <text:p>-256</text:p>
          </table:table-cell>
          <table:table-cell/>
          <table:table-cell office:value-type="float" office:value="-544">
            <text:p>-544</text:p>
          </table:table-cell>
          <table:table-cell table:formula="of:=[.F122]*(-0.000732421875)" office:value-type="float" office:value="0.3984375">
            <text:p>0,39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3979">
            <text:p>3979</text:p>
          </table:table-cell>
          <table:table-cell office:value-type="float" office:value="-1216">
            <text:p>-1216</text:p>
          </table:table-cell>
          <table:table-cell office:value-type="float" office:value="-192">
            <text:p>-192</text:p>
          </table:table-cell>
          <table:table-cell/>
          <table:table-cell office:value-type="float" office:value="-576">
            <text:p>-576</text:p>
          </table:table-cell>
          <table:table-cell table:formula="of:=[.F123]*(-0.000732421875)" office:value-type="float" office:value="0.421875">
            <text:p>0,4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3997">
            <text:p>3997</text:p>
          </table:table-cell>
          <table:table-cell office:value-type="float" office:value="-1312">
            <text:p>-1312</text:p>
          </table:table-cell>
          <table:table-cell office:value-type="float" office:value="-320">
            <text:p>-320</text:p>
          </table:table-cell>
          <table:table-cell/>
          <table:table-cell office:value-type="float" office:value="-672">
            <text:p>-672</text:p>
          </table:table-cell>
          <table:table-cell table:formula="of:=[.F124]*(-0.000732421875)" office:value-type="float" office:value="0.4921875">
            <text:p>0,49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4017">
            <text:p>4017</text:p>
          </table:table-cell>
          <table:table-cell office:value-type="float" office:value="-1280">
            <text:p>-1280</text:p>
          </table:table-cell>
          <table:table-cell office:value-type="float" office:value="-448">
            <text:p>-448</text:p>
          </table:table-cell>
          <table:table-cell/>
          <table:table-cell office:value-type="float" office:value="-608">
            <text:p>-608</text:p>
          </table:table-cell>
          <table:table-cell table:formula="of:=[.F125]*(-0.000732421875)" office:value-type="float" office:value="0.4453125">
            <text:p>0,445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4036">
            <text:p>4036</text:p>
          </table:table-cell>
          <table:table-cell office:value-type="float" office:value="-1232">
            <text:p>-1232</text:p>
          </table:table-cell>
          <table:table-cell office:value-type="float" office:value="-464">
            <text:p>-464</text:p>
          </table:table-cell>
          <table:table-cell/>
          <table:table-cell office:value-type="float" office:value="-576">
            <text:p>-576</text:p>
          </table:table-cell>
          <table:table-cell table:formula="of:=[.F126]*(-0.000732421875)" office:value-type="float" office:value="0.421875">
            <text:p>0,4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4056">
            <text:p>4056</text:p>
          </table:table-cell>
          <table:table-cell office:value-type="float" office:value="-1200">
            <text:p>-1200</text:p>
          </table:table-cell>
          <table:table-cell office:value-type="float" office:value="-368">
            <text:p>-368</text:p>
          </table:table-cell>
          <table:table-cell/>
          <table:table-cell office:value-type="float" office:value="-576">
            <text:p>-576</text:p>
          </table:table-cell>
          <table:table-cell table:formula="of:=[.F127]*(-0.000732421875)" office:value-type="float" office:value="0.421875">
            <text:p>0,4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4074">
            <text:p>4074</text:p>
          </table:table-cell>
          <table:table-cell office:value-type="float" office:value="-1184">
            <text:p>-1184</text:p>
          </table:table-cell>
          <table:table-cell office:value-type="float" office:value="-192">
            <text:p>-192</text:p>
          </table:table-cell>
          <table:table-cell/>
          <table:table-cell office:value-type="float" office:value="-608">
            <text:p>-608</text:p>
          </table:table-cell>
          <table:table-cell table:formula="of:=[.F128]*(-0.000732421875)" office:value-type="float" office:value="0.4453125">
            <text:p>0,445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4093">
            <text:p>4093</text:p>
          </table:table-cell>
          <table:table-cell office:value-type="float" office:value="-1200">
            <text:p>-1200</text:p>
          </table:table-cell>
          <table:table-cell office:value-type="float" office:value="-288">
            <text:p>-288</text:p>
          </table:table-cell>
          <table:table-cell/>
          <table:table-cell office:value-type="float" office:value="-592">
            <text:p>-592</text:p>
          </table:table-cell>
          <table:table-cell table:formula="of:=[.F129]*(-0.000732421875)" office:value-type="float" office:value="0.43359375">
            <text:p>0,4335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4111">
            <text:p>4111</text:p>
          </table:table-cell>
          <table:table-cell office:value-type="float" office:value="-1120">
            <text:p>-1120</text:p>
          </table:table-cell>
          <table:table-cell office:value-type="float" office:value="-320">
            <text:p>-320</text:p>
          </table:table-cell>
          <table:table-cell/>
          <table:table-cell office:value-type="float" office:value="-704">
            <text:p>-704</text:p>
          </table:table-cell>
          <table:table-cell table:formula="of:=[.F130]*(-0.000732421875)" office:value-type="float" office:value="0.515625">
            <text:p>0,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4130">
            <text:p>4130</text:p>
          </table:table-cell>
          <table:table-cell office:value-type="float" office:value="-464">
            <text:p>-464</text:p>
          </table:table-cell>
          <table:table-cell office:value-type="float" office:value="-576">
            <text:p>-576</text:p>
          </table:table-cell>
          <table:table-cell/>
          <table:table-cell office:value-type="float" office:value="-752">
            <text:p>-752</text:p>
          </table:table-cell>
          <table:table-cell table:formula="of:=[.F131]*(-0.000732421875)" office:value-type="float" office:value="0.55078125">
            <text:p>0,550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4149">
            <text:p>4149</text:p>
          </table:table-cell>
          <table:table-cell office:value-type="float" office:value="-752">
            <text:p>-752</text:p>
          </table:table-cell>
          <table:table-cell office:value-type="float" office:value="-784">
            <text:p>-784</text:p>
          </table:table-cell>
          <table:table-cell/>
          <table:table-cell office:value-type="float" office:value="-448">
            <text:p>-448</text:p>
          </table:table-cell>
          <table:table-cell table:formula="of:=[.F132]*(-0.000732421875)" office:value-type="float" office:value="0.328125">
            <text:p>0,3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4168">
            <text:p>4168</text:p>
          </table:table-cell>
          <table:table-cell office:value-type="float" office:value="-1536">
            <text:p>-1536</text:p>
          </table:table-cell>
          <table:table-cell office:value-type="float" office:value="-1376">
            <text:p>-1376</text:p>
          </table:table-cell>
          <table:table-cell/>
          <table:table-cell office:value-type="float" office:value="-464">
            <text:p>-464</text:p>
          </table:table-cell>
          <table:table-cell table:formula="of:=[.F133]*(-0.000732421875)" office:value-type="float" office:value="0.33984375">
            <text:p>0,339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4188">
            <text:p>4188</text:p>
          </table:table-cell>
          <table:table-cell office:value-type="float" office:value="-1984">
            <text:p>-1984</text:p>
          </table:table-cell>
          <table:table-cell office:value-type="float" office:value="-592">
            <text:p>-592</text:p>
          </table:table-cell>
          <table:table-cell/>
          <table:table-cell office:value-type="float" office:value="-640">
            <text:p>-640</text:p>
          </table:table-cell>
          <table:table-cell table:formula="of:=[.F134]*(-0.000732421875)" office:value-type="float" office:value="0.46875">
            <text:p>0,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4207">
            <text:p>4207</text:p>
          </table:table-cell>
          <table:table-cell office:value-type="float" office:value="-1536">
            <text:p>-1536</text:p>
          </table:table-cell>
          <table:table-cell office:value-type="float" office:value="-512">
            <text:p>-512</text:p>
          </table:table-cell>
          <table:table-cell/>
          <table:table-cell office:value-type="float" office:value="-480">
            <text:p>-480</text:p>
          </table:table-cell>
          <table:table-cell table:formula="of:=[.F135]*(-0.000732421875)" office:value-type="float" office:value="0.3515625">
            <text:p>0,3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4238">
            <text:p>4238</text:p>
          </table:table-cell>
          <table:table-cell office:value-type="float" office:value="-1008">
            <text:p>-1008</text:p>
          </table:table-cell>
          <table:table-cell office:value-type="float" office:value="-272">
            <text:p>-272</text:p>
          </table:table-cell>
          <table:table-cell/>
          <table:table-cell office:value-type="float" office:value="-608">
            <text:p>-608</text:p>
          </table:table-cell>
          <table:table-cell table:formula="of:=[.F136]*(-0.000732421875)" office:value-type="float" office:value="0.4453125">
            <text:p>0,44531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4260">
            <text:p>4260</text:p>
          </table:table-cell>
          <table:table-cell office:value-type="float" office:value="-864">
            <text:p>-864</text:p>
          </table:table-cell>
          <table:table-cell office:value-type="float" office:value="-192">
            <text:p>-192</text:p>
          </table:table-cell>
          <table:table-cell/>
          <table:table-cell office:value-type="float" office:value="-720">
            <text:p>-720</text:p>
          </table:table-cell>
          <table:table-cell table:formula="of:=[.F137]*(-0.000732421875)" office:value-type="float" office:value="0.52734375">
            <text:p>0,527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4279">
            <text:p>4279</text:p>
          </table:table-cell>
          <table:table-cell office:value-type="float" office:value="-1040">
            <text:p>-1040</text:p>
          </table:table-cell>
          <table:table-cell office:value-type="float" office:value="-16">
            <text:p>-16</text:p>
          </table:table-cell>
          <table:table-cell/>
          <table:table-cell office:value-type="float" office:value="-688">
            <text:p>-688</text:p>
          </table:table-cell>
          <table:table-cell table:formula="of:=[.F138]*(-0.000732421875)" office:value-type="float" office:value="0.50390625">
            <text:p>0,503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4298">
            <text:p>4298</text:p>
          </table:table-cell>
          <table:table-cell office:value-type="float" office:value="-1760">
            <text:p>-1760</text:p>
          </table:table-cell>
          <table:table-cell office:value-type="float" office:value="-352">
            <text:p>-352</text:p>
          </table:table-cell>
          <table:table-cell/>
          <table:table-cell office:value-type="float" office:value="-640">
            <text:p>-640</text:p>
          </table:table-cell>
          <table:table-cell table:formula="of:=[.F139]*(-0.000732421875)" office:value-type="float" office:value="0.46875">
            <text:p>0,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4318">
            <text:p>4318</text:p>
          </table:table-cell>
          <table:table-cell office:value-type="float" office:value="-1712">
            <text:p>-1712</text:p>
          </table:table-cell>
          <table:table-cell office:value-type="float" office:value="-368">
            <text:p>-368</text:p>
          </table:table-cell>
          <table:table-cell/>
          <table:table-cell office:value-type="float" office:value="-480">
            <text:p>-480</text:p>
          </table:table-cell>
          <table:table-cell table:formula="of:=[.F140]*(-0.000732421875)" office:value-type="float" office:value="0.3515625">
            <text:p>0,3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336">
            <text:p>4336</text:p>
          </table:table-cell>
          <table:table-cell office:value-type="float" office:value="-1312">
            <text:p>-1312</text:p>
          </table:table-cell>
          <table:table-cell office:value-type="float" office:value="-400">
            <text:p>-400</text:p>
          </table:table-cell>
          <table:table-cell/>
          <table:table-cell office:value-type="float" office:value="-592">
            <text:p>-592</text:p>
          </table:table-cell>
          <table:table-cell table:formula="of:=[.F141]*(-0.000732421875)" office:value-type="float" office:value="0.43359375">
            <text:p>0,4335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4356">
            <text:p>4356</text:p>
          </table:table-cell>
          <table:table-cell office:value-type="float" office:value="-992">
            <text:p>-992</text:p>
          </table:table-cell>
          <table:table-cell office:value-type="float" office:value="-272">
            <text:p>-272</text:p>
          </table:table-cell>
          <table:table-cell/>
          <table:table-cell office:value-type="float" office:value="-544">
            <text:p>-544</text:p>
          </table:table-cell>
          <table:table-cell table:formula="of:=[.F142]*(-0.000732421875)" office:value-type="float" office:value="0.3984375">
            <text:p>0,39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4401">
            <text:p>4401</text:p>
          </table:table-cell>
          <table:table-cell office:value-type="float" office:value="-1312">
            <text:p>-1312</text:p>
          </table:table-cell>
          <table:table-cell office:value-type="float" office:value="-544">
            <text:p>-544</text:p>
          </table:table-cell>
          <table:table-cell/>
          <table:table-cell office:value-type="float" office:value="-384">
            <text:p>-384</text:p>
          </table:table-cell>
          <table:table-cell table:formula="of:=[.F143]*(-0.000732421875)" office:value-type="float" office:value="0.28125">
            <text:p>0,281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4419">
            <text:p>4419</text:p>
          </table:table-cell>
          <table:table-cell office:value-type="float" office:value="-848">
            <text:p>-848</text:p>
          </table:table-cell>
          <table:table-cell office:value-type="float" office:value="-592">
            <text:p>-592</text:p>
          </table:table-cell>
          <table:table-cell/>
          <table:table-cell office:value-type="float" office:value="-320">
            <text:p>-320</text:p>
          </table:table-cell>
          <table:table-cell table:formula="of:=[.F144]*(-0.000732421875)" office:value-type="float" office:value="0.234375">
            <text:p>0,2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4443">
            <text:p>4443</text:p>
          </table:table-cell>
          <table:table-cell office:value-type="float" office:value="-784">
            <text:p>-784</text:p>
          </table:table-cell>
          <table:table-cell office:value-type="float" office:value="-672">
            <text:p>-672</text:p>
          </table:table-cell>
          <table:table-cell/>
          <table:table-cell office:value-type="float" office:value="-400">
            <text:p>-400</text:p>
          </table:table-cell>
          <table:table-cell table:formula="of:=[.F145]*(-0.000732421875)" office:value-type="float" office:value="0.29296875">
            <text:p>0,2929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4462">
            <text:p>4462</text:p>
          </table:table-cell>
          <table:table-cell office:value-type="float" office:value="-1056">
            <text:p>-1056</text:p>
          </table:table-cell>
          <table:table-cell office:value-type="float" office:value="-640">
            <text:p>-640</text:p>
          </table:table-cell>
          <table:table-cell/>
          <table:table-cell office:value-type="float" office:value="-608">
            <text:p>-608</text:p>
          </table:table-cell>
          <table:table-cell table:formula="of:=[.F146]*(-0.000732421875)" office:value-type="float" office:value="0.4453125">
            <text:p>0,445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4482">
            <text:p>4482</text:p>
          </table:table-cell>
          <table:table-cell office:value-type="float" office:value="-1360">
            <text:p>-1360</text:p>
          </table:table-cell>
          <table:table-cell office:value-type="float" office:value="-416">
            <text:p>-416</text:p>
          </table:table-cell>
          <table:table-cell/>
          <table:table-cell office:value-type="float" office:value="-640">
            <text:p>-640</text:p>
          </table:table-cell>
          <table:table-cell table:formula="of:=[.F147]*(-0.000732421875)" office:value-type="float" office:value="0.46875">
            <text:p>0,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4501">
            <text:p>4501</text:p>
          </table:table-cell>
          <table:table-cell office:value-type="float" office:value="-1392">
            <text:p>-1392</text:p>
          </table:table-cell>
          <table:table-cell office:value-type="float" office:value="-272">
            <text:p>-272</text:p>
          </table:table-cell>
          <table:table-cell/>
          <table:table-cell office:value-type="float" office:value="-688">
            <text:p>-688</text:p>
          </table:table-cell>
          <table:table-cell table:formula="of:=[.F148]*(-0.000732421875)" office:value-type="float" office:value="0.50390625">
            <text:p>0,503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4519">
            <text:p>4519</text:p>
          </table:table-cell>
          <table:table-cell office:value-type="float" office:value="-1344">
            <text:p>-1344</text:p>
          </table:table-cell>
          <table:table-cell office:value-type="float" office:value="-496">
            <text:p>-496</text:p>
          </table:table-cell>
          <table:table-cell/>
          <table:table-cell office:value-type="float" office:value="-672">
            <text:p>-672</text:p>
          </table:table-cell>
          <table:table-cell table:formula="of:=[.F149]*(-0.000732421875)" office:value-type="float" office:value="0.4921875">
            <text:p>0,49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4539">
            <text:p>4539</text:p>
          </table:table-cell>
          <table:table-cell office:value-type="float" office:value="-960">
            <text:p>-960</text:p>
          </table:table-cell>
          <table:table-cell office:value-type="float" office:value="-912">
            <text:p>-912</text:p>
          </table:table-cell>
          <table:table-cell/>
          <table:table-cell office:value-type="float" office:value="-480">
            <text:p>-480</text:p>
          </table:table-cell>
          <table:table-cell table:formula="of:=[.F150]*(-0.000732421875)" office:value-type="float" office:value="0.3515625">
            <text:p>0,3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4558">
            <text:p>4558</text:p>
          </table:table-cell>
          <table:table-cell office:value-type="float" office:value="-880">
            <text:p>-880</text:p>
          </table:table-cell>
          <table:table-cell office:value-type="float" office:value="-608">
            <text:p>-608</text:p>
          </table:table-cell>
          <table:table-cell/>
          <table:table-cell office:value-type="float" office:value="-592">
            <text:p>-592</text:p>
          </table:table-cell>
          <table:table-cell table:formula="of:=[.F151]*(-0.000732421875)" office:value-type="float" office:value="0.43359375">
            <text:p>0,4335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4578">
            <text:p>4578</text:p>
          </table:table-cell>
          <table:table-cell office:value-type="float" office:value="-976">
            <text:p>-976</text:p>
          </table:table-cell>
          <table:table-cell office:value-type="float" office:value="-288">
            <text:p>-288</text:p>
          </table:table-cell>
          <table:table-cell/>
          <table:table-cell office:value-type="float" office:value="-688">
            <text:p>-688</text:p>
          </table:table-cell>
          <table:table-cell table:formula="of:=[.F152]*(-0.000732421875)" office:value-type="float" office:value="0.50390625">
            <text:p>0,503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4596">
            <text:p>4596</text:p>
          </table:table-cell>
          <table:table-cell office:value-type="float" office:value="-1280">
            <text:p>-1280</text:p>
          </table:table-cell>
          <table:table-cell office:value-type="float" office:value="-352">
            <text:p>-352</text:p>
          </table:table-cell>
          <table:table-cell/>
          <table:table-cell office:value-type="float" office:value="-640">
            <text:p>-640</text:p>
          </table:table-cell>
          <table:table-cell table:formula="of:=[.F153]*(-0.000732421875)" office:value-type="float" office:value="0.46875">
            <text:p>0,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4616">
            <text:p>4616</text:p>
          </table:table-cell>
          <table:table-cell office:value-type="float" office:value="-1280">
            <text:p>-1280</text:p>
          </table:table-cell>
          <table:table-cell office:value-type="float" office:value="-640">
            <text:p>-640</text:p>
          </table:table-cell>
          <table:table-cell/>
          <table:table-cell office:value-type="float" office:value="-400">
            <text:p>-400</text:p>
          </table:table-cell>
          <table:table-cell table:formula="of:=[.F154]*(-0.000732421875)" office:value-type="float" office:value="0.29296875">
            <text:p>0,2929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4635">
            <text:p>4635</text:p>
          </table:table-cell>
          <table:table-cell office:value-type="float" office:value="-1344">
            <text:p>-1344</text:p>
          </table:table-cell>
          <table:table-cell office:value-type="float" office:value="-832">
            <text:p>-832</text:p>
          </table:table-cell>
          <table:table-cell/>
          <table:table-cell office:value-type="float" office:value="-336">
            <text:p>-336</text:p>
          </table:table-cell>
          <table:table-cell table:formula="of:=[.F155]*(-0.000732421875)" office:value-type="float" office:value="0.24609375">
            <text:p>0,246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4655">
            <text:p>4655</text:p>
          </table:table-cell>
          <table:table-cell office:value-type="float" office:value="-1088">
            <text:p>-1088</text:p>
          </table:table-cell>
          <table:table-cell office:value-type="float" office:value="-432">
            <text:p>-432</text:p>
          </table:table-cell>
          <table:table-cell/>
          <table:table-cell office:value-type="float" office:value="-512">
            <text:p>-512</text:p>
          </table:table-cell>
          <table:table-cell table:formula="of:=[.F156]*(-0.000732421875)" office:value-type="float" office:value="0.375">
            <text:p>0,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4673">
            <text:p>4673</text:p>
          </table:table-cell>
          <table:table-cell office:value-type="float" office:value="-912">
            <text:p>-912</text:p>
          </table:table-cell>
          <table:table-cell office:value-type="float" office:value="-144">
            <text:p>-144</text:p>
          </table:table-cell>
          <table:table-cell/>
          <table:table-cell office:value-type="float" office:value="-880">
            <text:p>-880</text:p>
          </table:table-cell>
          <table:table-cell table:formula="of:=[.F157]*(-0.000732421875)" office:value-type="float" office:value="0.64453125">
            <text:p>0,6445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4692">
            <text:p>4692</text:p>
          </table:table-cell>
          <table:table-cell office:value-type="float" office:value="-1040">
            <text:p>-1040</text:p>
          </table:table-cell>
          <table:table-cell office:value-type="float" office:value="-112">
            <text:p>-112</text:p>
          </table:table-cell>
          <table:table-cell/>
          <table:table-cell office:value-type="float" office:value="-784">
            <text:p>-784</text:p>
          </table:table-cell>
          <table:table-cell table:formula="of:=[.F158]*(-0.000732421875)" office:value-type="float" office:value="0.57421875">
            <text:p>0,574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4712">
            <text:p>4712</text:p>
          </table:table-cell>
          <table:table-cell office:value-type="float" office:value="-1488">
            <text:p>-1488</text:p>
          </table:table-cell>
          <table:table-cell office:value-type="float" office:value="-304">
            <text:p>-304</text:p>
          </table:table-cell>
          <table:table-cell/>
          <table:table-cell office:value-type="float" office:value="-384">
            <text:p>-384</text:p>
          </table:table-cell>
          <table:table-cell table:formula="of:=[.F159]*(-0.000732421875)" office:value-type="float" office:value="0.28125">
            <text:p>0,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4731">
            <text:p>4731</text:p>
          </table:table-cell>
          <table:table-cell office:value-type="float" office:value="-1680">
            <text:p>-1680</text:p>
          </table:table-cell>
          <table:table-cell office:value-type="float" office:value="-640">
            <text:p>-640</text:p>
          </table:table-cell>
          <table:table-cell/>
          <table:table-cell office:value-type="float" office:value="-272">
            <text:p>-272</text:p>
          </table:table-cell>
          <table:table-cell table:formula="of:=[.F160]*(-0.000732421875)" office:value-type="float" office:value="0.19921875">
            <text:p>0,199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755">
            <text:p>4755</text:p>
          </table:table-cell>
          <table:table-cell office:value-type="float" office:value="-1136">
            <text:p>-1136</text:p>
          </table:table-cell>
          <table:table-cell office:value-type="float" office:value="-320">
            <text:p>-320</text:p>
          </table:table-cell>
          <table:table-cell/>
          <table:table-cell office:value-type="float" office:value="-560">
            <text:p>-560</text:p>
          </table:table-cell>
          <table:table-cell table:formula="of:=[.F161]*(-0.000732421875)" office:value-type="float" office:value="0.41015625">
            <text:p>0,410156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4774">
            <text:p>4774</text:p>
          </table:table-cell>
          <table:table-cell office:value-type="float" office:value="-864">
            <text:p>-864</text:p>
          </table:table-cell>
          <table:table-cell office:value-type="float" office:value="-208">
            <text:p>-208</text:p>
          </table:table-cell>
          <table:table-cell/>
          <table:table-cell office:value-type="float" office:value="-656">
            <text:p>-656</text:p>
          </table:table-cell>
          <table:table-cell table:formula="of:=[.F162]*(-0.000732421875)" office:value-type="float" office:value="0.48046875">
            <text:p>0,480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4794">
            <text:p>4794</text:p>
          </table:table-cell>
          <table:table-cell office:value-type="float" office:value="-1312">
            <text:p>-1312</text:p>
          </table:table-cell>
          <table:table-cell office:value-type="float" office:value="-336">
            <text:p>-336</text:p>
          </table:table-cell>
          <table:table-cell/>
          <table:table-cell office:value-type="float" office:value="-704">
            <text:p>-704</text:p>
          </table:table-cell>
          <table:table-cell table:formula="of:=[.F163]*(-0.000732421875)" office:value-type="float" office:value="0.515625">
            <text:p>0,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4812">
            <text:p>4812</text:p>
          </table:table-cell>
          <table:table-cell office:value-type="float" office:value="-1520">
            <text:p>-1520</text:p>
          </table:table-cell>
          <table:table-cell office:value-type="float" office:value="-256">
            <text:p>-256</text:p>
          </table:table-cell>
          <table:table-cell/>
          <table:table-cell office:value-type="float" office:value="-272">
            <text:p>-272</text:p>
          </table:table-cell>
          <table:table-cell table:formula="of:=[.F164]*(-0.000732421875)" office:value-type="float" office:value="0.19921875">
            <text:p>0,199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4847">
            <text:p>4847</text:p>
          </table:table-cell>
          <table:table-cell office:value-type="float" office:value="-1232">
            <text:p>-1232</text:p>
          </table:table-cell>
          <table:table-cell office:value-type="float" office:value="-848">
            <text:p>-848</text:p>
          </table:table-cell>
          <table:table-cell/>
          <table:table-cell office:value-type="float" office:value="192">
            <text:p>192</text:p>
          </table:table-cell>
          <table:table-cell table:formula="of:=[.F165]*(-0.000732421875)" office:value-type="float" office:value="-0.140625">
            <text:p>-0,1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4889">
            <text:p>4889</text:p>
          </table:table-cell>
          <table:table-cell office:value-type="float" office:value="-1040">
            <text:p>-1040</text:p>
          </table:table-cell>
          <table:table-cell office:value-type="float" office:value="-48">
            <text:p>-48</text:p>
          </table:table-cell>
          <table:table-cell/>
          <table:table-cell office:value-type="float" office:value="-736">
            <text:p>-736</text:p>
          </table:table-cell>
          <table:table-cell table:formula="of:=[.F166]*(-0.000732421875)" office:value-type="float" office:value="0.5390625">
            <text:p>0,53906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4911">
            <text:p>4911</text:p>
          </table:table-cell>
          <table:table-cell office:value-type="float" office:value="-1056">
            <text:p>-1056</text:p>
          </table:table-cell>
          <table:table-cell office:value-type="float" office:value="-128">
            <text:p>-128</text:p>
          </table:table-cell>
          <table:table-cell/>
          <table:table-cell office:value-type="float" office:value="-416">
            <text:p>-416</text:p>
          </table:table-cell>
          <table:table-cell table:formula="of:=[.F167]*(-0.000732421875)" office:value-type="float" office:value="0.3046875">
            <text:p>0,30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4930">
            <text:p>4930</text:p>
          </table:table-cell>
          <table:table-cell office:value-type="float" office:value="-1200">
            <text:p>-1200</text:p>
          </table:table-cell>
          <table:table-cell office:value-type="float" office:value="-496">
            <text:p>-496</text:p>
          </table:table-cell>
          <table:table-cell/>
          <table:table-cell office:value-type="float" office:value="0">
            <text:p>0</text:p>
          </table:table-cell>
          <table:table-cell table:formula="of:=[.F168]*(-0.000732421875)"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4948">
            <text:p>4948</text:p>
          </table:table-cell>
          <table:table-cell office:value-type="float" office:value="-1088">
            <text:p>-1088</text:p>
          </table:table-cell>
          <table:table-cell office:value-type="float" office:value="-384">
            <text:p>-384</text:p>
          </table:table-cell>
          <table:table-cell/>
          <table:table-cell office:value-type="float" office:value="0">
            <text:p>0</text:p>
          </table:table-cell>
          <table:table-cell table:formula="of:=[.F169]*(-0.000732421875)"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4968">
            <text:p>4968</text:p>
          </table:table-cell>
          <table:table-cell office:value-type="float" office:value="-1056">
            <text:p>-1056</text:p>
          </table:table-cell>
          <table:table-cell office:value-type="float" office:value="-272">
            <text:p>-272</text:p>
          </table:table-cell>
          <table:table-cell/>
          <table:table-cell office:value-type="float" office:value="0">
            <text:p>0</text:p>
          </table:table-cell>
          <table:table-cell table:formula="of:=[.F170]*(-0.000732421875)"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4987">
            <text:p>4987</text:p>
          </table:table-cell>
          <table:table-cell office:value-type="float" office:value="-1680">
            <text:p>-1680</text:p>
          </table:table-cell>
          <table:table-cell office:value-type="float" office:value="-608">
            <text:p>-608</text:p>
          </table:table-cell>
          <table:table-cell/>
          <table:table-cell office:value-type="float" office:value="64">
            <text:p>64</text:p>
          </table:table-cell>
          <table:table-cell table:formula="of:=[.F171]*(-0.000732421875)" office:value-type="float" office:value="-0.046875">
            <text:p>-0,0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5006">
            <text:p>5006</text:p>
          </table:table-cell>
          <table:table-cell office:value-type="float" office:value="-1584">
            <text:p>-1584</text:p>
          </table:table-cell>
          <table:table-cell office:value-type="float" office:value="-672">
            <text:p>-672</text:p>
          </table:table-cell>
          <table:table-cell/>
          <table:table-cell office:value-type="float" office:value="240">
            <text:p>240</text:p>
          </table:table-cell>
          <table:table-cell table:formula="of:=[.F172]*(-0.000732421875)" office:value-type="float" office:value="-0.17578125">
            <text:p>-0,175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5025">
            <text:p>5025</text:p>
          </table:table-cell>
          <table:table-cell office:value-type="float" office:value="-1440">
            <text:p>-1440</text:p>
          </table:table-cell>
          <table:table-cell office:value-type="float" office:value="-576">
            <text:p>-576</text:p>
          </table:table-cell>
          <table:table-cell/>
          <table:table-cell office:value-type="float" office:value="256">
            <text:p>256</text:p>
          </table:table-cell>
          <table:table-cell table:formula="of:=[.F173]*(-0.000732421875)" office:value-type="float" office:value="-0.1875">
            <text:p>-0,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5045">
            <text:p>5045</text:p>
          </table:table-cell>
          <table:table-cell office:value-type="float" office:value="-1312">
            <text:p>-1312</text:p>
          </table:table-cell>
          <table:table-cell office:value-type="float" office:value="-352">
            <text:p>-352</text:p>
          </table:table-cell>
          <table:table-cell/>
          <table:table-cell office:value-type="float" office:value="80">
            <text:p>80</text:p>
          </table:table-cell>
          <table:table-cell table:formula="of:=[.F174]*(-0.000732421875)" office:value-type="float" office:value="-0.05859375">
            <text:p>-0,0585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5063">
            <text:p>5063</text:p>
          </table:table-cell>
          <table:table-cell office:value-type="float" office:value="-1424">
            <text:p>-1424</text:p>
          </table:table-cell>
          <table:table-cell office:value-type="float" office:value="-288">
            <text:p>-288</text:p>
          </table:table-cell>
          <table:table-cell/>
          <table:table-cell office:value-type="float" office:value="0">
            <text:p>0</text:p>
          </table:table-cell>
          <table:table-cell table:formula="of:=[.F175]*(-0.000732421875)"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5083">
            <text:p>5083</text:p>
          </table:table-cell>
          <table:table-cell office:value-type="float" office:value="-1680">
            <text:p>-1680</text:p>
          </table:table-cell>
          <table:table-cell office:value-type="float" office:value="-272">
            <text:p>-272</text:p>
          </table:table-cell>
          <table:table-cell/>
          <table:table-cell office:value-type="float" office:value="-176">
            <text:p>-176</text:p>
          </table:table-cell>
          <table:table-cell table:formula="of:=[.F176]*(-0.000732421875)" office:value-type="float" office:value="0.12890625">
            <text:p>0,128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5106">
            <text:p>5106</text:p>
          </table:table-cell>
          <table:table-cell office:value-type="float" office:value="-1568">
            <text:p>-1568</text:p>
          </table:table-cell>
          <table:table-cell office:value-type="float" office:value="-160">
            <text:p>-160</text:p>
          </table:table-cell>
          <table:table-cell/>
          <table:table-cell office:value-type="float" office:value="-192">
            <text:p>-192</text:p>
          </table:table-cell>
          <table:table-cell table:formula="of:=[.F177]*(-0.000732421875)" office:value-type="float" office:value="0.140625">
            <text:p>0,1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5126">
            <text:p>5126</text:p>
          </table:table-cell>
          <table:table-cell office:value-type="float" office:value="-1440">
            <text:p>-1440</text:p>
          </table:table-cell>
          <table:table-cell office:value-type="float" office:value="80">
            <text:p>80</text:p>
          </table:table-cell>
          <table:table-cell/>
          <table:table-cell office:value-type="float" office:value="-240">
            <text:p>-240</text:p>
          </table:table-cell>
          <table:table-cell table:formula="of:=[.F178]*(-0.000732421875)" office:value-type="float" office:value="0.17578125">
            <text:p>0,175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5145">
            <text:p>5145</text:p>
          </table:table-cell>
          <table:table-cell office:value-type="float" office:value="-1616">
            <text:p>-1616</text:p>
          </table:table-cell>
          <table:table-cell office:value-type="float" office:value="-32">
            <text:p>-32</text:p>
          </table:table-cell>
          <table:table-cell/>
          <table:table-cell office:value-type="float" office:value="-16">
            <text:p>-16</text:p>
          </table:table-cell>
          <table:table-cell table:formula="of:=[.F179]*(-0.000732421875)" office:value-type="float" office:value="0.01171875">
            <text:p>0,0117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5164">
            <text:p>5164</text:p>
          </table:table-cell>
          <table:table-cell office:value-type="float" office:value="-1424">
            <text:p>-1424</text:p>
          </table:table-cell>
          <table:table-cell office:value-type="float" office:value="-144">
            <text:p>-144</text:p>
          </table:table-cell>
          <table:table-cell/>
          <table:table-cell office:value-type="float" office:value="272">
            <text:p>272</text:p>
          </table:table-cell>
          <table:table-cell table:formula="of:=[.F180]*(-0.000732421875)" office:value-type="float" office:value="-0.19921875">
            <text:p>-0,199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183">
            <text:p>5183</text:p>
          </table:table-cell>
          <table:table-cell office:value-type="float" office:value="-1552">
            <text:p>-1552</text:p>
          </table:table-cell>
          <table:table-cell office:value-type="float" office:value="-128">
            <text:p>-128</text:p>
          </table:table-cell>
          <table:table-cell/>
          <table:table-cell office:value-type="float" office:value="256">
            <text:p>256</text:p>
          </table:table-cell>
          <table:table-cell table:formula="of:=[.F181]*(-0.000732421875)" office:value-type="float" office:value="-0.1875">
            <text:p>-0,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5202">
            <text:p>5202</text:p>
          </table:table-cell>
          <table:table-cell office:value-type="float" office:value="-2016">
            <text:p>-2016</text:p>
          </table:table-cell>
          <table:table-cell office:value-type="float" office:value="-400">
            <text:p>-400</text:p>
          </table:table-cell>
          <table:table-cell/>
          <table:table-cell office:value-type="float" office:value="448">
            <text:p>448</text:p>
          </table:table-cell>
          <table:table-cell table:formula="of:=[.F182]*(-0.000732421875)" office:value-type="float" office:value="-0.328125">
            <text:p>-0,3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5222">
            <text:p>5222</text:p>
          </table:table-cell>
          <table:table-cell office:value-type="float" office:value="-1840">
            <text:p>-1840</text:p>
          </table:table-cell>
          <table:table-cell office:value-type="float" office:value="-528">
            <text:p>-528</text:p>
          </table:table-cell>
          <table:table-cell/>
          <table:table-cell office:value-type="float" office:value="496">
            <text:p>496</text:p>
          </table:table-cell>
          <table:table-cell table:formula="of:=[.F183]*(-0.000732421875)" office:value-type="float" office:value="-0.36328125">
            <text:p>-0,363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5240">
            <text:p>5240</text:p>
          </table:table-cell>
          <table:table-cell office:value-type="float" office:value="-1536">
            <text:p>-1536</text:p>
          </table:table-cell>
          <table:table-cell office:value-type="float" office:value="-256">
            <text:p>-256</text:p>
          </table:table-cell>
          <table:table-cell/>
          <table:table-cell office:value-type="float" office:value="496">
            <text:p>496</text:p>
          </table:table-cell>
          <table:table-cell table:formula="of:=[.F184]*(-0.000732421875)" office:value-type="float" office:value="-0.36328125">
            <text:p>-0,363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5260">
            <text:p>5260</text:p>
          </table:table-cell>
          <table:table-cell office:value-type="float" office:value="-1280">
            <text:p>-1280</text:p>
          </table:table-cell>
          <table:table-cell office:value-type="float" office:value="-48">
            <text:p>-48</text:p>
          </table:table-cell>
          <table:table-cell/>
          <table:table-cell office:value-type="float" office:value="368">
            <text:p>368</text:p>
          </table:table-cell>
          <table:table-cell table:formula="of:=[.F185]*(-0.000732421875)" office:value-type="float" office:value="-0.26953125">
            <text:p>-0,2695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5279">
            <text:p>5279</text:p>
          </table:table-cell>
          <table:table-cell office:value-type="float" office:value="-1408">
            <text:p>-1408</text:p>
          </table:table-cell>
          <table:table-cell office:value-type="float" office:value="-128">
            <text:p>-128</text:p>
          </table:table-cell>
          <table:table-cell/>
          <table:table-cell office:value-type="float" office:value="352">
            <text:p>352</text:p>
          </table:table-cell>
          <table:table-cell table:formula="of:=[.F186]*(-0.000732421875)" office:value-type="float" office:value="-0.2578125">
            <text:p>-0,25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5299">
            <text:p>5299</text:p>
          </table:table-cell>
          <table:table-cell office:value-type="float" office:value="-1504">
            <text:p>-1504</text:p>
          </table:table-cell>
          <table:table-cell office:value-type="float" office:value="-288">
            <text:p>-288</text:p>
          </table:table-cell>
          <table:table-cell/>
          <table:table-cell office:value-type="float" office:value="464">
            <text:p>464</text:p>
          </table:table-cell>
          <table:table-cell table:formula="of:=[.F187]*(-0.000732421875)" office:value-type="float" office:value="-0.33984375">
            <text:p>-0,339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5317">
            <text:p>5317</text:p>
          </table:table-cell>
          <table:table-cell office:value-type="float" office:value="-1504">
            <text:p>-1504</text:p>
          </table:table-cell>
          <table:table-cell office:value-type="float" office:value="-384">
            <text:p>-384</text:p>
          </table:table-cell>
          <table:table-cell/>
          <table:table-cell office:value-type="float" office:value="464">
            <text:p>464</text:p>
          </table:table-cell>
          <table:table-cell table:formula="of:=[.F188]*(-0.000732421875)" office:value-type="float" office:value="-0.33984375">
            <text:p>-0,339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5337">
            <text:p>5337</text:p>
          </table:table-cell>
          <table:table-cell office:value-type="float" office:value="-1408">
            <text:p>-1408</text:p>
          </table:table-cell>
          <table:table-cell office:value-type="float" office:value="-192">
            <text:p>-192</text:p>
          </table:table-cell>
          <table:table-cell/>
          <table:table-cell office:value-type="float" office:value="384">
            <text:p>384</text:p>
          </table:table-cell>
          <table:table-cell table:formula="of:=[.F189]*(-0.000732421875)" office:value-type="float" office:value="-0.28125">
            <text:p>-0,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5382">
            <text:p>5382</text:p>
          </table:table-cell>
          <table:table-cell office:value-type="float" office:value="-1408">
            <text:p>-1408</text:p>
          </table:table-cell>
          <table:table-cell office:value-type="float" office:value="-80">
            <text:p>-80</text:p>
          </table:table-cell>
          <table:table-cell/>
          <table:table-cell office:value-type="float" office:value="256">
            <text:p>256</text:p>
          </table:table-cell>
          <table:table-cell table:formula="of:=[.F190]*(-0.000732421875)" office:value-type="float" office:value="-0.1875">
            <text:p>-0,18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5401">
            <text:p>5401</text:p>
          </table:table-cell>
          <table:table-cell office:value-type="float" office:value="-1648">
            <text:p>-1648</text:p>
          </table:table-cell>
          <table:table-cell office:value-type="float" office:value="-256">
            <text:p>-256</text:p>
          </table:table-cell>
          <table:table-cell/>
          <table:table-cell office:value-type="float" office:value="336">
            <text:p>336</text:p>
          </table:table-cell>
          <table:table-cell table:formula="of:=[.F191]*(-0.000732421875)" office:value-type="float" office:value="-0.24609375">
            <text:p>-0,246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5420">
            <text:p>5420</text:p>
          </table:table-cell>
          <table:table-cell office:value-type="float" office:value="-1696">
            <text:p>-1696</text:p>
          </table:table-cell>
          <table:table-cell office:value-type="float" office:value="-224">
            <text:p>-224</text:p>
          </table:table-cell>
          <table:table-cell/>
          <table:table-cell office:value-type="float" office:value="304">
            <text:p>304</text:p>
          </table:table-cell>
          <table:table-cell table:formula="of:=[.F192]*(-0.000732421875)" office:value-type="float" office:value="-0.22265625">
            <text:p>-0,2226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5460">
            <text:p>5460</text:p>
          </table:table-cell>
          <table:table-cell office:value-type="float" office:value="-1728">
            <text:p>-1728</text:p>
          </table:table-cell>
          <table:table-cell office:value-type="float" office:value="-336">
            <text:p>-336</text:p>
          </table:table-cell>
          <table:table-cell/>
          <table:table-cell office:value-type="float" office:value="352">
            <text:p>352</text:p>
          </table:table-cell>
          <table:table-cell table:formula="of:=[.F193]*(-0.000732421875)" office:value-type="float" office:value="-0.2578125">
            <text:p>-0,25781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5479">
            <text:p>5479</text:p>
          </table:table-cell>
          <table:table-cell office:value-type="float" office:value="-1552">
            <text:p>-1552</text:p>
          </table:table-cell>
          <table:table-cell office:value-type="float" office:value="-176">
            <text:p>-176</text:p>
          </table:table-cell>
          <table:table-cell/>
          <table:table-cell office:value-type="float" office:value="352">
            <text:p>352</text:p>
          </table:table-cell>
          <table:table-cell table:formula="of:=[.F194]*(-0.000732421875)" office:value-type="float" office:value="-0.2578125">
            <text:p>-0,25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5498">
            <text:p>5498</text:p>
          </table:table-cell>
          <table:table-cell office:value-type="float" office:value="-1552">
            <text:p>-1552</text:p>
          </table:table-cell>
          <table:table-cell office:value-type="float" office:value="-176">
            <text:p>-176</text:p>
          </table:table-cell>
          <table:table-cell/>
          <table:table-cell office:value-type="float" office:value="352">
            <text:p>352</text:p>
          </table:table-cell>
          <table:table-cell table:formula="of:=[.F195]*(-0.000732421875)" office:value-type="float" office:value="-0.2578125">
            <text:p>-0,25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5518">
            <text:p>5518</text:p>
          </table:table-cell>
          <table:table-cell office:value-type="float" office:value="-1616">
            <text:p>-1616</text:p>
          </table:table-cell>
          <table:table-cell office:value-type="float" office:value="-112">
            <text:p>-112</text:p>
          </table:table-cell>
          <table:table-cell/>
          <table:table-cell office:value-type="float" office:value="336">
            <text:p>336</text:p>
          </table:table-cell>
          <table:table-cell table:formula="of:=[.F196]*(-0.000732421875)" office:value-type="float" office:value="-0.24609375">
            <text:p>-0,246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5536">
            <text:p>5536</text:p>
          </table:table-cell>
          <table:table-cell office:value-type="float" office:value="-1472">
            <text:p>-1472</text:p>
          </table:table-cell>
          <table:table-cell office:value-type="float" office:value="-160">
            <text:p>-160</text:p>
          </table:table-cell>
          <table:table-cell/>
          <table:table-cell office:value-type="float" office:value="304">
            <text:p>304</text:p>
          </table:table-cell>
          <table:table-cell table:formula="of:=[.F197]*(-0.000732421875)" office:value-type="float" office:value="-0.22265625">
            <text:p>-0,2226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5556">
            <text:p>5556</text:p>
          </table:table-cell>
          <table:table-cell office:value-type="float" office:value="-1824">
            <text:p>-1824</text:p>
          </table:table-cell>
          <table:table-cell office:value-type="float" office:value="-112">
            <text:p>-112</text:p>
          </table:table-cell>
          <table:table-cell/>
          <table:table-cell office:value-type="float" office:value="320">
            <text:p>320</text:p>
          </table:table-cell>
          <table:table-cell table:formula="of:=[.F198]*(-0.000732421875)" office:value-type="float" office:value="-0.234375">
            <text:p>-0,2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5575">
            <text:p>5575</text:p>
          </table:table-cell>
          <table:table-cell office:value-type="float" office:value="-1872">
            <text:p>-1872</text:p>
          </table:table-cell>
          <table:table-cell office:value-type="float" office:value="-96">
            <text:p>-96</text:p>
          </table:table-cell>
          <table:table-cell/>
          <table:table-cell office:value-type="float" office:value="224">
            <text:p>224</text:p>
          </table:table-cell>
          <table:table-cell table:formula="of:=[.F199]*(-0.000732421875)" office:value-type="float" office:value="-0.1640625">
            <text:p>-0,16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5595">
            <text:p>5595</text:p>
          </table:table-cell>
          <table:table-cell office:value-type="float" office:value="-1760">
            <text:p>-1760</text:p>
          </table:table-cell>
          <table:table-cell office:value-type="float" office:value="-336">
            <text:p>-336</text:p>
          </table:table-cell>
          <table:table-cell/>
          <table:table-cell office:value-type="float" office:value="416">
            <text:p>416</text:p>
          </table:table-cell>
          <table:table-cell table:formula="of:=[.F200]*(-0.000732421875)" office:value-type="float" office:value="-0.3046875">
            <text:p>-0,30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613">
            <text:p>5613</text:p>
          </table:table-cell>
          <table:table-cell office:value-type="float" office:value="-1760">
            <text:p>-1760</text:p>
          </table:table-cell>
          <table:table-cell office:value-type="float" office:value="-352">
            <text:p>-352</text:p>
          </table:table-cell>
          <table:table-cell/>
          <table:table-cell office:value-type="float" office:value="432">
            <text:p>432</text:p>
          </table:table-cell>
          <table:table-cell table:formula="of:=[.F201]*(-0.000732421875)" office:value-type="float" office:value="-0.31640625">
            <text:p>-0,316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5633">
            <text:p>5633</text:p>
          </table:table-cell>
          <table:table-cell office:value-type="float" office:value="-1232">
            <text:p>-1232</text:p>
          </table:table-cell>
          <table:table-cell office:value-type="float" office:value="-288">
            <text:p>-288</text:p>
          </table:table-cell>
          <table:table-cell/>
          <table:table-cell office:value-type="float" office:value="416">
            <text:p>416</text:p>
          </table:table-cell>
          <table:table-cell table:formula="of:=[.F202]*(-0.000732421875)" office:value-type="float" office:value="-0.3046875">
            <text:p>-0,30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5651">
            <text:p>5651</text:p>
          </table:table-cell>
          <table:table-cell office:value-type="float" office:value="-1232">
            <text:p>-1232</text:p>
          </table:table-cell>
          <table:table-cell office:value-type="float" office:value="-112">
            <text:p>-112</text:p>
          </table:table-cell>
          <table:table-cell/>
          <table:table-cell office:value-type="float" office:value="288">
            <text:p>288</text:p>
          </table:table-cell>
          <table:table-cell table:formula="of:=[.F203]*(-0.000732421875)" office:value-type="float" office:value="-0.2109375">
            <text:p>-0,21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5670">
            <text:p>5670</text:p>
          </table:table-cell>
          <table:table-cell office:value-type="float" office:value="-1264">
            <text:p>-1264</text:p>
          </table:table-cell>
          <table:table-cell office:value-type="float" office:value="-144">
            <text:p>-144</text:p>
          </table:table-cell>
          <table:table-cell/>
          <table:table-cell office:value-type="float" office:value="288">
            <text:p>288</text:p>
          </table:table-cell>
          <table:table-cell table:formula="of:=[.F204]*(-0.000732421875)" office:value-type="float" office:value="-0.2109375">
            <text:p>-0,21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5690">
            <text:p>5690</text:p>
          </table:table-cell>
          <table:table-cell office:value-type="float" office:value="-1456">
            <text:p>-1456</text:p>
          </table:table-cell>
          <table:table-cell office:value-type="float" office:value="-320">
            <text:p>-320</text:p>
          </table:table-cell>
          <table:table-cell/>
          <table:table-cell office:value-type="float" office:value="272">
            <text:p>272</text:p>
          </table:table-cell>
          <table:table-cell table:formula="of:=[.F205]*(-0.000732421875)" office:value-type="float" office:value="-0.19921875">
            <text:p>-0,199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5708">
            <text:p>5708</text:p>
          </table:table-cell>
          <table:table-cell office:value-type="float" office:value="-1376">
            <text:p>-1376</text:p>
          </table:table-cell>
          <table:table-cell office:value-type="float" office:value="-160">
            <text:p>-160</text:p>
          </table:table-cell>
          <table:table-cell/>
          <table:table-cell office:value-type="float" office:value="448">
            <text:p>448</text:p>
          </table:table-cell>
          <table:table-cell table:formula="of:=[.F206]*(-0.000732421875)" office:value-type="float" office:value="-0.328125">
            <text:p>-0,3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5728">
            <text:p>5728</text:p>
          </table:table-cell>
          <table:table-cell office:value-type="float" office:value="-1232">
            <text:p>-1232</text:p>
          </table:table-cell>
          <table:table-cell office:value-type="float" office:value="-448">
            <text:p>-448</text:p>
          </table:table-cell>
          <table:table-cell/>
          <table:table-cell office:value-type="float" office:value="480">
            <text:p>480</text:p>
          </table:table-cell>
          <table:table-cell table:formula="of:=[.F207]*(-0.000732421875)" office:value-type="float" office:value="-0.3515625">
            <text:p>-0,3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5747">
            <text:p>5747</text:p>
          </table:table-cell>
          <table:table-cell office:value-type="float" office:value="-1408">
            <text:p>-1408</text:p>
          </table:table-cell>
          <table:table-cell office:value-type="float" office:value="-192">
            <text:p>-192</text:p>
          </table:table-cell>
          <table:table-cell/>
          <table:table-cell office:value-type="float" office:value="272">
            <text:p>272</text:p>
          </table:table-cell>
          <table:table-cell table:formula="of:=[.F208]*(-0.000732421875)" office:value-type="float" office:value="-0.19921875">
            <text:p>-0,199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5771">
            <text:p>5771</text:p>
          </table:table-cell>
          <table:table-cell office:value-type="float" office:value="-1504">
            <text:p>-1504</text:p>
          </table:table-cell>
          <table:table-cell office:value-type="float" office:value="-288">
            <text:p>-288</text:p>
          </table:table-cell>
          <table:table-cell/>
          <table:table-cell office:value-type="float" office:value="96">
            <text:p>96</text:p>
          </table:table-cell>
          <table:table-cell table:formula="of:=[.F209]*(-0.000732421875)" office:value-type="float" office:value="-0.0703125">
            <text:p>-0,07031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5790">
            <text:p>5790</text:p>
          </table:table-cell>
          <table:table-cell office:value-type="float" office:value="-1312">
            <text:p>-1312</text:p>
          </table:table-cell>
          <table:table-cell office:value-type="float" office:value="-240">
            <text:p>-240</text:p>
          </table:table-cell>
          <table:table-cell/>
          <table:table-cell office:value-type="float" office:value="80">
            <text:p>80</text:p>
          </table:table-cell>
          <table:table-cell table:formula="of:=[.F210]*(-0.000732421875)" office:value-type="float" office:value="-0.05859375">
            <text:p>-0,0585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5810">
            <text:p>5810</text:p>
          </table:table-cell>
          <table:table-cell office:value-type="float" office:value="-1072">
            <text:p>-1072</text:p>
          </table:table-cell>
          <table:table-cell office:value-type="float" office:value="-48">
            <text:p>-48</text:p>
          </table:table-cell>
          <table:table-cell/>
          <table:table-cell office:value-type="float" office:value="208">
            <text:p>208</text:p>
          </table:table-cell>
          <table:table-cell table:formula="of:=[.F211]*(-0.000732421875)" office:value-type="float" office:value="-0.15234375">
            <text:p>-0,152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5828">
            <text:p>5828</text:p>
          </table:table-cell>
          <table:table-cell office:value-type="float" office:value="-992">
            <text:p>-992</text:p>
          </table:table-cell>
          <table:table-cell office:value-type="float" office:value="-16">
            <text:p>-16</text:p>
          </table:table-cell>
          <table:table-cell/>
          <table:table-cell office:value-type="float" office:value="384">
            <text:p>384</text:p>
          </table:table-cell>
          <table:table-cell table:formula="of:=[.F212]*(-0.000732421875)" office:value-type="float" office:value="-0.28125">
            <text:p>-0,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5870">
            <text:p>5870</text:p>
          </table:table-cell>
          <table:table-cell office:value-type="float" office:value="-1504">
            <text:p>-1504</text:p>
          </table:table-cell>
          <table:table-cell office:value-type="float" office:value="-432">
            <text:p>-432</text:p>
          </table:table-cell>
          <table:table-cell/>
          <table:table-cell office:value-type="float" office:value="192">
            <text:p>192</text:p>
          </table:table-cell>
          <table:table-cell table:formula="of:=[.F213]*(-0.000732421875)" office:value-type="float" office:value="-0.140625">
            <text:p>-0,1406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5893">
            <text:p>5893</text:p>
          </table:table-cell>
          <table:table-cell office:value-type="float" office:value="-1408">
            <text:p>-1408</text:p>
          </table:table-cell>
          <table:table-cell office:value-type="float" office:value="-224">
            <text:p>-224</text:p>
          </table:table-cell>
          <table:table-cell/>
          <table:table-cell office:value-type="float" office:value="112">
            <text:p>112</text:p>
          </table:table-cell>
          <table:table-cell table:formula="of:=[.F214]*(-0.000732421875)" office:value-type="float" office:value="-0.08203125">
            <text:p>-0,082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5911">
            <text:p>5911</text:p>
          </table:table-cell>
          <table:table-cell office:value-type="float" office:value="-1408">
            <text:p>-1408</text:p>
          </table:table-cell>
          <table:table-cell office:value-type="float" office:value="-272">
            <text:p>-272</text:p>
          </table:table-cell>
          <table:table-cell/>
          <table:table-cell office:value-type="float" office:value="192">
            <text:p>192</text:p>
          </table:table-cell>
          <table:table-cell table:formula="of:=[.F215]*(-0.000732421875)" office:value-type="float" office:value="-0.140625">
            <text:p>-0,1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5931">
            <text:p>5931</text:p>
          </table:table-cell>
          <table:table-cell office:value-type="float" office:value="-1152">
            <text:p>-1152</text:p>
          </table:table-cell>
          <table:table-cell office:value-type="float" office:value="-288">
            <text:p>-288</text:p>
          </table:table-cell>
          <table:table-cell/>
          <table:table-cell office:value-type="float" office:value="224">
            <text:p>224</text:p>
          </table:table-cell>
          <table:table-cell table:formula="of:=[.F216]*(-0.000732421875)" office:value-type="float" office:value="-0.1640625">
            <text:p>-0,16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5950">
            <text:p>5950</text:p>
          </table:table-cell>
          <table:table-cell office:value-type="float" office:value="-1120">
            <text:p>-1120</text:p>
          </table:table-cell>
          <table:table-cell office:value-type="float" office:value="-256">
            <text:p>-256</text:p>
          </table:table-cell>
          <table:table-cell/>
          <table:table-cell office:value-type="float" office:value="208">
            <text:p>208</text:p>
          </table:table-cell>
          <table:table-cell table:formula="of:=[.F217]*(-0.000732421875)" office:value-type="float" office:value="-0.15234375">
            <text:p>-0,152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5969">
            <text:p>5969</text:p>
          </table:table-cell>
          <table:table-cell office:value-type="float" office:value="-1264">
            <text:p>-1264</text:p>
          </table:table-cell>
          <table:table-cell office:value-type="float" office:value="-416">
            <text:p>-416</text:p>
          </table:table-cell>
          <table:table-cell/>
          <table:table-cell office:value-type="float" office:value="336">
            <text:p>336</text:p>
          </table:table-cell>
          <table:table-cell table:formula="of:=[.F218]*(-0.000732421875)" office:value-type="float" office:value="-0.24609375">
            <text:p>-0,246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5988">
            <text:p>5988</text:p>
          </table:table-cell>
          <table:table-cell office:value-type="float" office:value="-1456">
            <text:p>-1456</text:p>
          </table:table-cell>
          <table:table-cell office:value-type="float" office:value="-512">
            <text:p>-512</text:p>
          </table:table-cell>
          <table:table-cell/>
          <table:table-cell office:value-type="float" office:value="224">
            <text:p>224</text:p>
          </table:table-cell>
          <table:table-cell table:formula="of:=[.F219]*(-0.000732421875)" office:value-type="float" office:value="-0.1640625">
            <text:p>-0,16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6007">
            <text:p>6007</text:p>
          </table:table-cell>
          <table:table-cell office:value-type="float" office:value="-1360">
            <text:p>-1360</text:p>
          </table:table-cell>
          <table:table-cell office:value-type="float" office:value="-368">
            <text:p>-368</text:p>
          </table:table-cell>
          <table:table-cell/>
          <table:table-cell office:value-type="float" office:value="16">
            <text:p>16</text:p>
          </table:table-cell>
          <table:table-cell table:formula="of:=[.F220]*(-0.000732421875)" office:value-type="float" office:value="-0.01171875">
            <text:p>-0,0117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6027">
            <text:p>6027</text:p>
          </table:table-cell>
          <table:table-cell office:value-type="float" office:value="-1200">
            <text:p>-1200</text:p>
          </table:table-cell>
          <table:table-cell office:value-type="float" office:value="-192">
            <text:p>-192</text:p>
          </table:table-cell>
          <table:table-cell/>
          <table:table-cell office:value-type="float" office:value="-48">
            <text:p>-48</text:p>
          </table:table-cell>
          <table:table-cell table:formula="of:=[.F221]*(-0.000732421875)" office:value-type="float" office:value="0.03515625">
            <text:p>0,03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6061">
            <text:p>6061</text:p>
          </table:table-cell>
          <table:table-cell office:value-type="float" office:value="-976">
            <text:p>-976</text:p>
          </table:table-cell>
          <table:table-cell office:value-type="float" office:value="-224">
            <text:p>-224</text:p>
          </table:table-cell>
          <table:table-cell/>
          <table:table-cell office:value-type="float" office:value="0">
            <text:p>0</text:p>
          </table:table-cell>
          <table:table-cell table:formula="of:=[.F222]*(-0.000732421875)" office:value-type="float" office:value="-0">
            <text:p>-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6079">
            <text:p>6079</text:p>
          </table:table-cell>
          <table:table-cell office:value-type="float" office:value="-1040">
            <text:p>-1040</text:p>
          </table:table-cell>
          <table:table-cell office:value-type="float" office:value="-384">
            <text:p>-384</text:p>
          </table:table-cell>
          <table:table-cell/>
          <table:table-cell office:value-type="float" office:value="0">
            <text:p>0</text:p>
          </table:table-cell>
          <table:table-cell table:formula="of:=[.F223]*(-0.000732421875)"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6098">
            <text:p>6098</text:p>
          </table:table-cell>
          <table:table-cell office:value-type="float" office:value="-976">
            <text:p>-976</text:p>
          </table:table-cell>
          <table:table-cell office:value-type="float" office:value="-384">
            <text:p>-384</text:p>
          </table:table-cell>
          <table:table-cell/>
          <table:table-cell office:value-type="float" office:value="16">
            <text:p>16</text:p>
          </table:table-cell>
          <table:table-cell table:formula="of:=[.F224]*(-0.000732421875)" office:value-type="float" office:value="-0.01171875">
            <text:p>-0,0117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6118">
            <text:p>6118</text:p>
          </table:table-cell>
          <table:table-cell office:value-type="float" office:value="-1040">
            <text:p>-1040</text:p>
          </table:table-cell>
          <table:table-cell office:value-type="float" office:value="-304">
            <text:p>-304</text:p>
          </table:table-cell>
          <table:table-cell/>
          <table:table-cell office:value-type="float" office:value="-304">
            <text:p>-304</text:p>
          </table:table-cell>
          <table:table-cell table:formula="of:=[.F225]*(-0.000732421875)" office:value-type="float" office:value="0.22265625">
            <text:p>0,2226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6135">
            <text:p>6135</text:p>
          </table:table-cell>
          <table:table-cell office:value-type="float" office:value="-960">
            <text:p>-960</text:p>
          </table:table-cell>
          <table:table-cell office:value-type="float" office:value="-48">
            <text:p>-48</text:p>
          </table:table-cell>
          <table:table-cell/>
          <table:table-cell office:value-type="float" office:value="-688">
            <text:p>-688</text:p>
          </table:table-cell>
          <table:table-cell table:formula="of:=[.F226]*(-0.000732421875)" office:value-type="float" office:value="0.50390625">
            <text:p>0,503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6154">
            <text:p>6154</text:p>
          </table:table-cell>
          <table:table-cell office:value-type="float" office:value="-736">
            <text:p>-736</text:p>
          </table:table-cell>
          <table:table-cell office:value-type="float" office:value="64">
            <text:p>64</text:p>
          </table:table-cell>
          <table:table-cell/>
          <table:table-cell office:value-type="float" office:value="-576">
            <text:p>-576</text:p>
          </table:table-cell>
          <table:table-cell table:formula="of:=[.F227]*(-0.000732421875)" office:value-type="float" office:value="0.421875">
            <text:p>0,4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6173">
            <text:p>6173</text:p>
          </table:table-cell>
          <table:table-cell office:value-type="float" office:value="-640">
            <text:p>-640</text:p>
          </table:table-cell>
          <table:table-cell office:value-type="float" office:value="-208">
            <text:p>-208</text:p>
          </table:table-cell>
          <table:table-cell/>
          <table:table-cell office:value-type="float" office:value="-352">
            <text:p>-352</text:p>
          </table:table-cell>
          <table:table-cell table:formula="of:=[.F228]*(-0.000732421875)" office:value-type="float" office:value="0.2578125">
            <text:p>0,25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6193">
            <text:p>6193</text:p>
          </table:table-cell>
          <table:table-cell office:value-type="float" office:value="-832">
            <text:p>-832</text:p>
          </table:table-cell>
          <table:table-cell office:value-type="float" office:value="-560">
            <text:p>-560</text:p>
          </table:table-cell>
          <table:table-cell/>
          <table:table-cell office:value-type="float" office:value="-224">
            <text:p>-224</text:p>
          </table:table-cell>
          <table:table-cell table:formula="of:=[.F229]*(-0.000732421875)" office:value-type="float" office:value="0.1640625">
            <text:p>0,16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6212">
            <text:p>6212</text:p>
          </table:table-cell>
          <table:table-cell office:value-type="float" office:value="-1056">
            <text:p>-1056</text:p>
          </table:table-cell>
          <table:table-cell office:value-type="float" office:value="-544">
            <text:p>-544</text:p>
          </table:table-cell>
          <table:table-cell/>
          <table:table-cell office:value-type="float" office:value="-240">
            <text:p>-240</text:p>
          </table:table-cell>
          <table:table-cell table:formula="of:=[.F230]*(-0.000732421875)" office:value-type="float" office:value="0.17578125">
            <text:p>0,175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6232">
            <text:p>6232</text:p>
          </table:table-cell>
          <table:table-cell office:value-type="float" office:value="-992">
            <text:p>-992</text:p>
          </table:table-cell>
          <table:table-cell office:value-type="float" office:value="-192">
            <text:p>-192</text:p>
          </table:table-cell>
          <table:table-cell/>
          <table:table-cell office:value-type="float" office:value="-416">
            <text:p>-416</text:p>
          </table:table-cell>
          <table:table-cell table:formula="of:=[.F231]*(-0.000732421875)" office:value-type="float" office:value="0.3046875">
            <text:p>0,30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6250">
            <text:p>6250</text:p>
          </table:table-cell>
          <table:table-cell office:value-type="float" office:value="-1056">
            <text:p>-1056</text:p>
          </table:table-cell>
          <table:table-cell office:value-type="float" office:value="-96">
            <text:p>-96</text:p>
          </table:table-cell>
          <table:table-cell/>
          <table:table-cell office:value-type="float" office:value="-416">
            <text:p>-416</text:p>
          </table:table-cell>
          <table:table-cell table:formula="of:=[.F232]*(-0.000732421875)" office:value-type="float" office:value="0.3046875">
            <text:p>0,30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6269">
            <text:p>6269</text:p>
          </table:table-cell>
          <table:table-cell office:value-type="float" office:value="-848">
            <text:p>-848</text:p>
          </table:table-cell>
          <table:table-cell office:value-type="float" office:value="-288">
            <text:p>-288</text:p>
          </table:table-cell>
          <table:table-cell/>
          <table:table-cell office:value-type="float" office:value="-272">
            <text:p>-272</text:p>
          </table:table-cell>
          <table:table-cell table:formula="of:=[.F233]*(-0.000732421875)" office:value-type="float" office:value="0.19921875">
            <text:p>0,199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6289">
            <text:p>6289</text:p>
          </table:table-cell>
          <table:table-cell office:value-type="float" office:value="-688">
            <text:p>-688</text:p>
          </table:table-cell>
          <table:table-cell office:value-type="float" office:value="-672">
            <text:p>-672</text:p>
          </table:table-cell>
          <table:table-cell/>
          <table:table-cell office:value-type="float" office:value="-416">
            <text:p>-416</text:p>
          </table:table-cell>
          <table:table-cell table:formula="of:=[.F234]*(-0.000732421875)" office:value-type="float" office:value="0.3046875">
            <text:p>0,30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6308">
            <text:p>6308</text:p>
          </table:table-cell>
          <table:table-cell office:value-type="float" office:value="-768">
            <text:p>-768</text:p>
          </table:table-cell>
          <table:table-cell office:value-type="float" office:value="-640">
            <text:p>-640</text:p>
          </table:table-cell>
          <table:table-cell/>
          <table:table-cell office:value-type="float" office:value="-352">
            <text:p>-352</text:p>
          </table:table-cell>
          <table:table-cell table:formula="of:=[.F235]*(-0.000732421875)" office:value-type="float" office:value="0.2578125">
            <text:p>0,25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6328">
            <text:p>6328</text:p>
          </table:table-cell>
          <table:table-cell office:value-type="float" office:value="-736">
            <text:p>-736</text:p>
          </table:table-cell>
          <table:table-cell office:value-type="float" office:value="-560">
            <text:p>-560</text:p>
          </table:table-cell>
          <table:table-cell/>
          <table:table-cell office:value-type="float" office:value="-384">
            <text:p>-384</text:p>
          </table:table-cell>
          <table:table-cell table:formula="of:=[.F236]*(-0.000732421875)" office:value-type="float" office:value="0.28125">
            <text:p>0,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6372">
            <text:p>6372</text:p>
          </table:table-cell>
          <table:table-cell office:value-type="float" office:value="-640">
            <text:p>-640</text:p>
          </table:table-cell>
          <table:table-cell office:value-type="float" office:value="-512">
            <text:p>-512</text:p>
          </table:table-cell>
          <table:table-cell/>
          <table:table-cell office:value-type="float" office:value="-560">
            <text:p>-560</text:p>
          </table:table-cell>
          <table:table-cell table:formula="of:=[.F237]*(-0.000732421875)" office:value-type="float" office:value="0.41015625">
            <text:p>0,410156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6391">
            <text:p>6391</text:p>
          </table:table-cell>
          <table:table-cell office:value-type="float" office:value="-896">
            <text:p>-896</text:p>
          </table:table-cell>
          <table:table-cell office:value-type="float" office:value="-704">
            <text:p>-704</text:p>
          </table:table-cell>
          <table:table-cell/>
          <table:table-cell office:value-type="float" office:value="-512">
            <text:p>-512</text:p>
          </table:table-cell>
          <table:table-cell table:formula="of:=[.F238]*(-0.000732421875)" office:value-type="float" office:value="0.375">
            <text:p>0,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6411">
            <text:p>6411</text:p>
          </table:table-cell>
          <table:table-cell office:value-type="float" office:value="-1232">
            <text:p>-1232</text:p>
          </table:table-cell>
          <table:table-cell office:value-type="float" office:value="-784">
            <text:p>-784</text:p>
          </table:table-cell>
          <table:table-cell/>
          <table:table-cell office:value-type="float" office:value="-448">
            <text:p>-448</text:p>
          </table:table-cell>
          <table:table-cell table:formula="of:=[.F239]*(-0.000732421875)" office:value-type="float" office:value="0.328125">
            <text:p>0,3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6430">
            <text:p>6430</text:p>
          </table:table-cell>
          <table:table-cell office:value-type="float" office:value="-1360">
            <text:p>-1360</text:p>
          </table:table-cell>
          <table:table-cell office:value-type="float" office:value="-768">
            <text:p>-768</text:p>
          </table:table-cell>
          <table:table-cell/>
          <table:table-cell office:value-type="float" office:value="-512">
            <text:p>-512</text:p>
          </table:table-cell>
          <table:table-cell table:formula="of:=[.F240]*(-0.000732421875)" office:value-type="float" office:value="0.375">
            <text:p>0,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6453">
            <text:p>6453</text:p>
          </table:table-cell>
          <table:table-cell office:value-type="float" office:value="-1152">
            <text:p>-1152</text:p>
          </table:table-cell>
          <table:table-cell office:value-type="float" office:value="-720">
            <text:p>-720</text:p>
          </table:table-cell>
          <table:table-cell/>
          <table:table-cell office:value-type="float" office:value="-496">
            <text:p>-496</text:p>
          </table:table-cell>
          <table:table-cell table:formula="of:=[.F241]*(-0.000732421875)" office:value-type="float" office:value="0.36328125">
            <text:p>0,363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6471">
            <text:p>6471</text:p>
          </table:table-cell>
          <table:table-cell office:value-type="float" office:value="-768">
            <text:p>-768</text:p>
          </table:table-cell>
          <table:table-cell office:value-type="float" office:value="-624">
            <text:p>-624</text:p>
          </table:table-cell>
          <table:table-cell/>
          <table:table-cell office:value-type="float" office:value="-496">
            <text:p>-496</text:p>
          </table:table-cell>
          <table:table-cell table:formula="of:=[.F242]*(-0.000732421875)" office:value-type="float" office:value="0.36328125">
            <text:p>0,363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6490">
            <text:p>6490</text:p>
          </table:table-cell>
          <table:table-cell office:value-type="float" office:value="-816">
            <text:p>-816</text:p>
          </table:table-cell>
          <table:table-cell office:value-type="float" office:value="-608">
            <text:p>-608</text:p>
          </table:table-cell>
          <table:table-cell/>
          <table:table-cell office:value-type="float" office:value="-480">
            <text:p>-480</text:p>
          </table:table-cell>
          <table:table-cell table:formula="of:=[.F243]*(-0.000732421875)" office:value-type="float" office:value="0.3515625">
            <text:p>0,3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6507">
            <text:p>6507</text:p>
          </table:table-cell>
          <table:table-cell office:value-type="float" office:value="-1072">
            <text:p>-1072</text:p>
          </table:table-cell>
          <table:table-cell office:value-type="float" office:value="-624">
            <text:p>-624</text:p>
          </table:table-cell>
          <table:table-cell/>
          <table:table-cell office:value-type="float" office:value="-512">
            <text:p>-512</text:p>
          </table:table-cell>
          <table:table-cell table:formula="of:=[.F244]*(-0.000732421875)" office:value-type="float" office:value="0.375">
            <text:p>0,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6525">
            <text:p>6525</text:p>
          </table:table-cell>
          <table:table-cell office:value-type="float" office:value="-1472">
            <text:p>-1472</text:p>
          </table:table-cell>
          <table:table-cell office:value-type="float" office:value="-800">
            <text:p>-800</text:p>
          </table:table-cell>
          <table:table-cell/>
          <table:table-cell office:value-type="float" office:value="-448">
            <text:p>-448</text:p>
          </table:table-cell>
          <table:table-cell table:formula="of:=[.F245]*(-0.000732421875)" office:value-type="float" office:value="0.328125">
            <text:p>0,3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6544">
            <text:p>6544</text:p>
          </table:table-cell>
          <table:table-cell office:value-type="float" office:value="-1616">
            <text:p>-1616</text:p>
          </table:table-cell>
          <table:table-cell office:value-type="float" office:value="-864">
            <text:p>-864</text:p>
          </table:table-cell>
          <table:table-cell/>
          <table:table-cell office:value-type="float" office:value="-480">
            <text:p>-480</text:p>
          </table:table-cell>
          <table:table-cell table:formula="of:=[.F246]*(-0.000732421875)" office:value-type="float" office:value="0.3515625">
            <text:p>0,3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6562">
            <text:p>6562</text:p>
          </table:table-cell>
          <table:table-cell office:value-type="float" office:value="-1312">
            <text:p>-1312</text:p>
          </table:table-cell>
          <table:table-cell office:value-type="float" office:value="-656">
            <text:p>-656</text:p>
          </table:table-cell>
          <table:table-cell/>
          <table:table-cell office:value-type="float" office:value="-512">
            <text:p>-512</text:p>
          </table:table-cell>
          <table:table-cell table:formula="of:=[.F247]*(-0.000732421875)" office:value-type="float" office:value="0.375">
            <text:p>0,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6580">
            <text:p>6580</text:p>
          </table:table-cell>
          <table:table-cell office:value-type="float" office:value="-1152">
            <text:p>-1152</text:p>
          </table:table-cell>
          <table:table-cell office:value-type="float" office:value="-608">
            <text:p>-608</text:p>
          </table:table-cell>
          <table:table-cell/>
          <table:table-cell office:value-type="float" office:value="-512">
            <text:p>-512</text:p>
          </table:table-cell>
          <table:table-cell table:formula="of:=[.F248]*(-0.000732421875)" office:value-type="float" office:value="0.375">
            <text:p>0,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6598">
            <text:p>6598</text:p>
          </table:table-cell>
          <table:table-cell office:value-type="float" office:value="-848">
            <text:p>-848</text:p>
          </table:table-cell>
          <table:table-cell office:value-type="float" office:value="-528">
            <text:p>-528</text:p>
          </table:table-cell>
          <table:table-cell/>
          <table:table-cell office:value-type="float" office:value="-592">
            <text:p>-592</text:p>
          </table:table-cell>
          <table:table-cell table:formula="of:=[.F249]*(-0.000732421875)" office:value-type="float" office:value="0.43359375">
            <text:p>0,4335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6617">
            <text:p>6617</text:p>
          </table:table-cell>
          <table:table-cell office:value-type="float" office:value="-704">
            <text:p>-704</text:p>
          </table:table-cell>
          <table:table-cell office:value-type="float" office:value="-640">
            <text:p>-640</text:p>
          </table:table-cell>
          <table:table-cell/>
          <table:table-cell office:value-type="float" office:value="-528">
            <text:p>-528</text:p>
          </table:table-cell>
          <table:table-cell table:formula="of:=[.F250]*(-0.000732421875)" office:value-type="float" office:value="0.38671875">
            <text:p>0,3867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6634">
            <text:p>6634</text:p>
          </table:table-cell>
          <table:table-cell office:value-type="float" office:value="-880">
            <text:p>-880</text:p>
          </table:table-cell>
          <table:table-cell office:value-type="float" office:value="-784">
            <text:p>-784</text:p>
          </table:table-cell>
          <table:table-cell/>
          <table:table-cell office:value-type="float" office:value="-592">
            <text:p>-592</text:p>
          </table:table-cell>
          <table:table-cell table:formula="of:=[.F251]*(-0.000732421875)" office:value-type="float" office:value="0.43359375">
            <text:p>0,4335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6652">
            <text:p>6652</text:p>
          </table:table-cell>
          <table:table-cell office:value-type="float" office:value="-1088">
            <text:p>-1088</text:p>
          </table:table-cell>
          <table:table-cell office:value-type="float" office:value="-784">
            <text:p>-784</text:p>
          </table:table-cell>
          <table:table-cell/>
          <table:table-cell office:value-type="float" office:value="-512">
            <text:p>-512</text:p>
          </table:table-cell>
          <table:table-cell table:formula="of:=[.F252]*(-0.000732421875)" office:value-type="float" office:value="0.375">
            <text:p>0,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6671">
            <text:p>6671</text:p>
          </table:table-cell>
          <table:table-cell office:value-type="float" office:value="-1072">
            <text:p>-1072</text:p>
          </table:table-cell>
          <table:table-cell office:value-type="float" office:value="-576">
            <text:p>-576</text:p>
          </table:table-cell>
          <table:table-cell/>
          <table:table-cell office:value-type="float" office:value="-656">
            <text:p>-656</text:p>
          </table:table-cell>
          <table:table-cell table:formula="of:=[.F253]*(-0.000732421875)" office:value-type="float" office:value="0.48046875">
            <text:p>0,480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6702">
            <text:p>6702</text:p>
          </table:table-cell>
          <table:table-cell office:value-type="float" office:value="-896">
            <text:p>-896</text:p>
          </table:table-cell>
          <table:table-cell office:value-type="float" office:value="-544">
            <text:p>-544</text:p>
          </table:table-cell>
          <table:table-cell/>
          <table:table-cell office:value-type="float" office:value="-608">
            <text:p>-608</text:p>
          </table:table-cell>
          <table:table-cell table:formula="of:=[.F254]*(-0.000732421875)" office:value-type="float" office:value="0.4453125">
            <text:p>0,445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6722">
            <text:p>6722</text:p>
          </table:table-cell>
          <table:table-cell office:value-type="float" office:value="-832">
            <text:p>-832</text:p>
          </table:table-cell>
          <table:table-cell office:value-type="float" office:value="-672">
            <text:p>-672</text:p>
          </table:table-cell>
          <table:table-cell/>
          <table:table-cell office:value-type="float" office:value="-656">
            <text:p>-656</text:p>
          </table:table-cell>
          <table:table-cell table:formula="of:=[.F255]*(-0.000732421875)" office:value-type="float" office:value="0.48046875">
            <text:p>0,480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6740">
            <text:p>6740</text:p>
          </table:table-cell>
          <table:table-cell office:value-type="float" office:value="-768">
            <text:p>-768</text:p>
          </table:table-cell>
          <table:table-cell office:value-type="float" office:value="-656">
            <text:p>-656</text:p>
          </table:table-cell>
          <table:table-cell/>
          <table:table-cell office:value-type="float" office:value="-688">
            <text:p>-688</text:p>
          </table:table-cell>
          <table:table-cell table:formula="of:=[.F256]*(-0.000732421875)" office:value-type="float" office:value="0.50390625">
            <text:p>0,503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6763">
            <text:p>6763</text:p>
          </table:table-cell>
          <table:table-cell office:value-type="float" office:value="-1152">
            <text:p>-1152</text:p>
          </table:table-cell>
          <table:table-cell office:value-type="float" office:value="-880">
            <text:p>-880</text:p>
          </table:table-cell>
          <table:table-cell/>
          <table:table-cell office:value-type="float" office:value="-576">
            <text:p>-576</text:p>
          </table:table-cell>
          <table:table-cell table:formula="of:=[.F257]*(-0.000732421875)" office:value-type="float" office:value="0.421875">
            <text:p>0,4218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6782">
            <text:p>6782</text:p>
          </table:table-cell>
          <table:table-cell office:value-type="float" office:value="-1248">
            <text:p>-1248</text:p>
          </table:table-cell>
          <table:table-cell office:value-type="float" office:value="-784">
            <text:p>-784</text:p>
          </table:table-cell>
          <table:table-cell/>
          <table:table-cell office:value-type="float" office:value="-512">
            <text:p>-512</text:p>
          </table:table-cell>
          <table:table-cell table:formula="of:=[.F258]*(-0.000732421875)" office:value-type="float" office:value="0.375">
            <text:p>0,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6802">
            <text:p>6802</text:p>
          </table:table-cell>
          <table:table-cell office:value-type="float" office:value="-1152">
            <text:p>-1152</text:p>
          </table:table-cell>
          <table:table-cell office:value-type="float" office:value="-624">
            <text:p>-624</text:p>
          </table:table-cell>
          <table:table-cell/>
          <table:table-cell office:value-type="float" office:value="-592">
            <text:p>-592</text:p>
          </table:table-cell>
          <table:table-cell table:formula="of:=[.F259]*(-0.000732421875)" office:value-type="float" office:value="0.43359375">
            <text:p>0,4335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6845">
            <text:p>6845</text:p>
          </table:table-cell>
          <table:table-cell office:value-type="float" office:value="-832">
            <text:p>-832</text:p>
          </table:table-cell>
          <table:table-cell office:value-type="float" office:value="-592">
            <text:p>-592</text:p>
          </table:table-cell>
          <table:table-cell/>
          <table:table-cell office:value-type="float" office:value="-592">
            <text:p>-592</text:p>
          </table:table-cell>
          <table:table-cell table:formula="of:=[.F260]*(-0.000732421875)" office:value-type="float" office:value="0.43359375">
            <text:p>0,433593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6866">
            <text:p>6866</text:p>
          </table:table-cell>
          <table:table-cell office:value-type="float" office:value="-912">
            <text:p>-912</text:p>
          </table:table-cell>
          <table:table-cell office:value-type="float" office:value="-848">
            <text:p>-848</text:p>
          </table:table-cell>
          <table:table-cell/>
          <table:table-cell office:value-type="float" office:value="-512">
            <text:p>-512</text:p>
          </table:table-cell>
          <table:table-cell table:formula="of:=[.F261]*(-0.000732421875)" office:value-type="float" office:value="0.375">
            <text:p>0,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6886">
            <text:p>6886</text:p>
          </table:table-cell>
          <table:table-cell office:value-type="float" office:value="-976">
            <text:p>-976</text:p>
          </table:table-cell>
          <table:table-cell office:value-type="float" office:value="-768">
            <text:p>-768</text:p>
          </table:table-cell>
          <table:table-cell/>
          <table:table-cell office:value-type="float" office:value="-512">
            <text:p>-512</text:p>
          </table:table-cell>
          <table:table-cell table:formula="of:=[.F262]*(-0.000732421875)" office:value-type="float" office:value="0.375">
            <text:p>0,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6906">
            <text:p>6906</text:p>
          </table:table-cell>
          <table:table-cell office:value-type="float" office:value="-1040">
            <text:p>-1040</text:p>
          </table:table-cell>
          <table:table-cell office:value-type="float" office:value="-672">
            <text:p>-672</text:p>
          </table:table-cell>
          <table:table-cell/>
          <table:table-cell office:value-type="float" office:value="-576">
            <text:p>-576</text:p>
          </table:table-cell>
          <table:table-cell table:formula="of:=[.F263]*(-0.000732421875)" office:value-type="float" office:value="0.421875">
            <text:p>0,4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6926">
            <text:p>6926</text:p>
          </table:table-cell>
          <table:table-cell office:value-type="float" office:value="-1104">
            <text:p>-1104</text:p>
          </table:table-cell>
          <table:table-cell office:value-type="float" office:value="-672">
            <text:p>-672</text:p>
          </table:table-cell>
          <table:table-cell/>
          <table:table-cell office:value-type="float" office:value="-592">
            <text:p>-592</text:p>
          </table:table-cell>
          <table:table-cell table:formula="of:=[.F264]*(-0.000732421875)" office:value-type="float" office:value="0.43359375">
            <text:p>0,4335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945">
            <text:p>6945</text:p>
          </table:table-cell>
          <table:table-cell office:value-type="float" office:value="-1040">
            <text:p>-1040</text:p>
          </table:table-cell>
          <table:table-cell office:value-type="float" office:value="-688">
            <text:p>-688</text:p>
          </table:table-cell>
          <table:table-cell/>
          <table:table-cell office:value-type="float" office:value="-576">
            <text:p>-576</text:p>
          </table:table-cell>
          <table:table-cell table:formula="of:=[.F265]*(-0.000732421875)" office:value-type="float" office:value="0.421875">
            <text:p>0,4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6965">
            <text:p>6965</text:p>
          </table:table-cell>
          <table:table-cell office:value-type="float" office:value="-832">
            <text:p>-832</text:p>
          </table:table-cell>
          <table:table-cell office:value-type="float" office:value="-656">
            <text:p>-656</text:p>
          </table:table-cell>
          <table:table-cell/>
          <table:table-cell office:value-type="float" office:value="-624">
            <text:p>-624</text:p>
          </table:table-cell>
          <table:table-cell table:formula="of:=[.F266]*(-0.000732421875)" office:value-type="float" office:value="0.45703125">
            <text:p>0,457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6984">
            <text:p>6984</text:p>
          </table:table-cell>
          <table:table-cell office:value-type="float" office:value="-944">
            <text:p>-944</text:p>
          </table:table-cell>
          <table:table-cell office:value-type="float" office:value="-720">
            <text:p>-720</text:p>
          </table:table-cell>
          <table:table-cell/>
          <table:table-cell office:value-type="float" office:value="-592">
            <text:p>-592</text:p>
          </table:table-cell>
          <table:table-cell table:formula="of:=[.F267]*(-0.000732421875)" office:value-type="float" office:value="0.43359375">
            <text:p>0,4335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7004">
            <text:p>7004</text:p>
          </table:table-cell>
          <table:table-cell office:value-type="float" office:value="-896">
            <text:p>-896</text:p>
          </table:table-cell>
          <table:table-cell office:value-type="float" office:value="-704">
            <text:p>-704</text:p>
          </table:table-cell>
          <table:table-cell/>
          <table:table-cell office:value-type="float" office:value="-576">
            <text:p>-576</text:p>
          </table:table-cell>
          <table:table-cell table:formula="of:=[.F268]*(-0.000732421875)" office:value-type="float" office:value="0.421875">
            <text:p>0,4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7024">
            <text:p>7024</text:p>
          </table:table-cell>
          <table:table-cell office:value-type="float" office:value="-992">
            <text:p>-992</text:p>
          </table:table-cell>
          <table:table-cell office:value-type="float" office:value="-864">
            <text:p>-864</text:p>
          </table:table-cell>
          <table:table-cell/>
          <table:table-cell office:value-type="float" office:value="-480">
            <text:p>-480</text:p>
          </table:table-cell>
          <table:table-cell table:formula="of:=[.F269]*(-0.000732421875)" office:value-type="float" office:value="0.3515625">
            <text:p>0,3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7044">
            <text:p>7044</text:p>
          </table:table-cell>
          <table:table-cell office:value-type="float" office:value="-1344">
            <text:p>-1344</text:p>
          </table:table-cell>
          <table:table-cell office:value-type="float" office:value="-896">
            <text:p>-896</text:p>
          </table:table-cell>
          <table:table-cell/>
          <table:table-cell office:value-type="float" office:value="-432">
            <text:p>-432</text:p>
          </table:table-cell>
          <table:table-cell table:formula="of:=[.F270]*(-0.000732421875)" office:value-type="float" office:value="0.31640625">
            <text:p>0,316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7063">
            <text:p>7063</text:p>
          </table:table-cell>
          <table:table-cell office:value-type="float" office:value="-1312">
            <text:p>-1312</text:p>
          </table:table-cell>
          <table:table-cell office:value-type="float" office:value="-816">
            <text:p>-816</text:p>
          </table:table-cell>
          <table:table-cell/>
          <table:table-cell office:value-type="float" office:value="-512">
            <text:p>-512</text:p>
          </table:table-cell>
          <table:table-cell table:formula="of:=[.F271]*(-0.000732421875)" office:value-type="float" office:value="0.375">
            <text:p>0,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7083">
            <text:p>7083</text:p>
          </table:table-cell>
          <table:table-cell office:value-type="float" office:value="-1056">
            <text:p>-1056</text:p>
          </table:table-cell>
          <table:table-cell office:value-type="float" office:value="-784">
            <text:p>-784</text:p>
          </table:table-cell>
          <table:table-cell/>
          <table:table-cell office:value-type="float" office:value="-480">
            <text:p>-480</text:p>
          </table:table-cell>
          <table:table-cell table:formula="of:=[.F272]*(-0.000732421875)" office:value-type="float" office:value="0.3515625">
            <text:p>0,3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7107">
            <text:p>7107</text:p>
          </table:table-cell>
          <table:table-cell office:value-type="float" office:value="-928">
            <text:p>-928</text:p>
          </table:table-cell>
          <table:table-cell office:value-type="float" office:value="-800">
            <text:p>-800</text:p>
          </table:table-cell>
          <table:table-cell/>
          <table:table-cell office:value-type="float" office:value="-480">
            <text:p>-480</text:p>
          </table:table-cell>
          <table:table-cell table:formula="of:=[.F273]*(-0.000732421875)" office:value-type="float" office:value="0.3515625">
            <text:p>0,3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7127">
            <text:p>7127</text:p>
          </table:table-cell>
          <table:table-cell office:value-type="float" office:value="-1040">
            <text:p>-1040</text:p>
          </table:table-cell>
          <table:table-cell office:value-type="float" office:value="-944">
            <text:p>-944</text:p>
          </table:table-cell>
          <table:table-cell/>
          <table:table-cell office:value-type="float" office:value="-512">
            <text:p>-512</text:p>
          </table:table-cell>
          <table:table-cell table:formula="of:=[.F274]*(-0.000732421875)" office:value-type="float" office:value="0.375">
            <text:p>0,3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7147">
            <text:p>7147</text:p>
          </table:table-cell>
          <table:table-cell office:value-type="float" office:value="-976">
            <text:p>-976</text:p>
          </table:table-cell>
          <table:table-cell office:value-type="float" office:value="-784">
            <text:p>-784</text:p>
          </table:table-cell>
          <table:table-cell/>
          <table:table-cell office:value-type="float" office:value="-576">
            <text:p>-576</text:p>
          </table:table-cell>
          <table:table-cell table:formula="of:=[.F275]*(-0.000732421875)" office:value-type="float" office:value="0.421875">
            <text:p>0,4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7166">
            <text:p>7166</text:p>
          </table:table-cell>
          <table:table-cell office:value-type="float" office:value="-992">
            <text:p>-992</text:p>
          </table:table-cell>
          <table:table-cell office:value-type="float" office:value="-816">
            <text:p>-816</text:p>
          </table:table-cell>
          <table:table-cell/>
          <table:table-cell office:value-type="float" office:value="-512">
            <text:p>-512</text:p>
          </table:table-cell>
          <table:table-cell table:formula="of:=[.F276]*(-0.000732421875)" office:value-type="float" office:value="0.375">
            <text:p>0,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7187">
            <text:p>7187</text:p>
          </table:table-cell>
          <table:table-cell office:value-type="float" office:value="-1024">
            <text:p>-1024</text:p>
          </table:table-cell>
          <table:table-cell office:value-type="float" office:value="-944">
            <text:p>-944</text:p>
          </table:table-cell>
          <table:table-cell/>
          <table:table-cell office:value-type="float" office:value="-432">
            <text:p>-432</text:p>
          </table:table-cell>
          <table:table-cell table:formula="of:=[.F277]*(-0.000732421875)" office:value-type="float" office:value="0.31640625">
            <text:p>0,316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7206">
            <text:p>7206</text:p>
          </table:table-cell>
          <table:table-cell office:value-type="float" office:value="-1168">
            <text:p>-1168</text:p>
          </table:table-cell>
          <table:table-cell office:value-type="float" office:value="-912">
            <text:p>-912</text:p>
          </table:table-cell>
          <table:table-cell/>
          <table:table-cell office:value-type="float" office:value="-512">
            <text:p>-512</text:p>
          </table:table-cell>
          <table:table-cell table:formula="of:=[.F278]*(-0.000732421875)" office:value-type="float" office:value="0.375">
            <text:p>0,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7227">
            <text:p>7227</text:p>
          </table:table-cell>
          <table:table-cell office:value-type="float" office:value="-1168">
            <text:p>-1168</text:p>
          </table:table-cell>
          <table:table-cell office:value-type="float" office:value="-752">
            <text:p>-752</text:p>
          </table:table-cell>
          <table:table-cell/>
          <table:table-cell office:value-type="float" office:value="-496">
            <text:p>-496</text:p>
          </table:table-cell>
          <table:table-cell table:formula="of:=[.F279]*(-0.000732421875)" office:value-type="float" office:value="0.36328125">
            <text:p>0,363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7246">
            <text:p>7246</text:p>
          </table:table-cell>
          <table:table-cell office:value-type="float" office:value="-1168">
            <text:p>-1168</text:p>
          </table:table-cell>
          <table:table-cell office:value-type="float" office:value="-640">
            <text:p>-640</text:p>
          </table:table-cell>
          <table:table-cell/>
          <table:table-cell office:value-type="float" office:value="-608">
            <text:p>-608</text:p>
          </table:table-cell>
          <table:table-cell table:formula="of:=[.F280]*(-0.000732421875)" office:value-type="float" office:value="0.4453125">
            <text:p>0,445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7267">
            <text:p>7267</text:p>
          </table:table-cell>
          <table:table-cell office:value-type="float" office:value="-976">
            <text:p>-976</text:p>
          </table:table-cell>
          <table:table-cell office:value-type="float" office:value="-576">
            <text:p>-576</text:p>
          </table:table-cell>
          <table:table-cell/>
          <table:table-cell office:value-type="float" office:value="-672">
            <text:p>-672</text:p>
          </table:table-cell>
          <table:table-cell table:formula="of:=[.F281]*(-0.000732421875)" office:value-type="float" office:value="0.4921875">
            <text:p>0,49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7286">
            <text:p>7286</text:p>
          </table:table-cell>
          <table:table-cell office:value-type="float" office:value="-1040">
            <text:p>-1040</text:p>
          </table:table-cell>
          <table:table-cell office:value-type="float" office:value="-656">
            <text:p>-656</text:p>
          </table:table-cell>
          <table:table-cell/>
          <table:table-cell office:value-type="float" office:value="-624">
            <text:p>-624</text:p>
          </table:table-cell>
          <table:table-cell table:formula="of:=[.F282]*(-0.000732421875)" office:value-type="float" office:value="0.45703125">
            <text:p>0,457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7307">
            <text:p>7307</text:p>
          </table:table-cell>
          <table:table-cell office:value-type="float" office:value="-1056">
            <text:p>-1056</text:p>
          </table:table-cell>
          <table:table-cell office:value-type="float" office:value="-864">
            <text:p>-864</text:p>
          </table:table-cell>
          <table:table-cell/>
          <table:table-cell office:value-type="float" office:value="-560">
            <text:p>-560</text:p>
          </table:table-cell>
          <table:table-cell table:formula="of:=[.F283]*(-0.000732421875)" office:value-type="float" office:value="0.41015625">
            <text:p>0,410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7365">
            <text:p>7365</text:p>
          </table:table-cell>
          <table:table-cell office:value-type="float" office:value="-736">
            <text:p>-736</text:p>
          </table:table-cell>
          <table:table-cell office:value-type="float" office:value="-704">
            <text:p>-704</text:p>
          </table:table-cell>
          <table:table-cell/>
          <table:table-cell office:value-type="float" office:value="-448">
            <text:p>-448</text:p>
          </table:table-cell>
          <table:table-cell table:formula="of:=[.F284]*(-0.000732421875)" office:value-type="float" office:value="0.328125">
            <text:p>0,3281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7387">
            <text:p>7387</text:p>
          </table:table-cell>
          <table:table-cell office:value-type="float" office:value="-816">
            <text:p>-816</text:p>
          </table:table-cell>
          <table:table-cell office:value-type="float" office:value="-800">
            <text:p>-800</text:p>
          </table:table-cell>
          <table:table-cell/>
          <table:table-cell office:value-type="float" office:value="-432">
            <text:p>-432</text:p>
          </table:table-cell>
          <table:table-cell table:formula="of:=[.F285]*(-0.000732421875)" office:value-type="float" office:value="0.31640625">
            <text:p>0,316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7406">
            <text:p>7406</text:p>
          </table:table-cell>
          <table:table-cell office:value-type="float" office:value="-752">
            <text:p>-752</text:p>
          </table:table-cell>
          <table:table-cell office:value-type="float" office:value="-816">
            <text:p>-816</text:p>
          </table:table-cell>
          <table:table-cell/>
          <table:table-cell office:value-type="float" office:value="-416">
            <text:p>-416</text:p>
          </table:table-cell>
          <table:table-cell table:formula="of:=[.F286]*(-0.000732421875)" office:value-type="float" office:value="0.3046875">
            <text:p>0,30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7426">
            <text:p>7426</text:p>
          </table:table-cell>
          <table:table-cell office:value-type="float" office:value="-800">
            <text:p>-800</text:p>
          </table:table-cell>
          <table:table-cell office:value-type="float" office:value="-672">
            <text:p>-672</text:p>
          </table:table-cell>
          <table:table-cell/>
          <table:table-cell office:value-type="float" office:value="-480">
            <text:p>-480</text:p>
          </table:table-cell>
          <table:table-cell table:formula="of:=[.F287]*(-0.000732421875)" office:value-type="float" office:value="0.3515625">
            <text:p>0,3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7446">
            <text:p>7446</text:p>
          </table:table-cell>
          <table:table-cell office:value-type="float" office:value="-960">
            <text:p>-960</text:p>
          </table:table-cell>
          <table:table-cell office:value-type="float" office:value="-576">
            <text:p>-576</text:p>
          </table:table-cell>
          <table:table-cell/>
          <table:table-cell office:value-type="float" office:value="-560">
            <text:p>-560</text:p>
          </table:table-cell>
          <table:table-cell table:formula="of:=[.F288]*(-0.000732421875)" office:value-type="float" office:value="0.41015625">
            <text:p>0,410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7471">
            <text:p>7471</text:p>
          </table:table-cell>
          <table:table-cell office:value-type="float" office:value="-1072">
            <text:p>-1072</text:p>
          </table:table-cell>
          <table:table-cell office:value-type="float" office:value="-800">
            <text:p>-800</text:p>
          </table:table-cell>
          <table:table-cell/>
          <table:table-cell office:value-type="float" office:value="-496">
            <text:p>-496</text:p>
          </table:table-cell>
          <table:table-cell table:formula="of:=[.F289]*(-0.000732421875)" office:value-type="float" office:value="0.36328125">
            <text:p>0,363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7490">
            <text:p>7490</text:p>
          </table:table-cell>
          <table:table-cell office:value-type="float" office:value="-1088">
            <text:p>-1088</text:p>
          </table:table-cell>
          <table:table-cell office:value-type="float" office:value="-880">
            <text:p>-880</text:p>
          </table:table-cell>
          <table:table-cell/>
          <table:table-cell office:value-type="float" office:value="-608">
            <text:p>-608</text:p>
          </table:table-cell>
          <table:table-cell table:formula="of:=[.F290]*(-0.000732421875)" office:value-type="float" office:value="0.4453125">
            <text:p>0,44531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7511">
            <text:p>7511</text:p>
          </table:table-cell>
          <table:table-cell office:value-type="float" office:value="-1040">
            <text:p>-1040</text:p>
          </table:table-cell>
          <table:table-cell office:value-type="float" office:value="-736">
            <text:p>-736</text:p>
          </table:table-cell>
          <table:table-cell/>
          <table:table-cell office:value-type="float" office:value="-672">
            <text:p>-672</text:p>
          </table:table-cell>
          <table:table-cell table:formula="of:=[.F291]*(-0.000732421875)" office:value-type="float" office:value="0.4921875">
            <text:p>0,49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7530">
            <text:p>7530</text:p>
          </table:table-cell>
          <table:table-cell office:value-type="float" office:value="-1040">
            <text:p>-1040</text:p>
          </table:table-cell>
          <table:table-cell office:value-type="float" office:value="-608">
            <text:p>-608</text:p>
          </table:table-cell>
          <table:table-cell/>
          <table:table-cell office:value-type="float" office:value="-768">
            <text:p>-768</text:p>
          </table:table-cell>
          <table:table-cell table:formula="of:=[.F292]*(-0.000732421875)" office:value-type="float" office:value="0.5625">
            <text:p>0,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7550">
            <text:p>7550</text:p>
          </table:table-cell>
          <table:table-cell office:value-type="float" office:value="-1008">
            <text:p>-1008</text:p>
          </table:table-cell>
          <table:table-cell office:value-type="float" office:value="-672">
            <text:p>-672</text:p>
          </table:table-cell>
          <table:table-cell/>
          <table:table-cell office:value-type="float" office:value="-800">
            <text:p>-800</text:p>
          </table:table-cell>
          <table:table-cell table:formula="of:=[.F293]*(-0.000732421875)" office:value-type="float" office:value="0.5859375">
            <text:p>0,585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7571">
            <text:p>7571</text:p>
          </table:table-cell>
          <table:table-cell office:value-type="float" office:value="-1024">
            <text:p>-1024</text:p>
          </table:table-cell>
          <table:table-cell office:value-type="float" office:value="-896">
            <text:p>-896</text:p>
          </table:table-cell>
          <table:table-cell/>
          <table:table-cell office:value-type="float" office:value="-592">
            <text:p>-592</text:p>
          </table:table-cell>
          <table:table-cell table:formula="of:=[.F294]*(-0.000732421875)" office:value-type="float" office:value="0.43359375">
            <text:p>0,4335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7590">
            <text:p>7590</text:p>
          </table:table-cell>
          <table:table-cell office:value-type="float" office:value="-1312">
            <text:p>-1312</text:p>
          </table:table-cell>
          <table:table-cell office:value-type="float" office:value="-928">
            <text:p>-928</text:p>
          </table:table-cell>
          <table:table-cell/>
          <table:table-cell office:value-type="float" office:value="-528">
            <text:p>-528</text:p>
          </table:table-cell>
          <table:table-cell table:formula="of:=[.F295]*(-0.000732421875)" office:value-type="float" office:value="0.38671875">
            <text:p>0,3867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7610">
            <text:p>7610</text:p>
          </table:table-cell>
          <table:table-cell office:value-type="float" office:value="-1408">
            <text:p>-1408</text:p>
          </table:table-cell>
          <table:table-cell office:value-type="float" office:value="-800">
            <text:p>-800</text:p>
          </table:table-cell>
          <table:table-cell/>
          <table:table-cell office:value-type="float" office:value="-544">
            <text:p>-544</text:p>
          </table:table-cell>
          <table:table-cell table:formula="of:=[.F296]*(-0.000732421875)" office:value-type="float" office:value="0.3984375">
            <text:p>0,39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7630">
            <text:p>7630</text:p>
          </table:table-cell>
          <table:table-cell office:value-type="float" office:value="-1248">
            <text:p>-1248</text:p>
          </table:table-cell>
          <table:table-cell office:value-type="float" office:value="-656">
            <text:p>-656</text:p>
          </table:table-cell>
          <table:table-cell/>
          <table:table-cell office:value-type="float" office:value="-512">
            <text:p>-512</text:p>
          </table:table-cell>
          <table:table-cell table:formula="of:=[.F297]*(-0.000732421875)" office:value-type="float" office:value="0.375">
            <text:p>0,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7651">
            <text:p>7651</text:p>
          </table:table-cell>
          <table:table-cell office:value-type="float" office:value="-1040">
            <text:p>-1040</text:p>
          </table:table-cell>
          <table:table-cell office:value-type="float" office:value="-832">
            <text:p>-832</text:p>
          </table:table-cell>
          <table:table-cell/>
          <table:table-cell office:value-type="float" office:value="-416">
            <text:p>-416</text:p>
          </table:table-cell>
          <table:table-cell table:formula="of:=[.F298]*(-0.000732421875)" office:value-type="float" office:value="0.3046875">
            <text:p>0,30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7670">
            <text:p>7670</text:p>
          </table:table-cell>
          <table:table-cell office:value-type="float" office:value="-1072">
            <text:p>-1072</text:p>
          </table:table-cell>
          <table:table-cell office:value-type="float" office:value="-784">
            <text:p>-784</text:p>
          </table:table-cell>
          <table:table-cell/>
          <table:table-cell office:value-type="float" office:value="-432">
            <text:p>-432</text:p>
          </table:table-cell>
          <table:table-cell table:formula="of:=[.F299]*(-0.000732421875)" office:value-type="float" office:value="0.31640625">
            <text:p>0,316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7691">
            <text:p>7691</text:p>
          </table:table-cell>
          <table:table-cell office:value-type="float" office:value="-1056">
            <text:p>-1056</text:p>
          </table:table-cell>
          <table:table-cell office:value-type="float" office:value="-656">
            <text:p>-656</text:p>
          </table:table-cell>
          <table:table-cell/>
          <table:table-cell office:value-type="float" office:value="-448">
            <text:p>-448</text:p>
          </table:table-cell>
          <table:table-cell table:formula="of:=[.F300]*(-0.000732421875)" office:value-type="float" office:value="0.328125">
            <text:p>0,3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7710">
            <text:p>7710</text:p>
          </table:table-cell>
          <table:table-cell office:value-type="float" office:value="-1104">
            <text:p>-1104</text:p>
          </table:table-cell>
          <table:table-cell office:value-type="float" office:value="-624">
            <text:p>-624</text:p>
          </table:table-cell>
          <table:table-cell/>
          <table:table-cell office:value-type="float" office:value="-416">
            <text:p>-416</text:p>
          </table:table-cell>
          <table:table-cell table:formula="of:=[.F301]*(-0.000732421875)" office:value-type="float" office:value="0.3046875">
            <text:p>0,30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7731">
            <text:p>7731</text:p>
          </table:table-cell>
          <table:table-cell office:value-type="float" office:value="-1248">
            <text:p>-1248</text:p>
          </table:table-cell>
          <table:table-cell office:value-type="float" office:value="-592">
            <text:p>-592</text:p>
          </table:table-cell>
          <table:table-cell/>
          <table:table-cell office:value-type="float" office:value="-512">
            <text:p>-512</text:p>
          </table:table-cell>
          <table:table-cell table:formula="of:=[.F302]*(-0.000732421875)" office:value-type="float" office:value="0.375">
            <text:p>0,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7750">
            <text:p>7750</text:p>
          </table:table-cell>
          <table:table-cell office:value-type="float" office:value="-1264">
            <text:p>-1264</text:p>
          </table:table-cell>
          <table:table-cell office:value-type="float" office:value="-608">
            <text:p>-608</text:p>
          </table:table-cell>
          <table:table-cell/>
          <table:table-cell office:value-type="float" office:value="-576">
            <text:p>-576</text:p>
          </table:table-cell>
          <table:table-cell table:formula="of:=[.F303]*(-0.000732421875)" office:value-type="float" office:value="0.421875">
            <text:p>0,4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7775">
            <text:p>7775</text:p>
          </table:table-cell>
          <table:table-cell office:value-type="float" office:value="-1152">
            <text:p>-1152</text:p>
          </table:table-cell>
          <table:table-cell office:value-type="float" office:value="-656">
            <text:p>-656</text:p>
          </table:table-cell>
          <table:table-cell/>
          <table:table-cell office:value-type="float" office:value="-576">
            <text:p>-576</text:p>
          </table:table-cell>
          <table:table-cell table:formula="of:=[.F304]*(-0.000732421875)" office:value-type="float" office:value="0.421875">
            <text:p>0,4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7795">
            <text:p>7795</text:p>
          </table:table-cell>
          <table:table-cell office:value-type="float" office:value="-1040">
            <text:p>-1040</text:p>
          </table:table-cell>
          <table:table-cell office:value-type="float" office:value="-720">
            <text:p>-720</text:p>
          </table:table-cell>
          <table:table-cell/>
          <table:table-cell office:value-type="float" office:value="-512">
            <text:p>-512</text:p>
          </table:table-cell>
          <table:table-cell table:formula="of:=[.F305]*(-0.000732421875)" office:value-type="float" office:value="0.375">
            <text:p>0,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7815">
            <text:p>7815</text:p>
          </table:table-cell>
          <table:table-cell office:value-type="float" office:value="-1184">
            <text:p>-1184</text:p>
          </table:table-cell>
          <table:table-cell office:value-type="float" office:value="-800">
            <text:p>-800</text:p>
          </table:table-cell>
          <table:table-cell/>
          <table:table-cell office:value-type="float" office:value="-560">
            <text:p>-560</text:p>
          </table:table-cell>
          <table:table-cell table:formula="of:=[.F306]*(-0.000732421875)" office:value-type="float" office:value="0.41015625">
            <text:p>0,410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7858">
            <text:p>7858</text:p>
          </table:table-cell>
          <table:table-cell office:value-type="float" office:value="-1088">
            <text:p>-1088</text:p>
          </table:table-cell>
          <table:table-cell office:value-type="float" office:value="-704">
            <text:p>-704</text:p>
          </table:table-cell>
          <table:table-cell/>
          <table:table-cell office:value-type="float" office:value="-592">
            <text:p>-592</text:p>
          </table:table-cell>
          <table:table-cell table:formula="of:=[.F307]*(-0.000732421875)" office:value-type="float" office:value="0.43359375">
            <text:p>0,433593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7880">
            <text:p>7880</text:p>
          </table:table-cell>
          <table:table-cell office:value-type="float" office:value="-848">
            <text:p>-848</text:p>
          </table:table-cell>
          <table:table-cell office:value-type="float" office:value="-656">
            <text:p>-656</text:p>
          </table:table-cell>
          <table:table-cell/>
          <table:table-cell office:value-type="float" office:value="-336">
            <text:p>-336</text:p>
          </table:table-cell>
          <table:table-cell table:formula="of:=[.F308]*(-0.000732421875)" office:value-type="float" office:value="0.24609375">
            <text:p>0,246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900">
            <text:p>7900</text:p>
          </table:table-cell>
          <table:table-cell office:value-type="float" office:value="-1040">
            <text:p>-1040</text:p>
          </table:table-cell>
          <table:table-cell office:value-type="float" office:value="-608">
            <text:p>-608</text:p>
          </table:table-cell>
          <table:table-cell/>
          <table:table-cell office:value-type="float" office:value="-672">
            <text:p>-672</text:p>
          </table:table-cell>
          <table:table-cell table:formula="of:=[.F309]*(-0.000732421875)" office:value-type="float" office:value="0.4921875">
            <text:p>0,49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7920">
            <text:p>7920</text:p>
          </table:table-cell>
          <table:table-cell office:value-type="float" office:value="-1184">
            <text:p>-1184</text:p>
          </table:table-cell>
          <table:table-cell office:value-type="float" office:value="-224">
            <text:p>-224</text:p>
          </table:table-cell>
          <table:table-cell/>
          <table:table-cell office:value-type="float" office:value="-1008">
            <text:p>-1008</text:p>
          </table:table-cell>
          <table:table-cell table:formula="of:=[.F310]*(-0.000732421875)" office:value-type="float" office:value="0.73828125">
            <text:p>0,738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7940">
            <text:p>7940</text:p>
          </table:table-cell>
          <table:table-cell office:value-type="float" office:value="-1168">
            <text:p>-1168</text:p>
          </table:table-cell>
          <table:table-cell office:value-type="float" office:value="-352">
            <text:p>-352</text:p>
          </table:table-cell>
          <table:table-cell/>
          <table:table-cell office:value-type="float" office:value="-864">
            <text:p>-864</text:p>
          </table:table-cell>
          <table:table-cell table:formula="of:=[.F311]*(-0.000732421875)" office:value-type="float" office:value="0.6328125">
            <text:p>0,63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7972">
            <text:p>7972</text:p>
          </table:table-cell>
          <table:table-cell office:value-type="float" office:value="-1040">
            <text:p>-1040</text:p>
          </table:table-cell>
          <table:table-cell office:value-type="float" office:value="-640">
            <text:p>-640</text:p>
          </table:table-cell>
          <table:table-cell/>
          <table:table-cell office:value-type="float" office:value="-704">
            <text:p>-704</text:p>
          </table:table-cell>
          <table:table-cell table:formula="of:=[.F312]*(-0.000732421875)" office:value-type="float" office:value="0.515625">
            <text:p>0,5156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8002">
            <text:p>8002</text:p>
          </table:table-cell>
          <table:table-cell office:value-type="float" office:value="-1184">
            <text:p>-1184</text:p>
          </table:table-cell>
          <table:table-cell office:value-type="float" office:value="-736">
            <text:p>-736</text:p>
          </table:table-cell>
          <table:table-cell/>
          <table:table-cell office:value-type="float" office:value="-720">
            <text:p>-720</text:p>
          </table:table-cell>
          <table:table-cell table:formula="of:=[.F313]*(-0.000732421875)" office:value-type="float" office:value="0.52734375">
            <text:p>0,527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8023">
            <text:p>8023</text:p>
          </table:table-cell>
          <table:table-cell office:value-type="float" office:value="-1360">
            <text:p>-1360</text:p>
          </table:table-cell>
          <table:table-cell office:value-type="float" office:value="-640">
            <text:p>-640</text:p>
          </table:table-cell>
          <table:table-cell/>
          <table:table-cell office:value-type="float" office:value="-896">
            <text:p>-896</text:p>
          </table:table-cell>
          <table:table-cell table:formula="of:=[.F314]*(-0.000732421875)" office:value-type="float" office:value="0.65625">
            <text:p>0,6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8042">
            <text:p>8042</text:p>
          </table:table-cell>
          <table:table-cell office:value-type="float" office:value="-1168">
            <text:p>-1168</text:p>
          </table:table-cell>
          <table:table-cell office:value-type="float" office:value="-560">
            <text:p>-560</text:p>
          </table:table-cell>
          <table:table-cell/>
          <table:table-cell office:value-type="float" office:value="-1040">
            <text:p>-1040</text:p>
          </table:table-cell>
          <table:table-cell table:formula="of:=[.F315]*(-0.000732421875)" office:value-type="float" office:value="0.76171875">
            <text:p>0,7617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8062">
            <text:p>8062</text:p>
          </table:table-cell>
          <table:table-cell office:value-type="float" office:value="-832">
            <text:p>-832</text:p>
          </table:table-cell>
          <table:table-cell office:value-type="float" office:value="-192">
            <text:p>-192</text:p>
          </table:table-cell>
          <table:table-cell/>
          <table:table-cell office:value-type="float" office:value="-1120">
            <text:p>-1120</text:p>
          </table:table-cell>
          <table:table-cell table:formula="of:=[.F316]*(-0.000732421875)" office:value-type="float" office:value="0.8203125">
            <text:p>0,82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8082">
            <text:p>8082</text:p>
          </table:table-cell>
          <table:table-cell office:value-type="float" office:value="-784">
            <text:p>-784</text:p>
          </table:table-cell>
          <table:table-cell office:value-type="float" office:value="-144">
            <text:p>-144</text:p>
          </table:table-cell>
          <table:table-cell/>
          <table:table-cell office:value-type="float" office:value="-1136">
            <text:p>-1136</text:p>
          </table:table-cell>
          <table:table-cell table:formula="of:=[.F317]*(-0.000732421875)" office:value-type="float" office:value="0.83203125">
            <text:p>0,832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8102">
            <text:p>8102</text:p>
          </table:table-cell>
          <table:table-cell office:value-type="float" office:value="-928">
            <text:p>-928</text:p>
          </table:table-cell>
          <table:table-cell office:value-type="float" office:value="-304">
            <text:p>-304</text:p>
          </table:table-cell>
          <table:table-cell/>
          <table:table-cell office:value-type="float" office:value="-1008">
            <text:p>-1008</text:p>
          </table:table-cell>
          <table:table-cell table:formula="of:=[.F318]*(-0.000732421875)" office:value-type="float" office:value="0.73828125">
            <text:p>0,738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8123">
            <text:p>8123</text:p>
          </table:table-cell>
          <table:table-cell office:value-type="float" office:value="-1280">
            <text:p>-1280</text:p>
          </table:table-cell>
          <table:table-cell office:value-type="float" office:value="-528">
            <text:p>-528</text:p>
          </table:table-cell>
          <table:table-cell/>
          <table:table-cell office:value-type="float" office:value="-1056">
            <text:p>-1056</text:p>
          </table:table-cell>
          <table:table-cell table:formula="of:=[.F319]*(-0.000732421875)" office:value-type="float" office:value="0.7734375">
            <text:p>0,77343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8147">
            <text:p>8147</text:p>
          </table:table-cell>
          <table:table-cell office:value-type="float" office:value="-1376">
            <text:p>-1376</text:p>
          </table:table-cell>
          <table:table-cell office:value-type="float" office:value="-240">
            <text:p>-240</text:p>
          </table:table-cell>
          <table:table-cell/>
          <table:table-cell office:value-type="float" office:value="-1152">
            <text:p>-1152</text:p>
          </table:table-cell>
          <table:table-cell table:formula="of:=[.F320]*(-0.000732421875)" office:value-type="float" office:value="0.84375">
            <text:p>0,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8167">
            <text:p>8167</text:p>
          </table:table-cell>
          <table:table-cell office:value-type="float" office:value="-1056">
            <text:p>-1056</text:p>
          </table:table-cell>
          <table:table-cell office:value-type="float" office:value="-176">
            <text:p>-176</text:p>
          </table:table-cell>
          <table:table-cell/>
          <table:table-cell office:value-type="float" office:value="-1072">
            <text:p>-1072</text:p>
          </table:table-cell>
          <table:table-cell table:formula="of:=[.F321]*(-0.000732421875)" office:value-type="float" office:value="0.78515625">
            <text:p>0,78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8187">
            <text:p>8187</text:p>
          </table:table-cell>
          <table:table-cell office:value-type="float" office:value="-848">
            <text:p>-848</text:p>
          </table:table-cell>
          <table:table-cell office:value-type="float" office:value="-272">
            <text:p>-272</text:p>
          </table:table-cell>
          <table:table-cell/>
          <table:table-cell office:value-type="float" office:value="-1072">
            <text:p>-1072</text:p>
          </table:table-cell>
          <table:table-cell table:formula="of:=[.F322]*(-0.000732421875)" office:value-type="float" office:value="0.78515625">
            <text:p>0,78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8207">
            <text:p>8207</text:p>
          </table:table-cell>
          <table:table-cell office:value-type="float" office:value="-512">
            <text:p>-512</text:p>
          </table:table-cell>
          <table:table-cell office:value-type="float" office:value="-272">
            <text:p>-272</text:p>
          </table:table-cell>
          <table:table-cell/>
          <table:table-cell office:value-type="float" office:value="-992">
            <text:p>-992</text:p>
          </table:table-cell>
          <table:table-cell table:formula="of:=[.F323]*(-0.000732421875)" office:value-type="float" office:value="0.7265625">
            <text:p>0,726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8227">
            <text:p>8227</text:p>
          </table:table-cell>
          <table:table-cell office:value-type="float" office:value="-640">
            <text:p>-640</text:p>
          </table:table-cell>
          <table:table-cell office:value-type="float" office:value="-304">
            <text:p>-304</text:p>
          </table:table-cell>
          <table:table-cell/>
          <table:table-cell office:value-type="float" office:value="-944">
            <text:p>-944</text:p>
          </table:table-cell>
          <table:table-cell table:formula="of:=[.F324]*(-0.000732421875)" office:value-type="float" office:value="0.69140625">
            <text:p>0,691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8247">
            <text:p>8247</text:p>
          </table:table-cell>
          <table:table-cell office:value-type="float" office:value="-784">
            <text:p>-784</text:p>
          </table:table-cell>
          <table:table-cell office:value-type="float" office:value="-288">
            <text:p>-288</text:p>
          </table:table-cell>
          <table:table-cell/>
          <table:table-cell office:value-type="float" office:value="-912">
            <text:p>-912</text:p>
          </table:table-cell>
          <table:table-cell table:formula="of:=[.F325]*(-0.000732421875)" office:value-type="float" office:value="0.66796875">
            <text:p>0,6679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8267">
            <text:p>8267</text:p>
          </table:table-cell>
          <table:table-cell office:value-type="float" office:value="-960">
            <text:p>-960</text:p>
          </table:table-cell>
          <table:table-cell office:value-type="float" office:value="-256">
            <text:p>-256</text:p>
          </table:table-cell>
          <table:table-cell/>
          <table:table-cell office:value-type="float" office:value="-976">
            <text:p>-976</text:p>
          </table:table-cell>
          <table:table-cell table:formula="of:=[.F326]*(-0.000732421875)" office:value-type="float" office:value="0.71484375">
            <text:p>0,714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8287">
            <text:p>8287</text:p>
          </table:table-cell>
          <table:table-cell office:value-type="float" office:value="-848">
            <text:p>-848</text:p>
          </table:table-cell>
          <table:table-cell office:value-type="float" office:value="-288">
            <text:p>-288</text:p>
          </table:table-cell>
          <table:table-cell/>
          <table:table-cell office:value-type="float" office:value="-832">
            <text:p>-832</text:p>
          </table:table-cell>
          <table:table-cell table:formula="of:=[.F327]*(-0.000732421875)" office:value-type="float" office:value="0.609375">
            <text:p>0,6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8307">
            <text:p>8307</text:p>
          </table:table-cell>
          <table:table-cell office:value-type="float" office:value="-880">
            <text:p>-880</text:p>
          </table:table-cell>
          <table:table-cell office:value-type="float" office:value="-400">
            <text:p>-400</text:p>
          </table:table-cell>
          <table:table-cell/>
          <table:table-cell office:value-type="float" office:value="-896">
            <text:p>-896</text:p>
          </table:table-cell>
          <table:table-cell table:formula="of:=[.F328]*(-0.000732421875)" office:value-type="float" office:value="0.65625">
            <text:p>0,6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8327">
            <text:p>8327</text:p>
          </table:table-cell>
          <table:table-cell office:value-type="float" office:value="-976">
            <text:p>-976</text:p>
          </table:table-cell>
          <table:table-cell office:value-type="float" office:value="-528">
            <text:p>-528</text:p>
          </table:table-cell>
          <table:table-cell/>
          <table:table-cell office:value-type="float" office:value="-800">
            <text:p>-800</text:p>
          </table:table-cell>
          <table:table-cell table:formula="of:=[.F329]*(-0.000732421875)" office:value-type="float" office:value="0.5859375">
            <text:p>0,585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8347">
            <text:p>8347</text:p>
          </table:table-cell>
          <table:table-cell office:value-type="float" office:value="-768">
            <text:p>-768</text:p>
          </table:table-cell>
          <table:table-cell office:value-type="float" office:value="-720">
            <text:p>-720</text:p>
          </table:table-cell>
          <table:table-cell/>
          <table:table-cell office:value-type="float" office:value="-704">
            <text:p>-704</text:p>
          </table:table-cell>
          <table:table-cell table:formula="of:=[.F330]*(-0.000732421875)" office:value-type="float" office:value="0.515625">
            <text:p>0,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8393">
            <text:p>8393</text:p>
          </table:table-cell>
          <table:table-cell office:value-type="float" office:value="-1072">
            <text:p>-1072</text:p>
          </table:table-cell>
          <table:table-cell office:value-type="float" office:value="-784">
            <text:p>-784</text:p>
          </table:table-cell>
          <table:table-cell/>
          <table:table-cell office:value-type="float" office:value="-848">
            <text:p>-848</text:p>
          </table:table-cell>
          <table:table-cell table:formula="of:=[.F331]*(-0.000732421875)" office:value-type="float" office:value="0.62109375">
            <text:p>0,621093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8413">
            <text:p>8413</text:p>
          </table:table-cell>
          <table:table-cell office:value-type="float" office:value="-896">
            <text:p>-896</text:p>
          </table:table-cell>
          <table:table-cell office:value-type="float" office:value="-784">
            <text:p>-784</text:p>
          </table:table-cell>
          <table:table-cell/>
          <table:table-cell office:value-type="float" office:value="-928">
            <text:p>-928</text:p>
          </table:table-cell>
          <table:table-cell table:formula="of:=[.F332]*(-0.000732421875)" office:value-type="float" office:value="0.6796875">
            <text:p>0,679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8433">
            <text:p>8433</text:p>
          </table:table-cell>
          <table:table-cell office:value-type="float" office:value="-1040">
            <text:p>-1040</text:p>
          </table:table-cell>
          <table:table-cell office:value-type="float" office:value="-640">
            <text:p>-640</text:p>
          </table:table-cell>
          <table:table-cell/>
          <table:table-cell office:value-type="float" office:value="-960">
            <text:p>-960</text:p>
          </table:table-cell>
          <table:table-cell table:formula="of:=[.F333]*(-0.000732421875)" office:value-type="float" office:value="0.703125">
            <text:p>0,7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8453">
            <text:p>8453</text:p>
          </table:table-cell>
          <table:table-cell office:value-type="float" office:value="-944">
            <text:p>-944</text:p>
          </table:table-cell>
          <table:table-cell office:value-type="float" office:value="-800">
            <text:p>-800</text:p>
          </table:table-cell>
          <table:table-cell/>
          <table:table-cell office:value-type="float" office:value="-848">
            <text:p>-848</text:p>
          </table:table-cell>
          <table:table-cell table:formula="of:=[.F334]*(-0.000732421875)" office:value-type="float" office:value="0.62109375">
            <text:p>0,621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8477">
            <text:p>8477</text:p>
          </table:table-cell>
          <table:table-cell office:value-type="float" office:value="-960">
            <text:p>-960</text:p>
          </table:table-cell>
          <table:table-cell office:value-type="float" office:value="-1008">
            <text:p>-1008</text:p>
          </table:table-cell>
          <table:table-cell/>
          <table:table-cell office:value-type="float" office:value="-768">
            <text:p>-768</text:p>
          </table:table-cell>
          <table:table-cell table:formula="of:=[.F335]*(-0.000732421875)" office:value-type="float" office:value="0.5625">
            <text:p>0,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8498">
            <text:p>8498</text:p>
          </table:table-cell>
          <table:table-cell office:value-type="float" office:value="-896">
            <text:p>-896</text:p>
          </table:table-cell>
          <table:table-cell office:value-type="float" office:value="-912">
            <text:p>-912</text:p>
          </table:table-cell>
          <table:table-cell/>
          <table:table-cell office:value-type="float" office:value="-736">
            <text:p>-736</text:p>
          </table:table-cell>
          <table:table-cell table:formula="of:=[.F336]*(-0.000732421875)" office:value-type="float" office:value="0.5390625">
            <text:p>0,53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8518">
            <text:p>8518</text:p>
          </table:table-cell>
          <table:table-cell office:value-type="float" office:value="-1104">
            <text:p>-1104</text:p>
          </table:table-cell>
          <table:table-cell office:value-type="float" office:value="-944">
            <text:p>-944</text:p>
          </table:table-cell>
          <table:table-cell/>
          <table:table-cell office:value-type="float" office:value="-768">
            <text:p>-768</text:p>
          </table:table-cell>
          <table:table-cell table:formula="of:=[.F337]*(-0.000732421875)" office:value-type="float" office:value="0.5625">
            <text:p>0,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8538">
            <text:p>8538</text:p>
          </table:table-cell>
          <table:table-cell office:value-type="float" office:value="-864">
            <text:p>-864</text:p>
          </table:table-cell>
          <table:table-cell office:value-type="float" office:value="-976">
            <text:p>-976</text:p>
          </table:table-cell>
          <table:table-cell/>
          <table:table-cell office:value-type="float" office:value="-720">
            <text:p>-720</text:p>
          </table:table-cell>
          <table:table-cell table:formula="of:=[.F338]*(-0.000732421875)" office:value-type="float" office:value="0.52734375">
            <text:p>0,527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8558">
            <text:p>8558</text:p>
          </table:table-cell>
          <table:table-cell office:value-type="float" office:value="-768">
            <text:p>-768</text:p>
          </table:table-cell>
          <table:table-cell office:value-type="float" office:value="-896">
            <text:p>-896</text:p>
          </table:table-cell>
          <table:table-cell/>
          <table:table-cell office:value-type="float" office:value="-768">
            <text:p>-768</text:p>
          </table:table-cell>
          <table:table-cell table:formula="of:=[.F339]*(-0.000732421875)" office:value-type="float" office:value="0.5625">
            <text:p>0,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8578">
            <text:p>8578</text:p>
          </table:table-cell>
          <table:table-cell office:value-type="float" office:value="-752">
            <text:p>-752</text:p>
          </table:table-cell>
          <table:table-cell office:value-type="float" office:value="-880">
            <text:p>-880</text:p>
          </table:table-cell>
          <table:table-cell/>
          <table:table-cell office:value-type="float" office:value="-800">
            <text:p>-800</text:p>
          </table:table-cell>
          <table:table-cell table:formula="of:=[.F340]*(-0.000732421875)" office:value-type="float" office:value="0.5859375">
            <text:p>0,585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8613">
            <text:p>8613</text:p>
          </table:table-cell>
          <table:table-cell office:value-type="float" office:value="-1088">
            <text:p>-1088</text:p>
          </table:table-cell>
          <table:table-cell office:value-type="float" office:value="-1008">
            <text:p>-1008</text:p>
          </table:table-cell>
          <table:table-cell/>
          <table:table-cell office:value-type="float" office:value="-720">
            <text:p>-720</text:p>
          </table:table-cell>
          <table:table-cell table:formula="of:=[.F341]*(-0.000732421875)" office:value-type="float" office:value="0.52734375">
            <text:p>0,527343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8633">
            <text:p>8633</text:p>
          </table:table-cell>
          <table:table-cell office:value-type="float" office:value="-1248">
            <text:p>-1248</text:p>
          </table:table-cell>
          <table:table-cell office:value-type="float" office:value="-880">
            <text:p>-880</text:p>
          </table:table-cell>
          <table:table-cell/>
          <table:table-cell office:value-type="float" office:value="-800">
            <text:p>-800</text:p>
          </table:table-cell>
          <table:table-cell table:formula="of:=[.F342]*(-0.000732421875)" office:value-type="float" office:value="0.5859375">
            <text:p>0,585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8653">
            <text:p>8653</text:p>
          </table:table-cell>
          <table:table-cell office:value-type="float" office:value="-1120">
            <text:p>-1120</text:p>
          </table:table-cell>
          <table:table-cell office:value-type="float" office:value="-384">
            <text:p>-384</text:p>
          </table:table-cell>
          <table:table-cell/>
          <table:table-cell office:value-type="float" office:value="-1120">
            <text:p>-1120</text:p>
          </table:table-cell>
          <table:table-cell table:formula="of:=[.F343]*(-0.000732421875)" office:value-type="float" office:value="0.8203125">
            <text:p>0,82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8673">
            <text:p>8673</text:p>
          </table:table-cell>
          <table:table-cell office:value-type="float" office:value="-480">
            <text:p>-480</text:p>
          </table:table-cell>
          <table:table-cell office:value-type="float" office:value="-208">
            <text:p>-208</text:p>
          </table:table-cell>
          <table:table-cell/>
          <table:table-cell office:value-type="float" office:value="-1056">
            <text:p>-1056</text:p>
          </table:table-cell>
          <table:table-cell table:formula="of:=[.F344]*(-0.000732421875)" office:value-type="float" office:value="0.7734375">
            <text:p>0,77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8693">
            <text:p>8693</text:p>
          </table:table-cell>
          <table:table-cell office:value-type="float" office:value="-272">
            <text:p>-272</text:p>
          </table:table-cell>
          <table:table-cell office:value-type="float" office:value="-528">
            <text:p>-528</text:p>
          </table:table-cell>
          <table:table-cell/>
          <table:table-cell office:value-type="float" office:value="-1008">
            <text:p>-1008</text:p>
          </table:table-cell>
          <table:table-cell table:formula="of:=[.F345]*(-0.000732421875)" office:value-type="float" office:value="0.73828125">
            <text:p>0,738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8713">
            <text:p>8713</text:p>
          </table:table-cell>
          <table:table-cell office:value-type="float" office:value="-464">
            <text:p>-464</text:p>
          </table:table-cell>
          <table:table-cell office:value-type="float" office:value="-608">
            <text:p>-608</text:p>
          </table:table-cell>
          <table:table-cell/>
          <table:table-cell office:value-type="float" office:value="-960">
            <text:p>-960</text:p>
          </table:table-cell>
          <table:table-cell table:formula="of:=[.F346]*(-0.000732421875)" office:value-type="float" office:value="0.703125">
            <text:p>0,7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8733">
            <text:p>8733</text:p>
          </table:table-cell>
          <table:table-cell office:value-type="float" office:value="-1200">
            <text:p>-1200</text:p>
          </table:table-cell>
          <table:table-cell office:value-type="float" office:value="-272">
            <text:p>-272</text:p>
          </table:table-cell>
          <table:table-cell/>
          <table:table-cell office:value-type="float" office:value="-1392">
            <text:p>-1392</text:p>
          </table:table-cell>
          <table:table-cell table:formula="of:=[.F347]*(-0.000732421875)" office:value-type="float" office:value="1.01953125">
            <text:p>1,0195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8754">
            <text:p>8754</text:p>
          </table:table-cell>
          <table:table-cell office:value-type="float" office:value="-752">
            <text:p>-752</text:p>
          </table:table-cell>
          <table:table-cell office:value-type="float" office:value="-160">
            <text:p>-160</text:p>
          </table:table-cell>
          <table:table-cell/>
          <table:table-cell office:value-type="float" office:value="-1184">
            <text:p>-1184</text:p>
          </table:table-cell>
          <table:table-cell table:formula="of:=[.F348]*(-0.000732421875)" office:value-type="float" office:value="0.8671875">
            <text:p>0,867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8773">
            <text:p>8773</text:p>
          </table:table-cell>
          <table:table-cell office:value-type="float" office:value="-704">
            <text:p>-704</text:p>
          </table:table-cell>
          <table:table-cell office:value-type="float" office:value="-480">
            <text:p>-480</text:p>
          </table:table-cell>
          <table:table-cell/>
          <table:table-cell office:value-type="float" office:value="-1120">
            <text:p>-1120</text:p>
          </table:table-cell>
          <table:table-cell table:formula="of:=[.F349]*(-0.000732421875)" office:value-type="float" office:value="0.8203125">
            <text:p>0,82031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8794">
            <text:p>8794</text:p>
          </table:table-cell>
          <table:table-cell office:value-type="float" office:value="-544">
            <text:p>-544</text:p>
          </table:table-cell>
          <table:table-cell office:value-type="float" office:value="-688">
            <text:p>-688</text:p>
          </table:table-cell>
          <table:table-cell/>
          <table:table-cell office:value-type="float" office:value="-1088">
            <text:p>-1088</text:p>
          </table:table-cell>
          <table:table-cell table:formula="of:=[.F350]*(-0.000732421875)" office:value-type="float" office:value="0.796875">
            <text:p>0,79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8818">
            <text:p>8818</text:p>
          </table:table-cell>
          <table:table-cell office:value-type="float" office:value="-336">
            <text:p>-336</text:p>
          </table:table-cell>
          <table:table-cell office:value-type="float" office:value="-384">
            <text:p>-384</text:p>
          </table:table-cell>
          <table:table-cell/>
          <table:table-cell office:value-type="float" office:value="-1232">
            <text:p>-1232</text:p>
          </table:table-cell>
          <table:table-cell table:formula="of:=[.F351]*(-0.000732421875)" office:value-type="float" office:value="0.90234375">
            <text:p>0,902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8838">
            <text:p>8838</text:p>
          </table:table-cell>
          <table:table-cell office:value-type="float" office:value="-640">
            <text:p>-640</text:p>
          </table:table-cell>
          <table:table-cell office:value-type="float" office:value="-368">
            <text:p>-368</text:p>
          </table:table-cell>
          <table:table-cell/>
          <table:table-cell office:value-type="float" office:value="-1408">
            <text:p>-1408</text:p>
          </table:table-cell>
          <table:table-cell table:formula="of:=[.F352]*(-0.000732421875)" office:value-type="float" office:value="1.03125">
            <text:p>1,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858">
            <text:p>8858</text:p>
          </table:table-cell>
          <table:table-cell office:value-type="float" office:value="-976">
            <text:p>-976</text:p>
          </table:table-cell>
          <table:table-cell office:value-type="float" office:value="-592">
            <text:p>-592</text:p>
          </table:table-cell>
          <table:table-cell/>
          <table:table-cell office:value-type="float" office:value="-1152">
            <text:p>-1152</text:p>
          </table:table-cell>
          <table:table-cell table:formula="of:=[.F353]*(-0.000732421875)" office:value-type="float" office:value="0.84375">
            <text:p>0,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8901">
            <text:p>8901</text:p>
          </table:table-cell>
          <table:table-cell office:value-type="float" office:value="-560">
            <text:p>-560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800">
            <text:p>-800</text:p>
          </table:table-cell>
          <table:table-cell table:formula="of:=[.F354]*(-0.000732421875)" office:value-type="float" office:value="0.5859375">
            <text:p>0,58593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8925">
            <text:p>8925</text:p>
          </table:table-cell>
          <table:table-cell office:value-type="float" office:value="-176">
            <text:p>-176</text:p>
          </table:table-cell>
          <table:table-cell office:value-type="float" office:value="-800">
            <text:p>-800</text:p>
          </table:table-cell>
          <table:table-cell/>
          <table:table-cell office:value-type="float" office:value="-1120">
            <text:p>-1120</text:p>
          </table:table-cell>
          <table:table-cell table:formula="of:=[.F355]*(-0.000732421875)" office:value-type="float" office:value="0.8203125">
            <text:p>0,82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8944">
            <text:p>8944</text:p>
          </table:table-cell>
          <table:table-cell office:value-type="float" office:value="-464">
            <text:p>-464</text:p>
          </table:table-cell>
          <table:table-cell office:value-type="float" office:value="-384">
            <text:p>-384</text:p>
          </table:table-cell>
          <table:table-cell/>
          <table:table-cell office:value-type="float" office:value="-1568">
            <text:p>-1568</text:p>
          </table:table-cell>
          <table:table-cell table:formula="of:=[.F356]*(-0.000732421875)" office:value-type="float" office:value="1.1484375">
            <text:p>1,14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8965">
            <text:p>8965</text:p>
          </table:table-cell>
          <table:table-cell office:value-type="float" office:value="-320">
            <text:p>-320</text:p>
          </table:table-cell>
          <table:table-cell office:value-type="float" office:value="-672">
            <text:p>-672</text:p>
          </table:table-cell>
          <table:table-cell/>
          <table:table-cell office:value-type="float" office:value="-1280">
            <text:p>-1280</text:p>
          </table:table-cell>
          <table:table-cell table:formula="of:=[.F357]*(-0.000732421875)" office:value-type="float" office:value="0.9375">
            <text:p>0,93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8984">
            <text:p>8984</text:p>
          </table:table-cell>
          <table:table-cell office:value-type="float" office:value="-80">
            <text:p>-80</text:p>
          </table:table-cell>
          <table:table-cell office:value-type="float" office:value="-960">
            <text:p>-960</text:p>
          </table:table-cell>
          <table:table-cell/>
          <table:table-cell office:value-type="float" office:value="-1104">
            <text:p>-1104</text:p>
          </table:table-cell>
          <table:table-cell table:formula="of:=[.F358]*(-0.000732421875)" office:value-type="float" office:value="0.80859375">
            <text:p>0,8085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9005">
            <text:p>9005</text:p>
          </table:table-cell>
          <table:table-cell office:value-type="float" office:value="-272">
            <text:p>-272</text:p>
          </table:table-cell>
          <table:table-cell office:value-type="float" office:value="-640">
            <text:p>-640</text:p>
          </table:table-cell>
          <table:table-cell/>
          <table:table-cell office:value-type="float" office:value="-1888">
            <text:p>-1888</text:p>
          </table:table-cell>
          <table:table-cell table:formula="of:=[.F359]*(-0.000732421875)" office:value-type="float" office:value="1.3828125">
            <text:p>1,38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9025">
            <text:p>9025</text:p>
          </table:table-cell>
          <table:table-cell office:value-type="float" office:value="-464">
            <text:p>-464</text:p>
          </table:table-cell>
          <table:table-cell office:value-type="float" office:value="-768">
            <text:p>-768</text:p>
          </table:table-cell>
          <table:table-cell/>
          <table:table-cell office:value-type="float" office:value="-1600">
            <text:p>-1600</text:p>
          </table:table-cell>
          <table:table-cell table:formula="of:=[.F360]*(-0.000732421875)" office:value-type="float" office:value="1.171875">
            <text:p>1,17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9044">
            <text:p>9044</text:p>
          </table:table-cell>
          <table:table-cell office:value-type="float" office:value="-432">
            <text:p>-432</text:p>
          </table:table-cell>
          <table:table-cell office:value-type="float" office:value="-720">
            <text:p>-720</text:p>
          </table:table-cell>
          <table:table-cell/>
          <table:table-cell office:value-type="float" office:value="-1488">
            <text:p>-1488</text:p>
          </table:table-cell>
          <table:table-cell table:formula="of:=[.F361]*(-0.000732421875)" office:value-type="float" office:value="1.08984375">
            <text:p>1,089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9065">
            <text:p>9065</text:p>
          </table:table-cell>
          <table:table-cell office:value-type="float" office:value="-192">
            <text:p>-192</text:p>
          </table:table-cell>
          <table:table-cell office:value-type="float" office:value="-912">
            <text:p>-912</text:p>
          </table:table-cell>
          <table:table-cell/>
          <table:table-cell office:value-type="float" office:value="-1296">
            <text:p>-1296</text:p>
          </table:table-cell>
          <table:table-cell table:formula="of:=[.F362]*(-0.000732421875)" office:value-type="float" office:value="0.94921875">
            <text:p>0,949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9084">
            <text:p>9084</text:p>
          </table:table-cell>
          <table:table-cell office:value-type="float" office:value="48">
            <text:p>48</text:p>
          </table:table-cell>
          <table:table-cell office:value-type="float" office:value="-624">
            <text:p>-624</text:p>
          </table:table-cell>
          <table:table-cell/>
          <table:table-cell office:value-type="float" office:value="-1088">
            <text:p>-1088</text:p>
          </table:table-cell>
          <table:table-cell table:formula="of:=[.F363]*(-0.000732421875)" office:value-type="float" office:value="0.796875">
            <text:p>0,79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9105">
            <text:p>9105</text:p>
          </table:table-cell>
          <table:table-cell office:value-type="float" office:value="-160">
            <text:p>-160</text:p>
          </table:table-cell>
          <table:table-cell office:value-type="float" office:value="-640">
            <text:p>-640</text:p>
          </table:table-cell>
          <table:table-cell/>
          <table:table-cell office:value-type="float" office:value="-1152">
            <text:p>-1152</text:p>
          </table:table-cell>
          <table:table-cell table:formula="of:=[.F364]*(-0.000732421875)" office:value-type="float" office:value="0.84375">
            <text:p>0,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9124">
            <text:p>9124</text:p>
          </table:table-cell>
          <table:table-cell office:value-type="float" office:value="-448">
            <text:p>-448</text:p>
          </table:table-cell>
          <table:table-cell office:value-type="float" office:value="-672">
            <text:p>-672</text:p>
          </table:table-cell>
          <table:table-cell/>
          <table:table-cell office:value-type="float" office:value="-1248">
            <text:p>-1248</text:p>
          </table:table-cell>
          <table:table-cell table:formula="of:=[.F365]*(-0.000732421875)" office:value-type="float" office:value="0.9140625">
            <text:p>0,91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9145">
            <text:p>9145</text:p>
          </table:table-cell>
          <table:table-cell office:value-type="float" office:value="-816">
            <text:p>-816</text:p>
          </table:table-cell>
          <table:table-cell office:value-type="float" office:value="-512">
            <text:p>-512</text:p>
          </table:table-cell>
          <table:table-cell/>
          <table:table-cell office:value-type="float" office:value="-1360">
            <text:p>-1360</text:p>
          </table:table-cell>
          <table:table-cell table:formula="of:=[.F366]*(-0.000732421875)" office:value-type="float" office:value="0.99609375">
            <text:p>0,996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9169">
            <text:p>9169</text:p>
          </table:table-cell>
          <table:table-cell office:value-type="float" office:value="-640">
            <text:p>-640</text:p>
          </table:table-cell>
          <table:table-cell office:value-type="float" office:value="-256">
            <text:p>-256</text:p>
          </table:table-cell>
          <table:table-cell/>
          <table:table-cell office:value-type="float" office:value="-1312">
            <text:p>-1312</text:p>
          </table:table-cell>
          <table:table-cell table:formula="of:=[.F367]*(-0.000732421875)" office:value-type="float" office:value="0.9609375">
            <text:p>0,96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9190">
            <text:p>9190</text:p>
          </table:table-cell>
          <table:table-cell office:value-type="float" office:value="-288">
            <text:p>-288</text:p>
          </table:table-cell>
          <table:table-cell office:value-type="float" office:value="-448">
            <text:p>-448</text:p>
          </table:table-cell>
          <table:table-cell/>
          <table:table-cell office:value-type="float" office:value="-1376">
            <text:p>-1376</text:p>
          </table:table-cell>
          <table:table-cell table:formula="of:=[.F368]*(-0.000732421875)" office:value-type="float" office:value="1.0078125">
            <text:p>1,00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9223">
            <text:p>9223</text:p>
          </table:table-cell>
          <table:table-cell office:value-type="float" office:value="-272">
            <text:p>-272</text:p>
          </table:table-cell>
          <table:table-cell office:value-type="float" office:value="-592">
            <text:p>-592</text:p>
          </table:table-cell>
          <table:table-cell/>
          <table:table-cell office:value-type="float" office:value="-1328">
            <text:p>-1328</text:p>
          </table:table-cell>
          <table:table-cell table:formula="of:=[.F369]*(-0.000732421875)" office:value-type="float" office:value="0.97265625">
            <text:p>0,972656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9244">
            <text:p>9244</text:p>
          </table:table-cell>
          <table:table-cell office:value-type="float" office:value="176">
            <text:p>176</text:p>
          </table:table-cell>
          <table:table-cell office:value-type="float" office:value="-480">
            <text:p>-480</text:p>
          </table:table-cell>
          <table:table-cell/>
          <table:table-cell office:value-type="float" office:value="-1248">
            <text:p>-1248</text:p>
          </table:table-cell>
          <table:table-cell table:formula="of:=[.F370]*(-0.000732421875)" office:value-type="float" office:value="0.9140625">
            <text:p>0,91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9265">
            <text:p>9265</text:p>
          </table:table-cell>
          <table:table-cell office:value-type="float" office:value="-160">
            <text:p>-160</text:p>
          </table:table-cell>
          <table:table-cell office:value-type="float" office:value="-752">
            <text:p>-752</text:p>
          </table:table-cell>
          <table:table-cell/>
          <table:table-cell office:value-type="float" office:value="-1424">
            <text:p>-1424</text:p>
          </table:table-cell>
          <table:table-cell table:formula="of:=[.F371]*(-0.000732421875)" office:value-type="float" office:value="1.04296875">
            <text:p>1,0429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9284">
            <text:p>9284</text:p>
          </table:table-cell>
          <table:table-cell office:value-type="float" office:value="-64">
            <text:p>-64</text:p>
          </table:table-cell>
          <table:table-cell office:value-type="float" office:value="-592">
            <text:p>-592</text:p>
          </table:table-cell>
          <table:table-cell/>
          <table:table-cell office:value-type="float" office:value="-1408">
            <text:p>-1408</text:p>
          </table:table-cell>
          <table:table-cell table:formula="of:=[.F372]*(-0.000732421875)" office:value-type="float" office:value="1.03125">
            <text:p>1,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9305">
            <text:p>9305</text:p>
          </table:table-cell>
          <table:table-cell office:value-type="float" office:value="-208">
            <text:p>-208</text:p>
          </table:table-cell>
          <table:table-cell office:value-type="float" office:value="-528">
            <text:p>-528</text:p>
          </table:table-cell>
          <table:table-cell/>
          <table:table-cell office:value-type="float" office:value="-1424">
            <text:p>-1424</text:p>
          </table:table-cell>
          <table:table-cell table:formula="of:=[.F373]*(-0.000732421875)" office:value-type="float" office:value="1.04296875">
            <text:p>1,0429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9324">
            <text:p>9324</text:p>
          </table:table-cell>
          <table:table-cell office:value-type="float" office:value="-656">
            <text:p>-656</text:p>
          </table:table-cell>
          <table:table-cell office:value-type="float" office:value="-720">
            <text:p>-720</text:p>
          </table:table-cell>
          <table:table-cell/>
          <table:table-cell office:value-type="float" office:value="-1536">
            <text:p>-1536</text:p>
          </table:table-cell>
          <table:table-cell table:formula="of:=[.F374]*(-0.000732421875)" office:value-type="float" office:value="1.125">
            <text:p>1,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9345">
            <text:p>9345</text:p>
          </table:table-cell>
          <table:table-cell office:value-type="float" office:value="-320">
            <text:p>-320</text:p>
          </table:table-cell>
          <table:table-cell office:value-type="float" office:value="-464">
            <text:p>-464</text:p>
          </table:table-cell>
          <table:table-cell/>
          <table:table-cell office:value-type="float" office:value="-1584">
            <text:p>-1584</text:p>
          </table:table-cell>
          <table:table-cell table:formula="of:=[.F375]*(-0.000732421875)" office:value-type="float" office:value="1.16015625">
            <text:p>1,160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9365">
            <text:p>9365</text:p>
          </table:table-cell>
          <table:table-cell office:value-type="float" office:value="320">
            <text:p>320</text:p>
          </table:table-cell>
          <table:table-cell office:value-type="float" office:value="-368">
            <text:p>-368</text:p>
          </table:table-cell>
          <table:table-cell/>
          <table:table-cell office:value-type="float" office:value="-1440">
            <text:p>-1440</text:p>
          </table:table-cell>
          <table:table-cell table:formula="of:=[.F376]*(-0.000732421875)" office:value-type="float" office:value="1.0546875">
            <text:p>1,05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9384">
            <text:p>9384</text:p>
          </table:table-cell>
          <table:table-cell office:value-type="float" office:value="128">
            <text:p>128</text:p>
          </table:table-cell>
          <table:table-cell office:value-type="float" office:value="-608">
            <text:p>-608</text:p>
          </table:table-cell>
          <table:table-cell/>
          <table:table-cell office:value-type="float" office:value="-1568">
            <text:p>-1568</text:p>
          </table:table-cell>
          <table:table-cell table:formula="of:=[.F377]*(-0.000732421875)" office:value-type="float" office:value="1.1484375">
            <text:p>1,14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9430">
            <text:p>9430</text:p>
          </table:table-cell>
          <table:table-cell office:value-type="float" office:value="48">
            <text:p>48</text:p>
          </table:table-cell>
          <table:table-cell office:value-type="float" office:value="-272">
            <text:p>-272</text:p>
          </table:table-cell>
          <table:table-cell/>
          <table:table-cell office:value-type="float" office:value="-1568">
            <text:p>-1568</text:p>
          </table:table-cell>
          <table:table-cell table:formula="of:=[.F378]*(-0.000732421875)" office:value-type="float" office:value="1.1484375">
            <text:p>1,14843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9449">
            <text:p>9449</text:p>
          </table:table-cell>
          <table:table-cell office:value-type="float" office:value="80">
            <text:p>80</text:p>
          </table:table-cell>
          <table:table-cell office:value-type="float" office:value="-464">
            <text:p>-464</text:p>
          </table:table-cell>
          <table:table-cell/>
          <table:table-cell office:value-type="float" office:value="-1424">
            <text:p>-1424</text:p>
          </table:table-cell>
          <table:table-cell table:formula="of:=[.F379]*(-0.000732421875)" office:value-type="float" office:value="1.04296875">
            <text:p>1,0429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9469">
            <text:p>9469</text:p>
          </table:table-cell>
          <table:table-cell office:value-type="float" office:value="-336">
            <text:p>-336</text:p>
          </table:table-cell>
          <table:table-cell office:value-type="float" office:value="-704">
            <text:p>-704</text:p>
          </table:table-cell>
          <table:table-cell/>
          <table:table-cell office:value-type="float" office:value="-1504">
            <text:p>-1504</text:p>
          </table:table-cell>
          <table:table-cell table:formula="of:=[.F380]*(-0.000732421875)" office:value-type="float" office:value="1.1015625">
            <text:p>1,10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9489">
            <text:p>9489</text:p>
          </table:table-cell>
          <table:table-cell office:value-type="float" office:value="-208">
            <text:p>-208</text:p>
          </table:table-cell>
          <table:table-cell office:value-type="float" office:value="-544">
            <text:p>-544</text:p>
          </table:table-cell>
          <table:table-cell/>
          <table:table-cell office:value-type="float" office:value="-1312">
            <text:p>-1312</text:p>
          </table:table-cell>
          <table:table-cell table:formula="of:=[.F381]*(-0.000732421875)" office:value-type="float" office:value="0.9609375">
            <text:p>0,96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9513">
            <text:p>9513</text:p>
          </table:table-cell>
          <table:table-cell office:value-type="float" office:value="304">
            <text:p>304</text:p>
          </table:table-cell>
          <table:table-cell office:value-type="float" office:value="-304">
            <text:p>-304</text:p>
          </table:table-cell>
          <table:table-cell/>
          <table:table-cell office:value-type="float" office:value="-1232">
            <text:p>-1232</text:p>
          </table:table-cell>
          <table:table-cell table:formula="of:=[.F382]*(-0.000732421875)" office:value-type="float" office:value="0.90234375">
            <text:p>0,902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9534">
            <text:p>9534</text:p>
          </table:table-cell>
          <table:table-cell office:value-type="float" office:value="608">
            <text:p>608</text:p>
          </table:table-cell>
          <table:table-cell office:value-type="float" office:value="-160">
            <text:p>-160</text:p>
          </table:table-cell>
          <table:table-cell/>
          <table:table-cell office:value-type="float" office:value="-1376">
            <text:p>-1376</text:p>
          </table:table-cell>
          <table:table-cell table:formula="of:=[.F383]*(-0.000732421875)" office:value-type="float" office:value="1.0078125">
            <text:p>1,00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9554">
            <text:p>9554</text:p>
          </table:table-cell>
          <table:table-cell office:value-type="float" office:value="-160">
            <text:p>-160</text:p>
          </table:table-cell>
          <table:table-cell office:value-type="float" office:value="-432">
            <text:p>-432</text:p>
          </table:table-cell>
          <table:table-cell/>
          <table:table-cell office:value-type="float" office:value="-1376">
            <text:p>-1376</text:p>
          </table:table-cell>
          <table:table-cell table:formula="of:=[.F384]*(-0.000732421875)" office:value-type="float" office:value="1.0078125">
            <text:p>1,00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9574">
            <text:p>9574</text:p>
          </table:table-cell>
          <table:table-cell office:value-type="float" office:value="-304">
            <text:p>-304</text:p>
          </table:table-cell>
          <table:table-cell office:value-type="float" office:value="-592">
            <text:p>-592</text:p>
          </table:table-cell>
          <table:table-cell/>
          <table:table-cell office:value-type="float" office:value="-1296">
            <text:p>-1296</text:p>
          </table:table-cell>
          <table:table-cell table:formula="of:=[.F385]*(-0.000732421875)" office:value-type="float" office:value="0.94921875">
            <text:p>0,949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9594">
            <text:p>9594</text:p>
          </table:table-cell>
          <table:table-cell office:value-type="float" office:value="-96">
            <text:p>-96</text:p>
          </table:table-cell>
          <table:table-cell office:value-type="float" office:value="-512">
            <text:p>-512</text:p>
          </table:table-cell>
          <table:table-cell/>
          <table:table-cell office:value-type="float" office:value="-1328">
            <text:p>-1328</text:p>
          </table:table-cell>
          <table:table-cell table:formula="of:=[.F386]*(-0.000732421875)" office:value-type="float" office:value="0.97265625">
            <text:p>0,9726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9614">
            <text:p>9614</text:p>
          </table:table-cell>
          <table:table-cell office:value-type="float" office:value="384">
            <text:p>384</text:p>
          </table:table-cell>
          <table:table-cell office:value-type="float" office:value="-480">
            <text:p>-480</text:p>
          </table:table-cell>
          <table:table-cell/>
          <table:table-cell office:value-type="float" office:value="-2000">
            <text:p>-2000</text:p>
          </table:table-cell>
          <table:table-cell table:formula="of:=[.F387]*(-0.000732421875)" office:value-type="float" office:value="1.46484375">
            <text:p>1,464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9634">
            <text:p>9634</text:p>
          </table:table-cell>
          <table:table-cell office:value-type="float" office:value="-224">
            <text:p>-224</text:p>
          </table:table-cell>
          <table:table-cell office:value-type="float" office:value="-160">
            <text:p>-160</text:p>
          </table:table-cell>
          <table:table-cell/>
          <table:table-cell office:value-type="float" office:value="-1728">
            <text:p>-1728</text:p>
          </table:table-cell>
          <table:table-cell table:formula="of:=[.F388]*(-0.000732421875)" office:value-type="float" office:value="1.265625">
            <text:p>1,2656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9654">
            <text:p>9654</text:p>
          </table:table-cell>
          <table:table-cell office:value-type="float" office:value="-144">
            <text:p>-144</text:p>
          </table:table-cell>
          <table:table-cell office:value-type="float" office:value="-272">
            <text:p>-272</text:p>
          </table:table-cell>
          <table:table-cell/>
          <table:table-cell office:value-type="float" office:value="-1712">
            <text:p>-1712</text:p>
          </table:table-cell>
          <table:table-cell table:formula="of:=[.F389]*(-0.000732421875)" office:value-type="float" office:value="1.25390625">
            <text:p>1,253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9674">
            <text:p>9674</text:p>
          </table:table-cell>
          <table:table-cell office:value-type="float" office:value="80">
            <text:p>80</text:p>
          </table:table-cell>
          <table:table-cell office:value-type="float" office:value="-208">
            <text:p>-208</text:p>
          </table:table-cell>
          <table:table-cell/>
          <table:table-cell office:value-type="float" office:value="-1600">
            <text:p>-1600</text:p>
          </table:table-cell>
          <table:table-cell table:formula="of:=[.F390]*(-0.000732421875)" office:value-type="float" office:value="1.171875">
            <text:p>1,17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9695">
            <text:p>9695</text:p>
          </table:table-cell>
          <table:table-cell office:value-type="float" office:value="96">
            <text:p>96</text:p>
          </table:table-cell>
          <table:table-cell office:value-type="float" office:value="-176">
            <text:p>-176</text:p>
          </table:table-cell>
          <table:table-cell/>
          <table:table-cell office:value-type="float" office:value="-1488">
            <text:p>-1488</text:p>
          </table:table-cell>
          <table:table-cell table:formula="of:=[.F391]*(-0.000732421875)" office:value-type="float" office:value="1.08984375">
            <text:p>1,089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9714">
            <text:p>9714</text:p>
          </table:table-cell>
          <table:table-cell office:value-type="float" office:value="-64">
            <text:p>-64</text:p>
          </table:table-cell>
          <table:table-cell office:value-type="float" office:value="-480">
            <text:p>-480</text:p>
          </table:table-cell>
          <table:table-cell/>
          <table:table-cell office:value-type="float" office:value="-1552">
            <text:p>-1552</text:p>
          </table:table-cell>
          <table:table-cell table:formula="of:=[.F392]*(-0.000732421875)" office:value-type="float" office:value="1.13671875">
            <text:p>1,1367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9735">
            <text:p>9735</text:p>
          </table:table-cell>
          <table:table-cell office:value-type="float" office:value="-384">
            <text:p>-384</text:p>
          </table:table-cell>
          <table:table-cell office:value-type="float" office:value="-480">
            <text:p>-480</text:p>
          </table:table-cell>
          <table:table-cell/>
          <table:table-cell office:value-type="float" office:value="-1552">
            <text:p>-1552</text:p>
          </table:table-cell>
          <table:table-cell table:formula="of:=[.F393]*(-0.000732421875)" office:value-type="float" office:value="1.13671875">
            <text:p>1,1367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9754">
            <text:p>9754</text:p>
          </table:table-cell>
          <table:table-cell office:value-type="float" office:value="-400">
            <text:p>-400</text:p>
          </table:table-cell>
          <table:table-cell office:value-type="float" office:value="-448">
            <text:p>-448</text:p>
          </table:table-cell>
          <table:table-cell/>
          <table:table-cell office:value-type="float" office:value="-1488">
            <text:p>-1488</text:p>
          </table:table-cell>
          <table:table-cell table:formula="of:=[.F394]*(-0.000732421875)" office:value-type="float" office:value="1.08984375">
            <text:p>1,089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9775">
            <text:p>9775</text:p>
          </table:table-cell>
          <table:table-cell table:number-columns-repeated="2" office:value-type="float" office:value="-224">
            <text:p>-224</text:p>
          </table:table-cell>
          <table:table-cell/>
          <table:table-cell office:value-type="float" office:value="-1408">
            <text:p>-1408</text:p>
          </table:table-cell>
          <table:table-cell table:formula="of:=[.F395]*(-0.000732421875)" office:value-type="float" office:value="1.03125">
            <text:p>1,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9794">
            <text:p>9794</text:p>
          </table:table-cell>
          <table:table-cell office:value-type="float" office:value="-16">
            <text:p>-16</text:p>
          </table:table-cell>
          <table:table-cell office:value-type="float" office:value="-144">
            <text:p>-144</text:p>
          </table:table-cell>
          <table:table-cell/>
          <table:table-cell office:value-type="float" office:value="-1264">
            <text:p>-1264</text:p>
          </table:table-cell>
          <table:table-cell table:formula="of:=[.F396]*(-0.000732421875)" office:value-type="float" office:value="0.92578125">
            <text:p>0,925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815">
            <text:p>9815</text:p>
          </table:table-cell>
          <table:table-cell office:value-type="float" office:value="-112">
            <text:p>-112</text:p>
          </table:table-cell>
          <table:table-cell office:value-type="float" office:value="-272">
            <text:p>-272</text:p>
          </table:table-cell>
          <table:table-cell/>
          <table:table-cell office:value-type="float" office:value="-1360">
            <text:p>-1360</text:p>
          </table:table-cell>
          <table:table-cell table:formula="of:=[.F397]*(-0.000732421875)" office:value-type="float" office:value="0.99609375">
            <text:p>0,996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9856">
            <text:p>9856</text:p>
          </table:table-cell>
          <table:table-cell office:value-type="float" office:value="-352">
            <text:p>-352</text:p>
          </table:table-cell>
          <table:table-cell office:value-type="float" office:value="-160">
            <text:p>-160</text:p>
          </table:table-cell>
          <table:table-cell/>
          <table:table-cell office:value-type="float" office:value="-1200">
            <text:p>-1200</text:p>
          </table:table-cell>
          <table:table-cell table:formula="of:=[.F398]*(-0.000732421875)" office:value-type="float" office:value="0.87890625">
            <text:p>0,878906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9875">
            <text:p>9875</text:p>
          </table:table-cell>
          <table:table-cell table:number-columns-repeated="2" office:value-type="float" office:value="-32">
            <text:p>-32</text:p>
          </table:table-cell>
          <table:table-cell/>
          <table:table-cell office:value-type="float" office:value="-1824">
            <text:p>-1824</text:p>
          </table:table-cell>
          <table:table-cell table:formula="of:=[.F399]*(-0.000732421875)" office:value-type="float" office:value="1.3359375">
            <text:p>1,335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9895">
            <text:p>9895</text:p>
          </table:table-cell>
          <table:table-cell office:value-type="float" office:value="-192">
            <text:p>-192</text:p>
          </table:table-cell>
          <table:table-cell office:value-type="float" office:value="-352">
            <text:p>-352</text:p>
          </table:table-cell>
          <table:table-cell/>
          <table:table-cell office:value-type="float" office:value="-1552">
            <text:p>-1552</text:p>
          </table:table-cell>
          <table:table-cell table:formula="of:=[.F400]*(-0.000732421875)" office:value-type="float" office:value="1.13671875">
            <text:p>1,1367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9938">
            <text:p>9938</text:p>
          </table:table-cell>
          <table:table-cell office:value-type="float" office:value="-304">
            <text:p>-304</text:p>
          </table:table-cell>
          <table:table-cell office:value-type="float" office:value="-512">
            <text:p>-512</text:p>
          </table:table-cell>
          <table:table-cell/>
          <table:table-cell office:value-type="float" office:value="-1392">
            <text:p>-1392</text:p>
          </table:table-cell>
          <table:table-cell table:formula="of:=[.F401]*(-0.000732421875)" office:value-type="float" office:value="1.01953125">
            <text:p>1,019531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9961">
            <text:p>9961</text:p>
          </table:table-cell>
          <table:table-cell office:value-type="float" office:value="-240">
            <text:p>-240</text:p>
          </table:table-cell>
          <table:table-cell office:value-type="float" office:value="-496">
            <text:p>-496</text:p>
          </table:table-cell>
          <table:table-cell/>
          <table:table-cell office:value-type="float" office:value="-1472">
            <text:p>-1472</text:p>
          </table:table-cell>
          <table:table-cell table:formula="of:=[.F402]*(-0.000732421875)" office:value-type="float" office:value="1.078125">
            <text:p>1,0781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9980">
            <text:p>9980</text:p>
          </table:table-cell>
          <table:table-cell office:value-type="float" office:value="-336">
            <text:p>-336</text:p>
          </table:table-cell>
          <table:table-cell office:value-type="float" office:value="-560">
            <text:p>-560</text:p>
          </table:table-cell>
          <table:table-cell/>
          <table:table-cell office:value-type="float" office:value="-1520">
            <text:p>-1520</text:p>
          </table:table-cell>
          <table:table-cell table:formula="of:=[.F403]*(-0.000732421875)" office:value-type="float" office:value="1.11328125">
            <text:p>1,113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10001">
            <text:p>10001</text:p>
          </table:table-cell>
          <table:table-cell office:value-type="float" office:value="-336">
            <text:p>-336</text:p>
          </table:table-cell>
          <table:table-cell office:value-type="float" office:value="-576">
            <text:p>-576</text:p>
          </table:table-cell>
          <table:table-cell/>
          <table:table-cell office:value-type="float" office:value="-1488">
            <text:p>-1488</text:p>
          </table:table-cell>
          <table:table-cell table:formula="of:=[.F404]*(-0.000732421875)" office:value-type="float" office:value="1.08984375">
            <text:p>1,089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10021">
            <text:p>10021</text:p>
          </table:table-cell>
          <table:table-cell office:value-type="float" office:value="-208">
            <text:p>-208</text:p>
          </table:table-cell>
          <table:table-cell office:value-type="float" office:value="-544">
            <text:p>-544</text:p>
          </table:table-cell>
          <table:table-cell/>
          <table:table-cell office:value-type="float" office:value="-1584">
            <text:p>-1584</text:p>
          </table:table-cell>
          <table:table-cell table:formula="of:=[.F405]*(-0.000732421875)" office:value-type="float" office:value="1.16015625">
            <text:p>1,160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10041">
            <text:p>10041</text:p>
          </table:table-cell>
          <table:table-cell office:value-type="float" office:value="-272">
            <text:p>-272</text:p>
          </table:table-cell>
          <table:table-cell office:value-type="float" office:value="-240">
            <text:p>-240</text:p>
          </table:table-cell>
          <table:table-cell/>
          <table:table-cell office:value-type="float" office:value="-1632">
            <text:p>-1632</text:p>
          </table:table-cell>
          <table:table-cell table:formula="of:=[.F406]*(-0.000732421875)" office:value-type="float" office:value="1.1953125">
            <text:p>1,195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10061">
            <text:p>10061</text:p>
          </table:table-cell>
          <table:table-cell office:value-type="float" office:value="-416">
            <text:p>-416</text:p>
          </table:table-cell>
          <table:table-cell office:value-type="float" office:value="-160">
            <text:p>-160</text:p>
          </table:table-cell>
          <table:table-cell/>
          <table:table-cell office:value-type="float" office:value="-1568">
            <text:p>-1568</text:p>
          </table:table-cell>
          <table:table-cell table:formula="of:=[.F407]*(-0.000732421875)" office:value-type="float" office:value="1.1484375">
            <text:p>1,14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10082">
            <text:p>10082</text:p>
          </table:table-cell>
          <table:table-cell office:value-type="float" office:value="-240">
            <text:p>-240</text:p>
          </table:table-cell>
          <table:table-cell office:value-type="float" office:value="-336">
            <text:p>-336</text:p>
          </table:table-cell>
          <table:table-cell/>
          <table:table-cell office:value-type="float" office:value="-1408">
            <text:p>-1408</text:p>
          </table:table-cell>
          <table:table-cell table:formula="of:=[.F408]*(-0.000732421875)" office:value-type="float" office:value="1.03125">
            <text:p>1,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0101">
            <text:p>10101</text:p>
          </table:table-cell>
          <table:table-cell office:value-type="float" office:value="-96">
            <text:p>-96</text:p>
          </table:table-cell>
          <table:table-cell office:value-type="float" office:value="-224">
            <text:p>-224</text:p>
          </table:table-cell>
          <table:table-cell/>
          <table:table-cell office:value-type="float" office:value="-1408">
            <text:p>-1408</text:p>
          </table:table-cell>
          <table:table-cell table:formula="of:=[.F409]*(-0.000732421875)" office:value-type="float" office:value="1.03125">
            <text:p>1,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10122">
            <text:p>10122</text:p>
          </table:table-cell>
          <table:table-cell office:value-type="float" office:value="0">
            <text:p>0</text:p>
          </table:table-cell>
          <table:table-cell office:value-type="float" office:value="-352">
            <text:p>-352</text:p>
          </table:table-cell>
          <table:table-cell/>
          <table:table-cell office:value-type="float" office:value="-1440">
            <text:p>-1440</text:p>
          </table:table-cell>
          <table:table-cell table:formula="of:=[.F410]*(-0.000732421875)" office:value-type="float" office:value="1.0546875">
            <text:p>1,05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10141">
            <text:p>10141</text:p>
          </table:table-cell>
          <table:table-cell office:value-type="float" office:value="-208">
            <text:p>-208</text:p>
          </table:table-cell>
          <table:table-cell office:value-type="float" office:value="-304">
            <text:p>-304</text:p>
          </table:table-cell>
          <table:table-cell/>
          <table:table-cell office:value-type="float" office:value="-1424">
            <text:p>-1424</text:p>
          </table:table-cell>
          <table:table-cell table:formula="of:=[.F411]*(-0.000732421875)" office:value-type="float" office:value="1.04296875">
            <text:p>1,0429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10162">
            <text:p>10162</text:p>
          </table:table-cell>
          <table:table-cell office:value-type="float" office:value="-496">
            <text:p>-496</text:p>
          </table:table-cell>
          <table:table-cell office:value-type="float" office:value="-272">
            <text:p>-272</text:p>
          </table:table-cell>
          <table:table-cell/>
          <table:table-cell office:value-type="float" office:value="-1568">
            <text:p>-1568</text:p>
          </table:table-cell>
          <table:table-cell table:formula="of:=[.F412]*(-0.000732421875)" office:value-type="float" office:value="1.1484375">
            <text:p>1,14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10182">
            <text:p>10182</text:p>
          </table:table-cell>
          <table:table-cell office:value-type="float" office:value="-624">
            <text:p>-624</text:p>
          </table:table-cell>
          <table:table-cell office:value-type="float" office:value="-432">
            <text:p>-432</text:p>
          </table:table-cell>
          <table:table-cell/>
          <table:table-cell office:value-type="float" office:value="-1552">
            <text:p>-1552</text:p>
          </table:table-cell>
          <table:table-cell table:formula="of:=[.F413]*(-0.000732421875)" office:value-type="float" office:value="1.13671875">
            <text:p>1,1367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10207">
            <text:p>10207</text:p>
          </table:table-cell>
          <table:table-cell office:value-type="float" office:value="-480">
            <text:p>-480</text:p>
          </table:table-cell>
          <table:table-cell office:value-type="float" office:value="-304">
            <text:p>-304</text:p>
          </table:table-cell>
          <table:table-cell/>
          <table:table-cell office:value-type="float" office:value="-1504">
            <text:p>-1504</text:p>
          </table:table-cell>
          <table:table-cell table:formula="of:=[.F414]*(-0.000732421875)" office:value-type="float" office:value="1.1015625">
            <text:p>1,10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10227">
            <text:p>10227</text:p>
          </table:table-cell>
          <table:table-cell office:value-type="float" office:value="-352">
            <text:p>-352</text:p>
          </table:table-cell>
          <table:table-cell office:value-type="float" office:value="-192">
            <text:p>-192</text:p>
          </table:table-cell>
          <table:table-cell/>
          <table:table-cell office:value-type="float" office:value="-1440">
            <text:p>-1440</text:p>
          </table:table-cell>
          <table:table-cell table:formula="of:=[.F415]*(-0.000732421875)" office:value-type="float" office:value="1.0546875">
            <text:p>1,05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0247">
            <text:p>10247</text:p>
          </table:table-cell>
          <table:table-cell office:value-type="float" office:value="-528">
            <text:p>-528</text:p>
          </table:table-cell>
          <table:table-cell office:value-type="float" office:value="-384">
            <text:p>-384</text:p>
          </table:table-cell>
          <table:table-cell/>
          <table:table-cell office:value-type="float" office:value="-1488">
            <text:p>-1488</text:p>
          </table:table-cell>
          <table:table-cell table:formula="of:=[.F416]*(-0.000732421875)" office:value-type="float" office:value="1.08984375">
            <text:p>1,089843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10267">
            <text:p>10267</text:p>
          </table:table-cell>
          <table:table-cell office:value-type="float" office:value="-656">
            <text:p>-656</text:p>
          </table:table-cell>
          <table:table-cell office:value-type="float" office:value="-464">
            <text:p>-464</text:p>
          </table:table-cell>
          <table:table-cell/>
          <table:table-cell office:value-type="float" office:value="-1472">
            <text:p>-1472</text:p>
          </table:table-cell>
          <table:table-cell table:formula="of:=[.F417]*(-0.000732421875)" office:value-type="float" office:value="1.078125">
            <text:p>1,0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10288">
            <text:p>10288</text:p>
          </table:table-cell>
          <table:table-cell office:value-type="float" office:value="-512">
            <text:p>-512</text:p>
          </table:table-cell>
          <table:table-cell office:value-type="float" office:value="-224">
            <text:p>-224</text:p>
          </table:table-cell>
          <table:table-cell/>
          <table:table-cell office:value-type="float" office:value="-1456">
            <text:p>-1456</text:p>
          </table:table-cell>
          <table:table-cell table:formula="of:=[.F418]*(-0.000732421875)" office:value-type="float" office:value="1.06640625">
            <text:p>1,066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0307">
            <text:p>10307</text:p>
          </table:table-cell>
          <table:table-cell office:value-type="float" office:value="-432">
            <text:p>-432</text:p>
          </table:table-cell>
          <table:table-cell office:value-type="float" office:value="-192">
            <text:p>-192</text:p>
          </table:table-cell>
          <table:table-cell/>
          <table:table-cell office:value-type="float" office:value="-1440">
            <text:p>-1440</text:p>
          </table:table-cell>
          <table:table-cell table:formula="of:=[.F419]*(-0.000732421875)" office:value-type="float" office:value="1.0546875">
            <text:p>1,05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10328">
            <text:p>10328</text:p>
          </table:table-cell>
          <table:table-cell office:value-type="float" office:value="-320">
            <text:p>-320</text:p>
          </table:table-cell>
          <table:table-cell office:value-type="float" office:value="-192">
            <text:p>-192</text:p>
          </table:table-cell>
          <table:table-cell/>
          <table:table-cell office:value-type="float" office:value="-1536">
            <text:p>-1536</text:p>
          </table:table-cell>
          <table:table-cell table:formula="of:=[.F420]*(-0.000732421875)" office:value-type="float" office:value="1.125">
            <text:p>1,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10348">
            <text:p>10348</text:p>
          </table:table-cell>
          <table:table-cell office:value-type="float" office:value="-480">
            <text:p>-480</text:p>
          </table:table-cell>
          <table:table-cell office:value-type="float" office:value="-160">
            <text:p>-160</text:p>
          </table:table-cell>
          <table:table-cell/>
          <table:table-cell office:value-type="float" office:value="-1680">
            <text:p>-1680</text:p>
          </table:table-cell>
          <table:table-cell table:formula="of:=[.F421]*(-0.000732421875)" office:value-type="float" office:value="1.23046875">
            <text:p>1,230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10369">
            <text:p>10369</text:p>
          </table:table-cell>
          <table:table-cell office:value-type="float" office:value="-256">
            <text:p>-256</text:p>
          </table:table-cell>
          <table:table-cell office:value-type="float" office:value="-96">
            <text:p>-96</text:p>
          </table:table-cell>
          <table:table-cell/>
          <table:table-cell office:value-type="float" office:value="-1424">
            <text:p>-1424</text:p>
          </table:table-cell>
          <table:table-cell table:formula="of:=[.F422]*(-0.000732421875)" office:value-type="float" office:value="1.04296875">
            <text:p>1,0429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10388">
            <text:p>10388</text:p>
          </table:table-cell>
          <table:table-cell office:value-type="float" office:value="128">
            <text:p>128</text:p>
          </table:table-cell>
          <table:table-cell office:value-type="float" office:value="-16">
            <text:p>-16</text:p>
          </table:table-cell>
          <table:table-cell/>
          <table:table-cell office:value-type="float" office:value="-1408">
            <text:p>-1408</text:p>
          </table:table-cell>
          <table:table-cell table:formula="of:=[.F423]*(-0.000732421875)" office:value-type="float" office:value="1.03125">
            <text:p>1,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10408">
            <text:p>10408</text:p>
          </table:table-cell>
          <table:table-cell office:value-type="float" office:value="-368">
            <text:p>-368</text:p>
          </table:table-cell>
          <table:table-cell office:value-type="float" office:value="-320">
            <text:p>-320</text:p>
          </table:table-cell>
          <table:table-cell/>
          <table:table-cell office:value-type="float" office:value="-1408">
            <text:p>-1408</text:p>
          </table:table-cell>
          <table:table-cell table:formula="of:=[.F424]*(-0.000732421875)" office:value-type="float" office:value="1.03125">
            <text:p>1,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10454">
            <text:p>10454</text:p>
          </table:table-cell>
          <table:table-cell office:value-type="float" office:value="-592">
            <text:p>-592</text:p>
          </table:table-cell>
          <table:table-cell office:value-type="float" office:value="-288">
            <text:p>-288</text:p>
          </table:table-cell>
          <table:table-cell/>
          <table:table-cell office:value-type="float" office:value="-1456">
            <text:p>-1456</text:p>
          </table:table-cell>
          <table:table-cell table:formula="of:=[.F425]*(-0.000732421875)" office:value-type="float" office:value="1.06640625">
            <text:p>1,066406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10486">
            <text:p>10486</text:p>
          </table:table-cell>
          <table:table-cell office:value-type="float" office:value="-80">
            <text:p>-80</text:p>
          </table:table-cell>
          <table:table-cell office:value-type="float" office:value="-688">
            <text:p>-688</text:p>
          </table:table-cell>
          <table:table-cell/>
          <table:table-cell office:value-type="float" office:value="-1024">
            <text:p>-1024</text:p>
          </table:table-cell>
          <table:table-cell table:formula="of:=[.F426]*(-0.000732421875)" office:value-type="float" office:value="0.75">
            <text:p>0,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10509">
            <text:p>10509</text:p>
          </table:table-cell>
          <table:table-cell office:value-type="float" office:value="-128">
            <text:p>-128</text:p>
          </table:table-cell>
          <table:table-cell office:value-type="float" office:value="-800">
            <text:p>-800</text:p>
          </table:table-cell>
          <table:table-cell/>
          <table:table-cell office:value-type="float" office:value="-864">
            <text:p>-864</text:p>
          </table:table-cell>
          <table:table-cell table:formula="of:=[.F427]*(-0.000732421875)" office:value-type="float" office:value="0.6328125">
            <text:p>0,63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10529">
            <text:p>10529</text:p>
          </table:table-cell>
          <table:table-cell office:value-type="float" office:value="-80">
            <text:p>-80</text:p>
          </table:table-cell>
          <table:table-cell office:value-type="float" office:value="-1888">
            <text:p>-1888</text:p>
          </table:table-cell>
          <table:table-cell/>
          <table:table-cell office:value-type="float" office:value="-2368">
            <text:p>-2368</text:p>
          </table:table-cell>
          <table:table-cell table:formula="of:=[.F428]*(-0.000732421875)" office:value-type="float" office:value="1.734375">
            <text:p>1,7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0554">
            <text:p>10554</text:p>
          </table:table-cell>
          <table:table-cell office:value-type="float" office:value="-272">
            <text:p>-272</text:p>
          </table:table-cell>
          <table:table-cell office:value-type="float" office:value="-320">
            <text:p>-320</text:p>
          </table:table-cell>
          <table:table-cell/>
          <table:table-cell office:value-type="float" office:value="-1680">
            <text:p>-1680</text:p>
          </table:table-cell>
          <table:table-cell table:formula="of:=[.F429]*(-0.000732421875)" office:value-type="float" office:value="1.23046875">
            <text:p>1,230468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10574">
            <text:p>10574</text:p>
          </table:table-cell>
          <table:table-cell office:value-type="float" office:value="-528">
            <text:p>-528</text:p>
          </table:table-cell>
          <table:table-cell office:value-type="float" office:value="-608">
            <text:p>-608</text:p>
          </table:table-cell>
          <table:table-cell/>
          <table:table-cell office:value-type="float" office:value="-1616">
            <text:p>-1616</text:p>
          </table:table-cell>
          <table:table-cell table:formula="of:=[.F430]*(-0.000732421875)" office:value-type="float" office:value="1.18359375">
            <text:p>1,1835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10595">
            <text:p>10595</text:p>
          </table:table-cell>
          <table:table-cell office:value-type="float" office:value="-288">
            <text:p>-288</text:p>
          </table:table-cell>
          <table:table-cell office:value-type="float" office:value="-352">
            <text:p>-352</text:p>
          </table:table-cell>
          <table:table-cell/>
          <table:table-cell office:value-type="float" office:value="-1440">
            <text:p>-1440</text:p>
          </table:table-cell>
          <table:table-cell table:formula="of:=[.F431]*(-0.000732421875)" office:value-type="float" office:value="1.0546875">
            <text:p>1,05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10615">
            <text:p>10615</text:p>
          </table:table-cell>
          <table:table-cell office:value-type="float" office:value="-128">
            <text:p>-128</text:p>
          </table:table-cell>
          <table:table-cell office:value-type="float" office:value="-400">
            <text:p>-400</text:p>
          </table:table-cell>
          <table:table-cell/>
          <table:table-cell office:value-type="float" office:value="-1312">
            <text:p>-1312</text:p>
          </table:table-cell>
          <table:table-cell table:formula="of:=[.F432]*(-0.000732421875)" office:value-type="float" office:value="0.9609375">
            <text:p>0,96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10635">
            <text:p>10635</text:p>
          </table:table-cell>
          <table:table-cell office:value-type="float" office:value="-16">
            <text:p>-16</text:p>
          </table:table-cell>
          <table:table-cell office:value-type="float" office:value="-400">
            <text:p>-400</text:p>
          </table:table-cell>
          <table:table-cell/>
          <table:table-cell office:value-type="float" office:value="-1472">
            <text:p>-1472</text:p>
          </table:table-cell>
          <table:table-cell table:formula="of:=[.F433]*(-0.000732421875)" office:value-type="float" office:value="1.078125">
            <text:p>1,0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0655">
            <text:p>10655</text:p>
          </table:table-cell>
          <table:table-cell office:value-type="float" office:value="-224">
            <text:p>-224</text:p>
          </table:table-cell>
          <table:table-cell office:value-type="float" office:value="-656">
            <text:p>-656</text:p>
          </table:table-cell>
          <table:table-cell/>
          <table:table-cell office:value-type="float" office:value="-1504">
            <text:p>-1504</text:p>
          </table:table-cell>
          <table:table-cell table:formula="of:=[.F434]*(-0.000732421875)" office:value-type="float" office:value="1.1015625">
            <text:p>1,10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10676">
            <text:p>10676</text:p>
          </table:table-cell>
          <table:table-cell office:value-type="float" office:value="16">
            <text:p>16</text:p>
          </table:table-cell>
          <table:table-cell office:value-type="float" office:value="-720">
            <text:p>-720</text:p>
          </table:table-cell>
          <table:table-cell/>
          <table:table-cell office:value-type="float" office:value="-1488">
            <text:p>-1488</text:p>
          </table:table-cell>
          <table:table-cell table:formula="of:=[.F435]*(-0.000732421875)" office:value-type="float" office:value="1.08984375">
            <text:p>1,089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10695">
            <text:p>10695</text:p>
          </table:table-cell>
          <table:table-cell office:value-type="float" office:value="-48">
            <text:p>-48</text:p>
          </table:table-cell>
          <table:table-cell office:value-type="float" office:value="-496">
            <text:p>-496</text:p>
          </table:table-cell>
          <table:table-cell/>
          <table:table-cell office:value-type="float" office:value="-1376">
            <text:p>-1376</text:p>
          </table:table-cell>
          <table:table-cell table:formula="of:=[.F436]*(-0.000732421875)" office:value-type="float" office:value="1.0078125">
            <text:p>1,00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10716">
            <text:p>10716</text:p>
          </table:table-cell>
          <table:table-cell office:value-type="float" office:value="-208">
            <text:p>-208</text:p>
          </table:table-cell>
          <table:table-cell office:value-type="float" office:value="-432">
            <text:p>-432</text:p>
          </table:table-cell>
          <table:table-cell/>
          <table:table-cell office:value-type="float" office:value="-1328">
            <text:p>-1328</text:p>
          </table:table-cell>
          <table:table-cell table:formula="of:=[.F437]*(-0.000732421875)" office:value-type="float" office:value="0.97265625">
            <text:p>0,9726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10736">
            <text:p>10736</text:p>
          </table:table-cell>
          <table:table-cell office:value-type="float" office:value="-160">
            <text:p>-160</text:p>
          </table:table-cell>
          <table:table-cell office:value-type="float" office:value="-528">
            <text:p>-528</text:p>
          </table:table-cell>
          <table:table-cell/>
          <table:table-cell office:value-type="float" office:value="-1392">
            <text:p>-1392</text:p>
          </table:table-cell>
          <table:table-cell table:formula="of:=[.F438]*(-0.000732421875)" office:value-type="float" office:value="1.01953125">
            <text:p>1,0195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10757">
            <text:p>10757</text:p>
          </table:table-cell>
          <table:table-cell office:value-type="float" office:value="-144">
            <text:p>-144</text:p>
          </table:table-cell>
          <table:table-cell office:value-type="float" office:value="-464">
            <text:p>-464</text:p>
          </table:table-cell>
          <table:table-cell/>
          <table:table-cell office:value-type="float" office:value="-1376">
            <text:p>-1376</text:p>
          </table:table-cell>
          <table:table-cell table:formula="of:=[.F439]*(-0.000732421875)" office:value-type="float" office:value="1.0078125">
            <text:p>1,00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10776">
            <text:p>10776</text:p>
          </table:table-cell>
          <table:table-cell office:value-type="float" office:value="-128">
            <text:p>-128</text:p>
          </table:table-cell>
          <table:table-cell office:value-type="float" office:value="-656">
            <text:p>-656</text:p>
          </table:table-cell>
          <table:table-cell/>
          <table:table-cell office:value-type="float" office:value="-1536">
            <text:p>-1536</text:p>
          </table:table-cell>
          <table:table-cell table:formula="of:=[.F440]*(-0.000732421875)" office:value-type="float" office:value="1.125">
            <text:p>1,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797">
            <text:p>10797</text:p>
          </table:table-cell>
          <table:table-cell office:value-type="float" office:value="-224">
            <text:p>-224</text:p>
          </table:table-cell>
          <table:table-cell office:value-type="float" office:value="-512">
            <text:p>-512</text:p>
          </table:table-cell>
          <table:table-cell/>
          <table:table-cell office:value-type="float" office:value="-1440">
            <text:p>-1440</text:p>
          </table:table-cell>
          <table:table-cell table:formula="of:=[.F441]*(-0.000732421875)" office:value-type="float" office:value="1.0546875">
            <text:p>1,05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10817">
            <text:p>10817</text:p>
          </table:table-cell>
          <table:table-cell office:value-type="float" office:value="-208">
            <text:p>-208</text:p>
          </table:table-cell>
          <table:table-cell office:value-type="float" office:value="-432">
            <text:p>-432</text:p>
          </table:table-cell>
          <table:table-cell/>
          <table:table-cell office:value-type="float" office:value="-1472">
            <text:p>-1472</text:p>
          </table:table-cell>
          <table:table-cell table:formula="of:=[.F442]*(-0.000732421875)" office:value-type="float" office:value="1.078125">
            <text:p>1,0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10838">
            <text:p>10838</text:p>
          </table:table-cell>
          <table:table-cell office:value-type="float" office:value="-128">
            <text:p>-128</text:p>
          </table:table-cell>
          <table:table-cell office:value-type="float" office:value="-480">
            <text:p>-480</text:p>
          </table:table-cell>
          <table:table-cell/>
          <table:table-cell office:value-type="float" office:value="-1344">
            <text:p>-1344</text:p>
          </table:table-cell>
          <table:table-cell table:formula="of:=[.F443]*(-0.000732421875)" office:value-type="float" office:value="0.984375">
            <text:p>0,9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0862">
            <text:p>10862</text:p>
          </table:table-cell>
          <table:table-cell office:value-type="float" office:value="-16">
            <text:p>-16</text:p>
          </table:table-cell>
          <table:table-cell office:value-type="float" office:value="-576">
            <text:p>-576</text:p>
          </table:table-cell>
          <table:table-cell/>
          <table:table-cell office:value-type="float" office:value="-1408">
            <text:p>-1408</text:p>
          </table:table-cell>
          <table:table-cell table:formula="of:=[.F444]*(-0.000732421875)" office:value-type="float" office:value="1.03125">
            <text:p>1,031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10883">
            <text:p>10883</text:p>
          </table:table-cell>
          <table:table-cell office:value-type="float" office:value="-160">
            <text:p>-160</text:p>
          </table:table-cell>
          <table:table-cell office:value-type="float" office:value="-592">
            <text:p>-592</text:p>
          </table:table-cell>
          <table:table-cell/>
          <table:table-cell office:value-type="float" office:value="-1504">
            <text:p>-1504</text:p>
          </table:table-cell>
          <table:table-cell table:formula="of:=[.F445]*(-0.000732421875)" office:value-type="float" office:value="1.1015625">
            <text:p>1,10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10902">
            <text:p>10902</text:p>
          </table:table-cell>
          <table:table-cell office:value-type="float" office:value="-208">
            <text:p>-208</text:p>
          </table:table-cell>
          <table:table-cell office:value-type="float" office:value="-576">
            <text:p>-576</text:p>
          </table:table-cell>
          <table:table-cell/>
          <table:table-cell office:value-type="float" office:value="-1376">
            <text:p>-1376</text:p>
          </table:table-cell>
          <table:table-cell table:formula="of:=[.F446]*(-0.000732421875)" office:value-type="float" office:value="1.0078125">
            <text:p>1,00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10923">
            <text:p>10923</text:p>
          </table:table-cell>
          <table:table-cell office:value-type="float" office:value="-240">
            <text:p>-240</text:p>
          </table:table-cell>
          <table:table-cell office:value-type="float" office:value="-592">
            <text:p>-592</text:p>
          </table:table-cell>
          <table:table-cell/>
          <table:table-cell office:value-type="float" office:value="-1312">
            <text:p>-1312</text:p>
          </table:table-cell>
          <table:table-cell table:formula="of:=[.F447]*(-0.000732421875)" office:value-type="float" office:value="0.9609375">
            <text:p>0,96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10966">
            <text:p>10966</text:p>
          </table:table-cell>
          <table:table-cell office:value-type="float" office:value="-32">
            <text:p>-32</text:p>
          </table:table-cell>
          <table:table-cell office:value-type="float" office:value="-528">
            <text:p>-528</text:p>
          </table:table-cell>
          <table:table-cell/>
          <table:table-cell office:value-type="float" office:value="-1344">
            <text:p>-1344</text:p>
          </table:table-cell>
          <table:table-cell table:formula="of:=[.F448]*(-0.000732421875)" office:value-type="float" office:value="0.984375">
            <text:p>0,9843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10988">
            <text:p>10988</text:p>
          </table:table-cell>
          <table:table-cell office:value-type="float" office:value="-144">
            <text:p>-144</text:p>
          </table:table-cell>
          <table:table-cell office:value-type="float" office:value="-496">
            <text:p>-496</text:p>
          </table:table-cell>
          <table:table-cell/>
          <table:table-cell office:value-type="float" office:value="-1376">
            <text:p>-1376</text:p>
          </table:table-cell>
          <table:table-cell table:formula="of:=[.F449]*(-0.000732421875)" office:value-type="float" office:value="1.0078125">
            <text:p>1,00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11009">
            <text:p>11009</text:p>
          </table:table-cell>
          <table:table-cell office:value-type="float" office:value="96">
            <text:p>96</text:p>
          </table:table-cell>
          <table:table-cell office:value-type="float" office:value="-640">
            <text:p>-640</text:p>
          </table:table-cell>
          <table:table-cell/>
          <table:table-cell office:value-type="float" office:value="-1360">
            <text:p>-1360</text:p>
          </table:table-cell>
          <table:table-cell table:formula="of:=[.F450]*(-0.000732421875)" office:value-type="float" office:value="0.99609375">
            <text:p>0,996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11029">
            <text:p>11029</text:p>
          </table:table-cell>
          <table:table-cell office:value-type="float" office:value="-32">
            <text:p>-32</text:p>
          </table:table-cell>
          <table:table-cell office:value-type="float" office:value="-752">
            <text:p>-752</text:p>
          </table:table-cell>
          <table:table-cell/>
          <table:table-cell office:value-type="float" office:value="-1376">
            <text:p>-1376</text:p>
          </table:table-cell>
          <table:table-cell table:formula="of:=[.F451]*(-0.000732421875)" office:value-type="float" office:value="1.0078125">
            <text:p>1,00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1048">
            <text:p>11048</text:p>
          </table:table-cell>
          <table:table-cell office:value-type="float" office:value="-128">
            <text:p>-128</text:p>
          </table:table-cell>
          <table:table-cell office:value-type="float" office:value="-736">
            <text:p>-736</text:p>
          </table:table-cell>
          <table:table-cell/>
          <table:table-cell office:value-type="float" office:value="-1424">
            <text:p>-1424</text:p>
          </table:table-cell>
          <table:table-cell table:formula="of:=[.F452]*(-0.000732421875)" office:value-type="float" office:value="1.04296875">
            <text:p>1,0429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11069">
            <text:p>11069</text:p>
          </table:table-cell>
          <table:table-cell office:value-type="float" office:value="-16">
            <text:p>-16</text:p>
          </table:table-cell>
          <table:table-cell office:value-type="float" office:value="-816">
            <text:p>-816</text:p>
          </table:table-cell>
          <table:table-cell/>
          <table:table-cell office:value-type="float" office:value="-1424">
            <text:p>-1424</text:p>
          </table:table-cell>
          <table:table-cell table:formula="of:=[.F453]*(-0.000732421875)" office:value-type="float" office:value="1.04296875">
            <text:p>1,0429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1089">
            <text:p>11089</text:p>
          </table:table-cell>
          <table:table-cell office:value-type="float" office:value="-48">
            <text:p>-48</text:p>
          </table:table-cell>
          <table:table-cell office:value-type="float" office:value="-960">
            <text:p>-960</text:p>
          </table:table-cell>
          <table:table-cell/>
          <table:table-cell office:value-type="float" office:value="-1312">
            <text:p>-1312</text:p>
          </table:table-cell>
          <table:table-cell table:formula="of:=[.F454]*(-0.000732421875)" office:value-type="float" office:value="0.9609375">
            <text:p>0,96093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11124">
            <text:p>11124</text:p>
          </table:table-cell>
          <table:table-cell office:value-type="float" office:value="-80">
            <text:p>-80</text:p>
          </table:table-cell>
          <table:table-cell office:value-type="float" office:value="-880">
            <text:p>-880</text:p>
          </table:table-cell>
          <table:table-cell/>
          <table:table-cell office:value-type="float" office:value="-1312">
            <text:p>-1312</text:p>
          </table:table-cell>
          <table:table-cell table:formula="of:=[.F455]*(-0.000732421875)" office:value-type="float" office:value="0.9609375">
            <text:p>0,96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11145">
            <text:p>11145</text:p>
          </table:table-cell>
          <table:table-cell office:value-type="float" office:value="-32">
            <text:p>-32</text:p>
          </table:table-cell>
          <table:table-cell office:value-type="float" office:value="-832">
            <text:p>-832</text:p>
          </table:table-cell>
          <table:table-cell/>
          <table:table-cell office:value-type="float" office:value="-1376">
            <text:p>-1376</text:p>
          </table:table-cell>
          <table:table-cell table:formula="of:=[.F456]*(-0.000732421875)" office:value-type="float" office:value="1.0078125">
            <text:p>1,00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11164">
            <text:p>11164</text:p>
          </table:table-cell>
          <table:table-cell office:value-type="float" office:value="16">
            <text:p>16</text:p>
          </table:table-cell>
          <table:table-cell office:value-type="float" office:value="-624">
            <text:p>-624</text:p>
          </table:table-cell>
          <table:table-cell/>
          <table:table-cell office:value-type="float" office:value="-1408">
            <text:p>-1408</text:p>
          </table:table-cell>
          <table:table-cell table:formula="of:=[.F457]*(-0.000732421875)" office:value-type="float" office:value="1.03125">
            <text:p>1,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11185">
            <text:p>11185</text:p>
          </table:table-cell>
          <table:table-cell office:value-type="float" office:value="32">
            <text:p>32</text:p>
          </table:table-cell>
          <table:table-cell office:value-type="float" office:value="-704">
            <text:p>-704</text:p>
          </table:table-cell>
          <table:table-cell/>
          <table:table-cell office:value-type="float" office:value="-1312">
            <text:p>-1312</text:p>
          </table:table-cell>
          <table:table-cell table:formula="of:=[.F458]*(-0.000732421875)" office:value-type="float" office:value="0.9609375">
            <text:p>0,96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11209">
            <text:p>11209</text:p>
          </table:table-cell>
          <table:table-cell office:value-type="float" office:value="-16">
            <text:p>-16</text:p>
          </table:table-cell>
          <table:table-cell office:value-type="float" office:value="-784">
            <text:p>-784</text:p>
          </table:table-cell>
          <table:table-cell/>
          <table:table-cell office:value-type="float" office:value="-1424">
            <text:p>-1424</text:p>
          </table:table-cell>
          <table:table-cell table:formula="of:=[.F459]*(-0.000732421875)" office:value-type="float" office:value="1.04296875">
            <text:p>1,042968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11230">
            <text:p>11230</text:p>
          </table:table-cell>
          <table:table-cell office:value-type="float" office:value="48">
            <text:p>48</text:p>
          </table:table-cell>
          <table:table-cell office:value-type="float" office:value="-784">
            <text:p>-784</text:p>
          </table:table-cell>
          <table:table-cell/>
          <table:table-cell office:value-type="float" office:value="-1360">
            <text:p>-1360</text:p>
          </table:table-cell>
          <table:table-cell table:formula="of:=[.F460]*(-0.000732421875)" office:value-type="float" office:value="0.99609375">
            <text:p>0,996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11249">
            <text:p>11249</text:p>
          </table:table-cell>
          <table:table-cell office:value-type="float" office:value="-16">
            <text:p>-16</text:p>
          </table:table-cell>
          <table:table-cell office:value-type="float" office:value="-624">
            <text:p>-624</text:p>
          </table:table-cell>
          <table:table-cell/>
          <table:table-cell office:value-type="float" office:value="-1424">
            <text:p>-1424</text:p>
          </table:table-cell>
          <table:table-cell table:formula="of:=[.F461]*(-0.000732421875)" office:value-type="float" office:value="1.04296875">
            <text:p>1,0429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11270">
            <text:p>11270</text:p>
          </table:table-cell>
          <table:table-cell office:value-type="float" office:value="80">
            <text:p>80</text:p>
          </table:table-cell>
          <table:table-cell office:value-type="float" office:value="-640">
            <text:p>-640</text:p>
          </table:table-cell>
          <table:table-cell/>
          <table:table-cell office:value-type="float" office:value="-1424">
            <text:p>-1424</text:p>
          </table:table-cell>
          <table:table-cell table:formula="of:=[.F462]*(-0.000732421875)" office:value-type="float" office:value="1.04296875">
            <text:p>1,0429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11289">
            <text:p>11289</text:p>
          </table:table-cell>
          <table:table-cell office:value-type="float" office:value="-16">
            <text:p>-16</text:p>
          </table:table-cell>
          <table:table-cell office:value-type="float" office:value="-608">
            <text:p>-608</text:p>
          </table:table-cell>
          <table:table-cell/>
          <table:table-cell office:value-type="float" office:value="-1408">
            <text:p>-1408</text:p>
          </table:table-cell>
          <table:table-cell table:formula="of:=[.F463]*(-0.000732421875)" office:value-type="float" office:value="1.03125">
            <text:p>1,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1310">
            <text:p>11310</text:p>
          </table:table-cell>
          <table:table-cell office:value-type="float" office:value="48">
            <text:p>48</text:p>
          </table:table-cell>
          <table:table-cell office:value-type="float" office:value="-624">
            <text:p>-624</text:p>
          </table:table-cell>
          <table:table-cell/>
          <table:table-cell office:value-type="float" office:value="-1376">
            <text:p>-1376</text:p>
          </table:table-cell>
          <table:table-cell table:formula="of:=[.F464]*(-0.000732421875)" office:value-type="float" office:value="1.0078125">
            <text:p>1,00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11330">
            <text:p>11330</text:p>
          </table:table-cell>
          <table:table-cell office:value-type="float" office:value="96">
            <text:p>96</text:p>
          </table:table-cell>
          <table:table-cell office:value-type="float" office:value="-656">
            <text:p>-656</text:p>
          </table:table-cell>
          <table:table-cell/>
          <table:table-cell office:value-type="float" office:value="-1360">
            <text:p>-1360</text:p>
          </table:table-cell>
          <table:table-cell table:formula="of:=[.F465]*(-0.000732421875)" office:value-type="float" office:value="0.99609375">
            <text:p>0,996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11350">
            <text:p>11350</text:p>
          </table:table-cell>
          <table:table-cell office:value-type="float" office:value="-240">
            <text:p>-240</text:p>
          </table:table-cell>
          <table:table-cell office:value-type="float" office:value="-816">
            <text:p>-816</text:p>
          </table:table-cell>
          <table:table-cell/>
          <table:table-cell office:value-type="float" office:value="-1360">
            <text:p>-1360</text:p>
          </table:table-cell>
          <table:table-cell table:formula="of:=[.F466]*(-0.000732421875)" office:value-type="float" office:value="0.99609375">
            <text:p>0,996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11370">
            <text:p>11370</text:p>
          </table:table-cell>
          <table:table-cell office:value-type="float" office:value="-192">
            <text:p>-192</text:p>
          </table:table-cell>
          <table:table-cell office:value-type="float" office:value="-832">
            <text:p>-832</text:p>
          </table:table-cell>
          <table:table-cell/>
          <table:table-cell office:value-type="float" office:value="-1376">
            <text:p>-1376</text:p>
          </table:table-cell>
          <table:table-cell table:formula="of:=[.F467]*(-0.000732421875)" office:value-type="float" office:value="1.0078125">
            <text:p>1,00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11390">
            <text:p>11390</text:p>
          </table:table-cell>
          <table:table-cell office:value-type="float" office:value="-144">
            <text:p>-144</text:p>
          </table:table-cell>
          <table:table-cell office:value-type="float" office:value="-816">
            <text:p>-816</text:p>
          </table:table-cell>
          <table:table-cell/>
          <table:table-cell office:value-type="float" office:value="-1312">
            <text:p>-1312</text:p>
          </table:table-cell>
          <table:table-cell table:formula="of:=[.F468]*(-0.000732421875)" office:value-type="float" office:value="0.9609375">
            <text:p>0,96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11410">
            <text:p>11410</text:p>
          </table:table-cell>
          <table:table-cell office:value-type="float" office:value="-352">
            <text:p>-352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960">
            <text:p>-960</text:p>
          </table:table-cell>
          <table:table-cell table:formula="of:=[.F469]*(-0.000732421875)" office:value-type="float" office:value="0.703125">
            <text:p>0,7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1430">
            <text:p>11430</text:p>
          </table:table-cell>
          <table:table-cell office:value-type="float" office:value="400">
            <text:p>400</text:p>
          </table:table-cell>
          <table:table-cell office:value-type="float" office:value="-192">
            <text:p>-192</text:p>
          </table:table-cell>
          <table:table-cell/>
          <table:table-cell office:value-type="float" office:value="-1312">
            <text:p>-1312</text:p>
          </table:table-cell>
          <table:table-cell table:formula="of:=[.F470]*(-0.000732421875)" office:value-type="float" office:value="0.9609375">
            <text:p>0,96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11451">
            <text:p>11451</text:p>
          </table:table-cell>
          <table:table-cell office:value-type="float" office:value="384">
            <text:p>384</text:p>
          </table:table-cell>
          <table:table-cell office:value-type="float" office:value="-352">
            <text:p>-352</text:p>
          </table:table-cell>
          <table:table-cell/>
          <table:table-cell office:value-type="float" office:value="-1568">
            <text:p>-1568</text:p>
          </table:table-cell>
          <table:table-cell table:formula="of:=[.F471]*(-0.000732421875)" office:value-type="float" office:value="1.1484375">
            <text:p>1,14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11496">
            <text:p>11496</text:p>
          </table:table-cell>
          <table:table-cell office:value-type="float" office:value="-64">
            <text:p>-64</text:p>
          </table:table-cell>
          <table:table-cell office:value-type="float" office:value="-384">
            <text:p>-384</text:p>
          </table:table-cell>
          <table:table-cell/>
          <table:table-cell office:value-type="float" office:value="-1552">
            <text:p>-1552</text:p>
          </table:table-cell>
          <table:table-cell table:formula="of:=[.F472]*(-0.000732421875)" office:value-type="float" office:value="1.13671875">
            <text:p>1,136718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11516">
            <text:p>11516</text:p>
          </table:table-cell>
          <table:table-cell office:value-type="float" office:value="-16">
            <text:p>-16</text:p>
          </table:table-cell>
          <table:table-cell office:value-type="float" office:value="16">
            <text:p>16</text:p>
          </table:table-cell>
          <table:table-cell/>
          <table:table-cell office:value-type="float" office:value="-1680">
            <text:p>-1680</text:p>
          </table:table-cell>
          <table:table-cell table:formula="of:=[.F473]*(-0.000732421875)" office:value-type="float" office:value="1.23046875">
            <text:p>1,230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11536">
            <text:p>11536</text:p>
          </table:table-cell>
          <table:table-cell office:value-type="float" office:value="48">
            <text:p>48</text:p>
          </table:table-cell>
          <table:table-cell office:value-type="float" office:value="-272">
            <text:p>-272</text:p>
          </table:table-cell>
          <table:table-cell/>
          <table:table-cell office:value-type="float" office:value="-1440">
            <text:p>-1440</text:p>
          </table:table-cell>
          <table:table-cell table:formula="of:=[.F474]*(-0.000732421875)" office:value-type="float" office:value="1.0546875">
            <text:p>1,05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11561">
            <text:p>11561</text:p>
          </table:table-cell>
          <table:table-cell office:value-type="float" office:value="-64">
            <text:p>-64</text:p>
          </table:table-cell>
          <table:table-cell office:value-type="float" office:value="-304">
            <text:p>-304</text:p>
          </table:table-cell>
          <table:table-cell/>
          <table:table-cell office:value-type="float" office:value="-1456">
            <text:p>-1456</text:p>
          </table:table-cell>
          <table:table-cell table:formula="of:=[.F475]*(-0.000732421875)" office:value-type="float" office:value="1.06640625">
            <text:p>1,066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11581">
            <text:p>11581</text:p>
          </table:table-cell>
          <table:table-cell office:value-type="float" office:value="32">
            <text:p>32</text:p>
          </table:table-cell>
          <table:table-cell office:value-type="float" office:value="-272">
            <text:p>-272</text:p>
          </table:table-cell>
          <table:table-cell/>
          <table:table-cell office:value-type="float" office:value="-1488">
            <text:p>-1488</text:p>
          </table:table-cell>
          <table:table-cell table:formula="of:=[.F476]*(-0.000732421875)" office:value-type="float" office:value="1.08984375">
            <text:p>1,089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11601">
            <text:p>11601</text:p>
          </table:table-cell>
          <table:table-cell office:value-type="float" office:value="-32">
            <text:p>-32</text:p>
          </table:table-cell>
          <table:table-cell office:value-type="float" office:value="-96">
            <text:p>-96</text:p>
          </table:table-cell>
          <table:table-cell/>
          <table:table-cell office:value-type="float" office:value="-1456">
            <text:p>-1456</text:p>
          </table:table-cell>
          <table:table-cell table:formula="of:=[.F477]*(-0.000732421875)" office:value-type="float" office:value="1.06640625">
            <text:p>1,066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11622">
            <text:p>11622</text:p>
          </table:table-cell>
          <table:table-cell office:value-type="float" office:value="-16">
            <text:p>-16</text:p>
          </table:table-cell>
          <table:table-cell office:value-type="float" office:value="-288">
            <text:p>-288</text:p>
          </table:table-cell>
          <table:table-cell/>
          <table:table-cell office:value-type="float" office:value="-1520">
            <text:p>-1520</text:p>
          </table:table-cell>
          <table:table-cell table:formula="of:=[.F478]*(-0.000732421875)" office:value-type="float" office:value="1.11328125">
            <text:p>1,113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11641">
            <text:p>11641</text:p>
          </table:table-cell>
          <table:table-cell office:value-type="float" office:value="-112">
            <text:p>-112</text:p>
          </table:table-cell>
          <table:table-cell office:value-type="float" office:value="-384">
            <text:p>-384</text:p>
          </table:table-cell>
          <table:table-cell/>
          <table:table-cell office:value-type="float" office:value="-1472">
            <text:p>-1472</text:p>
          </table:table-cell>
          <table:table-cell table:formula="of:=[.F479]*(-0.000732421875)" office:value-type="float" office:value="1.078125">
            <text:p>1,0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11662">
            <text:p>11662</text:p>
          </table:table-cell>
          <table:table-cell office:value-type="float" office:value="-80">
            <text:p>-80</text:p>
          </table:table-cell>
          <table:table-cell office:value-type="float" office:value="-416">
            <text:p>-416</text:p>
          </table:table-cell>
          <table:table-cell/>
          <table:table-cell office:value-type="float" office:value="-1536">
            <text:p>-1536</text:p>
          </table:table-cell>
          <table:table-cell table:formula="of:=[.F480]*(-0.000732421875)" office:value-type="float" office:value="1.125">
            <text:p>1,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11682">
            <text:p>11682</text:p>
          </table:table-cell>
          <table:table-cell office:value-type="float" office:value="-32">
            <text:p>-32</text:p>
          </table:table-cell>
          <table:table-cell office:value-type="float" office:value="-384">
            <text:p>-384</text:p>
          </table:table-cell>
          <table:table-cell/>
          <table:table-cell office:value-type="float" office:value="-1488">
            <text:p>-1488</text:p>
          </table:table-cell>
          <table:table-cell table:formula="of:=[.F481]*(-0.000732421875)" office:value-type="float" office:value="1.08984375">
            <text:p>1,089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11703">
            <text:p>11703</text:p>
          </table:table-cell>
          <table:table-cell office:value-type="float" office:value="-48">
            <text:p>-48</text:p>
          </table:table-cell>
          <table:table-cell office:value-type="float" office:value="-272">
            <text:p>-272</text:p>
          </table:table-cell>
          <table:table-cell/>
          <table:table-cell office:value-type="float" office:value="-1536">
            <text:p>-1536</text:p>
          </table:table-cell>
          <table:table-cell table:formula="of:=[.F482]*(-0.000732421875)" office:value-type="float" office:value="1.125">
            <text:p>1,1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11735">
            <text:p>11735</text:p>
          </table:table-cell>
          <table:table-cell office:value-type="float" office:value="112">
            <text:p>112</text:p>
          </table:table-cell>
          <table:table-cell office:value-type="float" office:value="-240">
            <text:p>-240</text:p>
          </table:table-cell>
          <table:table-cell/>
          <table:table-cell office:value-type="float" office:value="-1504">
            <text:p>-1504</text:p>
          </table:table-cell>
          <table:table-cell table:formula="of:=[.F483]*(-0.000732421875)" office:value-type="float" office:value="1.1015625">
            <text:p>1,10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11758">
            <text:p>11758</text:p>
          </table:table-cell>
          <table:table-cell office:value-type="float" office:value="64">
            <text:p>64</text:p>
          </table:table-cell>
          <table:table-cell office:value-type="float" office:value="-320">
            <text:p>-320</text:p>
          </table:table-cell>
          <table:table-cell/>
          <table:table-cell office:value-type="float" office:value="-1408">
            <text:p>-1408</text:p>
          </table:table-cell>
          <table:table-cell table:formula="of:=[.F484]*(-0.000732421875)" office:value-type="float" office:value="1.03125">
            <text:p>1,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778">
            <text:p>11778</text:p>
          </table:table-cell>
          <table:table-cell office:value-type="float" office:value="144">
            <text:p>144</text:p>
          </table:table-cell>
          <table:table-cell office:value-type="float" office:value="-480">
            <text:p>-480</text:p>
          </table:table-cell>
          <table:table-cell/>
          <table:table-cell office:value-type="float" office:value="-1440">
            <text:p>-1440</text:p>
          </table:table-cell>
          <table:table-cell table:formula="of:=[.F485]*(-0.000732421875)" office:value-type="float" office:value="1.0546875">
            <text:p>1,05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11798">
            <text:p>11798</text:p>
          </table:table-cell>
          <table:table-cell office:value-type="float" office:value="32">
            <text:p>32</text:p>
          </table:table-cell>
          <table:table-cell office:value-type="float" office:value="-272">
            <text:p>-272</text:p>
          </table:table-cell>
          <table:table-cell/>
          <table:table-cell office:value-type="float" office:value="-1440">
            <text:p>-1440</text:p>
          </table:table-cell>
          <table:table-cell table:formula="of:=[.F486]*(-0.000732421875)" office:value-type="float" office:value="1.0546875">
            <text:p>1,05468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11819">
            <text:p>11819</text:p>
          </table:table-cell>
          <table:table-cell office:value-type="float" office:value="96">
            <text:p>96</text:p>
          </table:table-cell>
          <table:table-cell office:value-type="float" office:value="-448">
            <text:p>-448</text:p>
          </table:table-cell>
          <table:table-cell/>
          <table:table-cell office:value-type="float" office:value="-1408">
            <text:p>-1408</text:p>
          </table:table-cell>
          <table:table-cell table:formula="of:=[.F487]*(-0.000732421875)" office:value-type="float" office:value="1.03125">
            <text:p>1,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11838">
            <text:p>11838</text:p>
          </table:table-cell>
          <table:table-cell office:value-type="float" office:value="176">
            <text:p>176</text:p>
          </table:table-cell>
          <table:table-cell office:value-type="float" office:value="-400">
            <text:p>-400</text:p>
          </table:table-cell>
          <table:table-cell/>
          <table:table-cell office:value-type="float" office:value="-1280">
            <text:p>-1280</text:p>
          </table:table-cell>
          <table:table-cell table:formula="of:=[.F488]*(-0.000732421875)" office:value-type="float" office:value="0.9375">
            <text:p>0,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11858">
            <text:p>11858</text:p>
          </table:table-cell>
          <table:table-cell office:value-type="float" office:value="112">
            <text:p>112</text:p>
          </table:table-cell>
          <table:table-cell office:value-type="float" office:value="-464">
            <text:p>-464</text:p>
          </table:table-cell>
          <table:table-cell/>
          <table:table-cell office:value-type="float" office:value="-1424">
            <text:p>-1424</text:p>
          </table:table-cell>
          <table:table-cell table:formula="of:=[.F489]*(-0.000732421875)" office:value-type="float" office:value="1.04296875">
            <text:p>1,0429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11879">
            <text:p>11879</text:p>
          </table:table-cell>
          <table:table-cell office:value-type="float" office:value="64">
            <text:p>64</text:p>
          </table:table-cell>
          <table:table-cell office:value-type="float" office:value="-496">
            <text:p>-496</text:p>
          </table:table-cell>
          <table:table-cell/>
          <table:table-cell office:value-type="float" office:value="-1440">
            <text:p>-1440</text:p>
          </table:table-cell>
          <table:table-cell table:formula="of:=[.F490]*(-0.000732421875)" office:value-type="float" office:value="1.0546875">
            <text:p>1,05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11901">
            <text:p>11901</text:p>
          </table:table-cell>
          <table:table-cell office:value-type="float" office:value="-16">
            <text:p>-16</text:p>
          </table:table-cell>
          <table:table-cell office:value-type="float" office:value="-304">
            <text:p>-304</text:p>
          </table:table-cell>
          <table:table-cell/>
          <table:table-cell office:value-type="float" office:value="-1440">
            <text:p>-1440</text:p>
          </table:table-cell>
          <table:table-cell table:formula="of:=[.F491]*(-0.000732421875)" office:value-type="float" office:value="1.0546875">
            <text:p>1,05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11920">
            <text:p>11920</text:p>
          </table:table-cell>
          <table:table-cell office:value-type="float" office:value="144">
            <text:p>144</text:p>
          </table:table-cell>
          <table:table-cell office:value-type="float" office:value="-400">
            <text:p>-400</text:p>
          </table:table-cell>
          <table:table-cell/>
          <table:table-cell office:value-type="float" office:value="-1552">
            <text:p>-1552</text:p>
          </table:table-cell>
          <table:table-cell table:formula="of:=[.F492]*(-0.000732421875)" office:value-type="float" office:value="1.13671875">
            <text:p>1,1367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11937">
            <text:p>11937</text:p>
          </table:table-cell>
          <table:table-cell office:value-type="float" office:value="112">
            <text:p>112</text:p>
          </table:table-cell>
          <table:table-cell office:value-type="float" office:value="-400">
            <text:p>-400</text:p>
          </table:table-cell>
          <table:table-cell/>
          <table:table-cell office:value-type="float" office:value="-1408">
            <text:p>-1408</text:p>
          </table:table-cell>
          <table:table-cell table:formula="of:=[.F493]*(-0.000732421875)" office:value-type="float" office:value="1.03125">
            <text:p>1,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11956">
            <text:p>11956</text:p>
          </table:table-cell>
          <table:table-cell office:value-type="float" office:value="208">
            <text:p>208</text:p>
          </table:table-cell>
          <table:table-cell office:value-type="float" office:value="-336">
            <text:p>-336</text:p>
          </table:table-cell>
          <table:table-cell/>
          <table:table-cell office:value-type="float" office:value="-1472">
            <text:p>-1472</text:p>
          </table:table-cell>
          <table:table-cell table:formula="of:=[.F494]*(-0.000732421875)" office:value-type="float" office:value="1.078125">
            <text:p>1,0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11997">
            <text:p>11997</text:p>
          </table:table-cell>
          <table:table-cell office:value-type="float" office:value="-16">
            <text:p>-16</text:p>
          </table:table-cell>
          <table:table-cell office:value-type="float" office:value="-528">
            <text:p>-528</text:p>
          </table:table-cell>
          <table:table-cell/>
          <table:table-cell office:value-type="float" office:value="-1456">
            <text:p>-1456</text:p>
          </table:table-cell>
          <table:table-cell table:formula="of:=[.F495]*(-0.000732421875)" office:value-type="float" office:value="1.06640625">
            <text:p>1,066406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12017">
            <text:p>12017</text:p>
          </table:table-cell>
          <table:table-cell office:value-type="float" office:value="96">
            <text:p>96</text:p>
          </table:table-cell>
          <table:table-cell office:value-type="float" office:value="-368">
            <text:p>-368</text:p>
          </table:table-cell>
          <table:table-cell/>
          <table:table-cell office:value-type="float" office:value="-1472">
            <text:p>-1472</text:p>
          </table:table-cell>
          <table:table-cell table:formula="of:=[.F496]*(-0.000732421875)" office:value-type="float" office:value="1.078125">
            <text:p>1,0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12036">
            <text:p>12036</text:p>
          </table:table-cell>
          <table:table-cell office:value-type="float" office:value="192">
            <text:p>192</text:p>
          </table:table-cell>
          <table:table-cell office:value-type="float" office:value="-256">
            <text:p>-256</text:p>
          </table:table-cell>
          <table:table-cell/>
          <table:table-cell office:value-type="float" office:value="-1392">
            <text:p>-1392</text:p>
          </table:table-cell>
          <table:table-cell table:formula="of:=[.F497]*(-0.000732421875)" office:value-type="float" office:value="1.01953125">
            <text:p>1,0195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12053">
            <text:p>12053</text:p>
          </table:table-cell>
          <table:table-cell office:value-type="float" office:value="160">
            <text:p>160</text:p>
          </table:table-cell>
          <table:table-cell office:value-type="float" office:value="-304">
            <text:p>-304</text:p>
          </table:table-cell>
          <table:table-cell/>
          <table:table-cell office:value-type="float" office:value="-1376">
            <text:p>-1376</text:p>
          </table:table-cell>
          <table:table-cell table:formula="of:=[.F498]*(-0.000732421875)" office:value-type="float" office:value="1.0078125">
            <text:p>1,00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12071">
            <text:p>12071</text:p>
          </table:table-cell>
          <table:table-cell office:value-type="float" office:value="96">
            <text:p>96</text:p>
          </table:table-cell>
          <table:table-cell office:value-type="float" office:value="-576">
            <text:p>-576</text:p>
          </table:table-cell>
          <table:table-cell/>
          <table:table-cell office:value-type="float" office:value="-1456">
            <text:p>-1456</text:p>
          </table:table-cell>
          <table:table-cell table:formula="of:=[.F499]*(-0.000732421875)" office:value-type="float" office:value="1.06640625">
            <text:p>1,066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12090">
            <text:p>12090</text:p>
          </table:table-cell>
          <table:table-cell office:value-type="float" office:value="144">
            <text:p>144</text:p>
          </table:table-cell>
          <table:table-cell office:value-type="float" office:value="-496">
            <text:p>-496</text:p>
          </table:table-cell>
          <table:table-cell/>
          <table:table-cell office:value-type="float" office:value="-1440">
            <text:p>-1440</text:p>
          </table:table-cell>
          <table:table-cell table:formula="of:=[.F500]*(-0.000732421875)" office:value-type="float" office:value="1.0546875">
            <text:p>1,05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2108">
            <text:p>12108</text:p>
          </table:table-cell>
          <table:table-cell office:value-type="float" office:value="288">
            <text:p>288</text:p>
          </table:table-cell>
          <table:table-cell office:value-type="float" office:value="-432">
            <text:p>-432</text:p>
          </table:table-cell>
          <table:table-cell/>
          <table:table-cell office:value-type="float" office:value="-1408">
            <text:p>-1408</text:p>
          </table:table-cell>
          <table:table-cell table:formula="of:=[.F501]*(-0.000732421875)" office:value-type="float" office:value="1.03125">
            <text:p>1,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12126">
            <text:p>12126</text:p>
          </table:table-cell>
          <table:table-cell office:value-type="float" office:value="144">
            <text:p>144</text:p>
          </table:table-cell>
          <table:table-cell office:value-type="float" office:value="-592">
            <text:p>-592</text:p>
          </table:table-cell>
          <table:table-cell/>
          <table:table-cell office:value-type="float" office:value="-1472">
            <text:p>-1472</text:p>
          </table:table-cell>
          <table:table-cell table:formula="of:=[.F502]*(-0.000732421875)" office:value-type="float" office:value="1.078125">
            <text:p>1,0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12144">
            <text:p>12144</text:p>
          </table:table-cell>
          <table:table-cell office:value-type="float" office:value="240">
            <text:p>240</text:p>
          </table:table-cell>
          <table:table-cell office:value-type="float" office:value="-656">
            <text:p>-656</text:p>
          </table:table-cell>
          <table:table-cell/>
          <table:table-cell office:value-type="float" office:value="-1536">
            <text:p>-1536</text:p>
          </table:table-cell>
          <table:table-cell table:formula="of:=[.F503]*(-0.000732421875)" office:value-type="float" office:value="1.125">
            <text:p>1,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12163">
            <text:p>12163</text:p>
          </table:table-cell>
          <table:table-cell office:value-type="float" office:value="128">
            <text:p>128</text:p>
          </table:table-cell>
          <table:table-cell office:value-type="float" office:value="-272">
            <text:p>-272</text:p>
          </table:table-cell>
          <table:table-cell/>
          <table:table-cell office:value-type="float" office:value="-1440">
            <text:p>-1440</text:p>
          </table:table-cell>
          <table:table-cell table:formula="of:=[.F504]*(-0.000732421875)" office:value-type="float" office:value="1.0546875">
            <text:p>1,05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12180">
            <text:p>12180</text:p>
          </table:table-cell>
          <table:table-cell office:value-type="float" office:value="256">
            <text:p>256</text:p>
          </table:table-cell>
          <table:table-cell office:value-type="float" office:value="-64">
            <text:p>-64</text:p>
          </table:table-cell>
          <table:table-cell/>
          <table:table-cell office:value-type="float" office:value="-1488">
            <text:p>-1488</text:p>
          </table:table-cell>
          <table:table-cell table:formula="of:=[.F505]*(-0.000732421875)" office:value-type="float" office:value="1.08984375">
            <text:p>1,089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12205">
            <text:p>12205</text:p>
          </table:table-cell>
          <table:table-cell office:value-type="float" office:value="400">
            <text:p>400</text:p>
          </table:table-cell>
          <table:table-cell office:value-type="float" office:value="-128">
            <text:p>-128</text:p>
          </table:table-cell>
          <table:table-cell/>
          <table:table-cell office:value-type="float" office:value="-1424">
            <text:p>-1424</text:p>
          </table:table-cell>
          <table:table-cell table:formula="of:=[.F506]*(-0.000732421875)" office:value-type="float" office:value="1.04296875">
            <text:p>1,0429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12224">
            <text:p>12224</text:p>
          </table:table-cell>
          <table:table-cell office:value-type="float" office:value="416">
            <text:p>416</text:p>
          </table:table-cell>
          <table:table-cell office:value-type="float" office:value="-320">
            <text:p>-320</text:p>
          </table:table-cell>
          <table:table-cell/>
          <table:table-cell office:value-type="float" office:value="-1440">
            <text:p>-1440</text:p>
          </table:table-cell>
          <table:table-cell table:formula="of:=[.F507]*(-0.000732421875)" office:value-type="float" office:value="1.0546875">
            <text:p>1,05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12242">
            <text:p>12242</text:p>
          </table:table-cell>
          <table:table-cell office:value-type="float" office:value="368">
            <text:p>368</text:p>
          </table:table-cell>
          <table:table-cell office:value-type="float" office:value="-480">
            <text:p>-480</text:p>
          </table:table-cell>
          <table:table-cell/>
          <table:table-cell office:value-type="float" office:value="-1456">
            <text:p>-1456</text:p>
          </table:table-cell>
          <table:table-cell table:formula="of:=[.F508]*(-0.000732421875)" office:value-type="float" office:value="1.06640625">
            <text:p>1,066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12262">
            <text:p>12262</text:p>
          </table:table-cell>
          <table:table-cell office:value-type="float" office:value="320">
            <text:p>320</text:p>
          </table:table-cell>
          <table:table-cell office:value-type="float" office:value="-432">
            <text:p>-432</text:p>
          </table:table-cell>
          <table:table-cell/>
          <table:table-cell office:value-type="float" office:value="-1424">
            <text:p>-1424</text:p>
          </table:table-cell>
          <table:table-cell table:formula="of:=[.F509]*(-0.000732421875)" office:value-type="float" office:value="1.04296875">
            <text:p>1,0429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12280">
            <text:p>12280</text:p>
          </table:table-cell>
          <table:table-cell office:value-type="float" office:value="272">
            <text:p>272</text:p>
          </table:table-cell>
          <table:table-cell office:value-type="float" office:value="-368">
            <text:p>-368</text:p>
          </table:table-cell>
          <table:table-cell/>
          <table:table-cell office:value-type="float" office:value="-1408">
            <text:p>-1408</text:p>
          </table:table-cell>
          <table:table-cell table:formula="of:=[.F510]*(-0.000732421875)" office:value-type="float" office:value="1.03125">
            <text:p>1,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12299">
            <text:p>12299</text:p>
          </table:table-cell>
          <table:table-cell office:value-type="float" office:value="208">
            <text:p>208</text:p>
          </table:table-cell>
          <table:table-cell office:value-type="float" office:value="-400">
            <text:p>-400</text:p>
          </table:table-cell>
          <table:table-cell/>
          <table:table-cell office:value-type="float" office:value="-1456">
            <text:p>-1456</text:p>
          </table:table-cell>
          <table:table-cell table:formula="of:=[.F511]*(-0.000732421875)" office:value-type="float" office:value="1.06640625">
            <text:p>1,066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12318">
            <text:p>12318</text:p>
          </table:table-cell>
          <table:table-cell office:value-type="float" office:value="176">
            <text:p>176</text:p>
          </table:table-cell>
          <table:table-cell office:value-type="float" office:value="-432">
            <text:p>-432</text:p>
          </table:table-cell>
          <table:table-cell/>
          <table:table-cell office:value-type="float" office:value="-1504">
            <text:p>-1504</text:p>
          </table:table-cell>
          <table:table-cell table:formula="of:=[.F512]*(-0.000732421875)" office:value-type="float" office:value="1.1015625">
            <text:p>1,10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2337">
            <text:p>12337</text:p>
          </table:table-cell>
          <table:table-cell office:value-type="float" office:value="224">
            <text:p>224</text:p>
          </table:table-cell>
          <table:table-cell office:value-type="float" office:value="-368">
            <text:p>-368</text:p>
          </table:table-cell>
          <table:table-cell/>
          <table:table-cell office:value-type="float" office:value="-1424">
            <text:p>-1424</text:p>
          </table:table-cell>
          <table:table-cell table:formula="of:=[.F513]*(-0.000732421875)" office:value-type="float" office:value="1.04296875">
            <text:p>1,0429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12356">
            <text:p>12356</text:p>
          </table:table-cell>
          <table:table-cell office:value-type="float" office:value="416">
            <text:p>416</text:p>
          </table:table-cell>
          <table:table-cell office:value-type="float" office:value="-240">
            <text:p>-240</text:p>
          </table:table-cell>
          <table:table-cell/>
          <table:table-cell office:value-type="float" office:value="-1376">
            <text:p>-1376</text:p>
          </table:table-cell>
          <table:table-cell table:formula="of:=[.F514]*(-0.000732421875)" office:value-type="float" office:value="1.0078125">
            <text:p>1,00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12375">
            <text:p>12375</text:p>
          </table:table-cell>
          <table:table-cell office:value-type="float" office:value="640">
            <text:p>640</text:p>
          </table:table-cell>
          <table:table-cell office:value-type="float" office:value="-1152">
            <text:p>-1152</text:p>
          </table:table-cell>
          <table:table-cell/>
          <table:table-cell office:value-type="float" office:value="-1280">
            <text:p>-1280</text:p>
          </table:table-cell>
          <table:table-cell table:formula="of:=[.F515]*(-0.000732421875)" office:value-type="float" office:value="0.9375">
            <text:p>0,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12408">
            <text:p>12408</text:p>
          </table:table-cell>
          <table:table-cell office:value-type="float" office:value="176">
            <text:p>176</text:p>
          </table:table-cell>
          <table:table-cell office:value-type="float" office:value="-528">
            <text:p>-528</text:p>
          </table:table-cell>
          <table:table-cell/>
          <table:table-cell office:value-type="float" office:value="-1392">
            <text:p>-1392</text:p>
          </table:table-cell>
          <table:table-cell table:formula="of:=[.F516]*(-0.000732421875)" office:value-type="float" office:value="1.01953125">
            <text:p>1,0195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12427">
            <text:p>12427</text:p>
          </table:table-cell>
          <table:table-cell office:value-type="float" office:value="160">
            <text:p>160</text:p>
          </table:table-cell>
          <table:table-cell office:value-type="float" office:value="-416">
            <text:p>-416</text:p>
          </table:table-cell>
          <table:table-cell/>
          <table:table-cell office:value-type="float" office:value="-1392">
            <text:p>-1392</text:p>
          </table:table-cell>
          <table:table-cell table:formula="of:=[.F517]*(-0.000732421875)" office:value-type="float" office:value="1.01953125">
            <text:p>1,0195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12470">
            <text:p>12470</text:p>
          </table:table-cell>
          <table:table-cell office:value-type="float" office:value="496">
            <text:p>496</text:p>
          </table:table-cell>
          <table:table-cell office:value-type="float" office:value="-688">
            <text:p>-688</text:p>
          </table:table-cell>
          <table:table-cell/>
          <table:table-cell office:value-type="float" office:value="-1440">
            <text:p>-1440</text:p>
          </table:table-cell>
          <table:table-cell table:formula="of:=[.F518]*(-0.000732421875)" office:value-type="float" office:value="1.0546875">
            <text:p>1,05468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12490">
            <text:p>12490</text:p>
          </table:table-cell>
          <table:table-cell office:value-type="float" office:value="432">
            <text:p>432</text:p>
          </table:table-cell>
          <table:table-cell office:value-type="float" office:value="-624">
            <text:p>-624</text:p>
          </table:table-cell>
          <table:table-cell/>
          <table:table-cell office:value-type="float" office:value="-1536">
            <text:p>-1536</text:p>
          </table:table-cell>
          <table:table-cell table:formula="of:=[.F519]*(-0.000732421875)" office:value-type="float" office:value="1.125">
            <text:p>1,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12510">
            <text:p>12510</text:p>
          </table:table-cell>
          <table:table-cell office:value-type="float" office:value="496">
            <text:p>496</text:p>
          </table:table-cell>
          <table:table-cell office:value-type="float" office:value="-336">
            <text:p>-336</text:p>
          </table:table-cell>
          <table:table-cell/>
          <table:table-cell office:value-type="float" office:value="-1552">
            <text:p>-1552</text:p>
          </table:table-cell>
          <table:table-cell table:formula="of:=[.F520]*(-0.000732421875)" office:value-type="float" office:value="1.13671875">
            <text:p>1,1367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12528">
            <text:p>12528</text:p>
          </table:table-cell>
          <table:table-cell office:value-type="float" office:value="480">
            <text:p>480</text:p>
          </table:table-cell>
          <table:table-cell office:value-type="float" office:value="-352">
            <text:p>-352</text:p>
          </table:table-cell>
          <table:table-cell/>
          <table:table-cell office:value-type="float" office:value="-1568">
            <text:p>-1568</text:p>
          </table:table-cell>
          <table:table-cell table:formula="of:=[.F521]*(-0.000732421875)" office:value-type="float" office:value="1.1484375">
            <text:p>1,14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12552">
            <text:p>12552</text:p>
          </table:table-cell>
          <table:table-cell office:value-type="float" office:value="432">
            <text:p>432</text:p>
          </table:table-cell>
          <table:table-cell office:value-type="float" office:value="-576">
            <text:p>-576</text:p>
          </table:table-cell>
          <table:table-cell/>
          <table:table-cell office:value-type="float" office:value="-1504">
            <text:p>-1504</text:p>
          </table:table-cell>
          <table:table-cell table:formula="of:=[.F522]*(-0.000732421875)" office:value-type="float" office:value="1.1015625">
            <text:p>1,10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12570">
            <text:p>12570</text:p>
          </table:table-cell>
          <table:table-cell office:value-type="float" office:value="496">
            <text:p>496</text:p>
          </table:table-cell>
          <table:table-cell office:value-type="float" office:value="-768">
            <text:p>-768</text:p>
          </table:table-cell>
          <table:table-cell/>
          <table:table-cell office:value-type="float" office:value="-1472">
            <text:p>-1472</text:p>
          </table:table-cell>
          <table:table-cell table:formula="of:=[.F523]*(-0.000732421875)" office:value-type="float" office:value="1.078125">
            <text:p>1,0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12590">
            <text:p>12590</text:p>
          </table:table-cell>
          <table:table-cell office:value-type="float" office:value="416">
            <text:p>416</text:p>
          </table:table-cell>
          <table:table-cell office:value-type="float" office:value="-432">
            <text:p>-432</text:p>
          </table:table-cell>
          <table:table-cell/>
          <table:table-cell office:value-type="float" office:value="-1472">
            <text:p>-1472</text:p>
          </table:table-cell>
          <table:table-cell table:formula="of:=[.F524]*(-0.000732421875)" office:value-type="float" office:value="1.078125">
            <text:p>1,0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12609">
            <text:p>12609</text:p>
          </table:table-cell>
          <table:table-cell office:value-type="float" office:value="416">
            <text:p>416</text:p>
          </table:table-cell>
          <table:table-cell office:value-type="float" office:value="-144">
            <text:p>-144</text:p>
          </table:table-cell>
          <table:table-cell/>
          <table:table-cell office:value-type="float" office:value="-1488">
            <text:p>-1488</text:p>
          </table:table-cell>
          <table:table-cell table:formula="of:=[.F525]*(-0.000732421875)" office:value-type="float" office:value="1.08984375">
            <text:p>1,089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12627">
            <text:p>12627</text:p>
          </table:table-cell>
          <table:table-cell office:value-type="float" office:value="464">
            <text:p>464</text:p>
          </table:table-cell>
          <table:table-cell office:value-type="float" office:value="-320">
            <text:p>-320</text:p>
          </table:table-cell>
          <table:table-cell/>
          <table:table-cell office:value-type="float" office:value="-1440">
            <text:p>-1440</text:p>
          </table:table-cell>
          <table:table-cell table:formula="of:=[.F526]*(-0.000732421875)" office:value-type="float" office:value="1.0546875">
            <text:p>1,05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12647">
            <text:p>12647</text:p>
          </table:table-cell>
          <table:table-cell office:value-type="float" office:value="496">
            <text:p>496</text:p>
          </table:table-cell>
          <table:table-cell office:value-type="float" office:value="-416">
            <text:p>-416</text:p>
          </table:table-cell>
          <table:table-cell/>
          <table:table-cell office:value-type="float" office:value="-1360">
            <text:p>-1360</text:p>
          </table:table-cell>
          <table:table-cell table:formula="of:=[.F527]*(-0.000732421875)" office:value-type="float" office:value="0.99609375">
            <text:p>0,996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12666">
            <text:p>12666</text:p>
          </table:table-cell>
          <table:table-cell office:value-type="float" office:value="448">
            <text:p>448</text:p>
          </table:table-cell>
          <table:table-cell office:value-type="float" office:value="-544">
            <text:p>-544</text:p>
          </table:table-cell>
          <table:table-cell/>
          <table:table-cell office:value-type="float" office:value="-1328">
            <text:p>-1328</text:p>
          </table:table-cell>
          <table:table-cell table:formula="of:=[.F528]*(-0.000732421875)" office:value-type="float" office:value="0.97265625">
            <text:p>0,9726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685">
            <text:p>12685</text:p>
          </table:table-cell>
          <table:table-cell office:value-type="float" office:value="320">
            <text:p>320</text:p>
          </table:table-cell>
          <table:table-cell office:value-type="float" office:value="-496">
            <text:p>-496</text:p>
          </table:table-cell>
          <table:table-cell/>
          <table:table-cell office:value-type="float" office:value="-1392">
            <text:p>-1392</text:p>
          </table:table-cell>
          <table:table-cell table:formula="of:=[.F529]*(-0.000732421875)" office:value-type="float" office:value="1.01953125">
            <text:p>1,0195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12704">
            <text:p>12704</text:p>
          </table:table-cell>
          <table:table-cell office:value-type="float" office:value="336">
            <text:p>336</text:p>
          </table:table-cell>
          <table:table-cell office:value-type="float" office:value="-336">
            <text:p>-336</text:p>
          </table:table-cell>
          <table:table-cell/>
          <table:table-cell office:value-type="float" office:value="-1392">
            <text:p>-1392</text:p>
          </table:table-cell>
          <table:table-cell table:formula="of:=[.F530]*(-0.000732421875)" office:value-type="float" office:value="1.01953125">
            <text:p>1,0195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12724">
            <text:p>12724</text:p>
          </table:table-cell>
          <table:table-cell office:value-type="float" office:value="192">
            <text:p>192</text:p>
          </table:table-cell>
          <table:table-cell office:value-type="float" office:value="-304">
            <text:p>-304</text:p>
          </table:table-cell>
          <table:table-cell/>
          <table:table-cell office:value-type="float" office:value="-1456">
            <text:p>-1456</text:p>
          </table:table-cell>
          <table:table-cell table:formula="of:=[.F531]*(-0.000732421875)" office:value-type="float" office:value="1.06640625">
            <text:p>1,066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12742">
            <text:p>12742</text:p>
          </table:table-cell>
          <table:table-cell office:value-type="float" office:value="448">
            <text:p>448</text:p>
          </table:table-cell>
          <table:table-cell office:value-type="float" office:value="-144">
            <text:p>-144</text:p>
          </table:table-cell>
          <table:table-cell/>
          <table:table-cell office:value-type="float" office:value="-1536">
            <text:p>-1536</text:p>
          </table:table-cell>
          <table:table-cell table:formula="of:=[.F532]*(-0.000732421875)" office:value-type="float" office:value="1.125">
            <text:p>1,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12762">
            <text:p>12762</text:p>
          </table:table-cell>
          <table:table-cell office:value-type="float" office:value="432">
            <text:p>432</text:p>
          </table:table-cell>
          <table:table-cell office:value-type="float" office:value="32">
            <text:p>32</text:p>
          </table:table-cell>
          <table:table-cell/>
          <table:table-cell office:value-type="float" office:value="-1504">
            <text:p>-1504</text:p>
          </table:table-cell>
          <table:table-cell table:formula="of:=[.F533]*(-0.000732421875)" office:value-type="float" office:value="1.1015625">
            <text:p>1,10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12780">
            <text:p>12780</text:p>
          </table:table-cell>
          <table:table-cell office:value-type="float" office:value="448">
            <text:p>448</text:p>
          </table:table-cell>
          <table:table-cell office:value-type="float" office:value="-16">
            <text:p>-16</text:p>
          </table:table-cell>
          <table:table-cell/>
          <table:table-cell office:value-type="float" office:value="-1424">
            <text:p>-1424</text:p>
          </table:table-cell>
          <table:table-cell table:formula="of:=[.F534]*(-0.000732421875)" office:value-type="float" office:value="1.04296875">
            <text:p>1,0429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12800">
            <text:p>12800</text:p>
          </table:table-cell>
          <table:table-cell office:value-type="float" office:value="224">
            <text:p>224</text:p>
          </table:table-cell>
          <table:table-cell office:value-type="float" office:value="112">
            <text:p>112</text:p>
          </table:table-cell>
          <table:table-cell/>
          <table:table-cell office:value-type="float" office:value="-1408">
            <text:p>-1408</text:p>
          </table:table-cell>
          <table:table-cell table:formula="of:=[.F535]*(-0.000732421875)" office:value-type="float" office:value="1.03125">
            <text:p>1,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12819">
            <text:p>12819</text:p>
          </table:table-cell>
          <table:table-cell office:value-type="float" office:value="288">
            <text:p>288</text:p>
          </table:table-cell>
          <table:table-cell office:value-type="float" office:value="-16">
            <text:p>-16</text:p>
          </table:table-cell>
          <table:table-cell/>
          <table:table-cell office:value-type="float" office:value="-1536">
            <text:p>-1536</text:p>
          </table:table-cell>
          <table:table-cell table:formula="of:=[.F536]*(-0.000732421875)" office:value-type="float" office:value="1.125">
            <text:p>1,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12837">
            <text:p>12837</text:p>
          </table:table-cell>
          <table:table-cell office:value-type="float" office:value="400">
            <text:p>400</text:p>
          </table:table-cell>
          <table:table-cell office:value-type="float" office:value="-384">
            <text:p>-384</text:p>
          </table:table-cell>
          <table:table-cell/>
          <table:table-cell office:value-type="float" office:value="-1472">
            <text:p>-1472</text:p>
          </table:table-cell>
          <table:table-cell table:formula="of:=[.F537]*(-0.000732421875)" office:value-type="float" office:value="1.078125">
            <text:p>1,0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12855">
            <text:p>12855</text:p>
          </table:table-cell>
          <table:table-cell office:value-type="float" office:value="272">
            <text:p>272</text:p>
          </table:table-cell>
          <table:table-cell office:value-type="float" office:value="-288">
            <text:p>-288</text:p>
          </table:table-cell>
          <table:table-cell/>
          <table:table-cell office:value-type="float" office:value="-1648">
            <text:p>-1648</text:p>
          </table:table-cell>
          <table:table-cell table:formula="of:=[.F538]*(-0.000732421875)" office:value-type="float" office:value="1.20703125">
            <text:p>1,207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12874">
            <text:p>12874</text:p>
          </table:table-cell>
          <table:table-cell office:value-type="float" office:value="352">
            <text:p>352</text:p>
          </table:table-cell>
          <table:table-cell office:value-type="float" office:value="-96">
            <text:p>-96</text:p>
          </table:table-cell>
          <table:table-cell/>
          <table:table-cell office:value-type="float" office:value="-1568">
            <text:p>-1568</text:p>
          </table:table-cell>
          <table:table-cell table:formula="of:=[.F539]*(-0.000732421875)" office:value-type="float" office:value="1.1484375">
            <text:p>1,14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12894">
            <text:p>12894</text:p>
          </table:table-cell>
          <table:table-cell office:value-type="float" office:value="304">
            <text:p>304</text:p>
          </table:table-cell>
          <table:table-cell office:value-type="float" office:value="-320">
            <text:p>-320</text:p>
          </table:table-cell>
          <table:table-cell/>
          <table:table-cell office:value-type="float" office:value="-1440">
            <text:p>-1440</text:p>
          </table:table-cell>
          <table:table-cell table:formula="of:=[.F540]*(-0.000732421875)" office:value-type="float" office:value="1.0546875">
            <text:p>1,05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12936">
            <text:p>12936</text:p>
          </table:table-cell>
          <table:table-cell office:value-type="float" office:value="336">
            <text:p>336</text:p>
          </table:table-cell>
          <table:table-cell office:value-type="float" office:value="-208">
            <text:p>-208</text:p>
          </table:table-cell>
          <table:table-cell/>
          <table:table-cell office:value-type="float" office:value="-1552">
            <text:p>-1552</text:p>
          </table:table-cell>
          <table:table-cell table:formula="of:=[.F541]*(-0.000732421875)" office:value-type="float" office:value="1.13671875">
            <text:p>1,136718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12957">
            <text:p>12957</text:p>
          </table:table-cell>
          <table:table-cell office:value-type="float" office:value="432">
            <text:p>432</text:p>
          </table:table-cell>
          <table:table-cell office:value-type="float" office:value="-272">
            <text:p>-272</text:p>
          </table:table-cell>
          <table:table-cell/>
          <table:table-cell office:value-type="float" office:value="-1552">
            <text:p>-1552</text:p>
          </table:table-cell>
          <table:table-cell table:formula="of:=[.F542]*(-0.000732421875)" office:value-type="float" office:value="1.13671875">
            <text:p>1,1367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12977">
            <text:p>12977</text:p>
          </table:table-cell>
          <table:table-cell office:value-type="float" office:value="384">
            <text:p>384</text:p>
          </table:table-cell>
          <table:table-cell office:value-type="float" office:value="-144">
            <text:p>-144</text:p>
          </table:table-cell>
          <table:table-cell/>
          <table:table-cell office:value-type="float" office:value="-1488">
            <text:p>-1488</text:p>
          </table:table-cell>
          <table:table-cell table:formula="of:=[.F543]*(-0.000732421875)" office:value-type="float" office:value="1.08984375">
            <text:p>1,089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13007">
            <text:p>13007</text:p>
          </table:table-cell>
          <table:table-cell office:value-type="float" office:value="208">
            <text:p>208</text:p>
          </table:table-cell>
          <table:table-cell office:value-type="float" office:value="-128">
            <text:p>-128</text:p>
          </table:table-cell>
          <table:table-cell/>
          <table:table-cell office:value-type="float" office:value="-1504">
            <text:p>-1504</text:p>
          </table:table-cell>
          <table:table-cell table:formula="of:=[.F544]*(-0.000732421875)" office:value-type="float" office:value="1.1015625">
            <text:p>1,10156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13029">
            <text:p>13029</text:p>
          </table:table-cell>
          <table:table-cell office:value-type="float" office:value="192">
            <text:p>192</text:p>
          </table:table-cell>
          <table:table-cell office:value-type="float" office:value="-96">
            <text:p>-96</text:p>
          </table:table-cell>
          <table:table-cell/>
          <table:table-cell office:value-type="float" office:value="-1536">
            <text:p>-1536</text:p>
          </table:table-cell>
          <table:table-cell table:formula="of:=[.F545]*(-0.000732421875)" office:value-type="float" office:value="1.125">
            <text:p>1,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13048">
            <text:p>13048</text:p>
          </table:table-cell>
          <table:table-cell office:value-type="float" office:value="192">
            <text:p>192</text:p>
          </table:table-cell>
          <table:table-cell office:value-type="float" office:value="-208">
            <text:p>-208</text:p>
          </table:table-cell>
          <table:table-cell/>
          <table:table-cell office:value-type="float" office:value="-1504">
            <text:p>-1504</text:p>
          </table:table-cell>
          <table:table-cell table:formula="of:=[.F546]*(-0.000732421875)" office:value-type="float" office:value="1.1015625">
            <text:p>1,10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13067">
            <text:p>13067</text:p>
          </table:table-cell>
          <table:table-cell office:value-type="float" office:value="320">
            <text:p>320</text:p>
          </table:table-cell>
          <table:table-cell office:value-type="float" office:value="-240">
            <text:p>-240</text:p>
          </table:table-cell>
          <table:table-cell/>
          <table:table-cell office:value-type="float" office:value="-1504">
            <text:p>-1504</text:p>
          </table:table-cell>
          <table:table-cell table:formula="of:=[.F547]*(-0.000732421875)" office:value-type="float" office:value="1.1015625">
            <text:p>1,10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13086">
            <text:p>13086</text:p>
          </table:table-cell>
          <table:table-cell office:value-type="float" office:value="112">
            <text:p>112</text:p>
          </table:table-cell>
          <table:table-cell office:value-type="float" office:value="-208">
            <text:p>-208</text:p>
          </table:table-cell>
          <table:table-cell/>
          <table:table-cell office:value-type="float" office:value="-1520">
            <text:p>-1520</text:p>
          </table:table-cell>
          <table:table-cell table:formula="of:=[.F548]*(-0.000732421875)" office:value-type="float" office:value="1.11328125">
            <text:p>1,113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13106">
            <text:p>13106</text:p>
          </table:table-cell>
          <table:table-cell office:value-type="float" office:value="240">
            <text:p>240</text:p>
          </table:table-cell>
          <table:table-cell office:value-type="float" office:value="-272">
            <text:p>-272</text:p>
          </table:table-cell>
          <table:table-cell/>
          <table:table-cell office:value-type="float" office:value="-1536">
            <text:p>-1536</text:p>
          </table:table-cell>
          <table:table-cell table:formula="of:=[.F549]*(-0.000732421875)" office:value-type="float" office:value="1.125">
            <text:p>1,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13124">
            <text:p>13124</text:p>
          </table:table-cell>
          <table:table-cell office:value-type="float" office:value="256">
            <text:p>256</text:p>
          </table:table-cell>
          <table:table-cell office:value-type="float" office:value="-304">
            <text:p>-304</text:p>
          </table:table-cell>
          <table:table-cell/>
          <table:table-cell office:value-type="float" office:value="-1408">
            <text:p>-1408</text:p>
          </table:table-cell>
          <table:table-cell table:formula="of:=[.F550]*(-0.000732421875)" office:value-type="float" office:value="1.03125">
            <text:p>1,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13144">
            <text:p>13144</text:p>
          </table:table-cell>
          <table:table-cell office:value-type="float" office:value="192">
            <text:p>192</text:p>
          </table:table-cell>
          <table:table-cell office:value-type="float" office:value="-416">
            <text:p>-416</text:p>
          </table:table-cell>
          <table:table-cell/>
          <table:table-cell office:value-type="float" office:value="-1456">
            <text:p>-1456</text:p>
          </table:table-cell>
          <table:table-cell table:formula="of:=[.F551]*(-0.000732421875)" office:value-type="float" office:value="1.06640625">
            <text:p>1,066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13163">
            <text:p>13163</text:p>
          </table:table-cell>
          <table:table-cell office:value-type="float" office:value="224">
            <text:p>224</text:p>
          </table:table-cell>
          <table:table-cell office:value-type="float" office:value="-608">
            <text:p>-608</text:p>
          </table:table-cell>
          <table:table-cell/>
          <table:table-cell office:value-type="float" office:value="-1376">
            <text:p>-1376</text:p>
          </table:table-cell>
          <table:table-cell table:formula="of:=[.F552]*(-0.000732421875)" office:value-type="float" office:value="1.0078125">
            <text:p>1,00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13187">
            <text:p>13187</text:p>
          </table:table-cell>
          <table:table-cell office:value-type="float" office:value="224">
            <text:p>224</text:p>
          </table:table-cell>
          <table:table-cell office:value-type="float" office:value="-592">
            <text:p>-592</text:p>
          </table:table-cell>
          <table:table-cell/>
          <table:table-cell office:value-type="float" office:value="-1376">
            <text:p>-1376</text:p>
          </table:table-cell>
          <table:table-cell table:formula="of:=[.F553]*(-0.000732421875)" office:value-type="float" office:value="1.0078125">
            <text:p>1,00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13205">
            <text:p>13205</text:p>
          </table:table-cell>
          <table:table-cell office:value-type="float" office:value="176">
            <text:p>176</text:p>
          </table:table-cell>
          <table:table-cell office:value-type="float" office:value="-608">
            <text:p>-608</text:p>
          </table:table-cell>
          <table:table-cell/>
          <table:table-cell office:value-type="float" office:value="-1408">
            <text:p>-1408</text:p>
          </table:table-cell>
          <table:table-cell table:formula="of:=[.F554]*(-0.000732421875)" office:value-type="float" office:value="1.03125">
            <text:p>1,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13224">
            <text:p>13224</text:p>
          </table:table-cell>
          <table:table-cell office:value-type="float" office:value="224">
            <text:p>224</text:p>
          </table:table-cell>
          <table:table-cell office:value-type="float" office:value="-560">
            <text:p>-560</text:p>
          </table:table-cell>
          <table:table-cell/>
          <table:table-cell office:value-type="float" office:value="-1456">
            <text:p>-1456</text:p>
          </table:table-cell>
          <table:table-cell table:formula="of:=[.F555]*(-0.000732421875)" office:value-type="float" office:value="1.06640625">
            <text:p>1,066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13244">
            <text:p>13244</text:p>
          </table:table-cell>
          <table:table-cell office:value-type="float" office:value="272">
            <text:p>272</text:p>
          </table:table-cell>
          <table:table-cell office:value-type="float" office:value="-480">
            <text:p>-480</text:p>
          </table:table-cell>
          <table:table-cell/>
          <table:table-cell office:value-type="float" office:value="-1424">
            <text:p>-1424</text:p>
          </table:table-cell>
          <table:table-cell table:formula="of:=[.F556]*(-0.000732421875)" office:value-type="float" office:value="1.04296875">
            <text:p>1,0429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13262">
            <text:p>13262</text:p>
          </table:table-cell>
          <table:table-cell office:value-type="float" office:value="224">
            <text:p>224</text:p>
          </table:table-cell>
          <table:table-cell office:value-type="float" office:value="-576">
            <text:p>-576</text:p>
          </table:table-cell>
          <table:table-cell/>
          <table:table-cell office:value-type="float" office:value="-1488">
            <text:p>-1488</text:p>
          </table:table-cell>
          <table:table-cell table:formula="of:=[.F557]*(-0.000732421875)" office:value-type="float" office:value="1.08984375">
            <text:p>1,089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13282">
            <text:p>13282</text:p>
          </table:table-cell>
          <table:table-cell office:value-type="float" office:value="192">
            <text:p>192</text:p>
          </table:table-cell>
          <table:table-cell office:value-type="float" office:value="-608">
            <text:p>-608</text:p>
          </table:table-cell>
          <table:table-cell/>
          <table:table-cell office:value-type="float" office:value="-1440">
            <text:p>-1440</text:p>
          </table:table-cell>
          <table:table-cell table:formula="of:=[.F558]*(-0.000732421875)" office:value-type="float" office:value="1.0546875">
            <text:p>1,05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13301">
            <text:p>13301</text:p>
          </table:table-cell>
          <table:table-cell office:value-type="float" office:value="208">
            <text:p>208</text:p>
          </table:table-cell>
          <table:table-cell office:value-type="float" office:value="-464">
            <text:p>-464</text:p>
          </table:table-cell>
          <table:table-cell/>
          <table:table-cell office:value-type="float" office:value="-1472">
            <text:p>-1472</text:p>
          </table:table-cell>
          <table:table-cell table:formula="of:=[.F559]*(-0.000732421875)" office:value-type="float" office:value="1.078125">
            <text:p>1,0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13320">
            <text:p>13320</text:p>
          </table:table-cell>
          <table:table-cell office:value-type="float" office:value="192">
            <text:p>192</text:p>
          </table:table-cell>
          <table:table-cell office:value-type="float" office:value="-432">
            <text:p>-432</text:p>
          </table:table-cell>
          <table:table-cell/>
          <table:table-cell office:value-type="float" office:value="-1520">
            <text:p>-1520</text:p>
          </table:table-cell>
          <table:table-cell table:formula="of:=[.F560]*(-0.000732421875)" office:value-type="float" office:value="1.11328125">
            <text:p>1,113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13339">
            <text:p>13339</text:p>
          </table:table-cell>
          <table:table-cell office:value-type="float" office:value="208">
            <text:p>208</text:p>
          </table:table-cell>
          <table:table-cell office:value-type="float" office:value="-368">
            <text:p>-368</text:p>
          </table:table-cell>
          <table:table-cell/>
          <table:table-cell office:value-type="float" office:value="-1504">
            <text:p>-1504</text:p>
          </table:table-cell>
          <table:table-cell table:formula="of:=[.F561]*(-0.000732421875)" office:value-type="float" office:value="1.1015625">
            <text:p>1,10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13359">
            <text:p>13359</text:p>
          </table:table-cell>
          <table:table-cell office:value-type="float" office:value="144">
            <text:p>144</text:p>
          </table:table-cell>
          <table:table-cell office:value-type="float" office:value="-256">
            <text:p>-256</text:p>
          </table:table-cell>
          <table:table-cell/>
          <table:table-cell office:value-type="float" office:value="-1472">
            <text:p>-1472</text:p>
          </table:table-cell>
          <table:table-cell table:formula="of:=[.F562]*(-0.000732421875)" office:value-type="float" office:value="1.078125">
            <text:p>1,0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13378">
            <text:p>13378</text:p>
          </table:table-cell>
          <table:table-cell office:value-type="float" office:value="-16">
            <text:p>-16</text:p>
          </table:table-cell>
          <table:table-cell office:value-type="float" office:value="-272">
            <text:p>-272</text:p>
          </table:table-cell>
          <table:table-cell/>
          <table:table-cell office:value-type="float" office:value="-1584">
            <text:p>-1584</text:p>
          </table:table-cell>
          <table:table-cell table:formula="of:=[.F563]*(-0.000732421875)" office:value-type="float" office:value="1.16015625">
            <text:p>1,160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13421">
            <text:p>13421</text:p>
          </table:table-cell>
          <table:table-cell office:value-type="float" office:value="480">
            <text:p>480</text:p>
          </table:table-cell>
          <table:table-cell office:value-type="float" office:value="-592">
            <text:p>-592</text:p>
          </table:table-cell>
          <table:table-cell/>
          <table:table-cell office:value-type="float" office:value="-1584">
            <text:p>-1584</text:p>
          </table:table-cell>
          <table:table-cell table:formula="of:=[.F564]*(-0.000732421875)" office:value-type="float" office:value="1.16015625">
            <text:p>1,160156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13443">
            <text:p>13443</text:p>
          </table:table-cell>
          <table:table-cell office:value-type="float" office:value="240">
            <text:p>240</text:p>
          </table:table-cell>
          <table:table-cell office:value-type="float" office:value="-592">
            <text:p>-592</text:p>
          </table:table-cell>
          <table:table-cell/>
          <table:table-cell office:value-type="float" office:value="-1376">
            <text:p>-1376</text:p>
          </table:table-cell>
          <table:table-cell table:formula="of:=[.F565]*(-0.000732421875)" office:value-type="float" office:value="1.0078125">
            <text:p>1,00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13462">
            <text:p>13462</text:p>
          </table:table-cell>
          <table:table-cell office:value-type="float" office:value="320">
            <text:p>320</text:p>
          </table:table-cell>
          <table:table-cell office:value-type="float" office:value="-704">
            <text:p>-704</text:p>
          </table:table-cell>
          <table:table-cell/>
          <table:table-cell office:value-type="float" office:value="-1520">
            <text:p>-1520</text:p>
          </table:table-cell>
          <table:table-cell table:formula="of:=[.F566]*(-0.000732421875)" office:value-type="float" office:value="1.11328125">
            <text:p>1,113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13481">
            <text:p>13481</text:p>
          </table:table-cell>
          <table:table-cell office:value-type="float" office:value="208">
            <text:p>208</text:p>
          </table:table-cell>
          <table:table-cell office:value-type="float" office:value="-624">
            <text:p>-624</text:p>
          </table:table-cell>
          <table:table-cell/>
          <table:table-cell office:value-type="float" office:value="-1344">
            <text:p>-1344</text:p>
          </table:table-cell>
          <table:table-cell table:formula="of:=[.F567]*(-0.000732421875)" office:value-type="float" office:value="0.984375">
            <text:p>0,9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13500">
            <text:p>13500</text:p>
          </table:table-cell>
          <table:table-cell office:value-type="float" office:value="96">
            <text:p>96</text:p>
          </table:table-cell>
          <table:table-cell office:value-type="float" office:value="-432">
            <text:p>-432</text:p>
          </table:table-cell>
          <table:table-cell/>
          <table:table-cell office:value-type="float" office:value="-1328">
            <text:p>-1328</text:p>
          </table:table-cell>
          <table:table-cell table:formula="of:=[.F568]*(-0.000732421875)" office:value-type="float" office:value="0.97265625">
            <text:p>0,9726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13523">
            <text:p>13523</text:p>
          </table:table-cell>
          <table:table-cell office:value-type="float" office:value="320">
            <text:p>320</text:p>
          </table:table-cell>
          <table:table-cell office:value-type="float" office:value="-560">
            <text:p>-560</text:p>
          </table:table-cell>
          <table:table-cell/>
          <table:table-cell office:value-type="float" office:value="-1376">
            <text:p>-1376</text:p>
          </table:table-cell>
          <table:table-cell table:formula="of:=[.F569]*(-0.000732421875)" office:value-type="float" office:value="1.0078125">
            <text:p>1,00781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13543">
            <text:p>13543</text:p>
          </table:table-cell>
          <table:table-cell office:value-type="float" office:value="352">
            <text:p>352</text:p>
          </table:table-cell>
          <table:table-cell office:value-type="float" office:value="-400">
            <text:p>-400</text:p>
          </table:table-cell>
          <table:table-cell/>
          <table:table-cell office:value-type="float" office:value="-1344">
            <text:p>-1344</text:p>
          </table:table-cell>
          <table:table-cell table:formula="of:=[.F570]*(-0.000732421875)" office:value-type="float" office:value="0.984375">
            <text:p>0,9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13562">
            <text:p>13562</text:p>
          </table:table-cell>
          <table:table-cell office:value-type="float" office:value="272">
            <text:p>272</text:p>
          </table:table-cell>
          <table:table-cell office:value-type="float" office:value="-432">
            <text:p>-432</text:p>
          </table:table-cell>
          <table:table-cell/>
          <table:table-cell office:value-type="float" office:value="-1328">
            <text:p>-1328</text:p>
          </table:table-cell>
          <table:table-cell table:formula="of:=[.F571]*(-0.000732421875)" office:value-type="float" office:value="0.97265625">
            <text:p>0,9726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13581">
            <text:p>13581</text:p>
          </table:table-cell>
          <table:table-cell office:value-type="float" office:value="240">
            <text:p>240</text:p>
          </table:table-cell>
          <table:table-cell office:value-type="float" office:value="-416">
            <text:p>-416</text:p>
          </table:table-cell>
          <table:table-cell/>
          <table:table-cell office:value-type="float" office:value="-1392">
            <text:p>-1392</text:p>
          </table:table-cell>
          <table:table-cell table:formula="of:=[.F572]*(-0.000732421875)" office:value-type="float" office:value="1.01953125">
            <text:p>1,0195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616">
            <text:p>13616</text:p>
          </table:table-cell>
          <table:table-cell office:value-type="float" office:value="224">
            <text:p>224</text:p>
          </table:table-cell>
          <table:table-cell office:value-type="float" office:value="-336">
            <text:p>-336</text:p>
          </table:table-cell>
          <table:table-cell/>
          <table:table-cell office:value-type="float" office:value="-1392">
            <text:p>-1392</text:p>
          </table:table-cell>
          <table:table-cell table:formula="of:=[.F573]*(-0.000732421875)" office:value-type="float" office:value="1.01953125">
            <text:p>1,0195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13634">
            <text:p>13634</text:p>
          </table:table-cell>
          <table:table-cell office:value-type="float" office:value="224">
            <text:p>224</text:p>
          </table:table-cell>
          <table:table-cell office:value-type="float" office:value="-320">
            <text:p>-320</text:p>
          </table:table-cell>
          <table:table-cell/>
          <table:table-cell office:value-type="float" office:value="-1424">
            <text:p>-1424</text:p>
          </table:table-cell>
          <table:table-cell table:formula="of:=[.F574]*(-0.000732421875)" office:value-type="float" office:value="1.04296875">
            <text:p>1,0429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13654">
            <text:p>13654</text:p>
          </table:table-cell>
          <table:table-cell office:value-type="float" office:value="272">
            <text:p>272</text:p>
          </table:table-cell>
          <table:table-cell office:value-type="float" office:value="-368">
            <text:p>-368</text:p>
          </table:table-cell>
          <table:table-cell/>
          <table:table-cell office:value-type="float" office:value="-1440">
            <text:p>-1440</text:p>
          </table:table-cell>
          <table:table-cell table:formula="of:=[.F575]*(-0.000732421875)" office:value-type="float" office:value="1.0546875">
            <text:p>1,05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13673">
            <text:p>13673</text:p>
          </table:table-cell>
          <table:table-cell office:value-type="float" office:value="256">
            <text:p>256</text:p>
          </table:table-cell>
          <table:table-cell office:value-type="float" office:value="-304">
            <text:p>-304</text:p>
          </table:table-cell>
          <table:table-cell/>
          <table:table-cell office:value-type="float" office:value="-1408">
            <text:p>-1408</text:p>
          </table:table-cell>
          <table:table-cell table:formula="of:=[.F576]*(-0.000732421875)" office:value-type="float" office:value="1.03125">
            <text:p>1,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13691">
            <text:p>13691</text:p>
          </table:table-cell>
          <table:table-cell office:value-type="float" office:value="224">
            <text:p>224</text:p>
          </table:table-cell>
          <table:table-cell office:value-type="float" office:value="-432">
            <text:p>-432</text:p>
          </table:table-cell>
          <table:table-cell/>
          <table:table-cell office:value-type="float" office:value="-1408">
            <text:p>-1408</text:p>
          </table:table-cell>
          <table:table-cell table:formula="of:=[.F577]*(-0.000732421875)" office:value-type="float" office:value="1.03125">
            <text:p>1,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13711">
            <text:p>13711</text:p>
          </table:table-cell>
          <table:table-cell office:value-type="float" office:value="176">
            <text:p>176</text:p>
          </table:table-cell>
          <table:table-cell office:value-type="float" office:value="-480">
            <text:p>-480</text:p>
          </table:table-cell>
          <table:table-cell/>
          <table:table-cell office:value-type="float" office:value="-1472">
            <text:p>-1472</text:p>
          </table:table-cell>
          <table:table-cell table:formula="of:=[.F578]*(-0.000732421875)" office:value-type="float" office:value="1.078125">
            <text:p>1,0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13730">
            <text:p>13730</text:p>
          </table:table-cell>
          <table:table-cell office:value-type="float" office:value="288">
            <text:p>288</text:p>
          </table:table-cell>
          <table:table-cell office:value-type="float" office:value="-464">
            <text:p>-464</text:p>
          </table:table-cell>
          <table:table-cell/>
          <table:table-cell office:value-type="float" office:value="-1392">
            <text:p>-1392</text:p>
          </table:table-cell>
          <table:table-cell table:formula="of:=[.F579]*(-0.000732421875)" office:value-type="float" office:value="1.01953125">
            <text:p>1,0195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13749">
            <text:p>13749</text:p>
          </table:table-cell>
          <table:table-cell office:value-type="float" office:value="272">
            <text:p>272</text:p>
          </table:table-cell>
          <table:table-cell office:value-type="float" office:value="-448">
            <text:p>-448</text:p>
          </table:table-cell>
          <table:table-cell/>
          <table:table-cell office:value-type="float" office:value="-1424">
            <text:p>-1424</text:p>
          </table:table-cell>
          <table:table-cell table:formula="of:=[.F580]*(-0.000732421875)" office:value-type="float" office:value="1.04296875">
            <text:p>1,0429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13768">
            <text:p>13768</text:p>
          </table:table-cell>
          <table:table-cell office:value-type="float" office:value="240">
            <text:p>240</text:p>
          </table:table-cell>
          <table:table-cell office:value-type="float" office:value="-368">
            <text:p>-368</text:p>
          </table:table-cell>
          <table:table-cell/>
          <table:table-cell office:value-type="float" office:value="-1376">
            <text:p>-1376</text:p>
          </table:table-cell>
          <table:table-cell table:formula="of:=[.F581]*(-0.000732421875)" office:value-type="float" office:value="1.0078125">
            <text:p>1,00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13788">
            <text:p>13788</text:p>
          </table:table-cell>
          <table:table-cell office:value-type="float" office:value="352">
            <text:p>352</text:p>
          </table:table-cell>
          <table:table-cell office:value-type="float" office:value="-272">
            <text:p>-272</text:p>
          </table:table-cell>
          <table:table-cell/>
          <table:table-cell office:value-type="float" office:value="-1440">
            <text:p>-1440</text:p>
          </table:table-cell>
          <table:table-cell table:formula="of:=[.F582]*(-0.000732421875)" office:value-type="float" office:value="1.0546875">
            <text:p>1,05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13806">
            <text:p>13806</text:p>
          </table:table-cell>
          <table:table-cell office:value-type="float" office:value="272">
            <text:p>272</text:p>
          </table:table-cell>
          <table:table-cell office:value-type="float" office:value="-304">
            <text:p>-304</text:p>
          </table:table-cell>
          <table:table-cell/>
          <table:table-cell office:value-type="float" office:value="-1456">
            <text:p>-1456</text:p>
          </table:table-cell>
          <table:table-cell table:formula="of:=[.F583]*(-0.000732421875)" office:value-type="float" office:value="1.06640625">
            <text:p>1,066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13831">
            <text:p>13831</text:p>
          </table:table-cell>
          <table:table-cell office:value-type="float" office:value="384">
            <text:p>384</text:p>
          </table:table-cell>
          <table:table-cell office:value-type="float" office:value="-448">
            <text:p>-448</text:p>
          </table:table-cell>
          <table:table-cell/>
          <table:table-cell office:value-type="float" office:value="-1472">
            <text:p>-1472</text:p>
          </table:table-cell>
          <table:table-cell table:formula="of:=[.F584]*(-0.000732421875)" office:value-type="float" office:value="1.078125">
            <text:p>1,0781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13849">
            <text:p>13849</text:p>
          </table:table-cell>
          <table:table-cell office:value-type="float" office:value="304">
            <text:p>304</text:p>
          </table:table-cell>
          <table:table-cell office:value-type="float" office:value="-384">
            <text:p>-384</text:p>
          </table:table-cell>
          <table:table-cell/>
          <table:table-cell office:value-type="float" office:value="-1520">
            <text:p>-1520</text:p>
          </table:table-cell>
          <table:table-cell table:formula="of:=[.F585]*(-0.000732421875)" office:value-type="float" office:value="1.11328125">
            <text:p>1,113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13869">
            <text:p>13869</text:p>
          </table:table-cell>
          <table:table-cell office:value-type="float" office:value="240">
            <text:p>240</text:p>
          </table:table-cell>
          <table:table-cell office:value-type="float" office:value="-416">
            <text:p>-416</text:p>
          </table:table-cell>
          <table:table-cell/>
          <table:table-cell office:value-type="float" office:value="-1504">
            <text:p>-1504</text:p>
          </table:table-cell>
          <table:table-cell table:formula="of:=[.F586]*(-0.000732421875)" office:value-type="float" office:value="1.1015625">
            <text:p>1,10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13912">
            <text:p>13912</text:p>
          </table:table-cell>
          <table:table-cell office:value-type="float" office:value="112">
            <text:p>112</text:p>
          </table:table-cell>
          <table:table-cell office:value-type="float" office:value="-416">
            <text:p>-416</text:p>
          </table:table-cell>
          <table:table-cell/>
          <table:table-cell office:value-type="float" office:value="-1488">
            <text:p>-1488</text:p>
          </table:table-cell>
          <table:table-cell table:formula="of:=[.F587]*(-0.000732421875)" office:value-type="float" office:value="1.08984375">
            <text:p>1,089843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13934">
            <text:p>13934</text:p>
          </table:table-cell>
          <table:table-cell office:value-type="float" office:value="80">
            <text:p>80</text:p>
          </table:table-cell>
          <table:table-cell office:value-type="float" office:value="-368">
            <text:p>-368</text:p>
          </table:table-cell>
          <table:table-cell/>
          <table:table-cell office:value-type="float" office:value="-1472">
            <text:p>-1472</text:p>
          </table:table-cell>
          <table:table-cell table:formula="of:=[.F588]*(-0.000732421875)" office:value-type="float" office:value="1.078125">
            <text:p>1,0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13953">
            <text:p>13953</text:p>
          </table:table-cell>
          <table:table-cell office:value-type="float" office:value="-16">
            <text:p>-16</text:p>
          </table:table-cell>
          <table:table-cell office:value-type="float" office:value="-352">
            <text:p>-352</text:p>
          </table:table-cell>
          <table:table-cell/>
          <table:table-cell office:value-type="float" office:value="-1456">
            <text:p>-1456</text:p>
          </table:table-cell>
          <table:table-cell table:formula="of:=[.F589]*(-0.000732421875)" office:value-type="float" office:value="1.06640625">
            <text:p>1,066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13972">
            <text:p>13972</text:p>
          </table:table-cell>
          <table:table-cell office:value-type="float" office:value="128">
            <text:p>128</text:p>
          </table:table-cell>
          <table:table-cell office:value-type="float" office:value="-368">
            <text:p>-368</text:p>
          </table:table-cell>
          <table:table-cell/>
          <table:table-cell office:value-type="float" office:value="-1456">
            <text:p>-1456</text:p>
          </table:table-cell>
          <table:table-cell table:formula="of:=[.F590]*(-0.000732421875)" office:value-type="float" office:value="1.06640625">
            <text:p>1,066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13991">
            <text:p>13991</text:p>
          </table:table-cell>
          <table:table-cell office:value-type="float" office:value="240">
            <text:p>240</text:p>
          </table:table-cell>
          <table:table-cell office:value-type="float" office:value="-400">
            <text:p>-400</text:p>
          </table:table-cell>
          <table:table-cell/>
          <table:table-cell office:value-type="float" office:value="-1360">
            <text:p>-1360</text:p>
          </table:table-cell>
          <table:table-cell table:formula="of:=[.F591]*(-0.000732421875)" office:value-type="float" office:value="0.99609375">
            <text:p>0,996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14011">
            <text:p>14011</text:p>
          </table:table-cell>
          <table:table-cell office:value-type="float" office:value="272">
            <text:p>272</text:p>
          </table:table-cell>
          <table:table-cell office:value-type="float" office:value="-416">
            <text:p>-416</text:p>
          </table:table-cell>
          <table:table-cell/>
          <table:table-cell office:value-type="float" office:value="-1376">
            <text:p>-1376</text:p>
          </table:table-cell>
          <table:table-cell table:formula="of:=[.F592]*(-0.000732421875)" office:value-type="float" office:value="1.0078125">
            <text:p>1,00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14029">
            <text:p>14029</text:p>
          </table:table-cell>
          <table:table-cell office:value-type="float" office:value="176">
            <text:p>176</text:p>
          </table:table-cell>
          <table:table-cell office:value-type="float" office:value="-336">
            <text:p>-336</text:p>
          </table:table-cell>
          <table:table-cell/>
          <table:table-cell office:value-type="float" office:value="-1376">
            <text:p>-1376</text:p>
          </table:table-cell>
          <table:table-cell table:formula="of:=[.F593]*(-0.000732421875)" office:value-type="float" office:value="1.0078125">
            <text:p>1,00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14049">
            <text:p>14049</text:p>
          </table:table-cell>
          <table:table-cell office:value-type="float" office:value="112">
            <text:p>112</text:p>
          </table:table-cell>
          <table:table-cell office:value-type="float" office:value="-224">
            <text:p>-224</text:p>
          </table:table-cell>
          <table:table-cell/>
          <table:table-cell office:value-type="float" office:value="-1440">
            <text:p>-1440</text:p>
          </table:table-cell>
          <table:table-cell table:formula="of:=[.F594]*(-0.000732421875)" office:value-type="float" office:value="1.0546875">
            <text:p>1,05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14068">
            <text:p>14068</text:p>
          </table:table-cell>
          <table:table-cell office:value-type="float" office:value="80">
            <text:p>80</text:p>
          </table:table-cell>
          <table:table-cell office:value-type="float" office:value="-192">
            <text:p>-192</text:p>
          </table:table-cell>
          <table:table-cell/>
          <table:table-cell office:value-type="float" office:value="-1392">
            <text:p>-1392</text:p>
          </table:table-cell>
          <table:table-cell table:formula="of:=[.F595]*(-0.000732421875)" office:value-type="float" office:value="1.01953125">
            <text:p>1,0195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14088">
            <text:p>14088</text:p>
          </table:table-cell>
          <table:table-cell office:value-type="float" office:value="240">
            <text:p>240</text:p>
          </table:table-cell>
          <table:table-cell office:value-type="float" office:value="-176">
            <text:p>-176</text:p>
          </table:table-cell>
          <table:table-cell/>
          <table:table-cell office:value-type="float" office:value="-1280">
            <text:p>-1280</text:p>
          </table:table-cell>
          <table:table-cell table:formula="of:=[.F596]*(-0.000732421875)" office:value-type="float" office:value="0.9375">
            <text:p>0,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14106">
            <text:p>14106</text:p>
          </table:table-cell>
          <table:table-cell office:value-type="float" office:value="256">
            <text:p>256</text:p>
          </table:table-cell>
          <table:table-cell office:value-type="float" office:value="-192">
            <text:p>-192</text:p>
          </table:table-cell>
          <table:table-cell/>
          <table:table-cell office:value-type="float" office:value="-1440">
            <text:p>-1440</text:p>
          </table:table-cell>
          <table:table-cell table:formula="of:=[.F597]*(-0.000732421875)" office:value-type="float" office:value="1.0546875">
            <text:p>1,05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14126">
            <text:p>14126</text:p>
          </table:table-cell>
          <table:table-cell office:value-type="float" office:value="240">
            <text:p>240</text:p>
          </table:table-cell>
          <table:table-cell office:value-type="float" office:value="-64">
            <text:p>-64</text:p>
          </table:table-cell>
          <table:table-cell/>
          <table:table-cell office:value-type="float" office:value="-1376">
            <text:p>-1376</text:p>
          </table:table-cell>
          <table:table-cell table:formula="of:=[.F598]*(-0.000732421875)" office:value-type="float" office:value="1.0078125">
            <text:p>1,00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14145">
            <text:p>14145</text:p>
          </table:table-cell>
          <table:table-cell office:value-type="float" office:value="256">
            <text:p>256</text:p>
          </table:table-cell>
          <table:table-cell office:value-type="float" office:value="-48">
            <text:p>-48</text:p>
          </table:table-cell>
          <table:table-cell/>
          <table:table-cell office:value-type="float" office:value="-1392">
            <text:p>-1392</text:p>
          </table:table-cell>
          <table:table-cell table:formula="of:=[.F599]*(-0.000732421875)" office:value-type="float" office:value="1.01953125">
            <text:p>1,0195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14169">
            <text:p>14169</text:p>
          </table:table-cell>
          <table:table-cell office:value-type="float" office:value="176">
            <text:p>176</text:p>
          </table:table-cell>
          <table:table-cell office:value-type="float" office:value="-64">
            <text:p>-64</text:p>
          </table:table-cell>
          <table:table-cell/>
          <table:table-cell office:value-type="float" office:value="-1424">
            <text:p>-1424</text:p>
          </table:table-cell>
          <table:table-cell table:formula="of:=[.F600]*(-0.000732421875)" office:value-type="float" office:value="1.04296875">
            <text:p>1,0429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4200">
            <text:p>14200</text:p>
          </table:table-cell>
          <table:table-cell office:value-type="float" office:value="368">
            <text:p>368</text:p>
          </table:table-cell>
          <table:table-cell office:value-type="float" office:value="-384">
            <text:p>-384</text:p>
          </table:table-cell>
          <table:table-cell/>
          <table:table-cell office:value-type="float" office:value="-1456">
            <text:p>-1456</text:p>
          </table:table-cell>
          <table:table-cell table:formula="of:=[.F601]*(-0.000732421875)" office:value-type="float" office:value="1.06640625">
            <text:p>1,066406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14222">
            <text:p>14222</text:p>
          </table:table-cell>
          <table:table-cell office:value-type="float" office:value="416">
            <text:p>416</text:p>
          </table:table-cell>
          <table:table-cell office:value-type="float" office:value="-384">
            <text:p>-384</text:p>
          </table:table-cell>
          <table:table-cell/>
          <table:table-cell office:value-type="float" office:value="-1408">
            <text:p>-1408</text:p>
          </table:table-cell>
          <table:table-cell table:formula="of:=[.F602]*(-0.000732421875)" office:value-type="float" office:value="1.03125">
            <text:p>1,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14241">
            <text:p>14241</text:p>
          </table:table-cell>
          <table:table-cell office:value-type="float" office:value="208">
            <text:p>208</text:p>
          </table:table-cell>
          <table:table-cell office:value-type="float" office:value="-304">
            <text:p>-304</text:p>
          </table:table-cell>
          <table:table-cell/>
          <table:table-cell office:value-type="float" office:value="-1456">
            <text:p>-1456</text:p>
          </table:table-cell>
          <table:table-cell table:formula="of:=[.F603]*(-0.000732421875)" office:value-type="float" office:value="1.06640625">
            <text:p>1,066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14261">
            <text:p>14261</text:p>
          </table:table-cell>
          <table:table-cell office:value-type="float" office:value="160">
            <text:p>160</text:p>
          </table:table-cell>
          <table:table-cell office:value-type="float" office:value="-304">
            <text:p>-304</text:p>
          </table:table-cell>
          <table:table-cell/>
          <table:table-cell office:value-type="float" office:value="-1456">
            <text:p>-1456</text:p>
          </table:table-cell>
          <table:table-cell table:formula="of:=[.F604]*(-0.000732421875)" office:value-type="float" office:value="1.06640625">
            <text:p>1,066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14279">
            <text:p>14279</text:p>
          </table:table-cell>
          <table:table-cell office:value-type="float" office:value="240">
            <text:p>240</text:p>
          </table:table-cell>
          <table:table-cell office:value-type="float" office:value="-208">
            <text:p>-208</text:p>
          </table:table-cell>
          <table:table-cell/>
          <table:table-cell office:value-type="float" office:value="-1440">
            <text:p>-1440</text:p>
          </table:table-cell>
          <table:table-cell table:formula="of:=[.F605]*(-0.000732421875)" office:value-type="float" office:value="1.0546875">
            <text:p>1,05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14299">
            <text:p>14299</text:p>
          </table:table-cell>
          <table:table-cell office:value-type="float" office:value="320">
            <text:p>320</text:p>
          </table:table-cell>
          <table:table-cell office:value-type="float" office:value="-432">
            <text:p>-432</text:p>
          </table:table-cell>
          <table:table-cell/>
          <table:table-cell office:value-type="float" office:value="-1472">
            <text:p>-1472</text:p>
          </table:table-cell>
          <table:table-cell table:formula="of:=[.F606]*(-0.000732421875)" office:value-type="float" office:value="1.078125">
            <text:p>1,0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14318">
            <text:p>14318</text:p>
          </table:table-cell>
          <table:table-cell office:value-type="float" office:value="496">
            <text:p>496</text:p>
          </table:table-cell>
          <table:table-cell office:value-type="float" office:value="-672">
            <text:p>-672</text:p>
          </table:table-cell>
          <table:table-cell/>
          <table:table-cell office:value-type="float" office:value="-1504">
            <text:p>-1504</text:p>
          </table:table-cell>
          <table:table-cell table:formula="of:=[.F607]*(-0.000732421875)" office:value-type="float" office:value="1.1015625">
            <text:p>1,10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14338">
            <text:p>14338</text:p>
          </table:table-cell>
          <table:table-cell office:value-type="float" office:value="240">
            <text:p>240</text:p>
          </table:table-cell>
          <table:table-cell office:value-type="float" office:value="-656">
            <text:p>-656</text:p>
          </table:table-cell>
          <table:table-cell/>
          <table:table-cell office:value-type="float" office:value="-1360">
            <text:p>-1360</text:p>
          </table:table-cell>
          <table:table-cell table:formula="of:=[.F608]*(-0.000732421875)" office:value-type="float" office:value="0.99609375">
            <text:p>0,996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14356">
            <text:p>14356</text:p>
          </table:table-cell>
          <table:table-cell office:value-type="float" office:value="112">
            <text:p>112</text:p>
          </table:table-cell>
          <table:table-cell office:value-type="float" office:value="-512">
            <text:p>-512</text:p>
          </table:table-cell>
          <table:table-cell/>
          <table:table-cell office:value-type="float" office:value="-1424">
            <text:p>-1424</text:p>
          </table:table-cell>
          <table:table-cell table:formula="of:=[.F609]*(-0.000732421875)" office:value-type="float" office:value="1.04296875">
            <text:p>1,0429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14399">
            <text:p>14399</text:p>
          </table:table-cell>
          <table:table-cell office:value-type="float" office:value="192">
            <text:p>192</text:p>
          </table:table-cell>
          <table:table-cell office:value-type="float" office:value="-592">
            <text:p>-592</text:p>
          </table:table-cell>
          <table:table-cell/>
          <table:table-cell office:value-type="float" office:value="-1344">
            <text:p>-1344</text:p>
          </table:table-cell>
          <table:table-cell table:formula="of:=[.F610]*(-0.000732421875)" office:value-type="float" office:value="0.984375">
            <text:p>0,9843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14420">
            <text:p>14420</text:p>
          </table:table-cell>
          <table:table-cell office:value-type="float" office:value="-80">
            <text:p>-80</text:p>
          </table:table-cell>
          <table:table-cell office:value-type="float" office:value="-592">
            <text:p>-592</text:p>
          </table:table-cell>
          <table:table-cell/>
          <table:table-cell office:value-type="float" office:value="-1424">
            <text:p>-1424</text:p>
          </table:table-cell>
          <table:table-cell table:formula="of:=[.F611]*(-0.000732421875)" office:value-type="float" office:value="1.04296875">
            <text:p>1,042968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14440">
            <text:p>14440</text:p>
          </table:table-cell>
          <table:table-cell office:value-type="float" office:value="112">
            <text:p>112</text:p>
          </table:table-cell>
          <table:table-cell office:value-type="float" office:value="-688">
            <text:p>-688</text:p>
          </table:table-cell>
          <table:table-cell/>
          <table:table-cell office:value-type="float" office:value="-1168">
            <text:p>-1168</text:p>
          </table:table-cell>
          <table:table-cell table:formula="of:=[.F612]*(-0.000732421875)" office:value-type="float" office:value="0.85546875">
            <text:p>0,855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14459">
            <text:p>14459</text:p>
          </table:table-cell>
          <table:table-cell office:value-type="float" office:value="416">
            <text:p>416</text:p>
          </table:table-cell>
          <table:table-cell office:value-type="float" office:value="-528">
            <text:p>-528</text:p>
          </table:table-cell>
          <table:table-cell/>
          <table:table-cell office:value-type="float" office:value="-1216">
            <text:p>-1216</text:p>
          </table:table-cell>
          <table:table-cell table:formula="of:=[.F613]*(-0.000732421875)" office:value-type="float" office:value="0.890625">
            <text:p>0,8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14479">
            <text:p>14479</text:p>
          </table:table-cell>
          <table:table-cell office:value-type="float" office:value="480">
            <text:p>480</text:p>
          </table:table-cell>
          <table:table-cell office:value-type="float" office:value="-560">
            <text:p>-560</text:p>
          </table:table-cell>
          <table:table-cell/>
          <table:table-cell office:value-type="float" office:value="-1264">
            <text:p>-1264</text:p>
          </table:table-cell>
          <table:table-cell table:formula="of:=[.F614]*(-0.000732421875)" office:value-type="float" office:value="0.92578125">
            <text:p>0,925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14502">
            <text:p>14502</text:p>
          </table:table-cell>
          <table:table-cell office:value-type="float" office:value="544">
            <text:p>544</text:p>
          </table:table-cell>
          <table:table-cell office:value-type="float" office:value="-576">
            <text:p>-576</text:p>
          </table:table-cell>
          <table:table-cell/>
          <table:table-cell office:value-type="float" office:value="-1248">
            <text:p>-1248</text:p>
          </table:table-cell>
          <table:table-cell table:formula="of:=[.F615]*(-0.000732421875)" office:value-type="float" office:value="0.9140625">
            <text:p>0,91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14522">
            <text:p>14522</text:p>
          </table:table-cell>
          <table:table-cell office:value-type="float" office:value="448">
            <text:p>448</text:p>
          </table:table-cell>
          <table:table-cell office:value-type="float" office:value="-464">
            <text:p>-464</text:p>
          </table:table-cell>
          <table:table-cell/>
          <table:table-cell office:value-type="float" office:value="-1296">
            <text:p>-1296</text:p>
          </table:table-cell>
          <table:table-cell table:formula="of:=[.F616]*(-0.000732421875)" office:value-type="float" office:value="0.94921875">
            <text:p>0,949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541">
            <text:p>14541</text:p>
          </table:table-cell>
          <table:table-cell office:value-type="float" office:value="496">
            <text:p>496</text:p>
          </table:table-cell>
          <table:table-cell office:value-type="float" office:value="-624">
            <text:p>-624</text:p>
          </table:table-cell>
          <table:table-cell/>
          <table:table-cell office:value-type="float" office:value="-1216">
            <text:p>-1216</text:p>
          </table:table-cell>
          <table:table-cell table:formula="of:=[.F617]*(-0.000732421875)" office:value-type="float" office:value="0.890625">
            <text:p>0,8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14561">
            <text:p>14561</text:p>
          </table:table-cell>
          <table:table-cell office:value-type="float" office:value="688">
            <text:p>688</text:p>
          </table:table-cell>
          <table:table-cell office:value-type="float" office:value="-912">
            <text:p>-912</text:p>
          </table:table-cell>
          <table:table-cell/>
          <table:table-cell office:value-type="float" office:value="-1168">
            <text:p>-1168</text:p>
          </table:table-cell>
          <table:table-cell table:formula="of:=[.F618]*(-0.000732421875)" office:value-type="float" office:value="0.85546875">
            <text:p>0,855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14579">
            <text:p>14579</text:p>
          </table:table-cell>
          <table:table-cell office:value-type="float" office:value="688">
            <text:p>688</text:p>
          </table:table-cell>
          <table:table-cell office:value-type="float" office:value="-768">
            <text:p>-768</text:p>
          </table:table-cell>
          <table:table-cell/>
          <table:table-cell office:value-type="float" office:value="-1184">
            <text:p>-1184</text:p>
          </table:table-cell>
          <table:table-cell table:formula="of:=[.F619]*(-0.000732421875)" office:value-type="float" office:value="0.8671875">
            <text:p>0,867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14599">
            <text:p>14599</text:p>
          </table:table-cell>
          <table:table-cell office:value-type="float" office:value="592">
            <text:p>592</text:p>
          </table:table-cell>
          <table:table-cell office:value-type="float" office:value="-608">
            <text:p>-608</text:p>
          </table:table-cell>
          <table:table-cell/>
          <table:table-cell office:value-type="float" office:value="-1024">
            <text:p>-1024</text:p>
          </table:table-cell>
          <table:table-cell table:formula="of:=[.F620]*(-0.000732421875)" office:value-type="float" office:value="0.75">
            <text:p>0,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14618">
            <text:p>14618</text:p>
          </table:table-cell>
          <table:table-cell office:value-type="float" office:value="640">
            <text:p>640</text:p>
          </table:table-cell>
          <table:table-cell office:value-type="float" office:value="-848">
            <text:p>-848</text:p>
          </table:table-cell>
          <table:table-cell/>
          <table:table-cell office:value-type="float" office:value="-1040">
            <text:p>-1040</text:p>
          </table:table-cell>
          <table:table-cell table:formula="of:=[.F621]*(-0.000732421875)" office:value-type="float" office:value="0.76171875">
            <text:p>0,7617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14638">
            <text:p>14638</text:p>
          </table:table-cell>
          <table:table-cell office:value-type="float" office:value="656">
            <text:p>656</text:p>
          </table:table-cell>
          <table:table-cell office:value-type="float" office:value="-992">
            <text:p>-992</text:p>
          </table:table-cell>
          <table:table-cell/>
          <table:table-cell office:value-type="float" office:value="-896">
            <text:p>-896</text:p>
          </table:table-cell>
          <table:table-cell table:formula="of:=[.F622]*(-0.000732421875)" office:value-type="float" office:value="0.65625">
            <text:p>0,6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14657">
            <text:p>14657</text:p>
          </table:table-cell>
          <table:table-cell office:value-type="float" office:value="688">
            <text:p>688</text:p>
          </table:table-cell>
          <table:table-cell office:value-type="float" office:value="-1120">
            <text:p>-1120</text:p>
          </table:table-cell>
          <table:table-cell/>
          <table:table-cell office:value-type="float" office:value="-864">
            <text:p>-864</text:p>
          </table:table-cell>
          <table:table-cell table:formula="of:=[.F623]*(-0.000732421875)" office:value-type="float" office:value="0.6328125">
            <text:p>0,63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14675">
            <text:p>14675</text:p>
          </table:table-cell>
          <table:table-cell office:value-type="float" office:value="912">
            <text:p>912</text:p>
          </table:table-cell>
          <table:table-cell office:value-type="float" office:value="-1280">
            <text:p>-1280</text:p>
          </table:table-cell>
          <table:table-cell/>
          <table:table-cell office:value-type="float" office:value="-1040">
            <text:p>-1040</text:p>
          </table:table-cell>
          <table:table-cell table:formula="of:=[.F624]*(-0.000732421875)" office:value-type="float" office:value="0.76171875">
            <text:p>0,7617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14695">
            <text:p>14695</text:p>
          </table:table-cell>
          <table:table-cell office:value-type="float" office:value="880">
            <text:p>880</text:p>
          </table:table-cell>
          <table:table-cell office:value-type="float" office:value="-1312">
            <text:p>-1312</text:p>
          </table:table-cell>
          <table:table-cell/>
          <table:table-cell office:value-type="float" office:value="-832">
            <text:p>-832</text:p>
          </table:table-cell>
          <table:table-cell table:formula="of:=[.F625]*(-0.000732421875)" office:value-type="float" office:value="0.609375">
            <text:p>0,6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14714">
            <text:p>14714</text:p>
          </table:table-cell>
          <table:table-cell office:value-type="float" office:value="832">
            <text:p>832</text:p>
          </table:table-cell>
          <table:table-cell office:value-type="float" office:value="-1392">
            <text:p>-1392</text:p>
          </table:table-cell>
          <table:table-cell/>
          <table:table-cell office:value-type="float" office:value="-832">
            <text:p>-832</text:p>
          </table:table-cell>
          <table:table-cell table:formula="of:=[.F626]*(-0.000732421875)" office:value-type="float" office:value="0.609375">
            <text:p>0,6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14734">
            <text:p>14734</text:p>
          </table:table-cell>
          <table:table-cell office:value-type="float" office:value="880">
            <text:p>880</text:p>
          </table:table-cell>
          <table:table-cell office:value-type="float" office:value="-1712">
            <text:p>-1712</text:p>
          </table:table-cell>
          <table:table-cell/>
          <table:table-cell office:value-type="float" office:value="-768">
            <text:p>-768</text:p>
          </table:table-cell>
          <table:table-cell table:formula="of:=[.F627]*(-0.000732421875)" office:value-type="float" office:value="0.5625">
            <text:p>0,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14753">
            <text:p>14753</text:p>
          </table:table-cell>
          <table:table-cell office:value-type="float" office:value="768">
            <text:p>768</text:p>
          </table:table-cell>
          <table:table-cell office:value-type="float" office:value="-1680">
            <text:p>-1680</text:p>
          </table:table-cell>
          <table:table-cell/>
          <table:table-cell office:value-type="float" office:value="-864">
            <text:p>-864</text:p>
          </table:table-cell>
          <table:table-cell table:formula="of:=[.F628]*(-0.000732421875)" office:value-type="float" office:value="0.6328125">
            <text:p>0,63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14773">
            <text:p>14773</text:p>
          </table:table-cell>
          <table:table-cell office:value-type="float" office:value="544">
            <text:p>544</text:p>
          </table:table-cell>
          <table:table-cell office:value-type="float" office:value="-1360">
            <text:p>-1360</text:p>
          </table:table-cell>
          <table:table-cell/>
          <table:table-cell office:value-type="float" office:value="-976">
            <text:p>-976</text:p>
          </table:table-cell>
          <table:table-cell table:formula="of:=[.F629]*(-0.000732421875)" office:value-type="float" office:value="0.71484375">
            <text:p>0,714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14803">
            <text:p>14803</text:p>
          </table:table-cell>
          <table:table-cell office:value-type="float" office:value="640">
            <text:p>640</text:p>
          </table:table-cell>
          <table:table-cell office:value-type="float" office:value="-1216">
            <text:p>-1216</text:p>
          </table:table-cell>
          <table:table-cell/>
          <table:table-cell office:value-type="float" office:value="-880">
            <text:p>-880</text:p>
          </table:table-cell>
          <table:table-cell table:formula="of:=[.F630]*(-0.000732421875)" office:value-type="float" office:value="0.64453125">
            <text:p>0,644531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14830">
            <text:p>14830</text:p>
          </table:table-cell>
          <table:table-cell office:value-type="float" office:value="608">
            <text:p>608</text:p>
          </table:table-cell>
          <table:table-cell office:value-type="float" office:value="-1120">
            <text:p>-1120</text:p>
          </table:table-cell>
          <table:table-cell/>
          <table:table-cell office:value-type="float" office:value="-848">
            <text:p>-848</text:p>
          </table:table-cell>
          <table:table-cell table:formula="of:=[.F631]*(-0.000732421875)" office:value-type="float" office:value="0.62109375">
            <text:p>0,621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14850">
            <text:p>14850</text:p>
          </table:table-cell>
          <table:table-cell office:value-type="float" office:value="544">
            <text:p>544</text:p>
          </table:table-cell>
          <table:table-cell office:value-type="float" office:value="-1072">
            <text:p>-1072</text:p>
          </table:table-cell>
          <table:table-cell/>
          <table:table-cell office:value-type="float" office:value="-896">
            <text:p>-896</text:p>
          </table:table-cell>
          <table:table-cell table:formula="of:=[.F632]*(-0.000732421875)" office:value-type="float" office:value="0.65625">
            <text:p>0,6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14893">
            <text:p>14893</text:p>
          </table:table-cell>
          <table:table-cell office:value-type="float" office:value="336">
            <text:p>336</text:p>
          </table:table-cell>
          <table:table-cell office:value-type="float" office:value="-688">
            <text:p>-688</text:p>
          </table:table-cell>
          <table:table-cell/>
          <table:table-cell office:value-type="float" office:value="-1024">
            <text:p>-1024</text:p>
          </table:table-cell>
          <table:table-cell table:formula="of:=[.F633]*(-0.000732421875)" office:value-type="float" office:value="0.75">
            <text:p>0,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14914">
            <text:p>14914</text:p>
          </table:table-cell>
          <table:table-cell office:value-type="float" office:value="320">
            <text:p>320</text:p>
          </table:table-cell>
          <table:table-cell office:value-type="float" office:value="-832">
            <text:p>-832</text:p>
          </table:table-cell>
          <table:table-cell/>
          <table:table-cell office:value-type="float" office:value="-1024">
            <text:p>-1024</text:p>
          </table:table-cell>
          <table:table-cell table:formula="of:=[.F634]*(-0.000732421875)" office:value-type="float" office:value="0.75">
            <text:p>0,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14934">
            <text:p>14934</text:p>
          </table:table-cell>
          <table:table-cell office:value-type="float" office:value="288">
            <text:p>288</text:p>
          </table:table-cell>
          <table:table-cell office:value-type="float" office:value="-688">
            <text:p>-688</text:p>
          </table:table-cell>
          <table:table-cell/>
          <table:table-cell office:value-type="float" office:value="-976">
            <text:p>-976</text:p>
          </table:table-cell>
          <table:table-cell table:formula="of:=[.F635]*(-0.000732421875)" office:value-type="float" office:value="0.71484375">
            <text:p>0,714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14953">
            <text:p>14953</text:p>
          </table:table-cell>
          <table:table-cell office:value-type="float" office:value="416">
            <text:p>416</text:p>
          </table:table-cell>
          <table:table-cell office:value-type="float" office:value="-848">
            <text:p>-848</text:p>
          </table:table-cell>
          <table:table-cell/>
          <table:table-cell office:value-type="float" office:value="-960">
            <text:p>-960</text:p>
          </table:table-cell>
          <table:table-cell table:formula="of:=[.F636]*(-0.000732421875)" office:value-type="float" office:value="0.703125">
            <text:p>0,7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14972">
            <text:p>14972</text:p>
          </table:table-cell>
          <table:table-cell office:value-type="float" office:value="704">
            <text:p>704</text:p>
          </table:table-cell>
          <table:table-cell office:value-type="float" office:value="-1408">
            <text:p>-1408</text:p>
          </table:table-cell>
          <table:table-cell/>
          <table:table-cell office:value-type="float" office:value="-816">
            <text:p>-816</text:p>
          </table:table-cell>
          <table:table-cell table:formula="of:=[.F637]*(-0.000732421875)" office:value-type="float" office:value="0.59765625">
            <text:p>0,5976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14992">
            <text:p>14992</text:p>
          </table:table-cell>
          <table:table-cell office:value-type="float" office:value="896">
            <text:p>896</text:p>
          </table:table-cell>
          <table:table-cell office:value-type="float" office:value="-1552">
            <text:p>-1552</text:p>
          </table:table-cell>
          <table:table-cell/>
          <table:table-cell office:value-type="float" office:value="-848">
            <text:p>-848</text:p>
          </table:table-cell>
          <table:table-cell table:formula="of:=[.F638]*(-0.000732421875)" office:value-type="float" office:value="0.62109375">
            <text:p>0,621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15010">
            <text:p>15010</text:p>
          </table:table-cell>
          <table:table-cell office:value-type="float" office:value="496">
            <text:p>496</text:p>
          </table:table-cell>
          <table:table-cell office:value-type="float" office:value="-1072">
            <text:p>-1072</text:p>
          </table:table-cell>
          <table:table-cell/>
          <table:table-cell office:value-type="float" office:value="-880">
            <text:p>-880</text:p>
          </table:table-cell>
          <table:table-cell table:formula="of:=[.F639]*(-0.000732421875)" office:value-type="float" office:value="0.64453125">
            <text:p>0,6445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15030">
            <text:p>15030</text:p>
          </table:table-cell>
          <table:table-cell office:value-type="float" office:value="528">
            <text:p>528</text:p>
          </table:table-cell>
          <table:table-cell office:value-type="float" office:value="-832">
            <text:p>-832</text:p>
          </table:table-cell>
          <table:table-cell/>
          <table:table-cell office:value-type="float" office:value="-896">
            <text:p>-896</text:p>
          </table:table-cell>
          <table:table-cell table:formula="of:=[.F640]*(-0.000732421875)" office:value-type="float" office:value="0.65625">
            <text:p>0,6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15049">
            <text:p>15049</text:p>
          </table:table-cell>
          <table:table-cell office:value-type="float" office:value="304">
            <text:p>304</text:p>
          </table:table-cell>
          <table:table-cell office:value-type="float" office:value="-912">
            <text:p>-912</text:p>
          </table:table-cell>
          <table:table-cell/>
          <table:table-cell office:value-type="float" office:value="-976">
            <text:p>-976</text:p>
          </table:table-cell>
          <table:table-cell table:formula="of:=[.F641]*(-0.000732421875)" office:value-type="float" office:value="0.71484375">
            <text:p>0,714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15069">
            <text:p>15069</text:p>
          </table:table-cell>
          <table:table-cell office:value-type="float" office:value="432">
            <text:p>432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960">
            <text:p>-960</text:p>
          </table:table-cell>
          <table:table-cell table:formula="of:=[.F642]*(-0.000732421875)" office:value-type="float" office:value="0.703125">
            <text:p>0,7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15088">
            <text:p>15088</text:p>
          </table:table-cell>
          <table:table-cell office:value-type="float" office:value="480">
            <text:p>480</text:p>
          </table:table-cell>
          <table:table-cell office:value-type="float" office:value="-1264">
            <text:p>-1264</text:p>
          </table:table-cell>
          <table:table-cell/>
          <table:table-cell office:value-type="float" office:value="-896">
            <text:p>-896</text:p>
          </table:table-cell>
          <table:table-cell table:formula="of:=[.F643]*(-0.000732421875)" office:value-type="float" office:value="0.65625">
            <text:p>0,6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15107">
            <text:p>15107</text:p>
          </table:table-cell>
          <table:table-cell office:value-type="float" office:value="704">
            <text:p>704</text:p>
          </table:table-cell>
          <table:table-cell office:value-type="float" office:value="-1360">
            <text:p>-1360</text:p>
          </table:table-cell>
          <table:table-cell/>
          <table:table-cell office:value-type="float" office:value="-928">
            <text:p>-928</text:p>
          </table:table-cell>
          <table:table-cell table:formula="of:=[.F644]*(-0.000732421875)" office:value-type="float" office:value="0.6796875">
            <text:p>0,679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15126">
            <text:p>15126</text:p>
          </table:table-cell>
          <table:table-cell office:value-type="float" office:value="544">
            <text:p>544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960">
            <text:p>-960</text:p>
          </table:table-cell>
          <table:table-cell table:formula="of:=[.F645]*(-0.000732421875)" office:value-type="float" office:value="0.703125">
            <text:p>0,7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15151">
            <text:p>15151</text:p>
          </table:table-cell>
          <table:table-cell office:value-type="float" office:value="336">
            <text:p>336</text:p>
          </table:table-cell>
          <table:table-cell office:value-type="float" office:value="-896">
            <text:p>-896</text:p>
          </table:table-cell>
          <table:table-cell/>
          <table:table-cell office:value-type="float" office:value="-960">
            <text:p>-960</text:p>
          </table:table-cell>
          <table:table-cell table:formula="of:=[.F646]*(-0.000732421875)" office:value-type="float" office:value="0.703125">
            <text:p>0,7031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15169">
            <text:p>15169</text:p>
          </table:table-cell>
          <table:table-cell office:value-type="float" office:value="368">
            <text:p>368</text:p>
          </table:table-cell>
          <table:table-cell office:value-type="float" office:value="-1024">
            <text:p>-1024</text:p>
          </table:table-cell>
          <table:table-cell/>
          <table:table-cell office:value-type="float" office:value="-960">
            <text:p>-960</text:p>
          </table:table-cell>
          <table:table-cell table:formula="of:=[.F647]*(-0.000732421875)" office:value-type="float" office:value="0.703125">
            <text:p>0,7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15188">
            <text:p>15188</text:p>
          </table:table-cell>
          <table:table-cell office:value-type="float" office:value="352">
            <text:p>352</text:p>
          </table:table-cell>
          <table:table-cell office:value-type="float" office:value="-976">
            <text:p>-976</text:p>
          </table:table-cell>
          <table:table-cell/>
          <table:table-cell office:value-type="float" office:value="-928">
            <text:p>-928</text:p>
          </table:table-cell>
          <table:table-cell table:formula="of:=[.F648]*(-0.000732421875)" office:value-type="float" office:value="0.6796875">
            <text:p>0,679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15208">
            <text:p>15208</text:p>
          </table:table-cell>
          <table:table-cell office:value-type="float" office:value="256">
            <text:p>256</text:p>
          </table:table-cell>
          <table:table-cell office:value-type="float" office:value="-976">
            <text:p>-976</text:p>
          </table:table-cell>
          <table:table-cell/>
          <table:table-cell office:value-type="float" office:value="-960">
            <text:p>-960</text:p>
          </table:table-cell>
          <table:table-cell table:formula="of:=[.F649]*(-0.000732421875)" office:value-type="float" office:value="0.703125">
            <text:p>0,7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15227">
            <text:p>15227</text:p>
          </table:table-cell>
          <table:table-cell office:value-type="float" office:value="160">
            <text:p>160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1024">
            <text:p>-1024</text:p>
          </table:table-cell>
          <table:table-cell table:formula="of:=[.F650]*(-0.000732421875)" office:value-type="float" office:value="0.75">
            <text:p>0,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15247">
            <text:p>15247</text:p>
          </table:table-cell>
          <table:table-cell office:value-type="float" office:value="224">
            <text:p>224</text:p>
          </table:table-cell>
          <table:table-cell office:value-type="float" office:value="-896">
            <text:p>-896</text:p>
          </table:table-cell>
          <table:table-cell/>
          <table:table-cell office:value-type="float" office:value="-1024">
            <text:p>-1024</text:p>
          </table:table-cell>
          <table:table-cell table:formula="of:=[.F651]*(-0.000732421875)" office:value-type="float" office:value="0.75">
            <text:p>0,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15266">
            <text:p>15266</text:p>
          </table:table-cell>
          <table:table-cell office:value-type="float" office:value="240">
            <text:p>240</text:p>
          </table:table-cell>
          <table:table-cell office:value-type="float" office:value="-864">
            <text:p>-864</text:p>
          </table:table-cell>
          <table:table-cell/>
          <table:table-cell office:value-type="float" office:value="-1024">
            <text:p>-1024</text:p>
          </table:table-cell>
          <table:table-cell table:formula="of:=[.F652]*(-0.000732421875)" office:value-type="float" office:value="0.75">
            <text:p>0,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15285">
            <text:p>15285</text:p>
          </table:table-cell>
          <table:table-cell office:value-type="float" office:value="304">
            <text:p>304</text:p>
          </table:table-cell>
          <table:table-cell office:value-type="float" office:value="-848">
            <text:p>-848</text:p>
          </table:table-cell>
          <table:table-cell/>
          <table:table-cell office:value-type="float" office:value="-1024">
            <text:p>-1024</text:p>
          </table:table-cell>
          <table:table-cell table:formula="of:=[.F653]*(-0.000732421875)" office:value-type="float" office:value="0.75">
            <text:p>0,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15304">
            <text:p>15304</text:p>
          </table:table-cell>
          <table:table-cell office:value-type="float" office:value="400">
            <text:p>400</text:p>
          </table:table-cell>
          <table:table-cell office:value-type="float" office:value="-928">
            <text:p>-928</text:p>
          </table:table-cell>
          <table:table-cell/>
          <table:table-cell office:value-type="float" office:value="-1024">
            <text:p>-1024</text:p>
          </table:table-cell>
          <table:table-cell table:formula="of:=[.F654]*(-0.000732421875)" office:value-type="float" office:value="0.75">
            <text:p>0,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15324">
            <text:p>15324</text:p>
          </table:table-cell>
          <table:table-cell office:value-type="float" office:value="368">
            <text:p>368</text:p>
          </table:table-cell>
          <table:table-cell office:value-type="float" office:value="-1024">
            <text:p>-1024</text:p>
          </table:table-cell>
          <table:table-cell/>
          <table:table-cell office:value-type="float" office:value="-960">
            <text:p>-960</text:p>
          </table:table-cell>
          <table:table-cell table:formula="of:=[.F655]*(-0.000732421875)" office:value-type="float" office:value="0.703125">
            <text:p>0,7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15368">
            <text:p>15368</text:p>
          </table:table-cell>
          <table:table-cell office:value-type="float" office:value="448">
            <text:p>448</text:p>
          </table:table-cell>
          <table:table-cell office:value-type="float" office:value="-1056">
            <text:p>-1056</text:p>
          </table:table-cell>
          <table:table-cell/>
          <table:table-cell office:value-type="float" office:value="-992">
            <text:p>-992</text:p>
          </table:table-cell>
          <table:table-cell table:formula="of:=[.F656]*(-0.000732421875)" office:value-type="float" office:value="0.7265625">
            <text:p>0,72656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15389">
            <text:p>15389</text:p>
          </table:table-cell>
          <table:table-cell office:value-type="float" office:value="320">
            <text:p>320</text:p>
          </table:table-cell>
          <table:table-cell office:value-type="float" office:value="-960">
            <text:p>-960</text:p>
          </table:table-cell>
          <table:table-cell/>
          <table:table-cell office:value-type="float" office:value="-1024">
            <text:p>-1024</text:p>
          </table:table-cell>
          <table:table-cell table:formula="of:=[.F657]*(-0.000732421875)" office:value-type="float" office:value="0.75">
            <text:p>0,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15421">
            <text:p>15421</text:p>
          </table:table-cell>
          <table:table-cell office:value-type="float" office:value="128">
            <text:p>128</text:p>
          </table:table-cell>
          <table:table-cell office:value-type="float" office:value="-880">
            <text:p>-880</text:p>
          </table:table-cell>
          <table:table-cell/>
          <table:table-cell office:value-type="float" office:value="-1104">
            <text:p>-1104</text:p>
          </table:table-cell>
          <table:table-cell table:formula="of:=[.F658]*(-0.000732421875)" office:value-type="float" office:value="0.80859375">
            <text:p>0,808593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15442">
            <text:p>15442</text:p>
          </table:table-cell>
          <table:table-cell office:value-type="float" office:value="160">
            <text:p>160</text:p>
          </table:table-cell>
          <table:table-cell office:value-type="float" office:value="-912">
            <text:p>-912</text:p>
          </table:table-cell>
          <table:table-cell/>
          <table:table-cell office:value-type="float" office:value="-1072">
            <text:p>-1072</text:p>
          </table:table-cell>
          <table:table-cell table:formula="of:=[.F659]*(-0.000732421875)" office:value-type="float" office:value="0.78515625">
            <text:p>0,78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15462">
            <text:p>15462</text:p>
          </table:table-cell>
          <table:table-cell office:value-type="float" office:value="288">
            <text:p>288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1040">
            <text:p>-1040</text:p>
          </table:table-cell>
          <table:table-cell table:formula="of:=[.F660]*(-0.000732421875)" office:value-type="float" office:value="0.76171875">
            <text:p>0,7617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481">
            <text:p>15481</text:p>
          </table:table-cell>
          <table:table-cell office:value-type="float" office:value="368">
            <text:p>368</text:p>
          </table:table-cell>
          <table:table-cell office:value-type="float" office:value="-1056">
            <text:p>-1056</text:p>
          </table:table-cell>
          <table:table-cell/>
          <table:table-cell office:value-type="float" office:value="-960">
            <text:p>-960</text:p>
          </table:table-cell>
          <table:table-cell table:formula="of:=[.F661]*(-0.000732421875)" office:value-type="float" office:value="0.703125">
            <text:p>0,7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15505">
            <text:p>15505</text:p>
          </table:table-cell>
          <table:table-cell office:value-type="float" office:value="304">
            <text:p>304</text:p>
          </table:table-cell>
          <table:table-cell office:value-type="float" office:value="-976">
            <text:p>-976</text:p>
          </table:table-cell>
          <table:table-cell/>
          <table:table-cell office:value-type="float" office:value="-1008">
            <text:p>-1008</text:p>
          </table:table-cell>
          <table:table-cell table:formula="of:=[.F662]*(-0.000732421875)" office:value-type="float" office:value="0.73828125">
            <text:p>0,738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15524">
            <text:p>15524</text:p>
          </table:table-cell>
          <table:table-cell office:value-type="float" office:value="320">
            <text:p>320</text:p>
          </table:table-cell>
          <table:table-cell office:value-type="float" office:value="-912">
            <text:p>-912</text:p>
          </table:table-cell>
          <table:table-cell/>
          <table:table-cell office:value-type="float" office:value="-1024">
            <text:p>-1024</text:p>
          </table:table-cell>
          <table:table-cell table:formula="of:=[.F663]*(-0.000732421875)" office:value-type="float" office:value="0.75">
            <text:p>0,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15544">
            <text:p>15544</text:p>
          </table:table-cell>
          <table:table-cell office:value-type="float" office:value="304">
            <text:p>304</text:p>
          </table:table-cell>
          <table:table-cell office:value-type="float" office:value="-864">
            <text:p>-864</text:p>
          </table:table-cell>
          <table:table-cell/>
          <table:table-cell office:value-type="float" office:value="-1040">
            <text:p>-1040</text:p>
          </table:table-cell>
          <table:table-cell table:formula="of:=[.F664]*(-0.000732421875)" office:value-type="float" office:value="0.76171875">
            <text:p>0,7617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5563">
            <text:p>15563</text:p>
          </table:table-cell>
          <table:table-cell office:value-type="float" office:value="336">
            <text:p>336</text:p>
          </table:table-cell>
          <table:table-cell office:value-type="float" office:value="-864">
            <text:p>-864</text:p>
          </table:table-cell>
          <table:table-cell/>
          <table:table-cell office:value-type="float" office:value="-992">
            <text:p>-992</text:p>
          </table:table-cell>
          <table:table-cell table:formula="of:=[.F665]*(-0.000732421875)" office:value-type="float" office:value="0.7265625">
            <text:p>0,726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15582">
            <text:p>15582</text:p>
          </table:table-cell>
          <table:table-cell office:value-type="float" office:value="320">
            <text:p>320</text:p>
          </table:table-cell>
          <table:table-cell office:value-type="float" office:value="-912">
            <text:p>-912</text:p>
          </table:table-cell>
          <table:table-cell/>
          <table:table-cell office:value-type="float" office:value="-992">
            <text:p>-992</text:p>
          </table:table-cell>
          <table:table-cell table:formula="of:=[.F666]*(-0.000732421875)" office:value-type="float" office:value="0.7265625">
            <text:p>0,726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5601">
            <text:p>15601</text:p>
          </table:table-cell>
          <table:table-cell office:value-type="float" office:value="272">
            <text:p>272</text:p>
          </table:table-cell>
          <table:table-cell office:value-type="float" office:value="-912">
            <text:p>-912</text:p>
          </table:table-cell>
          <table:table-cell/>
          <table:table-cell office:value-type="float" office:value="-1008">
            <text:p>-1008</text:p>
          </table:table-cell>
          <table:table-cell table:formula="of:=[.F667]*(-0.000732421875)" office:value-type="float" office:value="0.73828125">
            <text:p>0,738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15621">
            <text:p>15621</text:p>
          </table:table-cell>
          <table:table-cell office:value-type="float" office:value="256">
            <text:p>256</text:p>
          </table:table-cell>
          <table:table-cell office:value-type="float" office:value="-1008">
            <text:p>-1008</text:p>
          </table:table-cell>
          <table:table-cell/>
          <table:table-cell office:value-type="float" office:value="-960">
            <text:p>-960</text:p>
          </table:table-cell>
          <table:table-cell table:formula="of:=[.F668]*(-0.000732421875)" office:value-type="float" office:value="0.703125">
            <text:p>0,7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15640">
            <text:p>15640</text:p>
          </table:table-cell>
          <table:table-cell office:value-type="float" office:value="256">
            <text:p>256</text:p>
          </table:table-cell>
          <table:table-cell office:value-type="float" office:value="-1024">
            <text:p>-1024</text:p>
          </table:table-cell>
          <table:table-cell/>
          <table:table-cell office:value-type="float" office:value="-768">
            <text:p>-768</text:p>
          </table:table-cell>
          <table:table-cell table:formula="of:=[.F669]*(-0.000732421875)" office:value-type="float" office:value="0.5625">
            <text:p>0,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5660">
            <text:p>15660</text:p>
          </table:table-cell>
          <table:table-cell office:value-type="float" office:value="336">
            <text:p>336</text:p>
          </table:table-cell>
          <table:table-cell office:value-type="float" office:value="-1072">
            <text:p>-1072</text:p>
          </table:table-cell>
          <table:table-cell/>
          <table:table-cell office:value-type="float" office:value="-976">
            <text:p>-976</text:p>
          </table:table-cell>
          <table:table-cell table:formula="of:=[.F670]*(-0.000732421875)" office:value-type="float" office:value="0.71484375">
            <text:p>0,714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15679">
            <text:p>15679</text:p>
          </table:table-cell>
          <table:table-cell office:value-type="float" office:value="288">
            <text:p>288</text:p>
          </table:table-cell>
          <table:table-cell office:value-type="float" office:value="-992">
            <text:p>-992</text:p>
          </table:table-cell>
          <table:table-cell/>
          <table:table-cell office:value-type="float" office:value="-928">
            <text:p>-928</text:p>
          </table:table-cell>
          <table:table-cell table:formula="of:=[.F671]*(-0.000732421875)" office:value-type="float" office:value="0.6796875">
            <text:p>0,679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15697">
            <text:p>15697</text:p>
          </table:table-cell>
          <table:table-cell office:value-type="float" office:value="272">
            <text:p>272</text:p>
          </table:table-cell>
          <table:table-cell office:value-type="float" office:value="-1104">
            <text:p>-1104</text:p>
          </table:table-cell>
          <table:table-cell/>
          <table:table-cell office:value-type="float" office:value="-976">
            <text:p>-976</text:p>
          </table:table-cell>
          <table:table-cell table:formula="of:=[.F672]*(-0.000732421875)" office:value-type="float" office:value="0.71484375">
            <text:p>0,714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15717">
            <text:p>15717</text:p>
          </table:table-cell>
          <table:table-cell office:value-type="float" office:value="304">
            <text:p>304</text:p>
          </table:table-cell>
          <table:table-cell office:value-type="float" office:value="-960">
            <text:p>-960</text:p>
          </table:table-cell>
          <table:table-cell/>
          <table:table-cell office:value-type="float" office:value="-1024">
            <text:p>-1024</text:p>
          </table:table-cell>
          <table:table-cell table:formula="of:=[.F673]*(-0.000732421875)" office:value-type="float" office:value="0.75">
            <text:p>0,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15736">
            <text:p>15736</text:p>
          </table:table-cell>
          <table:table-cell office:value-type="float" office:value="416">
            <text:p>416</text:p>
          </table:table-cell>
          <table:table-cell office:value-type="float" office:value="-896">
            <text:p>-896</text:p>
          </table:table-cell>
          <table:table-cell/>
          <table:table-cell office:value-type="float" office:value="-1024">
            <text:p>-1024</text:p>
          </table:table-cell>
          <table:table-cell table:formula="of:=[.F674]*(-0.000732421875)" office:value-type="float" office:value="0.75">
            <text:p>0,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15756">
            <text:p>15756</text:p>
          </table:table-cell>
          <table:table-cell office:value-type="float" office:value="496">
            <text:p>496</text:p>
          </table:table-cell>
          <table:table-cell office:value-type="float" office:value="-944">
            <text:p>-944</text:p>
          </table:table-cell>
          <table:table-cell/>
          <table:table-cell office:value-type="float" office:value="-1136">
            <text:p>-1136</text:p>
          </table:table-cell>
          <table:table-cell table:formula="of:=[.F675]*(-0.000732421875)" office:value-type="float" office:value="0.83203125">
            <text:p>0,832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15775">
            <text:p>15775</text:p>
          </table:table-cell>
          <table:table-cell office:value-type="float" office:value="432">
            <text:p>432</text:p>
          </table:table-cell>
          <table:table-cell office:value-type="float" office:value="-1072">
            <text:p>-1072</text:p>
          </table:table-cell>
          <table:table-cell/>
          <table:table-cell office:value-type="float" office:value="-1024">
            <text:p>-1024</text:p>
          </table:table-cell>
          <table:table-cell table:formula="of:=[.F676]*(-0.000732421875)" office:value-type="float" office:value="0.75">
            <text:p>0,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15795">
            <text:p>15795</text:p>
          </table:table-cell>
          <table:table-cell office:value-type="float" office:value="400">
            <text:p>400</text:p>
          </table:table-cell>
          <table:table-cell office:value-type="float" office:value="-928">
            <text:p>-928</text:p>
          </table:table-cell>
          <table:table-cell/>
          <table:table-cell office:value-type="float" office:value="-1104">
            <text:p>-1104</text:p>
          </table:table-cell>
          <table:table-cell table:formula="of:=[.F677]*(-0.000732421875)" office:value-type="float" office:value="0.80859375">
            <text:p>0,8085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15818">
            <text:p>15818</text:p>
          </table:table-cell>
          <table:table-cell office:value-type="float" office:value="400">
            <text:p>400</text:p>
          </table:table-cell>
          <table:table-cell office:value-type="float" office:value="-1024">
            <text:p>-1024</text:p>
          </table:table-cell>
          <table:table-cell/>
          <table:table-cell office:value-type="float" office:value="-1104">
            <text:p>-1104</text:p>
          </table:table-cell>
          <table:table-cell table:formula="of:=[.F678]*(-0.000732421875)" office:value-type="float" office:value="0.80859375">
            <text:p>0,808593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15862">
            <text:p>15862</text:p>
          </table:table-cell>
          <table:table-cell office:value-type="float" office:value="288">
            <text:p>288</text:p>
          </table:table-cell>
          <table:table-cell office:value-type="float" office:value="-1008">
            <text:p>-1008</text:p>
          </table:table-cell>
          <table:table-cell/>
          <table:table-cell office:value-type="float" office:value="-1088">
            <text:p>-1088</text:p>
          </table:table-cell>
          <table:table-cell table:formula="of:=[.F679]*(-0.000732421875)" office:value-type="float" office:value="0.796875">
            <text:p>0,7968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15884">
            <text:p>15884</text:p>
          </table:table-cell>
          <table:table-cell office:value-type="float" office:value="16">
            <text:p>16</text:p>
          </table:table-cell>
          <table:table-cell office:value-type="float" office:value="-1168">
            <text:p>-1168</text:p>
          </table:table-cell>
          <table:table-cell/>
          <table:table-cell office:value-type="float" office:value="-992">
            <text:p>-992</text:p>
          </table:table-cell>
          <table:table-cell table:formula="of:=[.F680]*(-0.000732421875)" office:value-type="float" office:value="0.7265625">
            <text:p>0,726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15903">
            <text:p>15903</text:p>
          </table:table-cell>
          <table:table-cell office:value-type="float" office:value="-16">
            <text:p>-16</text:p>
          </table:table-cell>
          <table:table-cell office:value-type="float" office:value="-1136">
            <text:p>-1136</text:p>
          </table:table-cell>
          <table:table-cell/>
          <table:table-cell office:value-type="float" office:value="-1008">
            <text:p>-1008</text:p>
          </table:table-cell>
          <table:table-cell table:formula="of:=[.F681]*(-0.000732421875)" office:value-type="float" office:value="0.73828125">
            <text:p>0,738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15923">
            <text:p>15923</text:p>
          </table:table-cell>
          <table:table-cell office:value-type="float" office:value="-144">
            <text:p>-144</text:p>
          </table:table-cell>
          <table:table-cell office:value-type="float" office:value="-1072">
            <text:p>-1072</text:p>
          </table:table-cell>
          <table:table-cell/>
          <table:table-cell office:value-type="float" office:value="-960">
            <text:p>-960</text:p>
          </table:table-cell>
          <table:table-cell table:formula="of:=[.F682]*(-0.000732421875)" office:value-type="float" office:value="0.703125">
            <text:p>0,7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15941">
            <text:p>15941</text:p>
          </table:table-cell>
          <table:table-cell office:value-type="float" office:value="-16">
            <text:p>-16</text:p>
          </table:table-cell>
          <table:table-cell office:value-type="float" office:value="-992">
            <text:p>-992</text:p>
          </table:table-cell>
          <table:table-cell/>
          <table:table-cell office:value-type="float" office:value="-960">
            <text:p>-960</text:p>
          </table:table-cell>
          <table:table-cell table:formula="of:=[.F683]*(-0.000732421875)" office:value-type="float" office:value="0.703125">
            <text:p>0,7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15961">
            <text:p>15961</text:p>
          </table:table-cell>
          <table:table-cell office:value-type="float" office:value="352">
            <text:p>352</text:p>
          </table:table-cell>
          <table:table-cell office:value-type="float" office:value="-864">
            <text:p>-864</text:p>
          </table:table-cell>
          <table:table-cell/>
          <table:table-cell office:value-type="float" office:value="-928">
            <text:p>-928</text:p>
          </table:table-cell>
          <table:table-cell table:formula="of:=[.F684]*(-0.000732421875)" office:value-type="float" office:value="0.6796875">
            <text:p>0,679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15980">
            <text:p>15980</text:p>
          </table:table-cell>
          <table:table-cell office:value-type="float" office:value="512">
            <text:p>512</text:p>
          </table:table-cell>
          <table:table-cell office:value-type="float" office:value="-816">
            <text:p>-816</text:p>
          </table:table-cell>
          <table:table-cell/>
          <table:table-cell office:value-type="float" office:value="-1024">
            <text:p>-1024</text:p>
          </table:table-cell>
          <table:table-cell table:formula="of:=[.F685]*(-0.000732421875)" office:value-type="float" office:value="0.75">
            <text:p>0,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16000">
            <text:p>16000</text:p>
          </table:table-cell>
          <table:table-cell office:value-type="float" office:value="800">
            <text:p>800</text:p>
          </table:table-cell>
          <table:table-cell office:value-type="float" office:value="-912">
            <text:p>-912</text:p>
          </table:table-cell>
          <table:table-cell/>
          <table:table-cell office:value-type="float" office:value="-1024">
            <text:p>-1024</text:p>
          </table:table-cell>
          <table:table-cell table:formula="of:=[.F686]*(-0.000732421875)" office:value-type="float" office:value="0.75">
            <text:p>0,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16033">
            <text:p>16033</text:p>
          </table:table-cell>
          <table:table-cell office:value-type="float" office:value="336">
            <text:p>336</text:p>
          </table:table-cell>
          <table:table-cell office:value-type="float" office:value="-1072">
            <text:p>-1072</text:p>
          </table:table-cell>
          <table:table-cell/>
          <table:table-cell office:value-type="float" office:value="-1104">
            <text:p>-1104</text:p>
          </table:table-cell>
          <table:table-cell table:formula="of:=[.F687]*(-0.000732421875)" office:value-type="float" office:value="0.80859375">
            <text:p>0,808593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16053">
            <text:p>16053</text:p>
          </table:table-cell>
          <table:table-cell office:value-type="float" office:value="240">
            <text:p>240</text:p>
          </table:table-cell>
          <table:table-cell office:value-type="float" office:value="-1136">
            <text:p>-1136</text:p>
          </table:table-cell>
          <table:table-cell/>
          <table:table-cell office:value-type="float" office:value="-960">
            <text:p>-960</text:p>
          </table:table-cell>
          <table:table-cell table:formula="of:=[.F688]*(-0.000732421875)" office:value-type="float" office:value="0.703125">
            <text:p>0,7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16072">
            <text:p>16072</text:p>
          </table:table-cell>
          <table:table-cell office:value-type="float" office:value="320">
            <text:p>320</text:p>
          </table:table-cell>
          <table:table-cell office:value-type="float" office:value="-1184">
            <text:p>-1184</text:p>
          </table:table-cell>
          <table:table-cell/>
          <table:table-cell office:value-type="float" office:value="-944">
            <text:p>-944</text:p>
          </table:table-cell>
          <table:table-cell table:formula="of:=[.F689]*(-0.000732421875)" office:value-type="float" office:value="0.69140625">
            <text:p>0,691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16091">
            <text:p>16091</text:p>
          </table:table-cell>
          <table:table-cell office:value-type="float" office:value="176">
            <text:p>176</text:p>
          </table:table-cell>
          <table:table-cell office:value-type="float" office:value="-976">
            <text:p>-976</text:p>
          </table:table-cell>
          <table:table-cell/>
          <table:table-cell office:value-type="float" office:value="-1024">
            <text:p>-1024</text:p>
          </table:table-cell>
          <table:table-cell table:formula="of:=[.F690]*(-0.000732421875)" office:value-type="float" office:value="0.75">
            <text:p>0,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16110">
            <text:p>16110</text:p>
          </table:table-cell>
          <table:table-cell office:value-type="float" office:value="32">
            <text:p>32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1008">
            <text:p>-1008</text:p>
          </table:table-cell>
          <table:table-cell table:formula="of:=[.F691]*(-0.000732421875)" office:value-type="float" office:value="0.73828125">
            <text:p>0,738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16130">
            <text:p>16130</text:p>
          </table:table-cell>
          <table:table-cell office:value-type="float" office:value="144">
            <text:p>144</text:p>
          </table:table-cell>
          <table:table-cell office:value-type="float" office:value="-1136">
            <text:p>-1136</text:p>
          </table:table-cell>
          <table:table-cell/>
          <table:table-cell office:value-type="float" office:value="-992">
            <text:p>-992</text:p>
          </table:table-cell>
          <table:table-cell table:formula="of:=[.F692]*(-0.000732421875)" office:value-type="float" office:value="0.7265625">
            <text:p>0,726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16153">
            <text:p>16153</text:p>
          </table:table-cell>
          <table:table-cell office:value-type="float" office:value="288">
            <text:p>288</text:p>
          </table:table-cell>
          <table:table-cell office:value-type="float" office:value="-1120">
            <text:p>-1120</text:p>
          </table:table-cell>
          <table:table-cell/>
          <table:table-cell office:value-type="float" office:value="-1024">
            <text:p>-1024</text:p>
          </table:table-cell>
          <table:table-cell table:formula="of:=[.F693]*(-0.000732421875)" office:value-type="float" office:value="0.75">
            <text:p>0,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16173">
            <text:p>16173</text:p>
          </table:table-cell>
          <table:table-cell office:value-type="float" office:value="240">
            <text:p>240</text:p>
          </table:table-cell>
          <table:table-cell office:value-type="float" office:value="-992">
            <text:p>-992</text:p>
          </table:table-cell>
          <table:table-cell/>
          <table:table-cell office:value-type="float" office:value="-960">
            <text:p>-960</text:p>
          </table:table-cell>
          <table:table-cell table:formula="of:=[.F694]*(-0.000732421875)" office:value-type="float" office:value="0.703125">
            <text:p>0,7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16192">
            <text:p>16192</text:p>
          </table:table-cell>
          <table:table-cell office:value-type="float" office:value="112">
            <text:p>112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928">
            <text:p>-928</text:p>
          </table:table-cell>
          <table:table-cell table:formula="of:=[.F695]*(-0.000732421875)" office:value-type="float" office:value="0.6796875">
            <text:p>0,679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16211">
            <text:p>16211</text:p>
          </table:table-cell>
          <table:table-cell office:value-type="float" office:value="144">
            <text:p>144</text:p>
          </table:table-cell>
          <table:table-cell office:value-type="float" office:value="-1072">
            <text:p>-1072</text:p>
          </table:table-cell>
          <table:table-cell/>
          <table:table-cell office:value-type="float" office:value="-992">
            <text:p>-992</text:p>
          </table:table-cell>
          <table:table-cell table:formula="of:=[.F696]*(-0.000732421875)" office:value-type="float" office:value="0.7265625">
            <text:p>0,726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16230">
            <text:p>16230</text:p>
          </table:table-cell>
          <table:table-cell office:value-type="float" office:value="144">
            <text:p>144</text:p>
          </table:table-cell>
          <table:table-cell office:value-type="float" office:value="-1072">
            <text:p>-1072</text:p>
          </table:table-cell>
          <table:table-cell/>
          <table:table-cell office:value-type="float" office:value="-992">
            <text:p>-992</text:p>
          </table:table-cell>
          <table:table-cell table:formula="of:=[.F697]*(-0.000732421875)" office:value-type="float" office:value="0.7265625">
            <text:p>0,726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16249">
            <text:p>16249</text:p>
          </table:table-cell>
          <table:table-cell office:value-type="float" office:value="-16">
            <text:p>-16</text:p>
          </table:table-cell>
          <table:table-cell office:value-type="float" office:value="-928">
            <text:p>-928</text:p>
          </table:table-cell>
          <table:table-cell/>
          <table:table-cell office:value-type="float" office:value="-944">
            <text:p>-944</text:p>
          </table:table-cell>
          <table:table-cell table:formula="of:=[.F698]*(-0.000732421875)" office:value-type="float" office:value="0.69140625">
            <text:p>0,691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16269">
            <text:p>16269</text:p>
          </table:table-cell>
          <table:table-cell office:value-type="float" office:value="-16">
            <text:p>-16</text:p>
          </table:table-cell>
          <table:table-cell office:value-type="float" office:value="-1136">
            <text:p>-1136</text:p>
          </table:table-cell>
          <table:table-cell/>
          <table:table-cell office:value-type="float" office:value="-1040">
            <text:p>-1040</text:p>
          </table:table-cell>
          <table:table-cell table:formula="of:=[.F699]*(-0.000732421875)" office:value-type="float" office:value="0.76171875">
            <text:p>0,7617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16288">
            <text:p>16288</text:p>
          </table:table-cell>
          <table:table-cell office:value-type="float" office:value="-128">
            <text:p>-128</text:p>
          </table:table-cell>
          <table:table-cell office:value-type="float" office:value="-1232">
            <text:p>-1232</text:p>
          </table:table-cell>
          <table:table-cell/>
          <table:table-cell office:value-type="float" office:value="-928">
            <text:p>-928</text:p>
          </table:table-cell>
          <table:table-cell table:formula="of:=[.F700]*(-0.000732421875)" office:value-type="float" office:value="0.6796875">
            <text:p>0,679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6307">
            <text:p>16307</text:p>
          </table:table-cell>
          <table:table-cell office:value-type="float" office:value="128">
            <text:p>128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960">
            <text:p>-960</text:p>
          </table:table-cell>
          <table:table-cell table:formula="of:=[.F701]*(-0.000732421875)" office:value-type="float" office:value="0.703125">
            <text:p>0,7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16350">
            <text:p>16350</text:p>
          </table:table-cell>
          <table:table-cell office:value-type="float" office:value="32">
            <text:p>32</text:p>
          </table:table-cell>
          <table:table-cell office:value-type="float" office:value="-944">
            <text:p>-944</text:p>
          </table:table-cell>
          <table:table-cell/>
          <table:table-cell office:value-type="float" office:value="-960">
            <text:p>-960</text:p>
          </table:table-cell>
          <table:table-cell table:formula="of:=[.F702]*(-0.000732421875)" office:value-type="float" office:value="0.703125">
            <text:p>0,7031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16371">
            <text:p>16371</text:p>
          </table:table-cell>
          <table:table-cell office:value-type="float" office:value="-16">
            <text:p>-16</text:p>
          </table:table-cell>
          <table:table-cell office:value-type="float" office:value="-848">
            <text:p>-848</text:p>
          </table:table-cell>
          <table:table-cell/>
          <table:table-cell office:value-type="float" office:value="-896">
            <text:p>-896</text:p>
          </table:table-cell>
          <table:table-cell table:formula="of:=[.F703]*(-0.000732421875)" office:value-type="float" office:value="0.65625">
            <text:p>0,6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16391">
            <text:p>16391</text:p>
          </table:table-cell>
          <table:table-cell office:value-type="float" office:value="-96">
            <text:p>-96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912">
            <text:p>-912</text:p>
          </table:table-cell>
          <table:table-cell table:formula="of:=[.F704]*(-0.000732421875)" office:value-type="float" office:value="0.66796875">
            <text:p>0,6679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409">
            <text:p>16409</text:p>
          </table:table-cell>
          <table:table-cell office:value-type="float" office:value="112">
            <text:p>112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960">
            <text:p>-960</text:p>
          </table:table-cell>
          <table:table-cell table:formula="of:=[.F705]*(-0.000732421875)" office:value-type="float" office:value="0.703125">
            <text:p>0,7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16429">
            <text:p>16429</text:p>
          </table:table-cell>
          <table:table-cell office:value-type="float" office:value="80">
            <text:p>80</text:p>
          </table:table-cell>
          <table:table-cell office:value-type="float" office:value="-1072">
            <text:p>-1072</text:p>
          </table:table-cell>
          <table:table-cell/>
          <table:table-cell office:value-type="float" office:value="-1008">
            <text:p>-1008</text:p>
          </table:table-cell>
          <table:table-cell table:formula="of:=[.F706]*(-0.000732421875)" office:value-type="float" office:value="0.73828125">
            <text:p>0,738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16448">
            <text:p>16448</text:p>
          </table:table-cell>
          <table:table-cell office:value-type="float" office:value="96">
            <text:p>96</text:p>
          </table:table-cell>
          <table:table-cell office:value-type="float" office:value="-1024">
            <text:p>-1024</text:p>
          </table:table-cell>
          <table:table-cell/>
          <table:table-cell office:value-type="float" office:value="-1104">
            <text:p>-1104</text:p>
          </table:table-cell>
          <table:table-cell table:formula="of:=[.F707]*(-0.000732421875)" office:value-type="float" office:value="0.80859375">
            <text:p>0,8085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16467">
            <text:p>16467</text:p>
          </table:table-cell>
          <table:table-cell office:value-type="float" office:value="272">
            <text:p>272</text:p>
          </table:table-cell>
          <table:table-cell office:value-type="float" office:value="-976">
            <text:p>-976</text:p>
          </table:table-cell>
          <table:table-cell/>
          <table:table-cell office:value-type="float" office:value="-1056">
            <text:p>-1056</text:p>
          </table:table-cell>
          <table:table-cell table:formula="of:=[.F708]*(-0.000732421875)" office:value-type="float" office:value="0.7734375">
            <text:p>0,77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16491">
            <text:p>16491</text:p>
          </table:table-cell>
          <table:table-cell office:value-type="float" office:value="64">
            <text:p>64</text:p>
          </table:table-cell>
          <table:table-cell office:value-type="float" office:value="-1088">
            <text:p>-1088</text:p>
          </table:table-cell>
          <table:table-cell/>
          <table:table-cell office:value-type="float" office:value="-1008">
            <text:p>-1008</text:p>
          </table:table-cell>
          <table:table-cell table:formula="of:=[.F709]*(-0.000732421875)" office:value-type="float" office:value="0.73828125">
            <text:p>0,738281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16510">
            <text:p>16510</text:p>
          </table:table-cell>
          <table:table-cell office:value-type="float" office:value="-32">
            <text:p>-32</text:p>
          </table:table-cell>
          <table:table-cell office:value-type="float" office:value="-976">
            <text:p>-976</text:p>
          </table:table-cell>
          <table:table-cell/>
          <table:table-cell office:value-type="float" office:value="-960">
            <text:p>-960</text:p>
          </table:table-cell>
          <table:table-cell table:formula="of:=[.F710]*(-0.000732421875)" office:value-type="float" office:value="0.703125">
            <text:p>0,7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16530">
            <text:p>16530</text:p>
          </table:table-cell>
          <table:table-cell office:value-type="float" office:value="160">
            <text:p>160</text:p>
          </table:table-cell>
          <table:table-cell office:value-type="float" office:value="-1056">
            <text:p>-1056</text:p>
          </table:table-cell>
          <table:table-cell/>
          <table:table-cell office:value-type="float" office:value="-912">
            <text:p>-912</text:p>
          </table:table-cell>
          <table:table-cell table:formula="of:=[.F711]*(-0.000732421875)" office:value-type="float" office:value="0.66796875">
            <text:p>0,6679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16549">
            <text:p>16549</text:p>
          </table:table-cell>
          <table:table-cell office:value-type="float" office:value="384">
            <text:p>384</text:p>
          </table:table-cell>
          <table:table-cell office:value-type="float" office:value="-768">
            <text:p>-768</text:p>
          </table:table-cell>
          <table:table-cell/>
          <table:table-cell office:value-type="float" office:value="-1104">
            <text:p>-1104</text:p>
          </table:table-cell>
          <table:table-cell table:formula="of:=[.F712]*(-0.000732421875)" office:value-type="float" office:value="0.80859375">
            <text:p>0,8085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16569">
            <text:p>16569</text:p>
          </table:table-cell>
          <table:table-cell office:value-type="float" office:value="80">
            <text:p>80</text:p>
          </table:table-cell>
          <table:table-cell office:value-type="float" office:value="-960">
            <text:p>-960</text:p>
          </table:table-cell>
          <table:table-cell/>
          <table:table-cell office:value-type="float" office:value="-976">
            <text:p>-976</text:p>
          </table:table-cell>
          <table:table-cell table:formula="of:=[.F713]*(-0.000732421875)" office:value-type="float" office:value="0.71484375">
            <text:p>0,714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16587">
            <text:p>16587</text:p>
          </table:table-cell>
          <table:table-cell office:value-type="float" office:value="-352">
            <text:p>-352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896">
            <text:p>-896</text:p>
          </table:table-cell>
          <table:table-cell table:formula="of:=[.F714]*(-0.000732421875)" office:value-type="float" office:value="0.65625">
            <text:p>0,6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16619">
            <text:p>16619</text:p>
          </table:table-cell>
          <table:table-cell office:value-type="float" office:value="176">
            <text:p>176</text:p>
          </table:table-cell>
          <table:table-cell office:value-type="float" office:value="-1200">
            <text:p>-1200</text:p>
          </table:table-cell>
          <table:table-cell/>
          <table:table-cell office:value-type="float" office:value="-1072">
            <text:p>-1072</text:p>
          </table:table-cell>
          <table:table-cell table:formula="of:=[.F715]*(-0.000732421875)" office:value-type="float" office:value="0.78515625">
            <text:p>0,78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16642">
            <text:p>16642</text:p>
          </table:table-cell>
          <table:table-cell office:value-type="float" office:value="-272">
            <text:p>-272</text:p>
          </table:table-cell>
          <table:table-cell office:value-type="float" office:value="-1200">
            <text:p>-1200</text:p>
          </table:table-cell>
          <table:table-cell/>
          <table:table-cell office:value-type="float" office:value="-976">
            <text:p>-976</text:p>
          </table:table-cell>
          <table:table-cell table:formula="of:=[.F716]*(-0.000732421875)" office:value-type="float" office:value="0.71484375">
            <text:p>0,714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16660">
            <text:p>16660</text:p>
          </table:table-cell>
          <table:table-cell office:value-type="float" office:value="-272">
            <text:p>-272</text:p>
          </table:table-cell>
          <table:table-cell office:value-type="float" office:value="-944">
            <text:p>-944</text:p>
          </table:table-cell>
          <table:table-cell/>
          <table:table-cell office:value-type="float" office:value="-992">
            <text:p>-992</text:p>
          </table:table-cell>
          <table:table-cell table:formula="of:=[.F717]*(-0.000732421875)" office:value-type="float" office:value="0.7265625">
            <text:p>0,726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16679">
            <text:p>16679</text:p>
          </table:table-cell>
          <table:table-cell office:value-type="float" office:value="-16">
            <text:p>-16</text:p>
          </table:table-cell>
          <table:table-cell office:value-type="float" office:value="-1088">
            <text:p>-1088</text:p>
          </table:table-cell>
          <table:table-cell/>
          <table:table-cell office:value-type="float" office:value="-1024">
            <text:p>-1024</text:p>
          </table:table-cell>
          <table:table-cell table:formula="of:=[.F718]*(-0.000732421875)" office:value-type="float" office:value="0.75">
            <text:p>0,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16699">
            <text:p>16699</text:p>
          </table:table-cell>
          <table:table-cell office:value-type="float" office:value="0">
            <text:p>0</text:p>
          </table:table-cell>
          <table:table-cell office:value-type="float" office:value="-1056">
            <text:p>-1056</text:p>
          </table:table-cell>
          <table:table-cell/>
          <table:table-cell office:value-type="float" office:value="-992">
            <text:p>-992</text:p>
          </table:table-cell>
          <table:table-cell table:formula="of:=[.F719]*(-0.000732421875)" office:value-type="float" office:value="0.7265625">
            <text:p>0,72656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16718">
            <text:p>16718</text:p>
          </table:table-cell>
          <table:table-cell office:value-type="float" office:value="240">
            <text:p>240</text:p>
          </table:table-cell>
          <table:table-cell office:value-type="float" office:value="-848">
            <text:p>-848</text:p>
          </table:table-cell>
          <table:table-cell/>
          <table:table-cell office:value-type="float" office:value="-1088">
            <text:p>-1088</text:p>
          </table:table-cell>
          <table:table-cell table:formula="of:=[.F720]*(-0.000732421875)" office:value-type="float" office:value="0.796875">
            <text:p>0,79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16738">
            <text:p>16738</text:p>
          </table:table-cell>
          <table:table-cell office:value-type="float" office:value="64">
            <text:p>64</text:p>
          </table:table-cell>
          <table:table-cell office:value-type="float" office:value="-992">
            <text:p>-992</text:p>
          </table:table-cell>
          <table:table-cell/>
          <table:table-cell office:value-type="float" office:value="-1024">
            <text:p>-1024</text:p>
          </table:table-cell>
          <table:table-cell table:formula="of:=[.F721]*(-0.000732421875)" office:value-type="float" office:value="0.75">
            <text:p>0,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16757">
            <text:p>16757</text:p>
          </table:table-cell>
          <table:table-cell office:value-type="float" office:value="-16">
            <text:p>-16</text:p>
          </table:table-cell>
          <table:table-cell office:value-type="float" office:value="-1104">
            <text:p>-1104</text:p>
          </table:table-cell>
          <table:table-cell/>
          <table:table-cell office:value-type="float" office:value="-992">
            <text:p>-992</text:p>
          </table:table-cell>
          <table:table-cell table:formula="of:=[.F722]*(-0.000732421875)" office:value-type="float" office:value="0.7265625">
            <text:p>0,726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16776">
            <text:p>16776</text:p>
          </table:table-cell>
          <table:table-cell office:value-type="float" office:value="240">
            <text:p>240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1024">
            <text:p>-1024</text:p>
          </table:table-cell>
          <table:table-cell table:formula="of:=[.F723]*(-0.000732421875)" office:value-type="float" office:value="0.75">
            <text:p>0,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16800">
            <text:p>16800</text:p>
          </table:table-cell>
          <table:table-cell office:value-type="float" office:value="256">
            <text:p>256</text:p>
          </table:table-cell>
          <table:table-cell office:value-type="float" office:value="-992">
            <text:p>-992</text:p>
          </table:table-cell>
          <table:table-cell/>
          <table:table-cell office:value-type="float" office:value="-1024">
            <text:p>-1024</text:p>
          </table:table-cell>
          <table:table-cell table:formula="of:=[.F724]*(-0.000732421875)" office:value-type="float" office:value="0.75">
            <text:p>0,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16843">
            <text:p>16843</text:p>
          </table:table-cell>
          <table:table-cell office:value-type="float" office:value="-144">
            <text:p>-144</text:p>
          </table:table-cell>
          <table:table-cell office:value-type="float" office:value="-1184">
            <text:p>-1184</text:p>
          </table:table-cell>
          <table:table-cell/>
          <table:table-cell office:value-type="float" office:value="-912">
            <text:p>-912</text:p>
          </table:table-cell>
          <table:table-cell table:formula="of:=[.F725]*(-0.000732421875)" office:value-type="float" office:value="0.66796875">
            <text:p>0,667968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16865">
            <text:p>16865</text:p>
          </table:table-cell>
          <table:table-cell office:value-type="float" office:value="96">
            <text:p>96</text:p>
          </table:table-cell>
          <table:table-cell office:value-type="float" office:value="-1056">
            <text:p>-1056</text:p>
          </table:table-cell>
          <table:table-cell/>
          <table:table-cell office:value-type="float" office:value="-896">
            <text:p>-896</text:p>
          </table:table-cell>
          <table:table-cell table:formula="of:=[.F726]*(-0.000732421875)" office:value-type="float" office:value="0.65625">
            <text:p>0,6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16884">
            <text:p>16884</text:p>
          </table:table-cell>
          <table:table-cell office:value-type="float" office:value="48">
            <text:p>48</text:p>
          </table:table-cell>
          <table:table-cell office:value-type="float" office:value="-992">
            <text:p>-992</text:p>
          </table:table-cell>
          <table:table-cell/>
          <table:table-cell office:value-type="float" office:value="-832">
            <text:p>-832</text:p>
          </table:table-cell>
          <table:table-cell table:formula="of:=[.F727]*(-0.000732421875)" office:value-type="float" office:value="0.609375">
            <text:p>0,6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16904">
            <text:p>16904</text:p>
          </table:table-cell>
          <table:table-cell office:value-type="float" office:value="-16">
            <text:p>-16</text:p>
          </table:table-cell>
          <table:table-cell office:value-type="float" office:value="-1152">
            <text:p>-1152</text:p>
          </table:table-cell>
          <table:table-cell/>
          <table:table-cell office:value-type="float" office:value="-800">
            <text:p>-800</text:p>
          </table:table-cell>
          <table:table-cell table:formula="of:=[.F728]*(-0.000732421875)" office:value-type="float" office:value="0.5859375">
            <text:p>0,585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16923">
            <text:p>16923</text:p>
          </table:table-cell>
          <table:table-cell office:value-type="float" office:value="208">
            <text:p>208</text:p>
          </table:table-cell>
          <table:table-cell office:value-type="float" office:value="-1120">
            <text:p>-1120</text:p>
          </table:table-cell>
          <table:table-cell/>
          <table:table-cell office:value-type="float" office:value="-656">
            <text:p>-656</text:p>
          </table:table-cell>
          <table:table-cell table:formula="of:=[.F729]*(-0.000732421875)" office:value-type="float" office:value="0.48046875">
            <text:p>0,480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16943">
            <text:p>16943</text:p>
          </table:table-cell>
          <table:table-cell office:value-type="float" office:value="-16">
            <text:p>-16</text:p>
          </table:table-cell>
          <table:table-cell office:value-type="float" office:value="-1280">
            <text:p>-1280</text:p>
          </table:table-cell>
          <table:table-cell/>
          <table:table-cell office:value-type="float" office:value="-736">
            <text:p>-736</text:p>
          </table:table-cell>
          <table:table-cell table:formula="of:=[.F730]*(-0.000732421875)" office:value-type="float" office:value="0.5390625">
            <text:p>0,53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16962">
            <text:p>16962</text:p>
          </table:table-cell>
          <table:table-cell office:value-type="float" office:value="-160">
            <text:p>-160</text:p>
          </table:table-cell>
          <table:table-cell office:value-type="float" office:value="-1360">
            <text:p>-1360</text:p>
          </table:table-cell>
          <table:table-cell/>
          <table:table-cell office:value-type="float" office:value="-832">
            <text:p>-832</text:p>
          </table:table-cell>
          <table:table-cell table:formula="of:=[.F731]*(-0.000732421875)" office:value-type="float" office:value="0.609375">
            <text:p>0,6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16980">
            <text:p>16980</text:p>
          </table:table-cell>
          <table:table-cell office:value-type="float" office:value="-304">
            <text:p>-304</text:p>
          </table:table-cell>
          <table:table-cell office:value-type="float" office:value="-1168">
            <text:p>-1168</text:p>
          </table:table-cell>
          <table:table-cell/>
          <table:table-cell office:value-type="float" office:value="-912">
            <text:p>-912</text:p>
          </table:table-cell>
          <table:table-cell table:formula="of:=[.F732]*(-0.000732421875)" office:value-type="float" office:value="0.66796875">
            <text:p>0,6679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17000">
            <text:p>17000</text:p>
          </table:table-cell>
          <table:table-cell office:value-type="float" office:value="-400">
            <text:p>-400</text:p>
          </table:table-cell>
          <table:table-cell office:value-type="float" office:value="-1088">
            <text:p>-1088</text:p>
          </table:table-cell>
          <table:table-cell/>
          <table:table-cell office:value-type="float" office:value="-816">
            <text:p>-816</text:p>
          </table:table-cell>
          <table:table-cell table:formula="of:=[.F733]*(-0.000732421875)" office:value-type="float" office:value="0.59765625">
            <text:p>0,5976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17019">
            <text:p>17019</text:p>
          </table:table-cell>
          <table:table-cell office:value-type="float" office:value="-464">
            <text:p>-464</text:p>
          </table:table-cell>
          <table:table-cell office:value-type="float" office:value="-960">
            <text:p>-960</text:p>
          </table:table-cell>
          <table:table-cell/>
          <table:table-cell office:value-type="float" office:value="-736">
            <text:p>-736</text:p>
          </table:table-cell>
          <table:table-cell table:formula="of:=[.F734]*(-0.000732421875)" office:value-type="float" office:value="0.5390625">
            <text:p>0,53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17039">
            <text:p>17039</text:p>
          </table:table-cell>
          <table:table-cell office:value-type="float" office:value="-32">
            <text:p>-32</text:p>
          </table:table-cell>
          <table:table-cell office:value-type="float" office:value="-1120">
            <text:p>-1120</text:p>
          </table:table-cell>
          <table:table-cell/>
          <table:table-cell office:value-type="float" office:value="-784">
            <text:p>-784</text:p>
          </table:table-cell>
          <table:table-cell table:formula="of:=[.F735]*(-0.000732421875)" office:value-type="float" office:value="0.57421875">
            <text:p>0,574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17058">
            <text:p>17058</text:p>
          </table:table-cell>
          <table:table-cell office:value-type="float" office:value="-16">
            <text:p>-16</text:p>
          </table:table-cell>
          <table:table-cell office:value-type="float" office:value="-1120">
            <text:p>-1120</text:p>
          </table:table-cell>
          <table:table-cell/>
          <table:table-cell office:value-type="float" office:value="-832">
            <text:p>-832</text:p>
          </table:table-cell>
          <table:table-cell table:formula="of:=[.F736]*(-0.000732421875)" office:value-type="float" office:value="0.609375">
            <text:p>0,6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17078">
            <text:p>17078</text:p>
          </table:table-cell>
          <table:table-cell office:value-type="float" office:value="-192">
            <text:p>-192</text:p>
          </table:table-cell>
          <table:table-cell office:value-type="float" office:value="-1104">
            <text:p>-1104</text:p>
          </table:table-cell>
          <table:table-cell/>
          <table:table-cell office:value-type="float" office:value="-768">
            <text:p>-768</text:p>
          </table:table-cell>
          <table:table-cell table:formula="of:=[.F737]*(-0.000732421875)" office:value-type="float" office:value="0.5625">
            <text:p>0,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17097">
            <text:p>17097</text:p>
          </table:table-cell>
          <table:table-cell office:value-type="float" office:value="-368">
            <text:p>-368</text:p>
          </table:table-cell>
          <table:table-cell office:value-type="float" office:value="-928">
            <text:p>-928</text:p>
          </table:table-cell>
          <table:table-cell/>
          <table:table-cell office:value-type="float" office:value="-720">
            <text:p>-720</text:p>
          </table:table-cell>
          <table:table-cell table:formula="of:=[.F738]*(-0.000732421875)" office:value-type="float" office:value="0.52734375">
            <text:p>0,527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17117">
            <text:p>17117</text:p>
          </table:table-cell>
          <table:table-cell office:value-type="float" office:value="288">
            <text:p>288</text:p>
          </table:table-cell>
          <table:table-cell office:value-type="float" office:value="-1472">
            <text:p>-1472</text:p>
          </table:table-cell>
          <table:table-cell/>
          <table:table-cell office:value-type="float" office:value="-768">
            <text:p>-768</text:p>
          </table:table-cell>
          <table:table-cell table:formula="of:=[.F739]*(-0.000732421875)" office:value-type="float" office:value="0.5625">
            <text:p>0,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17139">
            <text:p>17139</text:p>
          </table:table-cell>
          <table:table-cell office:value-type="float" office:value="-112">
            <text:p>-112</text:p>
          </table:table-cell>
          <table:table-cell office:value-type="float" office:value="-1440">
            <text:p>-1440</text:p>
          </table:table-cell>
          <table:table-cell/>
          <table:table-cell office:value-type="float" office:value="-736">
            <text:p>-736</text:p>
          </table:table-cell>
          <table:table-cell table:formula="of:=[.F740]*(-0.000732421875)" office:value-type="float" office:value="0.5390625">
            <text:p>0,53906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17159">
            <text:p>17159</text:p>
          </table:table-cell>
          <table:table-cell office:value-type="float" office:value="-752">
            <text:p>-752</text:p>
          </table:table-cell>
          <table:table-cell office:value-type="float" office:value="-928">
            <text:p>-928</text:p>
          </table:table-cell>
          <table:table-cell/>
          <table:table-cell office:value-type="float" office:value="-736">
            <text:p>-736</text:p>
          </table:table-cell>
          <table:table-cell table:formula="of:=[.F741]*(-0.000732421875)" office:value-type="float" office:value="0.5390625">
            <text:p>0,53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17178">
            <text:p>17178</text:p>
          </table:table-cell>
          <table:table-cell office:value-type="float" office:value="-1168">
            <text:p>-1168</text:p>
          </table:table-cell>
          <table:table-cell office:value-type="float" office:value="-720">
            <text:p>-720</text:p>
          </table:table-cell>
          <table:table-cell/>
          <table:table-cell office:value-type="float" office:value="-672">
            <text:p>-672</text:p>
          </table:table-cell>
          <table:table-cell table:formula="of:=[.F742]*(-0.000732421875)" office:value-type="float" office:value="0.4921875">
            <text:p>0,49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17197">
            <text:p>17197</text:p>
          </table:table-cell>
          <table:table-cell office:value-type="float" office:value="-928">
            <text:p>-928</text:p>
          </table:table-cell>
          <table:table-cell office:value-type="float" office:value="-1120">
            <text:p>-1120</text:p>
          </table:table-cell>
          <table:table-cell/>
          <table:table-cell office:value-type="float" office:value="-640">
            <text:p>-640</text:p>
          </table:table-cell>
          <table:table-cell table:formula="of:=[.F743]*(-0.000732421875)" office:value-type="float" office:value="0.46875">
            <text:p>0,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17216">
            <text:p>17216</text:p>
          </table:table-cell>
          <table:table-cell office:value-type="float" office:value="-592">
            <text:p>-592</text:p>
          </table:table-cell>
          <table:table-cell office:value-type="float" office:value="-1184">
            <text:p>-1184</text:p>
          </table:table-cell>
          <table:table-cell/>
          <table:table-cell office:value-type="float" office:value="-560">
            <text:p>-560</text:p>
          </table:table-cell>
          <table:table-cell table:formula="of:=[.F744]*(-0.000732421875)" office:value-type="float" office:value="0.41015625">
            <text:p>0,410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17247">
            <text:p>17247</text:p>
          </table:table-cell>
          <table:table-cell office:value-type="float" office:value="-112">
            <text:p>-112</text:p>
          </table:table-cell>
          <table:table-cell office:value-type="float" office:value="-1136">
            <text:p>-1136</text:p>
          </table:table-cell>
          <table:table-cell/>
          <table:table-cell office:value-type="float" office:value="-640">
            <text:p>-640</text:p>
          </table:table-cell>
          <table:table-cell table:formula="of:=[.F745]*(-0.000732421875)" office:value-type="float" office:value="0.46875">
            <text:p>0,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17267">
            <text:p>17267</text:p>
          </table:table-cell>
          <table:table-cell office:value-type="float" office:value="-64">
            <text:p>-64</text:p>
          </table:table-cell>
          <table:table-cell office:value-type="float" office:value="-1200">
            <text:p>-1200</text:p>
          </table:table-cell>
          <table:table-cell/>
          <table:table-cell office:value-type="float" office:value="-624">
            <text:p>-624</text:p>
          </table:table-cell>
          <table:table-cell table:formula="of:=[.F746]*(-0.000732421875)" office:value-type="float" office:value="0.45703125">
            <text:p>0,457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17286">
            <text:p>17286</text:p>
          </table:table-cell>
          <table:table-cell office:value-type="float" office:value="-128">
            <text:p>-128</text:p>
          </table:table-cell>
          <table:table-cell office:value-type="float" office:value="-1104">
            <text:p>-1104</text:p>
          </table:table-cell>
          <table:table-cell/>
          <table:table-cell office:value-type="float" office:value="-784">
            <text:p>-784</text:p>
          </table:table-cell>
          <table:table-cell table:formula="of:=[.F747]*(-0.000732421875)" office:value-type="float" office:value="0.57421875">
            <text:p>0,574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17328">
            <text:p>17328</text:p>
          </table:table-cell>
          <table:table-cell office:value-type="float" office:value="-528">
            <text:p>-528</text:p>
          </table:table-cell>
          <table:table-cell office:value-type="float" office:value="-1120">
            <text:p>-1120</text:p>
          </table:table-cell>
          <table:table-cell/>
          <table:table-cell office:value-type="float" office:value="-848">
            <text:p>-848</text:p>
          </table:table-cell>
          <table:table-cell table:formula="of:=[.F748]*(-0.000732421875)" office:value-type="float" office:value="0.62109375">
            <text:p>0,621093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349">
            <text:p>17349</text:p>
          </table:table-cell>
          <table:table-cell office:value-type="float" office:value="-160">
            <text:p>-160</text:p>
          </table:table-cell>
          <table:table-cell office:value-type="float" office:value="-1184">
            <text:p>-1184</text:p>
          </table:table-cell>
          <table:table-cell/>
          <table:table-cell office:value-type="float" office:value="-800">
            <text:p>-800</text:p>
          </table:table-cell>
          <table:table-cell table:formula="of:=[.F749]*(-0.000732421875)" office:value-type="float" office:value="0.5859375">
            <text:p>0,585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17367">
            <text:p>17367</text:p>
          </table:table-cell>
          <table:table-cell office:value-type="float" office:value="-96">
            <text:p>-96</text:p>
          </table:table-cell>
          <table:table-cell office:value-type="float" office:value="-1248">
            <text:p>-1248</text:p>
          </table:table-cell>
          <table:table-cell/>
          <table:table-cell office:value-type="float" office:value="-720">
            <text:p>-720</text:p>
          </table:table-cell>
          <table:table-cell table:formula="of:=[.F750]*(-0.000732421875)" office:value-type="float" office:value="0.52734375">
            <text:p>0,527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17385">
            <text:p>17385</text:p>
          </table:table-cell>
          <table:table-cell office:value-type="float" office:value="-128">
            <text:p>-128</text:p>
          </table:table-cell>
          <table:table-cell office:value-type="float" office:value="-1200">
            <text:p>-1200</text:p>
          </table:table-cell>
          <table:table-cell/>
          <table:table-cell office:value-type="float" office:value="-768">
            <text:p>-768</text:p>
          </table:table-cell>
          <table:table-cell table:formula="of:=[.F751]*(-0.000732421875)" office:value-type="float" office:value="0.5625">
            <text:p>0,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17403">
            <text:p>17403</text:p>
          </table:table-cell>
          <table:table-cell office:value-type="float" office:value="-368">
            <text:p>-368</text:p>
          </table:table-cell>
          <table:table-cell office:value-type="float" office:value="-1168">
            <text:p>-1168</text:p>
          </table:table-cell>
          <table:table-cell/>
          <table:table-cell office:value-type="float" office:value="-816">
            <text:p>-816</text:p>
          </table:table-cell>
          <table:table-cell table:formula="of:=[.F752]*(-0.000732421875)" office:value-type="float" office:value="0.59765625">
            <text:p>0,5976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17422">
            <text:p>17422</text:p>
          </table:table-cell>
          <table:table-cell office:value-type="float" office:value="-304">
            <text:p>-304</text:p>
          </table:table-cell>
          <table:table-cell office:value-type="float" office:value="-1136">
            <text:p>-1136</text:p>
          </table:table-cell>
          <table:table-cell/>
          <table:table-cell office:value-type="float" office:value="-784">
            <text:p>-784</text:p>
          </table:table-cell>
          <table:table-cell table:formula="of:=[.F753]*(-0.000732421875)" office:value-type="float" office:value="0.57421875">
            <text:p>0,574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17440">
            <text:p>17440</text:p>
          </table:table-cell>
          <table:table-cell office:value-type="float" office:value="-432">
            <text:p>-432</text:p>
          </table:table-cell>
          <table:table-cell office:value-type="float" office:value="-1152">
            <text:p>-1152</text:p>
          </table:table-cell>
          <table:table-cell/>
          <table:table-cell office:value-type="float" office:value="-768">
            <text:p>-768</text:p>
          </table:table-cell>
          <table:table-cell table:formula="of:=[.F754]*(-0.000732421875)" office:value-type="float" office:value="0.5625">
            <text:p>0,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17463">
            <text:p>17463</text:p>
          </table:table-cell>
          <table:table-cell office:value-type="float" office:value="-512">
            <text:p>-512</text:p>
          </table:table-cell>
          <table:table-cell office:value-type="float" office:value="-1232">
            <text:p>-1232</text:p>
          </table:table-cell>
          <table:table-cell/>
          <table:table-cell office:value-type="float" office:value="-640">
            <text:p>-640</text:p>
          </table:table-cell>
          <table:table-cell table:formula="of:=[.F755]*(-0.000732421875)" office:value-type="float" office:value="0.46875">
            <text:p>0,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17482">
            <text:p>17482</text:p>
          </table:table-cell>
          <table:table-cell office:value-type="float" office:value="-368">
            <text:p>-368</text:p>
          </table:table-cell>
          <table:table-cell office:value-type="float" office:value="-1104">
            <text:p>-1104</text:p>
          </table:table-cell>
          <table:table-cell/>
          <table:table-cell office:value-type="float" office:value="-704">
            <text:p>-704</text:p>
          </table:table-cell>
          <table:table-cell table:formula="of:=[.F756]*(-0.000732421875)" office:value-type="float" office:value="0.515625">
            <text:p>0,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17503">
            <text:p>17503</text:p>
          </table:table-cell>
          <table:table-cell office:value-type="float" office:value="-288">
            <text:p>-288</text:p>
          </table:table-cell>
          <table:table-cell office:value-type="float" office:value="-1136">
            <text:p>-1136</text:p>
          </table:table-cell>
          <table:table-cell/>
          <table:table-cell office:value-type="float" office:value="-720">
            <text:p>-720</text:p>
          </table:table-cell>
          <table:table-cell table:formula="of:=[.F757]*(-0.000732421875)" office:value-type="float" office:value="0.52734375">
            <text:p>0,527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17522">
            <text:p>17522</text:p>
          </table:table-cell>
          <table:table-cell office:value-type="float" office:value="-352">
            <text:p>-352</text:p>
          </table:table-cell>
          <table:table-cell office:value-type="float" office:value="-1136">
            <text:p>-1136</text:p>
          </table:table-cell>
          <table:table-cell/>
          <table:table-cell office:value-type="float" office:value="-736">
            <text:p>-736</text:p>
          </table:table-cell>
          <table:table-cell table:formula="of:=[.F758]*(-0.000732421875)" office:value-type="float" office:value="0.5390625">
            <text:p>0,53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17542">
            <text:p>17542</text:p>
          </table:table-cell>
          <table:table-cell office:value-type="float" office:value="-304">
            <text:p>-304</text:p>
          </table:table-cell>
          <table:table-cell office:value-type="float" office:value="-1136">
            <text:p>-1136</text:p>
          </table:table-cell>
          <table:table-cell/>
          <table:table-cell office:value-type="float" office:value="-688">
            <text:p>-688</text:p>
          </table:table-cell>
          <table:table-cell table:formula="of:=[.F759]*(-0.000732421875)" office:value-type="float" office:value="0.50390625">
            <text:p>0,503906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17562">
            <text:p>17562</text:p>
          </table:table-cell>
          <table:table-cell office:value-type="float" office:value="-352">
            <text:p>-352</text:p>
          </table:table-cell>
          <table:table-cell office:value-type="float" office:value="-1072">
            <text:p>-1072</text:p>
          </table:table-cell>
          <table:table-cell/>
          <table:table-cell office:value-type="float" office:value="-656">
            <text:p>-656</text:p>
          </table:table-cell>
          <table:table-cell table:formula="of:=[.F760]*(-0.000732421875)" office:value-type="float" office:value="0.48046875">
            <text:p>0,480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17582">
            <text:p>17582</text:p>
          </table:table-cell>
          <table:table-cell office:value-type="float" office:value="-288">
            <text:p>-288</text:p>
          </table:table-cell>
          <table:table-cell office:value-type="float" office:value="-1152">
            <text:p>-1152</text:p>
          </table:table-cell>
          <table:table-cell/>
          <table:table-cell office:value-type="float" office:value="-720">
            <text:p>-720</text:p>
          </table:table-cell>
          <table:table-cell table:formula="of:=[.F761]*(-0.000732421875)" office:value-type="float" office:value="0.52734375">
            <text:p>0,527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17601">
            <text:p>17601</text:p>
          </table:table-cell>
          <table:table-cell office:value-type="float" office:value="-112">
            <text:p>-112</text:p>
          </table:table-cell>
          <table:table-cell office:value-type="float" office:value="-1200">
            <text:p>-1200</text:p>
          </table:table-cell>
          <table:table-cell/>
          <table:table-cell office:value-type="float" office:value="-768">
            <text:p>-768</text:p>
          </table:table-cell>
          <table:table-cell table:formula="of:=[.F762]*(-0.000732421875)" office:value-type="float" office:value="0.5625">
            <text:p>0,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17620">
            <text:p>17620</text:p>
          </table:table-cell>
          <table:table-cell office:value-type="float" office:value="-176">
            <text:p>-176</text:p>
          </table:table-cell>
          <table:table-cell office:value-type="float" office:value="-1152">
            <text:p>-1152</text:p>
          </table:table-cell>
          <table:table-cell/>
          <table:table-cell office:value-type="float" office:value="-704">
            <text:p>-704</text:p>
          </table:table-cell>
          <table:table-cell table:formula="of:=[.F763]*(-0.000732421875)" office:value-type="float" office:value="0.515625">
            <text:p>0,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17641">
            <text:p>17641</text:p>
          </table:table-cell>
          <table:table-cell office:value-type="float" office:value="-176">
            <text:p>-176</text:p>
          </table:table-cell>
          <table:table-cell office:value-type="float" office:value="-1104">
            <text:p>-1104</text:p>
          </table:table-cell>
          <table:table-cell/>
          <table:table-cell office:value-type="float" office:value="-784">
            <text:p>-784</text:p>
          </table:table-cell>
          <table:table-cell table:formula="of:=[.F764]*(-0.000732421875)" office:value-type="float" office:value="0.57421875">
            <text:p>0,574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17660">
            <text:p>17660</text:p>
          </table:table-cell>
          <table:table-cell office:value-type="float" office:value="-256">
            <text:p>-256</text:p>
          </table:table-cell>
          <table:table-cell office:value-type="float" office:value="-1088">
            <text:p>-1088</text:p>
          </table:table-cell>
          <table:table-cell/>
          <table:table-cell office:value-type="float" office:value="-848">
            <text:p>-848</text:p>
          </table:table-cell>
          <table:table-cell table:formula="of:=[.F765]*(-0.000732421875)" office:value-type="float" office:value="0.62109375">
            <text:p>0,621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17680">
            <text:p>17680</text:p>
          </table:table-cell>
          <table:table-cell office:value-type="float" office:value="-176">
            <text:p>-176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768">
            <text:p>-768</text:p>
          </table:table-cell>
          <table:table-cell table:formula="of:=[.F766]*(-0.000732421875)" office:value-type="float" office:value="0.5625">
            <text:p>0,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17700">
            <text:p>17700</text:p>
          </table:table-cell>
          <table:table-cell office:value-type="float" office:value="-208">
            <text:p>-208</text:p>
          </table:table-cell>
          <table:table-cell office:value-type="float" office:value="-1104">
            <text:p>-1104</text:p>
          </table:table-cell>
          <table:table-cell/>
          <table:table-cell office:value-type="float" office:value="-720">
            <text:p>-720</text:p>
          </table:table-cell>
          <table:table-cell table:formula="of:=[.F767]*(-0.000732421875)" office:value-type="float" office:value="0.52734375">
            <text:p>0,527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17720">
            <text:p>17720</text:p>
          </table:table-cell>
          <table:table-cell office:value-type="float" office:value="-416">
            <text:p>-416</text:p>
          </table:table-cell>
          <table:table-cell office:value-type="float" office:value="-1072">
            <text:p>-1072</text:p>
          </table:table-cell>
          <table:table-cell/>
          <table:table-cell office:value-type="float" office:value="-704">
            <text:p>-704</text:p>
          </table:table-cell>
          <table:table-cell table:formula="of:=[.F768]*(-0.000732421875)" office:value-type="float" office:value="0.515625">
            <text:p>0,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17739">
            <text:p>17739</text:p>
          </table:table-cell>
          <table:table-cell office:value-type="float" office:value="-336">
            <text:p>-336</text:p>
          </table:table-cell>
          <table:table-cell office:value-type="float" office:value="-1056">
            <text:p>-1056</text:p>
          </table:table-cell>
          <table:table-cell/>
          <table:table-cell office:value-type="float" office:value="-720">
            <text:p>-720</text:p>
          </table:table-cell>
          <table:table-cell table:formula="of:=[.F769]*(-0.000732421875)" office:value-type="float" office:value="0.52734375">
            <text:p>0,527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17764">
            <text:p>17764</text:p>
          </table:table-cell>
          <table:table-cell office:value-type="float" office:value="-176">
            <text:p>-176</text:p>
          </table:table-cell>
          <table:table-cell office:value-type="float" office:value="-1168">
            <text:p>-1168</text:p>
          </table:table-cell>
          <table:table-cell/>
          <table:table-cell office:value-type="float" office:value="-752">
            <text:p>-752</text:p>
          </table:table-cell>
          <table:table-cell table:formula="of:=[.F770]*(-0.000732421875)" office:value-type="float" office:value="0.55078125">
            <text:p>0,550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17808">
            <text:p>17808</text:p>
          </table:table-cell>
          <table:table-cell office:value-type="float" office:value="-528">
            <text:p>-528</text:p>
          </table:table-cell>
          <table:table-cell office:value-type="float" office:value="-1248">
            <text:p>-1248</text:p>
          </table:table-cell>
          <table:table-cell/>
          <table:table-cell office:value-type="float" office:value="-720">
            <text:p>-720</text:p>
          </table:table-cell>
          <table:table-cell table:formula="of:=[.F771]*(-0.000732421875)" office:value-type="float" office:value="0.52734375">
            <text:p>0,527343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17830">
            <text:p>17830</text:p>
          </table:table-cell>
          <table:table-cell office:value-type="float" office:value="-288">
            <text:p>-288</text:p>
          </table:table-cell>
          <table:table-cell office:value-type="float" office:value="-1472">
            <text:p>-1472</text:p>
          </table:table-cell>
          <table:table-cell/>
          <table:table-cell office:value-type="float" office:value="-592">
            <text:p>-592</text:p>
          </table:table-cell>
          <table:table-cell table:formula="of:=[.F772]*(-0.000732421875)" office:value-type="float" office:value="0.43359375">
            <text:p>0,433593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17851">
            <text:p>17851</text:p>
          </table:table-cell>
          <table:table-cell office:value-type="float" office:value="-368">
            <text:p>-368</text:p>
          </table:table-cell>
          <table:table-cell office:value-type="float" office:value="-1296">
            <text:p>-1296</text:p>
          </table:table-cell>
          <table:table-cell/>
          <table:table-cell office:value-type="float" office:value="-624">
            <text:p>-624</text:p>
          </table:table-cell>
          <table:table-cell table:formula="of:=[.F773]*(-0.000732421875)" office:value-type="float" office:value="0.45703125">
            <text:p>0,457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17870">
            <text:p>17870</text:p>
          </table:table-cell>
          <table:table-cell office:value-type="float" office:value="-528">
            <text:p>-528</text:p>
          </table:table-cell>
          <table:table-cell office:value-type="float" office:value="-1232">
            <text:p>-1232</text:p>
          </table:table-cell>
          <table:table-cell/>
          <table:table-cell office:value-type="float" office:value="-784">
            <text:p>-784</text:p>
          </table:table-cell>
          <table:table-cell table:formula="of:=[.F774]*(-0.000732421875)" office:value-type="float" office:value="0.57421875">
            <text:p>0,574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17891">
            <text:p>17891</text:p>
          </table:table-cell>
          <table:table-cell office:value-type="float" office:value="-352">
            <text:p>-352</text:p>
          </table:table-cell>
          <table:table-cell office:value-type="float" office:value="-1216">
            <text:p>-1216</text:p>
          </table:table-cell>
          <table:table-cell/>
          <table:table-cell office:value-type="float" office:value="-704">
            <text:p>-704</text:p>
          </table:table-cell>
          <table:table-cell table:formula="of:=[.F775]*(-0.000732421875)" office:value-type="float" office:value="0.515625">
            <text:p>0,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17927">
            <text:p>17927</text:p>
          </table:table-cell>
          <table:table-cell office:value-type="float" office:value="-208">
            <text:p>-208</text:p>
          </table:table-cell>
          <table:table-cell office:value-type="float" office:value="-1232">
            <text:p>-1232</text:p>
          </table:table-cell>
          <table:table-cell/>
          <table:table-cell office:value-type="float" office:value="-624">
            <text:p>-624</text:p>
          </table:table-cell>
          <table:table-cell table:formula="of:=[.F776]*(-0.000732421875)" office:value-type="float" office:value="0.45703125">
            <text:p>0,457031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17946">
            <text:p>17946</text:p>
          </table:table-cell>
          <table:table-cell office:value-type="float" office:value="-272">
            <text:p>-272</text:p>
          </table:table-cell>
          <table:table-cell office:value-type="float" office:value="-1248">
            <text:p>-1248</text:p>
          </table:table-cell>
          <table:table-cell/>
          <table:table-cell office:value-type="float" office:value="-672">
            <text:p>-672</text:p>
          </table:table-cell>
          <table:table-cell table:formula="of:=[.F777]*(-0.000732421875)" office:value-type="float" office:value="0.4921875">
            <text:p>0,49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17967">
            <text:p>17967</text:p>
          </table:table-cell>
          <table:table-cell office:value-type="float" office:value="-304">
            <text:p>-304</text:p>
          </table:table-cell>
          <table:table-cell office:value-type="float" office:value="-1232">
            <text:p>-1232</text:p>
          </table:table-cell>
          <table:table-cell/>
          <table:table-cell office:value-type="float" office:value="-656">
            <text:p>-656</text:p>
          </table:table-cell>
          <table:table-cell table:formula="of:=[.F778]*(-0.000732421875)" office:value-type="float" office:value="0.48046875">
            <text:p>0,480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17986">
            <text:p>17986</text:p>
          </table:table-cell>
          <table:table-cell office:value-type="float" office:value="-288">
            <text:p>-288</text:p>
          </table:table-cell>
          <table:table-cell office:value-type="float" office:value="-1200">
            <text:p>-1200</text:p>
          </table:table-cell>
          <table:table-cell/>
          <table:table-cell office:value-type="float" office:value="-672">
            <text:p>-672</text:p>
          </table:table-cell>
          <table:table-cell table:formula="of:=[.F779]*(-0.000732421875)" office:value-type="float" office:value="0.4921875">
            <text:p>0,49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18007">
            <text:p>18007</text:p>
          </table:table-cell>
          <table:table-cell office:value-type="float" office:value="-336">
            <text:p>-336</text:p>
          </table:table-cell>
          <table:table-cell office:value-type="float" office:value="-1120">
            <text:p>-1120</text:p>
          </table:table-cell>
          <table:table-cell/>
          <table:table-cell office:value-type="float" office:value="-656">
            <text:p>-656</text:p>
          </table:table-cell>
          <table:table-cell table:formula="of:=[.F780]*(-0.000732421875)" office:value-type="float" office:value="0.48046875">
            <text:p>0,480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18027">
            <text:p>18027</text:p>
          </table:table-cell>
          <table:table-cell office:value-type="float" office:value="-272">
            <text:p>-272</text:p>
          </table:table-cell>
          <table:table-cell office:value-type="float" office:value="-1200">
            <text:p>-1200</text:p>
          </table:table-cell>
          <table:table-cell/>
          <table:table-cell office:value-type="float" office:value="-608">
            <text:p>-608</text:p>
          </table:table-cell>
          <table:table-cell table:formula="of:=[.F781]*(-0.000732421875)" office:value-type="float" office:value="0.4453125">
            <text:p>0,445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18046">
            <text:p>18046</text:p>
          </table:table-cell>
          <table:table-cell office:value-type="float" office:value="-304">
            <text:p>-304</text:p>
          </table:table-cell>
          <table:table-cell office:value-type="float" office:value="-1168">
            <text:p>-1168</text:p>
          </table:table-cell>
          <table:table-cell/>
          <table:table-cell office:value-type="float" office:value="-656">
            <text:p>-656</text:p>
          </table:table-cell>
          <table:table-cell table:formula="of:=[.F782]*(-0.000732421875)" office:value-type="float" office:value="0.48046875">
            <text:p>0,480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18067">
            <text:p>18067</text:p>
          </table:table-cell>
          <table:table-cell office:value-type="float" office:value="-208">
            <text:p>-208</text:p>
          </table:table-cell>
          <table:table-cell office:value-type="float" office:value="-1232">
            <text:p>-1232</text:p>
          </table:table-cell>
          <table:table-cell/>
          <table:table-cell office:value-type="float" office:value="-704">
            <text:p>-704</text:p>
          </table:table-cell>
          <table:table-cell table:formula="of:=[.F783]*(-0.000732421875)" office:value-type="float" office:value="0.515625">
            <text:p>0,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18086">
            <text:p>18086</text:p>
          </table:table-cell>
          <table:table-cell office:value-type="float" office:value="-272">
            <text:p>-272</text:p>
          </table:table-cell>
          <table:table-cell office:value-type="float" office:value="-1232">
            <text:p>-1232</text:p>
          </table:table-cell>
          <table:table-cell/>
          <table:table-cell office:value-type="float" office:value="-672">
            <text:p>-672</text:p>
          </table:table-cell>
          <table:table-cell table:formula="of:=[.F784]*(-0.000732421875)" office:value-type="float" office:value="0.4921875">
            <text:p>0,49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18112">
            <text:p>18112</text:p>
          </table:table-cell>
          <table:table-cell office:value-type="float" office:value="-224">
            <text:p>-224</text:p>
          </table:table-cell>
          <table:table-cell office:value-type="float" office:value="-1104">
            <text:p>-1104</text:p>
          </table:table-cell>
          <table:table-cell/>
          <table:table-cell office:value-type="float" office:value="-640">
            <text:p>-640</text:p>
          </table:table-cell>
          <table:table-cell table:formula="of:=[.F785]*(-0.000732421875)" office:value-type="float" office:value="0.46875">
            <text:p>0,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18131">
            <text:p>18131</text:p>
          </table:table-cell>
          <table:table-cell office:value-type="float" office:value="-192">
            <text:p>-192</text:p>
          </table:table-cell>
          <table:table-cell office:value-type="float" office:value="-1168">
            <text:p>-1168</text:p>
          </table:table-cell>
          <table:table-cell/>
          <table:table-cell office:value-type="float" office:value="-688">
            <text:p>-688</text:p>
          </table:table-cell>
          <table:table-cell table:formula="of:=[.F786]*(-0.000732421875)" office:value-type="float" office:value="0.50390625">
            <text:p>0,503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18152">
            <text:p>18152</text:p>
          </table:table-cell>
          <table:table-cell office:value-type="float" office:value="-208">
            <text:p>-208</text:p>
          </table:table-cell>
          <table:table-cell office:value-type="float" office:value="-1168">
            <text:p>-1168</text:p>
          </table:table-cell>
          <table:table-cell/>
          <table:table-cell office:value-type="float" office:value="-640">
            <text:p>-640</text:p>
          </table:table-cell>
          <table:table-cell table:formula="of:=[.F787]*(-0.000732421875)" office:value-type="float" office:value="0.46875">
            <text:p>0,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18171">
            <text:p>18171</text:p>
          </table:table-cell>
          <table:table-cell office:value-type="float" office:value="-336">
            <text:p>-336</text:p>
          </table:table-cell>
          <table:table-cell office:value-type="float" office:value="-1264">
            <text:p>-1264</text:p>
          </table:table-cell>
          <table:table-cell/>
          <table:table-cell office:value-type="float" office:value="-704">
            <text:p>-704</text:p>
          </table:table-cell>
          <table:table-cell table:formula="of:=[.F788]*(-0.000732421875)" office:value-type="float" office:value="0.515625">
            <text:p>0,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18192">
            <text:p>18192</text:p>
          </table:table-cell>
          <table:table-cell office:value-type="float" office:value="-336">
            <text:p>-336</text:p>
          </table:table-cell>
          <table:table-cell office:value-type="float" office:value="-1296">
            <text:p>-1296</text:p>
          </table:table-cell>
          <table:table-cell/>
          <table:table-cell office:value-type="float" office:value="-656">
            <text:p>-656</text:p>
          </table:table-cell>
          <table:table-cell table:formula="of:=[.F789]*(-0.000732421875)" office:value-type="float" office:value="0.48046875">
            <text:p>0,480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18212">
            <text:p>18212</text:p>
          </table:table-cell>
          <table:table-cell office:value-type="float" office:value="-384">
            <text:p>-384</text:p>
          </table:table-cell>
          <table:table-cell office:value-type="float" office:value="-1152">
            <text:p>-1152</text:p>
          </table:table-cell>
          <table:table-cell/>
          <table:table-cell office:value-type="float" office:value="-624">
            <text:p>-624</text:p>
          </table:table-cell>
          <table:table-cell table:formula="of:=[.F790]*(-0.000732421875)" office:value-type="float" office:value="0.45703125">
            <text:p>0,457031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18232">
            <text:p>18232</text:p>
          </table:table-cell>
          <table:table-cell office:value-type="float" office:value="-352">
            <text:p>-352</text:p>
          </table:table-cell>
          <table:table-cell office:value-type="float" office:value="-1168">
            <text:p>-1168</text:p>
          </table:table-cell>
          <table:table-cell/>
          <table:table-cell office:value-type="float" office:value="-640">
            <text:p>-640</text:p>
          </table:table-cell>
          <table:table-cell table:formula="of:=[.F791]*(-0.000732421875)" office:value-type="float" office:value="0.46875">
            <text:p>0,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18252">
            <text:p>18252</text:p>
          </table:table-cell>
          <table:table-cell office:value-type="float" office:value="-224">
            <text:p>-224</text:p>
          </table:table-cell>
          <table:table-cell office:value-type="float" office:value="-1136">
            <text:p>-1136</text:p>
          </table:table-cell>
          <table:table-cell/>
          <table:table-cell office:value-type="float" office:value="-688">
            <text:p>-688</text:p>
          </table:table-cell>
          <table:table-cell table:formula="of:=[.F792]*(-0.000732421875)" office:value-type="float" office:value="0.50390625">
            <text:p>0,503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273">
            <text:p>18273</text:p>
          </table:table-cell>
          <table:table-cell office:value-type="float" office:value="-208">
            <text:p>-208</text:p>
          </table:table-cell>
          <table:table-cell office:value-type="float" office:value="-1152">
            <text:p>-1152</text:p>
          </table:table-cell>
          <table:table-cell/>
          <table:table-cell office:value-type="float" office:value="-672">
            <text:p>-672</text:p>
          </table:table-cell>
          <table:table-cell table:formula="of:=[.F793]*(-0.000732421875)" office:value-type="float" office:value="0.4921875">
            <text:p>0,49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18316">
            <text:p>18316</text:p>
          </table:table-cell>
          <table:table-cell office:value-type="float" office:value="-272">
            <text:p>-272</text:p>
          </table:table-cell>
          <table:table-cell office:value-type="float" office:value="-1136">
            <text:p>-1136</text:p>
          </table:table-cell>
          <table:table-cell/>
          <table:table-cell office:value-type="float" office:value="-752">
            <text:p>-752</text:p>
          </table:table-cell>
          <table:table-cell table:formula="of:=[.F794]*(-0.000732421875)" office:value-type="float" office:value="0.55078125">
            <text:p>0,550781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18339">
            <text:p>18339</text:p>
          </table:table-cell>
          <table:table-cell office:value-type="float" office:value="-208">
            <text:p>-208</text:p>
          </table:table-cell>
          <table:table-cell office:value-type="float" office:value="-1184">
            <text:p>-1184</text:p>
          </table:table-cell>
          <table:table-cell/>
          <table:table-cell office:value-type="float" office:value="-704">
            <text:p>-704</text:p>
          </table:table-cell>
          <table:table-cell table:formula="of:=[.F795]*(-0.000732421875)" office:value-type="float" office:value="0.515625">
            <text:p>0,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18359">
            <text:p>18359</text:p>
          </table:table-cell>
          <table:table-cell office:value-type="float" office:value="-176">
            <text:p>-176</text:p>
          </table:table-cell>
          <table:table-cell office:value-type="float" office:value="-1152">
            <text:p>-1152</text:p>
          </table:table-cell>
          <table:table-cell/>
          <table:table-cell office:value-type="float" office:value="-752">
            <text:p>-752</text:p>
          </table:table-cell>
          <table:table-cell table:formula="of:=[.F796]*(-0.000732421875)" office:value-type="float" office:value="0.55078125">
            <text:p>0,550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18379">
            <text:p>18379</text:p>
          </table:table-cell>
          <table:table-cell office:value-type="float" office:value="-192">
            <text:p>-192</text:p>
          </table:table-cell>
          <table:table-cell office:value-type="float" office:value="-1184">
            <text:p>-1184</text:p>
          </table:table-cell>
          <table:table-cell/>
          <table:table-cell office:value-type="float" office:value="-720">
            <text:p>-720</text:p>
          </table:table-cell>
          <table:table-cell table:formula="of:=[.F797]*(-0.000732421875)" office:value-type="float" office:value="0.52734375">
            <text:p>0,527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97">
            <text:p>797</text:p>
          </table:table-cell>
          <table:table-cell office:value-type="float" office:value="18400">
            <text:p>18400</text:p>
          </table:table-cell>
          <table:table-cell office:value-type="float" office:value="-192">
            <text:p>-192</text:p>
          </table:table-cell>
          <table:table-cell office:value-type="float" office:value="-1152">
            <text:p>-1152</text:p>
          </table:table-cell>
          <table:table-cell/>
          <table:table-cell office:value-type="float" office:value="-736">
            <text:p>-736</text:p>
          </table:table-cell>
          <table:table-cell table:formula="of:=[.F798]*(-0.000732421875)" office:value-type="float" office:value="0.5390625">
            <text:p>0,53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18419">
            <text:p>18419</text:p>
          </table:table-cell>
          <table:table-cell office:value-type="float" office:value="-208">
            <text:p>-208</text:p>
          </table:table-cell>
          <table:table-cell office:value-type="float" office:value="-1200">
            <text:p>-1200</text:p>
          </table:table-cell>
          <table:table-cell/>
          <table:table-cell office:value-type="float" office:value="-688">
            <text:p>-688</text:p>
          </table:table-cell>
          <table:table-cell table:formula="of:=[.F799]*(-0.000732421875)" office:value-type="float" office:value="0.50390625">
            <text:p>0,503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18444">
            <text:p>18444</text:p>
          </table:table-cell>
          <table:table-cell office:value-type="float" office:value="-240">
            <text:p>-240</text:p>
          </table:table-cell>
          <table:table-cell office:value-type="float" office:value="-1168">
            <text:p>-1168</text:p>
          </table:table-cell>
          <table:table-cell/>
          <table:table-cell office:value-type="float" office:value="-672">
            <text:p>-672</text:p>
          </table:table-cell>
          <table:table-cell table:formula="of:=[.F800]*(-0.000732421875)" office:value-type="float" office:value="0.4921875">
            <text:p>0,49218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8464">
            <text:p>18464</text:p>
          </table:table-cell>
          <table:table-cell office:value-type="float" office:value="-224">
            <text:p>-224</text:p>
          </table:table-cell>
          <table:table-cell office:value-type="float" office:value="-1168">
            <text:p>-1168</text:p>
          </table:table-cell>
          <table:table-cell/>
          <table:table-cell office:value-type="float" office:value="-704">
            <text:p>-704</text:p>
          </table:table-cell>
          <table:table-cell table:formula="of:=[.F801]*(-0.000732421875)" office:value-type="float" office:value="0.515625">
            <text:p>0,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18484">
            <text:p>18484</text:p>
          </table:table-cell>
          <table:table-cell office:value-type="float" office:value="-256">
            <text:p>-256</text:p>
          </table:table-cell>
          <table:table-cell office:value-type="float" office:value="-1104">
            <text:p>-1104</text:p>
          </table:table-cell>
          <table:table-cell/>
          <table:table-cell office:value-type="float" office:value="-672">
            <text:p>-672</text:p>
          </table:table-cell>
          <table:table-cell table:formula="of:=[.F802]*(-0.000732421875)" office:value-type="float" office:value="0.4921875">
            <text:p>0,49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18504">
            <text:p>18504</text:p>
          </table:table-cell>
          <table:table-cell office:value-type="float" office:value="-240">
            <text:p>-240</text:p>
          </table:table-cell>
          <table:table-cell office:value-type="float" office:value="-1152">
            <text:p>-1152</text:p>
          </table:table-cell>
          <table:table-cell/>
          <table:table-cell office:value-type="float" office:value="-736">
            <text:p>-736</text:p>
          </table:table-cell>
          <table:table-cell table:formula="of:=[.F803]*(-0.000732421875)" office:value-type="float" office:value="0.5390625">
            <text:p>0,53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18537">
            <text:p>18537</text:p>
          </table:table-cell>
          <table:table-cell office:value-type="float" office:value="-224">
            <text:p>-224</text:p>
          </table:table-cell>
          <table:table-cell office:value-type="float" office:value="-1264">
            <text:p>-1264</text:p>
          </table:table-cell>
          <table:table-cell/>
          <table:table-cell office:value-type="float" office:value="-704">
            <text:p>-704</text:p>
          </table:table-cell>
          <table:table-cell table:formula="of:=[.F804]*(-0.000732421875)" office:value-type="float" office:value="0.515625">
            <text:p>0,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18560">
            <text:p>18560</text:p>
          </table:table-cell>
          <table:table-cell office:value-type="float" office:value="-272">
            <text:p>-272</text:p>
          </table:table-cell>
          <table:table-cell office:value-type="float" office:value="-1200">
            <text:p>-1200</text:p>
          </table:table-cell>
          <table:table-cell/>
          <table:table-cell office:value-type="float" office:value="-720">
            <text:p>-720</text:p>
          </table:table-cell>
          <table:table-cell table:formula="of:=[.F805]*(-0.000732421875)" office:value-type="float" office:value="0.52734375">
            <text:p>0,527343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18579">
            <text:p>18579</text:p>
          </table:table-cell>
          <table:table-cell office:value-type="float" office:value="-288">
            <text:p>-288</text:p>
          </table:table-cell>
          <table:table-cell office:value-type="float" office:value="-1216">
            <text:p>-1216</text:p>
          </table:table-cell>
          <table:table-cell/>
          <table:table-cell office:value-type="float" office:value="-672">
            <text:p>-672</text:p>
          </table:table-cell>
          <table:table-cell table:formula="of:=[.F806]*(-0.000732421875)" office:value-type="float" office:value="0.4921875">
            <text:p>0,49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18599">
            <text:p>18599</text:p>
          </table:table-cell>
          <table:table-cell office:value-type="float" office:value="-128">
            <text:p>-128</text:p>
          </table:table-cell>
          <table:table-cell office:value-type="float" office:value="-1200">
            <text:p>-1200</text:p>
          </table:table-cell>
          <table:table-cell/>
          <table:table-cell office:value-type="float" office:value="-736">
            <text:p>-736</text:p>
          </table:table-cell>
          <table:table-cell table:formula="of:=[.F807]*(-0.000732421875)" office:value-type="float" office:value="0.5390625">
            <text:p>0,53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18619">
            <text:p>18619</text:p>
          </table:table-cell>
          <table:table-cell office:value-type="float" office:value="-128">
            <text:p>-128</text:p>
          </table:table-cell>
          <table:table-cell office:value-type="float" office:value="-1280">
            <text:p>-1280</text:p>
          </table:table-cell>
          <table:table-cell/>
          <table:table-cell office:value-type="float" office:value="-704">
            <text:p>-704</text:p>
          </table:table-cell>
          <table:table-cell table:formula="of:=[.F808]*(-0.000732421875)" office:value-type="float" office:value="0.515625">
            <text:p>0,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18639">
            <text:p>18639</text:p>
          </table:table-cell>
          <table:table-cell office:value-type="float" office:value="-224">
            <text:p>-224</text:p>
          </table:table-cell>
          <table:table-cell office:value-type="float" office:value="-1168">
            <text:p>-1168</text:p>
          </table:table-cell>
          <table:table-cell/>
          <table:table-cell office:value-type="float" office:value="-768">
            <text:p>-768</text:p>
          </table:table-cell>
          <table:table-cell table:formula="of:=[.F809]*(-0.000732421875)" office:value-type="float" office:value="0.5625">
            <text:p>0,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18660">
            <text:p>18660</text:p>
          </table:table-cell>
          <table:table-cell office:value-type="float" office:value="-272">
            <text:p>-272</text:p>
          </table:table-cell>
          <table:table-cell office:value-type="float" office:value="-1216">
            <text:p>-1216</text:p>
          </table:table-cell>
          <table:table-cell/>
          <table:table-cell office:value-type="float" office:value="-784">
            <text:p>-784</text:p>
          </table:table-cell>
          <table:table-cell table:formula="of:=[.F810]*(-0.000732421875)" office:value-type="float" office:value="0.57421875">
            <text:p>0,574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18679">
            <text:p>18679</text:p>
          </table:table-cell>
          <table:table-cell office:value-type="float" office:value="-240">
            <text:p>-240</text:p>
          </table:table-cell>
          <table:table-cell office:value-type="float" office:value="-1232">
            <text:p>-1232</text:p>
          </table:table-cell>
          <table:table-cell/>
          <table:table-cell office:value-type="float" office:value="-752">
            <text:p>-752</text:p>
          </table:table-cell>
          <table:table-cell table:formula="of:=[.F811]*(-0.000732421875)" office:value-type="float" office:value="0.55078125">
            <text:p>0,550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18700">
            <text:p>18700</text:p>
          </table:table-cell>
          <table:table-cell office:value-type="float" office:value="-144">
            <text:p>-144</text:p>
          </table:table-cell>
          <table:table-cell office:value-type="float" office:value="-1104">
            <text:p>-1104</text:p>
          </table:table-cell>
          <table:table-cell/>
          <table:table-cell office:value-type="float" office:value="-768">
            <text:p>-768</text:p>
          </table:table-cell>
          <table:table-cell table:formula="of:=[.F812]*(-0.000732421875)" office:value-type="float" office:value="0.5625">
            <text:p>0,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18719">
            <text:p>18719</text:p>
          </table:table-cell>
          <table:table-cell office:value-type="float" office:value="-64">
            <text:p>-64</text:p>
          </table:table-cell>
          <table:table-cell office:value-type="float" office:value="-1232">
            <text:p>-1232</text:p>
          </table:table-cell>
          <table:table-cell/>
          <table:table-cell office:value-type="float" office:value="-752">
            <text:p>-752</text:p>
          </table:table-cell>
          <table:table-cell table:formula="of:=[.F813]*(-0.000732421875)" office:value-type="float" office:value="0.55078125">
            <text:p>0,550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18740">
            <text:p>18740</text:p>
          </table:table-cell>
          <table:table-cell office:value-type="float" office:value="-128">
            <text:p>-128</text:p>
          </table:table-cell>
          <table:table-cell office:value-type="float" office:value="-1184">
            <text:p>-1184</text:p>
          </table:table-cell>
          <table:table-cell/>
          <table:table-cell office:value-type="float" office:value="-720">
            <text:p>-720</text:p>
          </table:table-cell>
          <table:table-cell table:formula="of:=[.F814]*(-0.000732421875)" office:value-type="float" office:value="0.52734375">
            <text:p>0,527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18764">
            <text:p>18764</text:p>
          </table:table-cell>
          <table:table-cell office:value-type="float" office:value="-256">
            <text:p>-256</text:p>
          </table:table-cell>
          <table:table-cell office:value-type="float" office:value="-1216">
            <text:p>-1216</text:p>
          </table:table-cell>
          <table:table-cell/>
          <table:table-cell office:value-type="float" office:value="-736">
            <text:p>-736</text:p>
          </table:table-cell>
          <table:table-cell table:formula="of:=[.F815]*(-0.000732421875)" office:value-type="float" office:value="0.5390625">
            <text:p>0,53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18784">
            <text:p>18784</text:p>
          </table:table-cell>
          <table:table-cell office:value-type="float" office:value="-272">
            <text:p>-272</text:p>
          </table:table-cell>
          <table:table-cell office:value-type="float" office:value="-1200">
            <text:p>-1200</text:p>
          </table:table-cell>
          <table:table-cell/>
          <table:table-cell office:value-type="float" office:value="-736">
            <text:p>-736</text:p>
          </table:table-cell>
          <table:table-cell table:formula="of:=[.F816]*(-0.000732421875)" office:value-type="float" office:value="0.5390625">
            <text:p>0,53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18828">
            <text:p>18828</text:p>
          </table:table-cell>
          <table:table-cell office:value-type="float" office:value="-80">
            <text:p>-80</text:p>
          </table:table-cell>
          <table:table-cell office:value-type="float" office:value="-1104">
            <text:p>-1104</text:p>
          </table:table-cell>
          <table:table-cell/>
          <table:table-cell office:value-type="float" office:value="-736">
            <text:p>-736</text:p>
          </table:table-cell>
          <table:table-cell table:formula="of:=[.F817]*(-0.000732421875)" office:value-type="float" office:value="0.5390625">
            <text:p>0,53906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18850">
            <text:p>18850</text:p>
          </table:table-cell>
          <table:table-cell office:value-type="float" office:value="-288">
            <text:p>-288</text:p>
          </table:table-cell>
          <table:table-cell office:value-type="float" office:value="-1104">
            <text:p>-1104</text:p>
          </table:table-cell>
          <table:table-cell/>
          <table:table-cell office:value-type="float" office:value="-704">
            <text:p>-704</text:p>
          </table:table-cell>
          <table:table-cell table:formula="of:=[.F818]*(-0.000732421875)" office:value-type="float" office:value="0.515625">
            <text:p>0,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18">
            <text:p>818</text:p>
          </table:table-cell>
          <table:table-cell office:value-type="float" office:value="18870">
            <text:p>18870</text:p>
          </table:table-cell>
          <table:table-cell office:value-type="float" office:value="-272">
            <text:p>-272</text:p>
          </table:table-cell>
          <table:table-cell office:value-type="float" office:value="-1152">
            <text:p>-1152</text:p>
          </table:table-cell>
          <table:table-cell/>
          <table:table-cell office:value-type="float" office:value="-688">
            <text:p>-688</text:p>
          </table:table-cell>
          <table:table-cell table:formula="of:=[.F819]*(-0.000732421875)" office:value-type="float" office:value="0.50390625">
            <text:p>0,503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18890">
            <text:p>18890</text:p>
          </table:table-cell>
          <table:table-cell office:value-type="float" office:value="-224">
            <text:p>-224</text:p>
          </table:table-cell>
          <table:table-cell office:value-type="float" office:value="-1152">
            <text:p>-1152</text:p>
          </table:table-cell>
          <table:table-cell/>
          <table:table-cell office:value-type="float" office:value="-672">
            <text:p>-672</text:p>
          </table:table-cell>
          <table:table-cell table:formula="of:=[.F820]*(-0.000732421875)" office:value-type="float" office:value="0.4921875">
            <text:p>0,49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18910">
            <text:p>18910</text:p>
          </table:table-cell>
          <table:table-cell office:value-type="float" office:value="-272">
            <text:p>-272</text:p>
          </table:table-cell>
          <table:table-cell office:value-type="float" office:value="-1136">
            <text:p>-1136</text:p>
          </table:table-cell>
          <table:table-cell/>
          <table:table-cell office:value-type="float" office:value="-720">
            <text:p>-720</text:p>
          </table:table-cell>
          <table:table-cell table:formula="of:=[.F821]*(-0.000732421875)" office:value-type="float" office:value="0.52734375">
            <text:p>0,527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18930">
            <text:p>18930</text:p>
          </table:table-cell>
          <table:table-cell office:value-type="float" office:value="-320">
            <text:p>-320</text:p>
          </table:table-cell>
          <table:table-cell office:value-type="float" office:value="-1088">
            <text:p>-1088</text:p>
          </table:table-cell>
          <table:table-cell/>
          <table:table-cell office:value-type="float" office:value="-704">
            <text:p>-704</text:p>
          </table:table-cell>
          <table:table-cell table:formula="of:=[.F822]*(-0.000732421875)" office:value-type="float" office:value="0.515625">
            <text:p>0,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18950">
            <text:p>18950</text:p>
          </table:table-cell>
          <table:table-cell office:value-type="float" office:value="-208">
            <text:p>-208</text:p>
          </table:table-cell>
          <table:table-cell office:value-type="float" office:value="-1120">
            <text:p>-1120</text:p>
          </table:table-cell>
          <table:table-cell/>
          <table:table-cell office:value-type="float" office:value="-704">
            <text:p>-704</text:p>
          </table:table-cell>
          <table:table-cell table:formula="of:=[.F823]*(-0.000732421875)" office:value-type="float" office:value="0.515625">
            <text:p>0,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18970">
            <text:p>18970</text:p>
          </table:table-cell>
          <table:table-cell office:value-type="float" office:value="-112">
            <text:p>-112</text:p>
          </table:table-cell>
          <table:table-cell office:value-type="float" office:value="-1232">
            <text:p>-1232</text:p>
          </table:table-cell>
          <table:table-cell/>
          <table:table-cell office:value-type="float" office:value="-720">
            <text:p>-720</text:p>
          </table:table-cell>
          <table:table-cell table:formula="of:=[.F824]*(-0.000732421875)" office:value-type="float" office:value="0.52734375">
            <text:p>0,527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18991">
            <text:p>18991</text:p>
          </table:table-cell>
          <table:table-cell office:value-type="float" office:value="-256">
            <text:p>-256</text:p>
          </table:table-cell>
          <table:table-cell office:value-type="float" office:value="-1200">
            <text:p>-1200</text:p>
          </table:table-cell>
          <table:table-cell/>
          <table:table-cell office:value-type="float" office:value="-752">
            <text:p>-752</text:p>
          </table:table-cell>
          <table:table-cell table:formula="of:=[.F825]*(-0.000732421875)" office:value-type="float" office:value="0.55078125">
            <text:p>0,550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19010">
            <text:p>19010</text:p>
          </table:table-cell>
          <table:table-cell office:value-type="float" office:value="-256">
            <text:p>-256</text:p>
          </table:table-cell>
          <table:table-cell office:value-type="float" office:value="-1168">
            <text:p>-1168</text:p>
          </table:table-cell>
          <table:table-cell/>
          <table:table-cell office:value-type="float" office:value="-784">
            <text:p>-784</text:p>
          </table:table-cell>
          <table:table-cell table:formula="of:=[.F826]*(-0.000732421875)" office:value-type="float" office:value="0.57421875">
            <text:p>0,574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19031">
            <text:p>19031</text:p>
          </table:table-cell>
          <table:table-cell office:value-type="float" office:value="-320">
            <text:p>-320</text:p>
          </table:table-cell>
          <table:table-cell office:value-type="float" office:value="-1152">
            <text:p>-1152</text:p>
          </table:table-cell>
          <table:table-cell/>
          <table:table-cell office:value-type="float" office:value="-816">
            <text:p>-816</text:p>
          </table:table-cell>
          <table:table-cell table:formula="of:=[.F827]*(-0.000732421875)" office:value-type="float" office:value="0.59765625">
            <text:p>0,5976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19050">
            <text:p>19050</text:p>
          </table:table-cell>
          <table:table-cell office:value-type="float" office:value="-336">
            <text:p>-336</text:p>
          </table:table-cell>
          <table:table-cell office:value-type="float" office:value="-1168">
            <text:p>-1168</text:p>
          </table:table-cell>
          <table:table-cell/>
          <table:table-cell office:value-type="float" office:value="-720">
            <text:p>-720</text:p>
          </table:table-cell>
          <table:table-cell table:formula="of:=[.F828]*(-0.000732421875)" office:value-type="float" office:value="0.52734375">
            <text:p>0,527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19070">
            <text:p>19070</text:p>
          </table:table-cell>
          <table:table-cell office:value-type="float" office:value="-176">
            <text:p>-176</text:p>
          </table:table-cell>
          <table:table-cell office:value-type="float" office:value="-1152">
            <text:p>-1152</text:p>
          </table:table-cell>
          <table:table-cell/>
          <table:table-cell office:value-type="float" office:value="-800">
            <text:p>-800</text:p>
          </table:table-cell>
          <table:table-cell table:formula="of:=[.F829]*(-0.000732421875)" office:value-type="float" office:value="0.5859375">
            <text:p>0,585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19095">
            <text:p>19095</text:p>
          </table:table-cell>
          <table:table-cell office:value-type="float" office:value="-192">
            <text:p>-192</text:p>
          </table:table-cell>
          <table:table-cell office:value-type="float" office:value="-1216">
            <text:p>-1216</text:p>
          </table:table-cell>
          <table:table-cell/>
          <table:table-cell office:value-type="float" office:value="-832">
            <text:p>-832</text:p>
          </table:table-cell>
          <table:table-cell table:formula="of:=[.F830]*(-0.000732421875)" office:value-type="float" office:value="0.609375">
            <text:p>0,6093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19115">
            <text:p>19115</text:p>
          </table:table-cell>
          <table:table-cell office:value-type="float" office:value="-336">
            <text:p>-336</text:p>
          </table:table-cell>
          <table:table-cell office:value-type="float" office:value="-1168">
            <text:p>-1168</text:p>
          </table:table-cell>
          <table:table-cell/>
          <table:table-cell office:value-type="float" office:value="-704">
            <text:p>-704</text:p>
          </table:table-cell>
          <table:table-cell table:formula="of:=[.F831]*(-0.000732421875)" office:value-type="float" office:value="0.515625">
            <text:p>0,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31">
            <text:p>831</text:p>
          </table:table-cell>
          <table:table-cell office:value-type="float" office:value="19135">
            <text:p>19135</text:p>
          </table:table-cell>
          <table:table-cell office:value-type="float" office:value="-288">
            <text:p>-288</text:p>
          </table:table-cell>
          <table:table-cell office:value-type="float" office:value="-1168">
            <text:p>-1168</text:p>
          </table:table-cell>
          <table:table-cell/>
          <table:table-cell office:value-type="float" office:value="-880">
            <text:p>-880</text:p>
          </table:table-cell>
          <table:table-cell table:formula="of:=[.F832]*(-0.000732421875)" office:value-type="float" office:value="0.64453125">
            <text:p>0,6445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19170">
            <text:p>19170</text:p>
          </table:table-cell>
          <table:table-cell office:value-type="float" office:value="-272">
            <text:p>-272</text:p>
          </table:table-cell>
          <table:table-cell office:value-type="float" office:value="-1136">
            <text:p>-1136</text:p>
          </table:table-cell>
          <table:table-cell/>
          <table:table-cell office:value-type="float" office:value="-784">
            <text:p>-784</text:p>
          </table:table-cell>
          <table:table-cell table:formula="of:=[.F833]*(-0.000732421875)" office:value-type="float" office:value="0.57421875">
            <text:p>0,574218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19190">
            <text:p>19190</text:p>
          </table:table-cell>
          <table:table-cell office:value-type="float" office:value="-208">
            <text:p>-208</text:p>
          </table:table-cell>
          <table:table-cell office:value-type="float" office:value="-1200">
            <text:p>-1200</text:p>
          </table:table-cell>
          <table:table-cell/>
          <table:table-cell office:value-type="float" office:value="-752">
            <text:p>-752</text:p>
          </table:table-cell>
          <table:table-cell table:formula="of:=[.F834]*(-0.000732421875)" office:value-type="float" office:value="0.55078125">
            <text:p>0,550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19210">
            <text:p>19210</text:p>
          </table:table-cell>
          <table:table-cell office:value-type="float" office:value="-256">
            <text:p>-256</text:p>
          </table:table-cell>
          <table:table-cell office:value-type="float" office:value="-1216">
            <text:p>-1216</text:p>
          </table:table-cell>
          <table:table-cell/>
          <table:table-cell office:value-type="float" office:value="-752">
            <text:p>-752</text:p>
          </table:table-cell>
          <table:table-cell table:formula="of:=[.F835]*(-0.000732421875)" office:value-type="float" office:value="0.55078125">
            <text:p>0,550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19230">
            <text:p>19230</text:p>
          </table:table-cell>
          <table:table-cell office:value-type="float" office:value="-208">
            <text:p>-208</text:p>
          </table:table-cell>
          <table:table-cell office:value-type="float" office:value="-1104">
            <text:p>-1104</text:p>
          </table:table-cell>
          <table:table-cell/>
          <table:table-cell office:value-type="float" office:value="-768">
            <text:p>-768</text:p>
          </table:table-cell>
          <table:table-cell table:formula="of:=[.F836]*(-0.000732421875)" office:value-type="float" office:value="0.5625">
            <text:p>0,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250">
            <text:p>19250</text:p>
          </table:table-cell>
          <table:table-cell office:value-type="float" office:value="-160">
            <text:p>-160</text:p>
          </table:table-cell>
          <table:table-cell office:value-type="float" office:value="-1104">
            <text:p>-1104</text:p>
          </table:table-cell>
          <table:table-cell/>
          <table:table-cell office:value-type="float" office:value="-752">
            <text:p>-752</text:p>
          </table:table-cell>
          <table:table-cell table:formula="of:=[.F837]*(-0.000732421875)" office:value-type="float" office:value="0.55078125">
            <text:p>0,550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19270">
            <text:p>19270</text:p>
          </table:table-cell>
          <table:table-cell office:value-type="float" office:value="-320">
            <text:p>-320</text:p>
          </table:table-cell>
          <table:table-cell office:value-type="float" office:value="-896">
            <text:p>-896</text:p>
          </table:table-cell>
          <table:table-cell/>
          <table:table-cell office:value-type="float" office:value="-752">
            <text:p>-752</text:p>
          </table:table-cell>
          <table:table-cell table:formula="of:=[.F838]*(-0.000732421875)" office:value-type="float" office:value="0.55078125">
            <text:p>0,550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19290">
            <text:p>19290</text:p>
          </table:table-cell>
          <table:table-cell office:value-type="float" office:value="-384">
            <text:p>-384</text:p>
          </table:table-cell>
          <table:table-cell office:value-type="float" office:value="-1136">
            <text:p>-1136</text:p>
          </table:table-cell>
          <table:table-cell/>
          <table:table-cell office:value-type="float" office:value="-688">
            <text:p>-688</text:p>
          </table:table-cell>
          <table:table-cell table:formula="of:=[.F839]*(-0.000732421875)" office:value-type="float" office:value="0.50390625">
            <text:p>0,503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39">
            <text:p>839</text:p>
          </table:table-cell>
          <table:table-cell office:value-type="float" office:value="19335">
            <text:p>19335</text:p>
          </table:table-cell>
          <table:table-cell office:value-type="float" office:value="-96">
            <text:p>-96</text:p>
          </table:table-cell>
          <table:table-cell office:value-type="float" office:value="-1392">
            <text:p>-1392</text:p>
          </table:table-cell>
          <table:table-cell/>
          <table:table-cell office:value-type="float" office:value="-608">
            <text:p>-608</text:p>
          </table:table-cell>
          <table:table-cell table:formula="of:=[.F840]*(-0.000732421875)" office:value-type="float" office:value="0.4453125">
            <text:p>0,44531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19357">
            <text:p>19357</text:p>
          </table:table-cell>
          <table:table-cell office:value-type="float" office:value="-96">
            <text:p>-96</text:p>
          </table:table-cell>
          <table:table-cell office:value-type="float" office:value="-1328">
            <text:p>-1328</text:p>
          </table:table-cell>
          <table:table-cell/>
          <table:table-cell office:value-type="float" office:value="-688">
            <text:p>-688</text:p>
          </table:table-cell>
          <table:table-cell table:formula="of:=[.F841]*(-0.000732421875)" office:value-type="float" office:value="0.50390625">
            <text:p>0,503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19378">
            <text:p>19378</text:p>
          </table:table-cell>
          <table:table-cell office:value-type="float" office:value="0">
            <text:p>0</text:p>
          </table:table-cell>
          <table:table-cell office:value-type="float" office:value="-1296">
            <text:p>-1296</text:p>
          </table:table-cell>
          <table:table-cell/>
          <table:table-cell office:value-type="float" office:value="-848">
            <text:p>-848</text:p>
          </table:table-cell>
          <table:table-cell table:formula="of:=[.F842]*(-0.000732421875)" office:value-type="float" office:value="0.62109375">
            <text:p>0,621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19397">
            <text:p>19397</text:p>
          </table:table-cell>
          <table:table-cell office:value-type="float" office:value="-80">
            <text:p>-80</text:p>
          </table:table-cell>
          <table:table-cell office:value-type="float" office:value="-1200">
            <text:p>-1200</text:p>
          </table:table-cell>
          <table:table-cell/>
          <table:table-cell office:value-type="float" office:value="-736">
            <text:p>-736</text:p>
          </table:table-cell>
          <table:table-cell table:formula="of:=[.F843]*(-0.000732421875)" office:value-type="float" office:value="0.5390625">
            <text:p>0,53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43">
            <text:p>843</text:p>
          </table:table-cell>
          <table:table-cell office:value-type="float" office:value="19418">
            <text:p>19418</text:p>
          </table:table-cell>
          <table:table-cell office:value-type="float" office:value="-112">
            <text:p>-112</text:p>
          </table:table-cell>
          <table:table-cell office:value-type="float" office:value="-1024">
            <text:p>-1024</text:p>
          </table:table-cell>
          <table:table-cell/>
          <table:table-cell office:value-type="float" office:value="-656">
            <text:p>-656</text:p>
          </table:table-cell>
          <table:table-cell table:formula="of:=[.F844]*(-0.000732421875)" office:value-type="float" office:value="0.48046875">
            <text:p>0,480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19442">
            <text:p>19442</text:p>
          </table:table-cell>
          <table:table-cell office:value-type="float" office:value="-144">
            <text:p>-144</text:p>
          </table:table-cell>
          <table:table-cell office:value-type="float" office:value="-1264">
            <text:p>-1264</text:p>
          </table:table-cell>
          <table:table-cell/>
          <table:table-cell office:value-type="float" office:value="-752">
            <text:p>-752</text:p>
          </table:table-cell>
          <table:table-cell table:formula="of:=[.F845]*(-0.000732421875)" office:value-type="float" office:value="0.55078125">
            <text:p>0,550781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19463">
            <text:p>19463</text:p>
          </table:table-cell>
          <table:table-cell office:value-type="float" office:value="-240">
            <text:p>-240</text:p>
          </table:table-cell>
          <table:table-cell office:value-type="float" office:value="-1360">
            <text:p>-1360</text:p>
          </table:table-cell>
          <table:table-cell/>
          <table:table-cell office:value-type="float" office:value="-736">
            <text:p>-736</text:p>
          </table:table-cell>
          <table:table-cell table:formula="of:=[.F846]*(-0.000732421875)" office:value-type="float" office:value="0.5390625">
            <text:p>0,53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46">
            <text:p>846</text:p>
          </table:table-cell>
          <table:table-cell office:value-type="float" office:value="19482">
            <text:p>19482</text:p>
          </table:table-cell>
          <table:table-cell office:value-type="float" office:value="-320">
            <text:p>-320</text:p>
          </table:table-cell>
          <table:table-cell office:value-type="float" office:value="-1232">
            <text:p>-1232</text:p>
          </table:table-cell>
          <table:table-cell/>
          <table:table-cell office:value-type="float" office:value="-720">
            <text:p>-720</text:p>
          </table:table-cell>
          <table:table-cell table:formula="of:=[.F847]*(-0.000732421875)" office:value-type="float" office:value="0.52734375">
            <text:p>0,527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19503">
            <text:p>19503</text:p>
          </table:table-cell>
          <table:table-cell office:value-type="float" office:value="-256">
            <text:p>-256</text:p>
          </table:table-cell>
          <table:table-cell office:value-type="float" office:value="-1104">
            <text:p>-1104</text:p>
          </table:table-cell>
          <table:table-cell/>
          <table:table-cell office:value-type="float" office:value="-656">
            <text:p>-656</text:p>
          </table:table-cell>
          <table:table-cell table:formula="of:=[.F848]*(-0.000732421875)" office:value-type="float" office:value="0.48046875">
            <text:p>0,480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19523">
            <text:p>19523</text:p>
          </table:table-cell>
          <table:table-cell office:value-type="float" office:value="-224">
            <text:p>-224</text:p>
          </table:table-cell>
          <table:table-cell office:value-type="float" office:value="-976">
            <text:p>-976</text:p>
          </table:table-cell>
          <table:table-cell/>
          <table:table-cell office:value-type="float" office:value="-704">
            <text:p>-704</text:p>
          </table:table-cell>
          <table:table-cell table:formula="of:=[.F849]*(-0.000732421875)" office:value-type="float" office:value="0.515625">
            <text:p>0,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19543">
            <text:p>19543</text:p>
          </table:table-cell>
          <table:table-cell office:value-type="float" office:value="-288">
            <text:p>-288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864">
            <text:p>-864</text:p>
          </table:table-cell>
          <table:table-cell table:formula="of:=[.F850]*(-0.000732421875)" office:value-type="float" office:value="0.6328125">
            <text:p>0,63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19563">
            <text:p>19563</text:p>
          </table:table-cell>
          <table:table-cell office:value-type="float" office:value="-208">
            <text:p>-208</text:p>
          </table:table-cell>
          <table:table-cell office:value-type="float" office:value="-1136">
            <text:p>-1136</text:p>
          </table:table-cell>
          <table:table-cell/>
          <table:table-cell office:value-type="float" office:value="-688">
            <text:p>-688</text:p>
          </table:table-cell>
          <table:table-cell table:formula="of:=[.F851]*(-0.000732421875)" office:value-type="float" office:value="0.50390625">
            <text:p>0,503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19584">
            <text:p>19584</text:p>
          </table:table-cell>
          <table:table-cell office:value-type="float" office:value="-144">
            <text:p>-144</text:p>
          </table:table-cell>
          <table:table-cell office:value-type="float" office:value="-1184">
            <text:p>-1184</text:p>
          </table:table-cell>
          <table:table-cell/>
          <table:table-cell office:value-type="float" office:value="-768">
            <text:p>-768</text:p>
          </table:table-cell>
          <table:table-cell table:formula="of:=[.F852]*(-0.000732421875)" office:value-type="float" office:value="0.5625">
            <text:p>0,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19603">
            <text:p>19603</text:p>
          </table:table-cell>
          <table:table-cell office:value-type="float" office:value="-80">
            <text:p>-80</text:p>
          </table:table-cell>
          <table:table-cell office:value-type="float" office:value="-1312">
            <text:p>-1312</text:p>
          </table:table-cell>
          <table:table-cell/>
          <table:table-cell office:value-type="float" office:value="-704">
            <text:p>-704</text:p>
          </table:table-cell>
          <table:table-cell table:formula="of:=[.F853]*(-0.000732421875)" office:value-type="float" office:value="0.515625">
            <text:p>0,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19623">
            <text:p>19623</text:p>
          </table:table-cell>
          <table:table-cell office:value-type="float" office:value="-176">
            <text:p>-176</text:p>
          </table:table-cell>
          <table:table-cell office:value-type="float" office:value="-1200">
            <text:p>-1200</text:p>
          </table:table-cell>
          <table:table-cell/>
          <table:table-cell office:value-type="float" office:value="-512">
            <text:p>-512</text:p>
          </table:table-cell>
          <table:table-cell table:formula="of:=[.F854]*(-0.000732421875)" office:value-type="float" office:value="0.375">
            <text:p>0,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19644">
            <text:p>19644</text:p>
          </table:table-cell>
          <table:table-cell office:value-type="float" office:value="-352">
            <text:p>-352</text:p>
          </table:table-cell>
          <table:table-cell office:value-type="float" office:value="-1104">
            <text:p>-1104</text:p>
          </table:table-cell>
          <table:table-cell/>
          <table:table-cell office:value-type="float" office:value="-752">
            <text:p>-752</text:p>
          </table:table-cell>
          <table:table-cell table:formula="of:=[.F855]*(-0.000732421875)" office:value-type="float" office:value="0.55078125">
            <text:p>0,550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55">
            <text:p>855</text:p>
          </table:table-cell>
          <table:table-cell office:value-type="float" office:value="19663">
            <text:p>19663</text:p>
          </table:table-cell>
          <table:table-cell office:value-type="float" office:value="-400">
            <text:p>-400</text:p>
          </table:table-cell>
          <table:table-cell office:value-type="float" office:value="-1136">
            <text:p>-1136</text:p>
          </table:table-cell>
          <table:table-cell/>
          <table:table-cell office:value-type="float" office:value="-736">
            <text:p>-736</text:p>
          </table:table-cell>
          <table:table-cell table:formula="of:=[.F856]*(-0.000732421875)" office:value-type="float" office:value="0.5390625">
            <text:p>0,53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19684">
            <text:p>19684</text:p>
          </table:table-cell>
          <table:table-cell office:value-type="float" office:value="-416">
            <text:p>-416</text:p>
          </table:table-cell>
          <table:table-cell office:value-type="float" office:value="-1008">
            <text:p>-1008</text:p>
          </table:table-cell>
          <table:table-cell/>
          <table:table-cell office:value-type="float" office:value="-736">
            <text:p>-736</text:p>
          </table:table-cell>
          <table:table-cell table:formula="of:=[.F857]*(-0.000732421875)" office:value-type="float" office:value="0.5390625">
            <text:p>0,53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19704">
            <text:p>19704</text:p>
          </table:table-cell>
          <table:table-cell office:value-type="float" office:value="-288">
            <text:p>-288</text:p>
          </table:table-cell>
          <table:table-cell office:value-type="float" office:value="-1056">
            <text:p>-1056</text:p>
          </table:table-cell>
          <table:table-cell/>
          <table:table-cell office:value-type="float" office:value="-800">
            <text:p>-800</text:p>
          </table:table-cell>
          <table:table-cell table:formula="of:=[.F858]*(-0.000732421875)" office:value-type="float" office:value="0.5859375">
            <text:p>0,585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58">
            <text:p>858</text:p>
          </table:table-cell>
          <table:table-cell office:value-type="float" office:value="19725">
            <text:p>19725</text:p>
          </table:table-cell>
          <table:table-cell office:value-type="float" office:value="-192">
            <text:p>-192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640">
            <text:p>-640</text:p>
          </table:table-cell>
          <table:table-cell table:formula="of:=[.F859]*(-0.000732421875)" office:value-type="float" office:value="0.46875">
            <text:p>0,468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19744">
            <text:p>19744</text:p>
          </table:table-cell>
          <table:table-cell office:value-type="float" office:value="-96">
            <text:p>-96</text:p>
          </table:table-cell>
          <table:table-cell office:value-type="float" office:value="-1136">
            <text:p>-1136</text:p>
          </table:table-cell>
          <table:table-cell/>
          <table:table-cell office:value-type="float" office:value="-656">
            <text:p>-656</text:p>
          </table:table-cell>
          <table:table-cell table:formula="of:=[.F860]*(-0.000732421875)" office:value-type="float" office:value="0.48046875">
            <text:p>0,480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19782">
            <text:p>19782</text:p>
          </table:table-cell>
          <table:table-cell office:value-type="float" office:value="-224">
            <text:p>-224</text:p>
          </table:table-cell>
          <table:table-cell office:value-type="float" office:value="-1152">
            <text:p>-1152</text:p>
          </table:table-cell>
          <table:table-cell/>
          <table:table-cell office:value-type="float" office:value="-656">
            <text:p>-656</text:p>
          </table:table-cell>
          <table:table-cell table:formula="of:=[.F861]*(-0.000732421875)" office:value-type="float" office:value="0.48046875">
            <text:p>0,480468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19805">
            <text:p>19805</text:p>
          </table:table-cell>
          <table:table-cell office:value-type="float" office:value="-144">
            <text:p>-144</text:p>
          </table:table-cell>
          <table:table-cell office:value-type="float" office:value="-1168">
            <text:p>-1168</text:p>
          </table:table-cell>
          <table:table-cell/>
          <table:table-cell office:value-type="float" office:value="-640">
            <text:p>-640</text:p>
          </table:table-cell>
          <table:table-cell table:formula="of:=[.F862]*(-0.000732421875)" office:value-type="float" office:value="0.46875">
            <text:p>0,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19848">
            <text:p>19848</text:p>
          </table:table-cell>
          <table:table-cell office:value-type="float" office:value="-48">
            <text:p>-48</text:p>
          </table:table-cell>
          <table:table-cell office:value-type="float" office:value="-1248">
            <text:p>-1248</text:p>
          </table:table-cell>
          <table:table-cell/>
          <table:table-cell office:value-type="float" office:value="-848">
            <text:p>-848</text:p>
          </table:table-cell>
          <table:table-cell table:formula="of:=[.F863]*(-0.000732421875)" office:value-type="float" office:value="0.62109375">
            <text:p>0,621093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19871">
            <text:p>19871</text:p>
          </table:table-cell>
          <table:table-cell office:value-type="float" office:value="-192">
            <text:p>-192</text:p>
          </table:table-cell>
          <table:table-cell office:value-type="float" office:value="-1168">
            <text:p>-1168</text:p>
          </table:table-cell>
          <table:table-cell/>
          <table:table-cell office:value-type="float" office:value="-800">
            <text:p>-800</text:p>
          </table:table-cell>
          <table:table-cell table:formula="of:=[.F864]*(-0.000732421875)" office:value-type="float" office:value="0.5859375">
            <text:p>0,585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19892">
            <text:p>19892</text:p>
          </table:table-cell>
          <table:table-cell office:value-type="float" office:value="-304">
            <text:p>-304</text:p>
          </table:table-cell>
          <table:table-cell office:value-type="float" office:value="-1168">
            <text:p>-1168</text:p>
          </table:table-cell>
          <table:table-cell/>
          <table:table-cell office:value-type="float" office:value="-640">
            <text:p>-640</text:p>
          </table:table-cell>
          <table:table-cell table:formula="of:=[.F865]*(-0.000732421875)" office:value-type="float" office:value="0.46875">
            <text:p>0,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19911">
            <text:p>19911</text:p>
          </table:table-cell>
          <table:table-cell office:value-type="float" office:value="-496">
            <text:p>-496</text:p>
          </table:table-cell>
          <table:table-cell office:value-type="float" office:value="-1088">
            <text:p>-1088</text:p>
          </table:table-cell>
          <table:table-cell/>
          <table:table-cell office:value-type="float" office:value="-512">
            <text:p>-512</text:p>
          </table:table-cell>
          <table:table-cell table:formula="of:=[.F866]*(-0.000732421875)" office:value-type="float" office:value="0.375">
            <text:p>0,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19932">
            <text:p>19932</text:p>
          </table:table-cell>
          <table:table-cell office:value-type="float" office:value="-368">
            <text:p>-368</text:p>
          </table:table-cell>
          <table:table-cell office:value-type="float" office:value="-1248">
            <text:p>-1248</text:p>
          </table:table-cell>
          <table:table-cell/>
          <table:table-cell office:value-type="float" office:value="-656">
            <text:p>-656</text:p>
          </table:table-cell>
          <table:table-cell table:formula="of:=[.F867]*(-0.000732421875)" office:value-type="float" office:value="0.48046875">
            <text:p>0,480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19952">
            <text:p>19952</text:p>
          </table:table-cell>
          <table:table-cell office:value-type="float" office:value="-272">
            <text:p>-272</text:p>
          </table:table-cell>
          <table:table-cell office:value-type="float" office:value="-1232">
            <text:p>-1232</text:p>
          </table:table-cell>
          <table:table-cell/>
          <table:table-cell office:value-type="float" office:value="-768">
            <text:p>-768</text:p>
          </table:table-cell>
          <table:table-cell table:formula="of:=[.F868]*(-0.000732421875)" office:value-type="float" office:value="0.5625">
            <text:p>0,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68">
            <text:p>868</text:p>
          </table:table-cell>
          <table:table-cell office:value-type="float" office:value="19972">
            <text:p>19972</text:p>
          </table:table-cell>
          <table:table-cell office:value-type="float" office:value="-320">
            <text:p>-320</text:p>
          </table:table-cell>
          <table:table-cell office:value-type="float" office:value="-1200">
            <text:p>-1200</text:p>
          </table:table-cell>
          <table:table-cell/>
          <table:table-cell office:value-type="float" office:value="-608">
            <text:p>-608</text:p>
          </table:table-cell>
          <table:table-cell table:formula="of:=[.F869]*(-0.000732421875)" office:value-type="float" office:value="0.4453125">
            <text:p>0,445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19992">
            <text:p>19992</text:p>
          </table:table-cell>
          <table:table-cell office:value-type="float" office:value="-352">
            <text:p>-352</text:p>
          </table:table-cell>
          <table:table-cell office:value-type="float" office:value="-1168">
            <text:p>-1168</text:p>
          </table:table-cell>
          <table:table-cell/>
          <table:table-cell office:value-type="float" office:value="-656">
            <text:p>-656</text:p>
          </table:table-cell>
          <table:table-cell table:formula="of:=[.F870]*(-0.000732421875)" office:value-type="float" office:value="0.48046875">
            <text:p>0,480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20013">
            <text:p>20013</text:p>
          </table:table-cell>
          <table:table-cell office:value-type="float" office:value="-336">
            <text:p>-336</text:p>
          </table:table-cell>
          <table:table-cell office:value-type="float" office:value="-1136">
            <text:p>-1136</text:p>
          </table:table-cell>
          <table:table-cell/>
          <table:table-cell office:value-type="float" office:value="-656">
            <text:p>-656</text:p>
          </table:table-cell>
          <table:table-cell table:formula="of:=[.F871]*(-0.000732421875)" office:value-type="float" office:value="0.48046875">
            <text:p>0,480468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71">
            <text:p>871</text:p>
          </table:table-cell>
          <table:table-cell office:value-type="float" office:value="20032">
            <text:p>20032</text:p>
          </table:table-cell>
          <table:table-cell office:value-type="float" office:value="-400">
            <text:p>-400</text:p>
          </table:table-cell>
          <table:table-cell office:value-type="float" office:value="-1248">
            <text:p>-1248</text:p>
          </table:table-cell>
          <table:table-cell/>
          <table:table-cell office:value-type="float" office:value="-480">
            <text:p>-480</text:p>
          </table:table-cell>
          <table:table-cell table:formula="of:=[.F872]*(-0.000732421875)" office:value-type="float" office:value="0.3515625">
            <text:p>0,3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72">
            <text:p>872</text:p>
          </table:table-cell>
          <table:table-cell office:value-type="float" office:value="20052">
            <text:p>20052</text:p>
          </table:table-cell>
          <table:table-cell office:value-type="float" office:value="-512">
            <text:p>-512</text:p>
          </table:table-cell>
          <table:table-cell office:value-type="float" office:value="-1200">
            <text:p>-1200</text:p>
          </table:table-cell>
          <table:table-cell/>
          <table:table-cell office:value-type="float" office:value="-496">
            <text:p>-496</text:p>
          </table:table-cell>
          <table:table-cell table:formula="of:=[.F873]*(-0.000732421875)" office:value-type="float" office:value="0.36328125">
            <text:p>0,363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73">
            <text:p>873</text:p>
          </table:table-cell>
          <table:table-cell office:value-type="float" office:value="20073">
            <text:p>20073</text:p>
          </table:table-cell>
          <table:table-cell office:value-type="float" office:value="-368">
            <text:p>-368</text:p>
          </table:table-cell>
          <table:table-cell office:value-type="float" office:value="-1088">
            <text:p>-1088</text:p>
          </table:table-cell>
          <table:table-cell/>
          <table:table-cell office:value-type="float" office:value="-800">
            <text:p>-800</text:p>
          </table:table-cell>
          <table:table-cell table:formula="of:=[.F874]*(-0.000732421875)" office:value-type="float" office:value="0.5859375">
            <text:p>0,585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20093">
            <text:p>20093</text:p>
          </table:table-cell>
          <table:table-cell office:value-type="float" office:value="-256">
            <text:p>-256</text:p>
          </table:table-cell>
          <table:table-cell office:value-type="float" office:value="-1136">
            <text:p>-1136</text:p>
          </table:table-cell>
          <table:table-cell/>
          <table:table-cell office:value-type="float" office:value="-784">
            <text:p>-784</text:p>
          </table:table-cell>
          <table:table-cell table:formula="of:=[.F875]*(-0.000732421875)" office:value-type="float" office:value="0.57421875">
            <text:p>0,574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20118">
            <text:p>20118</text:p>
          </table:table-cell>
          <table:table-cell office:value-type="float" office:value="-656">
            <text:p>-656</text:p>
          </table:table-cell>
          <table:table-cell office:value-type="float" office:value="-1088">
            <text:p>-1088</text:p>
          </table:table-cell>
          <table:table-cell/>
          <table:table-cell office:value-type="float" office:value="-592">
            <text:p>-592</text:p>
          </table:table-cell>
          <table:table-cell table:formula="of:=[.F876]*(-0.000732421875)" office:value-type="float" office:value="0.43359375">
            <text:p>0,4335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20139">
            <text:p>20139</text:p>
          </table:table-cell>
          <table:table-cell office:value-type="float" office:value="-464">
            <text:p>-464</text:p>
          </table:table-cell>
          <table:table-cell office:value-type="float" office:value="-1200">
            <text:p>-1200</text:p>
          </table:table-cell>
          <table:table-cell/>
          <table:table-cell office:value-type="float" office:value="-448">
            <text:p>-448</text:p>
          </table:table-cell>
          <table:table-cell table:formula="of:=[.F877]*(-0.000732421875)" office:value-type="float" office:value="0.328125">
            <text:p>0,3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20158">
            <text:p>20158</text:p>
          </table:table-cell>
          <table:table-cell office:value-type="float" office:value="-368">
            <text:p>-368</text:p>
          </table:table-cell>
          <table:table-cell office:value-type="float" office:value="-1232">
            <text:p>-1232</text:p>
          </table:table-cell>
          <table:table-cell/>
          <table:table-cell office:value-type="float" office:value="-640">
            <text:p>-640</text:p>
          </table:table-cell>
          <table:table-cell table:formula="of:=[.F878]*(-0.000732421875)" office:value-type="float" office:value="0.46875">
            <text:p>0,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20178">
            <text:p>20178</text:p>
          </table:table-cell>
          <table:table-cell office:value-type="float" office:value="-432">
            <text:p>-432</text:p>
          </table:table-cell>
          <table:table-cell office:value-type="float" office:value="-1104">
            <text:p>-1104</text:p>
          </table:table-cell>
          <table:table-cell/>
          <table:table-cell office:value-type="float" office:value="-704">
            <text:p>-704</text:p>
          </table:table-cell>
          <table:table-cell table:formula="of:=[.F879]*(-0.000732421875)" office:value-type="float" office:value="0.515625">
            <text:p>0,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20199">
            <text:p>20199</text:p>
          </table:table-cell>
          <table:table-cell office:value-type="float" office:value="-624">
            <text:p>-624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576">
            <text:p>-576</text:p>
          </table:table-cell>
          <table:table-cell table:formula="of:=[.F880]*(-0.000732421875)" office:value-type="float" office:value="0.421875">
            <text:p>0,4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218">
            <text:p>20218</text:p>
          </table:table-cell>
          <table:table-cell office:value-type="float" office:value="-704">
            <text:p>-704</text:p>
          </table:table-cell>
          <table:table-cell office:value-type="float" office:value="-1056">
            <text:p>-1056</text:p>
          </table:table-cell>
          <table:table-cell/>
          <table:table-cell office:value-type="float" office:value="-496">
            <text:p>-496</text:p>
          </table:table-cell>
          <table:table-cell table:formula="of:=[.F881]*(-0.000732421875)" office:value-type="float" office:value="0.36328125">
            <text:p>0,363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81">
            <text:p>881</text:p>
          </table:table-cell>
          <table:table-cell office:value-type="float" office:value="20239">
            <text:p>20239</text:p>
          </table:table-cell>
          <table:table-cell office:value-type="float" office:value="-528">
            <text:p>-528</text:p>
          </table:table-cell>
          <table:table-cell office:value-type="float" office:value="-1104">
            <text:p>-1104</text:p>
          </table:table-cell>
          <table:table-cell/>
          <table:table-cell office:value-type="float" office:value="-544">
            <text:p>-544</text:p>
          </table:table-cell>
          <table:table-cell table:formula="of:=[.F882]*(-0.000732421875)" office:value-type="float" office:value="0.3984375">
            <text:p>0,39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20259">
            <text:p>20259</text:p>
          </table:table-cell>
          <table:table-cell office:value-type="float" office:value="-480">
            <text:p>-480</text:p>
          </table:table-cell>
          <table:table-cell office:value-type="float" office:value="-1024">
            <text:p>-1024</text:p>
          </table:table-cell>
          <table:table-cell/>
          <table:table-cell office:value-type="float" office:value="-688">
            <text:p>-688</text:p>
          </table:table-cell>
          <table:table-cell table:formula="of:=[.F883]*(-0.000732421875)" office:value-type="float" office:value="0.50390625">
            <text:p>0,503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83">
            <text:p>883</text:p>
          </table:table-cell>
          <table:table-cell office:value-type="float" office:value="20280">
            <text:p>20280</text:p>
          </table:table-cell>
          <table:table-cell office:value-type="float" office:value="-544">
            <text:p>-544</text:p>
          </table:table-cell>
          <table:table-cell office:value-type="float" office:value="-1184">
            <text:p>-1184</text:p>
          </table:table-cell>
          <table:table-cell/>
          <table:table-cell office:value-type="float" office:value="-544">
            <text:p>-544</text:p>
          </table:table-cell>
          <table:table-cell table:formula="of:=[.F884]*(-0.000732421875)" office:value-type="float" office:value="0.3984375">
            <text:p>0,39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20299">
            <text:p>20299</text:p>
          </table:table-cell>
          <table:table-cell office:value-type="float" office:value="-592">
            <text:p>-592</text:p>
          </table:table-cell>
          <table:table-cell office:value-type="float" office:value="-1120">
            <text:p>-1120</text:p>
          </table:table-cell>
          <table:table-cell/>
          <table:table-cell office:value-type="float" office:value="-512">
            <text:p>-512</text:p>
          </table:table-cell>
          <table:table-cell table:formula="of:=[.F885]*(-0.000732421875)" office:value-type="float" office:value="0.375">
            <text:p>0,3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20344">
            <text:p>20344</text:p>
          </table:table-cell>
          <table:table-cell office:value-type="float" office:value="-544">
            <text:p>-544</text:p>
          </table:table-cell>
          <table:table-cell office:value-type="float" office:value="-1152">
            <text:p>-1152</text:p>
          </table:table-cell>
          <table:table-cell/>
          <table:table-cell office:value-type="float" office:value="-576">
            <text:p>-576</text:p>
          </table:table-cell>
          <table:table-cell table:formula="of:=[.F886]*(-0.000732421875)" office:value-type="float" office:value="0.421875">
            <text:p>0,4218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20367">
            <text:p>20367</text:p>
          </table:table-cell>
          <table:table-cell office:value-type="float" office:value="-560">
            <text:p>-560</text:p>
          </table:table-cell>
          <table:table-cell office:value-type="float" office:value="-1232">
            <text:p>-1232</text:p>
          </table:table-cell>
          <table:table-cell/>
          <table:table-cell office:value-type="float" office:value="-560">
            <text:p>-560</text:p>
          </table:table-cell>
          <table:table-cell table:formula="of:=[.F887]*(-0.000732421875)" office:value-type="float" office:value="0.41015625">
            <text:p>0,410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20387">
            <text:p>20387</text:p>
          </table:table-cell>
          <table:table-cell office:value-type="float" office:value="-592">
            <text:p>-592</text:p>
          </table:table-cell>
          <table:table-cell office:value-type="float" office:value="-1200">
            <text:p>-1200</text:p>
          </table:table-cell>
          <table:table-cell/>
          <table:table-cell office:value-type="float" office:value="-576">
            <text:p>-576</text:p>
          </table:table-cell>
          <table:table-cell table:formula="of:=[.F888]*(-0.000732421875)" office:value-type="float" office:value="0.421875">
            <text:p>0,4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88">
            <text:p>888</text:p>
          </table:table-cell>
          <table:table-cell office:value-type="float" office:value="20407">
            <text:p>20407</text:p>
          </table:table-cell>
          <table:table-cell office:value-type="float" office:value="-528">
            <text:p>-528</text:p>
          </table:table-cell>
          <table:table-cell office:value-type="float" office:value="-1088">
            <text:p>-1088</text:p>
          </table:table-cell>
          <table:table-cell/>
          <table:table-cell office:value-type="float" office:value="-592">
            <text:p>-592</text:p>
          </table:table-cell>
          <table:table-cell table:formula="of:=[.F889]*(-0.000732421875)" office:value-type="float" office:value="0.43359375">
            <text:p>0,4335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89">
            <text:p>889</text:p>
          </table:table-cell>
          <table:table-cell office:value-type="float" office:value="20443">
            <text:p>20443</text:p>
          </table:table-cell>
          <table:table-cell office:value-type="float" office:value="-544">
            <text:p>-544</text:p>
          </table:table-cell>
          <table:table-cell office:value-type="float" office:value="-1088">
            <text:p>-1088</text:p>
          </table:table-cell>
          <table:table-cell/>
          <table:table-cell office:value-type="float" office:value="-512">
            <text:p>-512</text:p>
          </table:table-cell>
          <table:table-cell table:formula="of:=[.F890]*(-0.000732421875)" office:value-type="float" office:value="0.375">
            <text:p>0,3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20467">
            <text:p>20467</text:p>
          </table:table-cell>
          <table:table-cell office:value-type="float" office:value="-448">
            <text:p>-448</text:p>
          </table:table-cell>
          <table:table-cell office:value-type="float" office:value="-1168">
            <text:p>-1168</text:p>
          </table:table-cell>
          <table:table-cell/>
          <table:table-cell office:value-type="float" office:value="-512">
            <text:p>-512</text:p>
          </table:table-cell>
          <table:table-cell table:formula="of:=[.F891]*(-0.000732421875)" office:value-type="float" office:value="0.375">
            <text:p>0,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91">
            <text:p>891</text:p>
          </table:table-cell>
          <table:table-cell office:value-type="float" office:value="20487">
            <text:p>20487</text:p>
          </table:table-cell>
          <table:table-cell office:value-type="float" office:value="-432">
            <text:p>-432</text:p>
          </table:table-cell>
          <table:table-cell office:value-type="float" office:value="-1216">
            <text:p>-1216</text:p>
          </table:table-cell>
          <table:table-cell/>
          <table:table-cell office:value-type="float" office:value="-496">
            <text:p>-496</text:p>
          </table:table-cell>
          <table:table-cell table:formula="of:=[.F892]*(-0.000732421875)" office:value-type="float" office:value="0.36328125">
            <text:p>0,363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20507">
            <text:p>20507</text:p>
          </table:table-cell>
          <table:table-cell office:value-type="float" office:value="-480">
            <text:p>-480</text:p>
          </table:table-cell>
          <table:table-cell office:value-type="float" office:value="-1152">
            <text:p>-1152</text:p>
          </table:table-cell>
          <table:table-cell/>
          <table:table-cell office:value-type="float" office:value="-576">
            <text:p>-576</text:p>
          </table:table-cell>
          <table:table-cell table:formula="of:=[.F893]*(-0.000732421875)" office:value-type="float" office:value="0.421875">
            <text:p>0,4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20528">
            <text:p>20528</text:p>
          </table:table-cell>
          <table:table-cell office:value-type="float" office:value="-496">
            <text:p>-496</text:p>
          </table:table-cell>
          <table:table-cell office:value-type="float" office:value="-1024">
            <text:p>-1024</text:p>
          </table:table-cell>
          <table:table-cell/>
          <table:table-cell office:value-type="float" office:value="-608">
            <text:p>-608</text:p>
          </table:table-cell>
          <table:table-cell table:formula="of:=[.F894]*(-0.000732421875)" office:value-type="float" office:value="0.4453125">
            <text:p>0,445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20547">
            <text:p>20547</text:p>
          </table:table-cell>
          <table:table-cell office:value-type="float" office:value="-464">
            <text:p>-464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528">
            <text:p>-528</text:p>
          </table:table-cell>
          <table:table-cell table:formula="of:=[.F895]*(-0.000732421875)" office:value-type="float" office:value="0.38671875">
            <text:p>0,3867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20568">
            <text:p>20568</text:p>
          </table:table-cell>
          <table:table-cell office:value-type="float" office:value="-368">
            <text:p>-368</text:p>
          </table:table-cell>
          <table:table-cell office:value-type="float" office:value="-1328">
            <text:p>-1328</text:p>
          </table:table-cell>
          <table:table-cell/>
          <table:table-cell office:value-type="float" office:value="-480">
            <text:p>-480</text:p>
          </table:table-cell>
          <table:table-cell table:formula="of:=[.F896]*(-0.000732421875)" office:value-type="float" office:value="0.3515625">
            <text:p>0,35156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20588">
            <text:p>20588</text:p>
          </table:table-cell>
          <table:table-cell office:value-type="float" office:value="-592">
            <text:p>-592</text:p>
          </table:table-cell>
          <table:table-cell office:value-type="float" office:value="-1120">
            <text:p>-1120</text:p>
          </table:table-cell>
          <table:table-cell/>
          <table:table-cell office:value-type="float" office:value="-560">
            <text:p>-560</text:p>
          </table:table-cell>
          <table:table-cell table:formula="of:=[.F897]*(-0.000732421875)" office:value-type="float" office:value="0.41015625">
            <text:p>0,410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20608">
            <text:p>20608</text:p>
          </table:table-cell>
          <table:table-cell office:value-type="float" office:value="-608">
            <text:p>-608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640">
            <text:p>-640</text:p>
          </table:table-cell>
          <table:table-cell table:formula="of:=[.F898]*(-0.000732421875)" office:value-type="float" office:value="0.46875">
            <text:p>0,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20628">
            <text:p>20628</text:p>
          </table:table-cell>
          <table:table-cell office:value-type="float" office:value="-624">
            <text:p>-624</text:p>
          </table:table-cell>
          <table:table-cell office:value-type="float" office:value="-1168">
            <text:p>-1168</text:p>
          </table:table-cell>
          <table:table-cell/>
          <table:table-cell office:value-type="float" office:value="-608">
            <text:p>-608</text:p>
          </table:table-cell>
          <table:table-cell table:formula="of:=[.F899]*(-0.000732421875)" office:value-type="float" office:value="0.4453125">
            <text:p>0,445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20647">
            <text:p>20647</text:p>
          </table:table-cell>
          <table:table-cell office:value-type="float" office:value="-512">
            <text:p>-512</text:p>
          </table:table-cell>
          <table:table-cell office:value-type="float" office:value="-1296">
            <text:p>-1296</text:p>
          </table:table-cell>
          <table:table-cell/>
          <table:table-cell office:value-type="float" office:value="-560">
            <text:p>-560</text:p>
          </table:table-cell>
          <table:table-cell table:formula="of:=[.F900]*(-0.000732421875)" office:value-type="float" office:value="0.41015625">
            <text:p>0,410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20668">
            <text:p>20668</text:p>
          </table:table-cell>
          <table:table-cell office:value-type="float" office:value="-528">
            <text:p>-528</text:p>
          </table:table-cell>
          <table:table-cell office:value-type="float" office:value="-1200">
            <text:p>-1200</text:p>
          </table:table-cell>
          <table:table-cell/>
          <table:table-cell office:value-type="float" office:value="-512">
            <text:p>-512</text:p>
          </table:table-cell>
          <table:table-cell table:formula="of:=[.F901]*(-0.000732421875)" office:value-type="float" office:value="0.375">
            <text:p>0,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01">
            <text:p>901</text:p>
          </table:table-cell>
          <table:table-cell office:value-type="float" office:value="20688">
            <text:p>20688</text:p>
          </table:table-cell>
          <table:table-cell office:value-type="float" office:value="-464">
            <text:p>-464</text:p>
          </table:table-cell>
          <table:table-cell office:value-type="float" office:value="-1136">
            <text:p>-1136</text:p>
          </table:table-cell>
          <table:table-cell/>
          <table:table-cell office:value-type="float" office:value="-640">
            <text:p>-640</text:p>
          </table:table-cell>
          <table:table-cell table:formula="of:=[.F902]*(-0.000732421875)" office:value-type="float" office:value="0.46875">
            <text:p>0,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20708">
            <text:p>20708</text:p>
          </table:table-cell>
          <table:table-cell office:value-type="float" office:value="-464">
            <text:p>-464</text:p>
          </table:table-cell>
          <table:table-cell office:value-type="float" office:value="-1200">
            <text:p>-1200</text:p>
          </table:table-cell>
          <table:table-cell/>
          <table:table-cell office:value-type="float" office:value="-640">
            <text:p>-640</text:p>
          </table:table-cell>
          <table:table-cell table:formula="of:=[.F903]*(-0.000732421875)" office:value-type="float" office:value="0.46875">
            <text:p>0,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03">
            <text:p>903</text:p>
          </table:table-cell>
          <table:table-cell office:value-type="float" office:value="20728">
            <text:p>20728</text:p>
          </table:table-cell>
          <table:table-cell office:value-type="float" office:value="-480">
            <text:p>-480</text:p>
          </table:table-cell>
          <table:table-cell office:value-type="float" office:value="-1136">
            <text:p>-1136</text:p>
          </table:table-cell>
          <table:table-cell/>
          <table:table-cell office:value-type="float" office:value="-480">
            <text:p>-480</text:p>
          </table:table-cell>
          <table:table-cell table:formula="of:=[.F904]*(-0.000732421875)" office:value-type="float" office:value="0.3515625">
            <text:p>0,3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20749">
            <text:p>20749</text:p>
          </table:table-cell>
          <table:table-cell office:value-type="float" office:value="-576">
            <text:p>-576</text:p>
          </table:table-cell>
          <table:table-cell office:value-type="float" office:value="-1136">
            <text:p>-1136</text:p>
          </table:table-cell>
          <table:table-cell/>
          <table:table-cell office:value-type="float" office:value="-512">
            <text:p>-512</text:p>
          </table:table-cell>
          <table:table-cell table:formula="of:=[.F905]*(-0.000732421875)" office:value-type="float" office:value="0.375">
            <text:p>0,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20773">
            <text:p>20773</text:p>
          </table:table-cell>
          <table:table-cell office:value-type="float" office:value="-560">
            <text:p>-560</text:p>
          </table:table-cell>
          <table:table-cell office:value-type="float" office:value="-1168">
            <text:p>-1168</text:p>
          </table:table-cell>
          <table:table-cell/>
          <table:table-cell office:value-type="float" office:value="-496">
            <text:p>-496</text:p>
          </table:table-cell>
          <table:table-cell table:formula="of:=[.F906]*(-0.000732421875)" office:value-type="float" office:value="0.36328125">
            <text:p>0,363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20794">
            <text:p>20794</text:p>
          </table:table-cell>
          <table:table-cell office:value-type="float" office:value="-480">
            <text:p>-480</text:p>
          </table:table-cell>
          <table:table-cell office:value-type="float" office:value="-1136">
            <text:p>-1136</text:p>
          </table:table-cell>
          <table:table-cell/>
          <table:table-cell office:value-type="float" office:value="-592">
            <text:p>-592</text:p>
          </table:table-cell>
          <table:table-cell table:formula="of:=[.F907]*(-0.000732421875)" office:value-type="float" office:value="0.43359375">
            <text:p>0,4335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20813">
            <text:p>20813</text:p>
          </table:table-cell>
          <table:table-cell office:value-type="float" office:value="-400">
            <text:p>-400</text:p>
          </table:table-cell>
          <table:table-cell office:value-type="float" office:value="-1264">
            <text:p>-1264</text:p>
          </table:table-cell>
          <table:table-cell/>
          <table:table-cell office:value-type="float" office:value="-624">
            <text:p>-624</text:p>
          </table:table-cell>
          <table:table-cell table:formula="of:=[.F908]*(-0.000732421875)" office:value-type="float" office:value="0.45703125">
            <text:p>0,457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20858">
            <text:p>20858</text:p>
          </table:table-cell>
          <table:table-cell office:value-type="float" office:value="-448">
            <text:p>-448</text:p>
          </table:table-cell>
          <table:table-cell office:value-type="float" office:value="-1120">
            <text:p>-1120</text:p>
          </table:table-cell>
          <table:table-cell/>
          <table:table-cell office:value-type="float" office:value="-608">
            <text:p>-608</text:p>
          </table:table-cell>
          <table:table-cell table:formula="of:=[.F909]*(-0.000732421875)" office:value-type="float" office:value="0.4453125">
            <text:p>0,44531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09">
            <text:p>909</text:p>
          </table:table-cell>
          <table:table-cell office:value-type="float" office:value="20881">
            <text:p>20881</text:p>
          </table:table-cell>
          <table:table-cell office:value-type="float" office:value="-464">
            <text:p>-464</text:p>
          </table:table-cell>
          <table:table-cell office:value-type="float" office:value="-1200">
            <text:p>-1200</text:p>
          </table:table-cell>
          <table:table-cell/>
          <table:table-cell office:value-type="float" office:value="-624">
            <text:p>-624</text:p>
          </table:table-cell>
          <table:table-cell table:formula="of:=[.F910]*(-0.000732421875)" office:value-type="float" office:value="0.45703125">
            <text:p>0,457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20901">
            <text:p>20901</text:p>
          </table:table-cell>
          <table:table-cell office:value-type="float" office:value="-528">
            <text:p>-528</text:p>
          </table:table-cell>
          <table:table-cell office:value-type="float" office:value="-1168">
            <text:p>-1168</text:p>
          </table:table-cell>
          <table:table-cell/>
          <table:table-cell office:value-type="float" office:value="-576">
            <text:p>-576</text:p>
          </table:table-cell>
          <table:table-cell table:formula="of:=[.F911]*(-0.000732421875)" office:value-type="float" office:value="0.421875">
            <text:p>0,4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11">
            <text:p>911</text:p>
          </table:table-cell>
          <table:table-cell office:value-type="float" office:value="20921">
            <text:p>20921</text:p>
          </table:table-cell>
          <table:table-cell office:value-type="float" office:value="-560">
            <text:p>-560</text:p>
          </table:table-cell>
          <table:table-cell office:value-type="float" office:value="-1104">
            <text:p>-1104</text:p>
          </table:table-cell>
          <table:table-cell/>
          <table:table-cell office:value-type="float" office:value="-656">
            <text:p>-656</text:p>
          </table:table-cell>
          <table:table-cell table:formula="of:=[.F912]*(-0.000732421875)" office:value-type="float" office:value="0.48046875">
            <text:p>0,480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20941">
            <text:p>20941</text:p>
          </table:table-cell>
          <table:table-cell office:value-type="float" office:value="-464">
            <text:p>-464</text:p>
          </table:table-cell>
          <table:table-cell office:value-type="float" office:value="-1200">
            <text:p>-1200</text:p>
          </table:table-cell>
          <table:table-cell/>
          <table:table-cell office:value-type="float" office:value="-512">
            <text:p>-512</text:p>
          </table:table-cell>
          <table:table-cell table:formula="of:=[.F913]*(-0.000732421875)" office:value-type="float" office:value="0.375">
            <text:p>0,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13">
            <text:p>913</text:p>
          </table:table-cell>
          <table:table-cell office:value-type="float" office:value="20962">
            <text:p>20962</text:p>
          </table:table-cell>
          <table:table-cell office:value-type="float" office:value="-576">
            <text:p>-576</text:p>
          </table:table-cell>
          <table:table-cell office:value-type="float" office:value="-1296">
            <text:p>-1296</text:p>
          </table:table-cell>
          <table:table-cell/>
          <table:table-cell office:value-type="float" office:value="-576">
            <text:p>-576</text:p>
          </table:table-cell>
          <table:table-cell table:formula="of:=[.F914]*(-0.000732421875)" office:value-type="float" office:value="0.421875">
            <text:p>0,4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20982">
            <text:p>20982</text:p>
          </table:table-cell>
          <table:table-cell office:value-type="float" office:value="-592">
            <text:p>-592</text:p>
          </table:table-cell>
          <table:table-cell office:value-type="float" office:value="-1104">
            <text:p>-1104</text:p>
          </table:table-cell>
          <table:table-cell/>
          <table:table-cell office:value-type="float" office:value="-576">
            <text:p>-576</text:p>
          </table:table-cell>
          <table:table-cell table:formula="of:=[.F915]*(-0.000732421875)" office:value-type="float" office:value="0.421875">
            <text:p>0,4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21002">
            <text:p>21002</text:p>
          </table:table-cell>
          <table:table-cell office:value-type="float" office:value="-608">
            <text:p>-608</text:p>
          </table:table-cell>
          <table:table-cell office:value-type="float" office:value="-944">
            <text:p>-944</text:p>
          </table:table-cell>
          <table:table-cell/>
          <table:table-cell office:value-type="float" office:value="-656">
            <text:p>-656</text:p>
          </table:table-cell>
          <table:table-cell table:formula="of:=[.F916]*(-0.000732421875)" office:value-type="float" office:value="0.48046875">
            <text:p>0,480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16">
            <text:p>916</text:p>
          </table:table-cell>
          <table:table-cell office:value-type="float" office:value="21022">
            <text:p>21022</text:p>
          </table:table-cell>
          <table:table-cell office:value-type="float" office:value="-528">
            <text:p>-528</text:p>
          </table:table-cell>
          <table:table-cell office:value-type="float" office:value="-1072">
            <text:p>-1072</text:p>
          </table:table-cell>
          <table:table-cell/>
          <table:table-cell office:value-type="float" office:value="-608">
            <text:p>-608</text:p>
          </table:table-cell>
          <table:table-cell table:formula="of:=[.F917]*(-0.000732421875)" office:value-type="float" office:value="0.4453125">
            <text:p>0,445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21055">
            <text:p>21055</text:p>
          </table:table-cell>
          <table:table-cell office:value-type="float" office:value="-544">
            <text:p>-544</text:p>
          </table:table-cell>
          <table:table-cell office:value-type="float" office:value="-1104">
            <text:p>-1104</text:p>
          </table:table-cell>
          <table:table-cell/>
          <table:table-cell office:value-type="float" office:value="-656">
            <text:p>-656</text:p>
          </table:table-cell>
          <table:table-cell table:formula="of:=[.F918]*(-0.000732421875)" office:value-type="float" office:value="0.48046875">
            <text:p>0,480468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18">
            <text:p>918</text:p>
          </table:table-cell>
          <table:table-cell office:value-type="float" office:value="21078">
            <text:p>21078</text:p>
          </table:table-cell>
          <table:table-cell office:value-type="float" office:value="-624">
            <text:p>-624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608">
            <text:p>-608</text:p>
          </table:table-cell>
          <table:table-cell table:formula="of:=[.F919]*(-0.000732421875)" office:value-type="float" office:value="0.4453125">
            <text:p>0,445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19">
            <text:p>919</text:p>
          </table:table-cell>
          <table:table-cell office:value-type="float" office:value="21098">
            <text:p>21098</text:p>
          </table:table-cell>
          <table:table-cell office:value-type="float" office:value="-736">
            <text:p>-736</text:p>
          </table:table-cell>
          <table:table-cell office:value-type="float" office:value="-1072">
            <text:p>-1072</text:p>
          </table:table-cell>
          <table:table-cell/>
          <table:table-cell office:value-type="float" office:value="-656">
            <text:p>-656</text:p>
          </table:table-cell>
          <table:table-cell table:formula="of:=[.F920]*(-0.000732421875)" office:value-type="float" office:value="0.48046875">
            <text:p>0,480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21123">
            <text:p>21123</text:p>
          </table:table-cell>
          <table:table-cell office:value-type="float" office:value="-784">
            <text:p>-784</text:p>
          </table:table-cell>
          <table:table-cell office:value-type="float" office:value="-912">
            <text:p>-912</text:p>
          </table:table-cell>
          <table:table-cell/>
          <table:table-cell office:value-type="float" office:value="-752">
            <text:p>-752</text:p>
          </table:table-cell>
          <table:table-cell table:formula="of:=[.F921]*(-0.000732421875)" office:value-type="float" office:value="0.55078125">
            <text:p>0,550781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21">
            <text:p>921</text:p>
          </table:table-cell>
          <table:table-cell office:value-type="float" office:value="21143">
            <text:p>21143</text:p>
          </table:table-cell>
          <table:table-cell office:value-type="float" office:value="-672">
            <text:p>-672</text:p>
          </table:table-cell>
          <table:table-cell office:value-type="float" office:value="-912">
            <text:p>-912</text:p>
          </table:table-cell>
          <table:table-cell/>
          <table:table-cell office:value-type="float" office:value="-848">
            <text:p>-848</text:p>
          </table:table-cell>
          <table:table-cell table:formula="of:=[.F922]*(-0.000732421875)" office:value-type="float" office:value="0.62109375">
            <text:p>0,621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21163">
            <text:p>21163</text:p>
          </table:table-cell>
          <table:table-cell office:value-type="float" office:value="-576">
            <text:p>-576</text:p>
          </table:table-cell>
          <table:table-cell office:value-type="float" office:value="-1056">
            <text:p>-1056</text:p>
          </table:table-cell>
          <table:table-cell/>
          <table:table-cell office:value-type="float" office:value="-672">
            <text:p>-672</text:p>
          </table:table-cell>
          <table:table-cell table:formula="of:=[.F923]*(-0.000732421875)" office:value-type="float" office:value="0.4921875">
            <text:p>0,49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21183">
            <text:p>21183</text:p>
          </table:table-cell>
          <table:table-cell office:value-type="float" office:value="-656">
            <text:p>-656</text:p>
          </table:table-cell>
          <table:table-cell office:value-type="float" office:value="-1056">
            <text:p>-1056</text:p>
          </table:table-cell>
          <table:table-cell/>
          <table:table-cell office:value-type="float" office:value="-720">
            <text:p>-720</text:p>
          </table:table-cell>
          <table:table-cell table:formula="of:=[.F924]*(-0.000732421875)" office:value-type="float" office:value="0.52734375">
            <text:p>0,527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1203">
            <text:p>21203</text:p>
          </table:table-cell>
          <table:table-cell office:value-type="float" office:value="-720">
            <text:p>-720</text:p>
          </table:table-cell>
          <table:table-cell office:value-type="float" office:value="-912">
            <text:p>-912</text:p>
          </table:table-cell>
          <table:table-cell/>
          <table:table-cell office:value-type="float" office:value="-816">
            <text:p>-816</text:p>
          </table:table-cell>
          <table:table-cell table:formula="of:=[.F925]*(-0.000732421875)" office:value-type="float" office:value="0.59765625">
            <text:p>0,5976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25">
            <text:p>925</text:p>
          </table:table-cell>
          <table:table-cell office:value-type="float" office:value="21224">
            <text:p>21224</text:p>
          </table:table-cell>
          <table:table-cell office:value-type="float" office:value="-864">
            <text:p>-864</text:p>
          </table:table-cell>
          <table:table-cell office:value-type="float" office:value="-832">
            <text:p>-832</text:p>
          </table:table-cell>
          <table:table-cell/>
          <table:table-cell office:value-type="float" office:value="-784">
            <text:p>-784</text:p>
          </table:table-cell>
          <table:table-cell table:formula="of:=[.F926]*(-0.000732421875)" office:value-type="float" office:value="0.57421875">
            <text:p>0,574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26">
            <text:p>926</text:p>
          </table:table-cell>
          <table:table-cell office:value-type="float" office:value="21243">
            <text:p>21243</text:p>
          </table:table-cell>
          <table:table-cell table:number-columns-repeated="2" office:value-type="float" office:value="-880">
            <text:p>-880</text:p>
          </table:table-cell>
          <table:table-cell/>
          <table:table-cell office:value-type="float" office:value="-704">
            <text:p>-704</text:p>
          </table:table-cell>
          <table:table-cell table:formula="of:=[.F927]*(-0.000732421875)" office:value-type="float" office:value="0.515625">
            <text:p>0,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21264">
            <text:p>21264</text:p>
          </table:table-cell>
          <table:table-cell office:value-type="float" office:value="-912">
            <text:p>-912</text:p>
          </table:table-cell>
          <table:table-cell office:value-type="float" office:value="-832">
            <text:p>-832</text:p>
          </table:table-cell>
          <table:table-cell/>
          <table:table-cell office:value-type="float" office:value="-704">
            <text:p>-704</text:p>
          </table:table-cell>
          <table:table-cell table:formula="of:=[.F928]*(-0.000732421875)" office:value-type="float" office:value="0.515625">
            <text:p>0,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28">
            <text:p>928</text:p>
          </table:table-cell>
          <table:table-cell office:value-type="float" office:value="21284">
            <text:p>21284</text:p>
          </table:table-cell>
          <table:table-cell office:value-type="float" office:value="-944">
            <text:p>-944</text:p>
          </table:table-cell>
          <table:table-cell office:value-type="float" office:value="-816">
            <text:p>-816</text:p>
          </table:table-cell>
          <table:table-cell/>
          <table:table-cell office:value-type="float" office:value="-672">
            <text:p>-672</text:p>
          </table:table-cell>
          <table:table-cell table:formula="of:=[.F929]*(-0.000732421875)" office:value-type="float" office:value="0.4921875">
            <text:p>0,49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21304">
            <text:p>21304</text:p>
          </table:table-cell>
          <table:table-cell office:value-type="float" office:value="-784">
            <text:p>-784</text:p>
          </table:table-cell>
          <table:table-cell office:value-type="float" office:value="-912">
            <text:p>-912</text:p>
          </table:table-cell>
          <table:table-cell/>
          <table:table-cell office:value-type="float" office:value="-704">
            <text:p>-704</text:p>
          </table:table-cell>
          <table:table-cell table:formula="of:=[.F930]*(-0.000732421875)" office:value-type="float" office:value="0.515625">
            <text:p>0,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21324">
            <text:p>21324</text:p>
          </table:table-cell>
          <table:table-cell office:value-type="float" office:value="-704">
            <text:p>-704</text:p>
          </table:table-cell>
          <table:table-cell office:value-type="float" office:value="-960">
            <text:p>-960</text:p>
          </table:table-cell>
          <table:table-cell/>
          <table:table-cell office:value-type="float" office:value="-704">
            <text:p>-704</text:p>
          </table:table-cell>
          <table:table-cell table:formula="of:=[.F931]*(-0.000732421875)" office:value-type="float" office:value="0.515625">
            <text:p>0,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21368">
            <text:p>21368</text:p>
          </table:table-cell>
          <table:table-cell office:value-type="float" office:value="-736">
            <text:p>-736</text:p>
          </table:table-cell>
          <table:table-cell office:value-type="float" office:value="-944">
            <text:p>-944</text:p>
          </table:table-cell>
          <table:table-cell/>
          <table:table-cell office:value-type="float" office:value="-720">
            <text:p>-720</text:p>
          </table:table-cell>
          <table:table-cell table:formula="of:=[.F932]*(-0.000732421875)" office:value-type="float" office:value="0.52734375">
            <text:p>0,527343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21391">
            <text:p>21391</text:p>
          </table:table-cell>
          <table:table-cell office:value-type="float" office:value="-784">
            <text:p>-784</text:p>
          </table:table-cell>
          <table:table-cell office:value-type="float" office:value="-928">
            <text:p>-928</text:p>
          </table:table-cell>
          <table:table-cell/>
          <table:table-cell office:value-type="float" office:value="-672">
            <text:p>-672</text:p>
          </table:table-cell>
          <table:table-cell table:formula="of:=[.F933]*(-0.000732421875)" office:value-type="float" office:value="0.4921875">
            <text:p>0,49218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33">
            <text:p>933</text:p>
          </table:table-cell>
          <table:table-cell office:value-type="float" office:value="21411">
            <text:p>21411</text:p>
          </table:table-cell>
          <table:table-cell office:value-type="float" office:value="-720">
            <text:p>-720</text:p>
          </table:table-cell>
          <table:table-cell office:value-type="float" office:value="-992">
            <text:p>-992</text:p>
          </table:table-cell>
          <table:table-cell/>
          <table:table-cell office:value-type="float" office:value="-688">
            <text:p>-688</text:p>
          </table:table-cell>
          <table:table-cell table:formula="of:=[.F934]*(-0.000732421875)" office:value-type="float" office:value="0.50390625">
            <text:p>0,503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34">
            <text:p>934</text:p>
          </table:table-cell>
          <table:table-cell office:value-type="float" office:value="21431">
            <text:p>21431</text:p>
          </table:table-cell>
          <table:table-cell office:value-type="float" office:value="-608">
            <text:p>-608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672">
            <text:p>-672</text:p>
          </table:table-cell>
          <table:table-cell table:formula="of:=[.F935]*(-0.000732421875)" office:value-type="float" office:value="0.4921875">
            <text:p>0,49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21456">
            <text:p>21456</text:p>
          </table:table-cell>
          <table:table-cell office:value-type="float" office:value="-576">
            <text:p>-576</text:p>
          </table:table-cell>
          <table:table-cell office:value-type="float" office:value="-1072">
            <text:p>-1072</text:p>
          </table:table-cell>
          <table:table-cell/>
          <table:table-cell office:value-type="float" office:value="-720">
            <text:p>-720</text:p>
          </table:table-cell>
          <table:table-cell table:formula="of:=[.F936]*(-0.000732421875)" office:value-type="float" office:value="0.52734375">
            <text:p>0,527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21476">
            <text:p>21476</text:p>
          </table:table-cell>
          <table:table-cell office:value-type="float" office:value="-752">
            <text:p>-752</text:p>
          </table:table-cell>
          <table:table-cell office:value-type="float" office:value="-896">
            <text:p>-896</text:p>
          </table:table-cell>
          <table:table-cell/>
          <table:table-cell office:value-type="float" office:value="-704">
            <text:p>-704</text:p>
          </table:table-cell>
          <table:table-cell table:formula="of:=[.F937]*(-0.000732421875)" office:value-type="float" office:value="0.515625">
            <text:p>0,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21496">
            <text:p>21496</text:p>
          </table:table-cell>
          <table:table-cell office:value-type="float" office:value="-784">
            <text:p>-784</text:p>
          </table:table-cell>
          <table:table-cell office:value-type="float" office:value="-1056">
            <text:p>-1056</text:p>
          </table:table-cell>
          <table:table-cell/>
          <table:table-cell office:value-type="float" office:value="-672">
            <text:p>-672</text:p>
          </table:table-cell>
          <table:table-cell table:formula="of:=[.F938]*(-0.000732421875)" office:value-type="float" office:value="0.4921875">
            <text:p>0,49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38">
            <text:p>938</text:p>
          </table:table-cell>
          <table:table-cell office:value-type="float" office:value="21517">
            <text:p>21517</text:p>
          </table:table-cell>
          <table:table-cell office:value-type="float" office:value="-752">
            <text:p>-752</text:p>
          </table:table-cell>
          <table:table-cell office:value-type="float" office:value="-944">
            <text:p>-944</text:p>
          </table:table-cell>
          <table:table-cell/>
          <table:table-cell office:value-type="float" office:value="-624">
            <text:p>-624</text:p>
          </table:table-cell>
          <table:table-cell table:formula="of:=[.F939]*(-0.000732421875)" office:value-type="float" office:value="0.45703125">
            <text:p>0,457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21537">
            <text:p>21537</text:p>
          </table:table-cell>
          <table:table-cell office:value-type="float" office:value="-752">
            <text:p>-752</text:p>
          </table:table-cell>
          <table:table-cell office:value-type="float" office:value="-1072">
            <text:p>-1072</text:p>
          </table:table-cell>
          <table:table-cell/>
          <table:table-cell office:value-type="float" office:value="-656">
            <text:p>-656</text:p>
          </table:table-cell>
          <table:table-cell table:formula="of:=[.F940]*(-0.000732421875)" office:value-type="float" office:value="0.48046875">
            <text:p>0,480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21557">
            <text:p>21557</text:p>
          </table:table-cell>
          <table:table-cell office:value-type="float" office:value="-640">
            <text:p>-640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656">
            <text:p>-656</text:p>
          </table:table-cell>
          <table:table-cell table:formula="of:=[.F941]*(-0.000732421875)" office:value-type="float" office:value="0.48046875">
            <text:p>0,480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41">
            <text:p>941</text:p>
          </table:table-cell>
          <table:table-cell office:value-type="float" office:value="21577">
            <text:p>21577</text:p>
          </table:table-cell>
          <table:table-cell office:value-type="float" office:value="-752">
            <text:p>-752</text:p>
          </table:table-cell>
          <table:table-cell office:value-type="float" office:value="-896">
            <text:p>-896</text:p>
          </table:table-cell>
          <table:table-cell/>
          <table:table-cell office:value-type="float" office:value="-656">
            <text:p>-656</text:p>
          </table:table-cell>
          <table:table-cell table:formula="of:=[.F942]*(-0.000732421875)" office:value-type="float" office:value="0.48046875">
            <text:p>0,480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42">
            <text:p>942</text:p>
          </table:table-cell>
          <table:table-cell office:value-type="float" office:value="21598">
            <text:p>21598</text:p>
          </table:table-cell>
          <table:table-cell office:value-type="float" office:value="-736">
            <text:p>-736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576">
            <text:p>-576</text:p>
          </table:table-cell>
          <table:table-cell table:formula="of:=[.F943]*(-0.000732421875)" office:value-type="float" office:value="0.421875">
            <text:p>0,4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43">
            <text:p>943</text:p>
          </table:table-cell>
          <table:table-cell office:value-type="float" office:value="21618">
            <text:p>21618</text:p>
          </table:table-cell>
          <table:table-cell office:value-type="float" office:value="-752">
            <text:p>-752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656">
            <text:p>-656</text:p>
          </table:table-cell>
          <table:table-cell table:formula="of:=[.F944]*(-0.000732421875)" office:value-type="float" office:value="0.48046875">
            <text:p>0,480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21638">
            <text:p>21638</text:p>
          </table:table-cell>
          <table:table-cell office:value-type="float" office:value="-720">
            <text:p>-720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640">
            <text:p>-640</text:p>
          </table:table-cell>
          <table:table-cell table:formula="of:=[.F945]*(-0.000732421875)" office:value-type="float" office:value="0.46875">
            <text:p>0,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45">
            <text:p>945</text:p>
          </table:table-cell>
          <table:table-cell office:value-type="float" office:value="21658">
            <text:p>21658</text:p>
          </table:table-cell>
          <table:table-cell office:value-type="float" office:value="-704">
            <text:p>-704</text:p>
          </table:table-cell>
          <table:table-cell office:value-type="float" office:value="-992">
            <text:p>-992</text:p>
          </table:table-cell>
          <table:table-cell/>
          <table:table-cell office:value-type="float" office:value="-656">
            <text:p>-656</text:p>
          </table:table-cell>
          <table:table-cell table:formula="of:=[.F946]*(-0.000732421875)" office:value-type="float" office:value="0.48046875">
            <text:p>0,480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46">
            <text:p>946</text:p>
          </table:table-cell>
          <table:table-cell office:value-type="float" office:value="21694">
            <text:p>21694</text:p>
          </table:table-cell>
          <table:table-cell office:value-type="float" office:value="-784">
            <text:p>-784</text:p>
          </table:table-cell>
          <table:table-cell office:value-type="float" office:value="-960">
            <text:p>-960</text:p>
          </table:table-cell>
          <table:table-cell/>
          <table:table-cell office:value-type="float" office:value="-688">
            <text:p>-688</text:p>
          </table:table-cell>
          <table:table-cell table:formula="of:=[.F947]*(-0.000732421875)" office:value-type="float" office:value="0.50390625">
            <text:p>0,503906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21713">
            <text:p>21713</text:p>
          </table:table-cell>
          <table:table-cell office:value-type="float" office:value="-768">
            <text:p>-768</text:p>
          </table:table-cell>
          <table:table-cell office:value-type="float" office:value="-976">
            <text:p>-976</text:p>
          </table:table-cell>
          <table:table-cell/>
          <table:table-cell office:value-type="float" office:value="-688">
            <text:p>-688</text:p>
          </table:table-cell>
          <table:table-cell table:formula="of:=[.F948]*(-0.000732421875)" office:value-type="float" office:value="0.50390625">
            <text:p>0,503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21734">
            <text:p>21734</text:p>
          </table:table-cell>
          <table:table-cell office:value-type="float" office:value="-592">
            <text:p>-592</text:p>
          </table:table-cell>
          <table:table-cell office:value-type="float" office:value="-1104">
            <text:p>-1104</text:p>
          </table:table-cell>
          <table:table-cell/>
          <table:table-cell office:value-type="float" office:value="-720">
            <text:p>-720</text:p>
          </table:table-cell>
          <table:table-cell table:formula="of:=[.F949]*(-0.000732421875)" office:value-type="float" office:value="0.52734375">
            <text:p>0,527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21754">
            <text:p>21754</text:p>
          </table:table-cell>
          <table:table-cell office:value-type="float" office:value="-688">
            <text:p>-688</text:p>
          </table:table-cell>
          <table:table-cell office:value-type="float" office:value="-1088">
            <text:p>-1088</text:p>
          </table:table-cell>
          <table:table-cell/>
          <table:table-cell office:value-type="float" office:value="-704">
            <text:p>-704</text:p>
          </table:table-cell>
          <table:table-cell table:formula="of:=[.F950]*(-0.000732421875)" office:value-type="float" office:value="0.515625">
            <text:p>0,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21775">
            <text:p>21775</text:p>
          </table:table-cell>
          <table:table-cell office:value-type="float" office:value="-800">
            <text:p>-800</text:p>
          </table:table-cell>
          <table:table-cell office:value-type="float" office:value="-928">
            <text:p>-928</text:p>
          </table:table-cell>
          <table:table-cell/>
          <table:table-cell office:value-type="float" office:value="-688">
            <text:p>-688</text:p>
          </table:table-cell>
          <table:table-cell table:formula="of:=[.F951]*(-0.000732421875)" office:value-type="float" office:value="0.50390625">
            <text:p>0,503906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51">
            <text:p>951</text:p>
          </table:table-cell>
          <table:table-cell office:value-type="float" office:value="21792">
            <text:p>21792</text:p>
          </table:table-cell>
          <table:table-cell office:value-type="float" office:value="-752">
            <text:p>-752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720">
            <text:p>-720</text:p>
          </table:table-cell>
          <table:table-cell table:formula="of:=[.F952]*(-0.000732421875)" office:value-type="float" office:value="0.52734375">
            <text:p>0,527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21813">
            <text:p>21813</text:p>
          </table:table-cell>
          <table:table-cell office:value-type="float" office:value="-704">
            <text:p>-704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656">
            <text:p>-656</text:p>
          </table:table-cell>
          <table:table-cell table:formula="of:=[.F953]*(-0.000732421875)" office:value-type="float" office:value="0.48046875">
            <text:p>0,480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53">
            <text:p>953</text:p>
          </table:table-cell>
          <table:table-cell office:value-type="float" office:value="21833">
            <text:p>21833</text:p>
          </table:table-cell>
          <table:table-cell office:value-type="float" office:value="-640">
            <text:p>-640</text:p>
          </table:table-cell>
          <table:table-cell office:value-type="float" office:value="-960">
            <text:p>-960</text:p>
          </table:table-cell>
          <table:table-cell/>
          <table:table-cell office:value-type="float" office:value="-688">
            <text:p>-688</text:p>
          </table:table-cell>
          <table:table-cell table:formula="of:=[.F954]*(-0.000732421875)" office:value-type="float" office:value="0.50390625">
            <text:p>0,503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21877">
            <text:p>21877</text:p>
          </table:table-cell>
          <table:table-cell office:value-type="float" office:value="-720">
            <text:p>-720</text:p>
          </table:table-cell>
          <table:table-cell office:value-type="float" office:value="-896">
            <text:p>-896</text:p>
          </table:table-cell>
          <table:table-cell/>
          <table:table-cell office:value-type="float" office:value="-720">
            <text:p>-720</text:p>
          </table:table-cell>
          <table:table-cell table:formula="of:=[.F955]*(-0.000732421875)" office:value-type="float" office:value="0.52734375">
            <text:p>0,527343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21900">
            <text:p>21900</text:p>
          </table:table-cell>
          <table:table-cell office:value-type="float" office:value="-736">
            <text:p>-736</text:p>
          </table:table-cell>
          <table:table-cell office:value-type="float" office:value="-1104">
            <text:p>-1104</text:p>
          </table:table-cell>
          <table:table-cell/>
          <table:table-cell office:value-type="float" office:value="-672">
            <text:p>-672</text:p>
          </table:table-cell>
          <table:table-cell table:formula="of:=[.F956]*(-0.000732421875)" office:value-type="float" office:value="0.4921875">
            <text:p>0,49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21920">
            <text:p>21920</text:p>
          </table:table-cell>
          <table:table-cell office:value-type="float" office:value="-784">
            <text:p>-784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720">
            <text:p>-720</text:p>
          </table:table-cell>
          <table:table-cell table:formula="of:=[.F957]*(-0.000732421875)" office:value-type="float" office:value="0.52734375">
            <text:p>0,527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21940">
            <text:p>21940</text:p>
          </table:table-cell>
          <table:table-cell office:value-type="float" office:value="-768">
            <text:p>-768</text:p>
          </table:table-cell>
          <table:table-cell office:value-type="float" office:value="-1008">
            <text:p>-1008</text:p>
          </table:table-cell>
          <table:table-cell/>
          <table:table-cell office:value-type="float" office:value="-624">
            <text:p>-624</text:p>
          </table:table-cell>
          <table:table-cell table:formula="of:=[.F958]*(-0.000732421875)" office:value-type="float" office:value="0.45703125">
            <text:p>0,457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21960">
            <text:p>21960</text:p>
          </table:table-cell>
          <table:table-cell office:value-type="float" office:value="-752">
            <text:p>-752</text:p>
          </table:table-cell>
          <table:table-cell office:value-type="float" office:value="-960">
            <text:p>-960</text:p>
          </table:table-cell>
          <table:table-cell/>
          <table:table-cell office:value-type="float" office:value="-656">
            <text:p>-656</text:p>
          </table:table-cell>
          <table:table-cell table:formula="of:=[.F959]*(-0.000732421875)" office:value-type="float" office:value="0.48046875">
            <text:p>0,480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21981">
            <text:p>21981</text:p>
          </table:table-cell>
          <table:table-cell office:value-type="float" office:value="-720">
            <text:p>-720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704">
            <text:p>-704</text:p>
          </table:table-cell>
          <table:table-cell table:formula="of:=[.F960]*(-0.000732421875)" office:value-type="float" office:value="0.515625">
            <text:p>0,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22001">
            <text:p>22001</text:p>
          </table:table-cell>
          <table:table-cell office:value-type="float" office:value="-704">
            <text:p>-704</text:p>
          </table:table-cell>
          <table:table-cell office:value-type="float" office:value="-976">
            <text:p>-976</text:p>
          </table:table-cell>
          <table:table-cell/>
          <table:table-cell office:value-type="float" office:value="-688">
            <text:p>-688</text:p>
          </table:table-cell>
          <table:table-cell table:formula="of:=[.F961]*(-0.000732421875)" office:value-type="float" office:value="0.50390625">
            <text:p>0,503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61">
            <text:p>961</text:p>
          </table:table-cell>
          <table:table-cell office:value-type="float" office:value="22021">
            <text:p>22021</text:p>
          </table:table-cell>
          <table:table-cell office:value-type="float" office:value="-704">
            <text:p>-704</text:p>
          </table:table-cell>
          <table:table-cell office:value-type="float" office:value="-992">
            <text:p>-992</text:p>
          </table:table-cell>
          <table:table-cell/>
          <table:table-cell office:value-type="float" office:value="-656">
            <text:p>-656</text:p>
          </table:table-cell>
          <table:table-cell table:formula="of:=[.F962]*(-0.000732421875)" office:value-type="float" office:value="0.48046875">
            <text:p>0,480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22041">
            <text:p>22041</text:p>
          </table:table-cell>
          <table:table-cell office:value-type="float" office:value="-736">
            <text:p>-736</text:p>
          </table:table-cell>
          <table:table-cell office:value-type="float" office:value="-960">
            <text:p>-960</text:p>
          </table:table-cell>
          <table:table-cell/>
          <table:table-cell office:value-type="float" office:value="-672">
            <text:p>-672</text:p>
          </table:table-cell>
          <table:table-cell table:formula="of:=[.F963]*(-0.000732421875)" office:value-type="float" office:value="0.4921875">
            <text:p>0,49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22062">
            <text:p>22062</text:p>
          </table:table-cell>
          <table:table-cell office:value-type="float" office:value="-640">
            <text:p>-640</text:p>
          </table:table-cell>
          <table:table-cell office:value-type="float" office:value="-992">
            <text:p>-992</text:p>
          </table:table-cell>
          <table:table-cell/>
          <table:table-cell office:value-type="float" office:value="-624">
            <text:p>-624</text:p>
          </table:table-cell>
          <table:table-cell table:formula="of:=[.F964]*(-0.000732421875)" office:value-type="float" office:value="0.45703125">
            <text:p>0,457031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64">
            <text:p>964</text:p>
          </table:table-cell>
          <table:table-cell office:value-type="float" office:value="22081">
            <text:p>22081</text:p>
          </table:table-cell>
          <table:table-cell office:value-type="float" office:value="-640">
            <text:p>-640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784">
            <text:p>-784</text:p>
          </table:table-cell>
          <table:table-cell table:formula="of:=[.F965]*(-0.000732421875)" office:value-type="float" office:value="0.57421875">
            <text:p>0,574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65">
            <text:p>965</text:p>
          </table:table-cell>
          <table:table-cell office:value-type="float" office:value="22102">
            <text:p>22102</text:p>
          </table:table-cell>
          <table:table-cell office:value-type="float" office:value="-720">
            <text:p>-720</text:p>
          </table:table-cell>
          <table:table-cell office:value-type="float" office:value="-944">
            <text:p>-944</text:p>
          </table:table-cell>
          <table:table-cell/>
          <table:table-cell office:value-type="float" office:value="-688">
            <text:p>-688</text:p>
          </table:table-cell>
          <table:table-cell table:formula="of:=[.F966]*(-0.000732421875)" office:value-type="float" office:value="0.50390625">
            <text:p>0,503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22127">
            <text:p>22127</text:p>
          </table:table-cell>
          <table:table-cell office:value-type="float" office:value="-704">
            <text:p>-704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720">
            <text:p>-720</text:p>
          </table:table-cell>
          <table:table-cell table:formula="of:=[.F967]*(-0.000732421875)" office:value-type="float" office:value="0.52734375">
            <text:p>0,527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22147">
            <text:p>22147</text:p>
          </table:table-cell>
          <table:table-cell office:value-type="float" office:value="-624">
            <text:p>-624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688">
            <text:p>-688</text:p>
          </table:table-cell>
          <table:table-cell table:formula="of:=[.F968]*(-0.000732421875)" office:value-type="float" office:value="0.50390625">
            <text:p>0,503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167">
            <text:p>22167</text:p>
          </table:table-cell>
          <table:table-cell office:value-type="float" office:value="-512">
            <text:p>-512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688">
            <text:p>-688</text:p>
          </table:table-cell>
          <table:table-cell table:formula="of:=[.F969]*(-0.000732421875)" office:value-type="float" office:value="0.50390625">
            <text:p>0,503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69">
            <text:p>969</text:p>
          </table:table-cell>
          <table:table-cell office:value-type="float" office:value="22188">
            <text:p>22188</text:p>
          </table:table-cell>
          <table:table-cell office:value-type="float" office:value="-816">
            <text:p>-816</text:p>
          </table:table-cell>
          <table:table-cell office:value-type="float" office:value="-992">
            <text:p>-992</text:p>
          </table:table-cell>
          <table:table-cell/>
          <table:table-cell office:value-type="float" office:value="-656">
            <text:p>-656</text:p>
          </table:table-cell>
          <table:table-cell table:formula="of:=[.F970]*(-0.000732421875)" office:value-type="float" office:value="0.48046875">
            <text:p>0,480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22208">
            <text:p>22208</text:p>
          </table:table-cell>
          <table:table-cell office:value-type="float" office:value="-784">
            <text:p>-784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656">
            <text:p>-656</text:p>
          </table:table-cell>
          <table:table-cell table:formula="of:=[.F971]*(-0.000732421875)" office:value-type="float" office:value="0.48046875">
            <text:p>0,480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22228">
            <text:p>22228</text:p>
          </table:table-cell>
          <table:table-cell office:value-type="float" office:value="-688">
            <text:p>-688</text:p>
          </table:table-cell>
          <table:table-cell office:value-type="float" office:value="-1024">
            <text:p>-1024</text:p>
          </table:table-cell>
          <table:table-cell/>
          <table:table-cell office:value-type="float" office:value="-688">
            <text:p>-688</text:p>
          </table:table-cell>
          <table:table-cell table:formula="of:=[.F972]*(-0.000732421875)" office:value-type="float" office:value="0.50390625">
            <text:p>0,503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22248">
            <text:p>22248</text:p>
          </table:table-cell>
          <table:table-cell office:value-type="float" office:value="-704">
            <text:p>-704</text:p>
          </table:table-cell>
          <table:table-cell office:value-type="float" office:value="-992">
            <text:p>-992</text:p>
          </table:table-cell>
          <table:table-cell/>
          <table:table-cell office:value-type="float" office:value="-624">
            <text:p>-624</text:p>
          </table:table-cell>
          <table:table-cell table:formula="of:=[.F973]*(-0.000732421875)" office:value-type="float" office:value="0.45703125">
            <text:p>0,457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22268">
            <text:p>22268</text:p>
          </table:table-cell>
          <table:table-cell office:value-type="float" office:value="-688">
            <text:p>-688</text:p>
          </table:table-cell>
          <table:table-cell office:value-type="float" office:value="-944">
            <text:p>-944</text:p>
          </table:table-cell>
          <table:table-cell/>
          <table:table-cell office:value-type="float" office:value="-672">
            <text:p>-672</text:p>
          </table:table-cell>
          <table:table-cell table:formula="of:=[.F974]*(-0.000732421875)" office:value-type="float" office:value="0.4921875">
            <text:p>0,49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22289">
            <text:p>22289</text:p>
          </table:table-cell>
          <table:table-cell office:value-type="float" office:value="-752">
            <text:p>-752</text:p>
          </table:table-cell>
          <table:table-cell office:value-type="float" office:value="-944">
            <text:p>-944</text:p>
          </table:table-cell>
          <table:table-cell/>
          <table:table-cell office:value-type="float" office:value="-640">
            <text:p>-640</text:p>
          </table:table-cell>
          <table:table-cell table:formula="of:=[.F975]*(-0.000732421875)" office:value-type="float" office:value="0.46875">
            <text:p>0,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75">
            <text:p>975</text:p>
          </table:table-cell>
          <table:table-cell office:value-type="float" office:value="22324">
            <text:p>22324</text:p>
          </table:table-cell>
          <table:table-cell office:value-type="float" office:value="-720">
            <text:p>-720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688">
            <text:p>-688</text:p>
          </table:table-cell>
          <table:table-cell table:formula="of:=[.F976]*(-0.000732421875)" office:value-type="float" office:value="0.50390625">
            <text:p>0,503906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22344">
            <text:p>22344</text:p>
          </table:table-cell>
          <table:table-cell office:value-type="float" office:value="-592">
            <text:p>-592</text:p>
          </table:table-cell>
          <table:table-cell office:value-type="float" office:value="-1104">
            <text:p>-1104</text:p>
          </table:table-cell>
          <table:table-cell/>
          <table:table-cell office:value-type="float" office:value="-672">
            <text:p>-672</text:p>
          </table:table-cell>
          <table:table-cell table:formula="of:=[.F977]*(-0.000732421875)" office:value-type="float" office:value="0.4921875">
            <text:p>0,49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22388">
            <text:p>22388</text:p>
          </table:table-cell>
          <table:table-cell office:value-type="float" office:value="-624">
            <text:p>-624</text:p>
          </table:table-cell>
          <table:table-cell office:value-type="float" office:value="-976">
            <text:p>-976</text:p>
          </table:table-cell>
          <table:table-cell/>
          <table:table-cell office:value-type="float" office:value="-672">
            <text:p>-672</text:p>
          </table:table-cell>
          <table:table-cell table:formula="of:=[.F978]*(-0.000732421875)" office:value-type="float" office:value="0.4921875">
            <text:p>0,49218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22411">
            <text:p>22411</text:p>
          </table:table-cell>
          <table:table-cell office:value-type="float" office:value="-640">
            <text:p>-640</text:p>
          </table:table-cell>
          <table:table-cell office:value-type="float" office:value="-1072">
            <text:p>-1072</text:p>
          </table:table-cell>
          <table:table-cell/>
          <table:table-cell office:value-type="float" office:value="-640">
            <text:p>-640</text:p>
          </table:table-cell>
          <table:table-cell table:formula="of:=[.F979]*(-0.000732421875)" office:value-type="float" office:value="0.46875">
            <text:p>0,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22431">
            <text:p>22431</text:p>
          </table:table-cell>
          <table:table-cell office:value-type="float" office:value="-608">
            <text:p>-608</text:p>
          </table:table-cell>
          <table:table-cell office:value-type="float" office:value="-1072">
            <text:p>-1072</text:p>
          </table:table-cell>
          <table:table-cell/>
          <table:table-cell office:value-type="float" office:value="-656">
            <text:p>-656</text:p>
          </table:table-cell>
          <table:table-cell table:formula="of:=[.F980]*(-0.000732421875)" office:value-type="float" office:value="0.48046875">
            <text:p>0,480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22452">
            <text:p>22452</text:p>
          </table:table-cell>
          <table:table-cell office:value-type="float" office:value="-576">
            <text:p>-576</text:p>
          </table:table-cell>
          <table:table-cell office:value-type="float" office:value="-1008">
            <text:p>-1008</text:p>
          </table:table-cell>
          <table:table-cell/>
          <table:table-cell office:value-type="float" office:value="-720">
            <text:p>-720</text:p>
          </table:table-cell>
          <table:table-cell table:formula="of:=[.F981]*(-0.000732421875)" office:value-type="float" office:value="0.52734375">
            <text:p>0,527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22474">
            <text:p>22474</text:p>
          </table:table-cell>
          <table:table-cell office:value-type="float" office:value="-640">
            <text:p>-640</text:p>
          </table:table-cell>
          <table:table-cell office:value-type="float" office:value="-960">
            <text:p>-960</text:p>
          </table:table-cell>
          <table:table-cell/>
          <table:table-cell office:value-type="float" office:value="-704">
            <text:p>-704</text:p>
          </table:table-cell>
          <table:table-cell table:formula="of:=[.F982]*(-0.000732421875)" office:value-type="float" office:value="0.515625">
            <text:p>0,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82">
            <text:p>982</text:p>
          </table:table-cell>
          <table:table-cell office:value-type="float" office:value="22493">
            <text:p>22493</text:p>
          </table:table-cell>
          <table:table-cell office:value-type="float" office:value="-656">
            <text:p>-656</text:p>
          </table:table-cell>
          <table:table-cell office:value-type="float" office:value="-960">
            <text:p>-960</text:p>
          </table:table-cell>
          <table:table-cell/>
          <table:table-cell office:value-type="float" office:value="-736">
            <text:p>-736</text:p>
          </table:table-cell>
          <table:table-cell table:formula="of:=[.F983]*(-0.000732421875)" office:value-type="float" office:value="0.5390625">
            <text:p>0,53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83">
            <text:p>983</text:p>
          </table:table-cell>
          <table:table-cell office:value-type="float" office:value="22511">
            <text:p>22511</text:p>
          </table:table-cell>
          <table:table-cell office:value-type="float" office:value="-624">
            <text:p>-624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704">
            <text:p>-704</text:p>
          </table:table-cell>
          <table:table-cell table:formula="of:=[.F984]*(-0.000732421875)" office:value-type="float" office:value="0.515625">
            <text:p>0,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22530">
            <text:p>22530</text:p>
          </table:table-cell>
          <table:table-cell office:value-type="float" office:value="-448">
            <text:p>-448</text:p>
          </table:table-cell>
          <table:table-cell office:value-type="float" office:value="-1104">
            <text:p>-1104</text:p>
          </table:table-cell>
          <table:table-cell/>
          <table:table-cell office:value-type="float" office:value="-704">
            <text:p>-704</text:p>
          </table:table-cell>
          <table:table-cell table:formula="of:=[.F985]*(-0.000732421875)" office:value-type="float" office:value="0.515625">
            <text:p>0,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22547">
            <text:p>22547</text:p>
          </table:table-cell>
          <table:table-cell office:value-type="float" office:value="-544">
            <text:p>-544</text:p>
          </table:table-cell>
          <table:table-cell office:value-type="float" office:value="-1104">
            <text:p>-1104</text:p>
          </table:table-cell>
          <table:table-cell/>
          <table:table-cell office:value-type="float" office:value="-688">
            <text:p>-688</text:p>
          </table:table-cell>
          <table:table-cell table:formula="of:=[.F986]*(-0.000732421875)" office:value-type="float" office:value="0.50390625">
            <text:p>0,503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86">
            <text:p>986</text:p>
          </table:table-cell>
          <table:table-cell office:value-type="float" office:value="22565">
            <text:p>22565</text:p>
          </table:table-cell>
          <table:table-cell office:value-type="float" office:value="-624">
            <text:p>-624</text:p>
          </table:table-cell>
          <table:table-cell office:value-type="float" office:value="-1104">
            <text:p>-1104</text:p>
          </table:table-cell>
          <table:table-cell/>
          <table:table-cell office:value-type="float" office:value="-640">
            <text:p>-640</text:p>
          </table:table-cell>
          <table:table-cell table:formula="of:=[.F987]*(-0.000732421875)" office:value-type="float" office:value="0.46875">
            <text:p>0,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87">
            <text:p>987</text:p>
          </table:table-cell>
          <table:table-cell office:value-type="float" office:value="22584">
            <text:p>22584</text:p>
          </table:table-cell>
          <table:table-cell office:value-type="float" office:value="-784">
            <text:p>-784</text:p>
          </table:table-cell>
          <table:table-cell office:value-type="float" office:value="-976">
            <text:p>-976</text:p>
          </table:table-cell>
          <table:table-cell/>
          <table:table-cell office:value-type="float" office:value="-656">
            <text:p>-656</text:p>
          </table:table-cell>
          <table:table-cell table:formula="of:=[.F988]*(-0.000732421875)" office:value-type="float" office:value="0.48046875">
            <text:p>0,480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88">
            <text:p>988</text:p>
          </table:table-cell>
          <table:table-cell office:value-type="float" office:value="22602">
            <text:p>22602</text:p>
          </table:table-cell>
          <table:table-cell office:value-type="float" office:value="-672">
            <text:p>-672</text:p>
          </table:table-cell>
          <table:table-cell office:value-type="float" office:value="-1024">
            <text:p>-1024</text:p>
          </table:table-cell>
          <table:table-cell/>
          <table:table-cell office:value-type="float" office:value="-656">
            <text:p>-656</text:p>
          </table:table-cell>
          <table:table-cell table:formula="of:=[.F989]*(-0.000732421875)" office:value-type="float" office:value="0.48046875">
            <text:p>0,480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22621">
            <text:p>22621</text:p>
          </table:table-cell>
          <table:table-cell office:value-type="float" office:value="-592">
            <text:p>-592</text:p>
          </table:table-cell>
          <table:table-cell office:value-type="float" office:value="-1072">
            <text:p>-1072</text:p>
          </table:table-cell>
          <table:table-cell/>
          <table:table-cell office:value-type="float" office:value="-640">
            <text:p>-640</text:p>
          </table:table-cell>
          <table:table-cell table:formula="of:=[.F990]*(-0.000732421875)" office:value-type="float" office:value="0.46875">
            <text:p>0,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22638">
            <text:p>22638</text:p>
          </table:table-cell>
          <table:table-cell office:value-type="float" office:value="-592">
            <text:p>-592</text:p>
          </table:table-cell>
          <table:table-cell office:value-type="float" office:value="-1088">
            <text:p>-1088</text:p>
          </table:table-cell>
          <table:table-cell/>
          <table:table-cell office:value-type="float" office:value="-656">
            <text:p>-656</text:p>
          </table:table-cell>
          <table:table-cell table:formula="of:=[.F991]*(-0.000732421875)" office:value-type="float" office:value="0.48046875">
            <text:p>0,480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22657">
            <text:p>22657</text:p>
          </table:table-cell>
          <table:table-cell office:value-type="float" office:value="-608">
            <text:p>-608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640">
            <text:p>-640</text:p>
          </table:table-cell>
          <table:table-cell table:formula="of:=[.F992]*(-0.000732421875)" office:value-type="float" office:value="0.46875">
            <text:p>0,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92">
            <text:p>992</text:p>
          </table:table-cell>
          <table:table-cell office:value-type="float" office:value="22675">
            <text:p>22675</text:p>
          </table:table-cell>
          <table:table-cell office:value-type="float" office:value="-672">
            <text:p>-672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672">
            <text:p>-672</text:p>
          </table:table-cell>
          <table:table-cell table:formula="of:=[.F993]*(-0.000732421875)" office:value-type="float" office:value="0.4921875">
            <text:p>0,49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93">
            <text:p>993</text:p>
          </table:table-cell>
          <table:table-cell office:value-type="float" office:value="22693">
            <text:p>22693</text:p>
          </table:table-cell>
          <table:table-cell office:value-type="float" office:value="-736">
            <text:p>-736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704">
            <text:p>-704</text:p>
          </table:table-cell>
          <table:table-cell table:formula="of:=[.F994]*(-0.000732421875)" office:value-type="float" office:value="0.515625">
            <text:p>0,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94">
            <text:p>994</text:p>
          </table:table-cell>
          <table:table-cell office:value-type="float" office:value="22712">
            <text:p>22712</text:p>
          </table:table-cell>
          <table:table-cell office:value-type="float" office:value="-656">
            <text:p>-656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688">
            <text:p>-688</text:p>
          </table:table-cell>
          <table:table-cell table:formula="of:=[.F995]*(-0.000732421875)" office:value-type="float" office:value="0.50390625">
            <text:p>0,503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95">
            <text:p>995</text:p>
          </table:table-cell>
          <table:table-cell office:value-type="float" office:value="22731">
            <text:p>22731</text:p>
          </table:table-cell>
          <table:table-cell office:value-type="float" office:value="-560">
            <text:p>-560</text:p>
          </table:table-cell>
          <table:table-cell office:value-type="float" office:value="-1120">
            <text:p>-1120</text:p>
          </table:table-cell>
          <table:table-cell/>
          <table:table-cell office:value-type="float" office:value="-608">
            <text:p>-608</text:p>
          </table:table-cell>
          <table:table-cell table:formula="of:=[.F996]*(-0.000732421875)" office:value-type="float" office:value="0.4453125">
            <text:p>0,445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22772">
            <text:p>22772</text:p>
          </table:table-cell>
          <table:table-cell office:value-type="float" office:value="-592">
            <text:p>-592</text:p>
          </table:table-cell>
          <table:table-cell office:value-type="float" office:value="-1088">
            <text:p>-1088</text:p>
          </table:table-cell>
          <table:table-cell/>
          <table:table-cell office:value-type="float" office:value="-576">
            <text:p>-576</text:p>
          </table:table-cell>
          <table:table-cell table:formula="of:=[.F997]*(-0.000732421875)" office:value-type="float" office:value="0.421875">
            <text:p>0,4218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22792">
            <text:p>22792</text:p>
          </table:table-cell>
          <table:table-cell office:value-type="float" office:value="-672">
            <text:p>-672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576">
            <text:p>-576</text:p>
          </table:table-cell>
          <table:table-cell table:formula="of:=[.F998]*(-0.000732421875)" office:value-type="float" office:value="0.421875">
            <text:p>0,4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22810">
            <text:p>22810</text:p>
          </table:table-cell>
          <table:table-cell office:value-type="float" office:value="-704">
            <text:p>-704</text:p>
          </table:table-cell>
          <table:table-cell office:value-type="float" office:value="-1072">
            <text:p>-1072</text:p>
          </table:table-cell>
          <table:table-cell/>
          <table:table-cell office:value-type="float" office:value="-576">
            <text:p>-576</text:p>
          </table:table-cell>
          <table:table-cell table:formula="of:=[.F999]*(-0.000732421875)" office:value-type="float" office:value="0.421875">
            <text:p>0,4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22856">
            <text:p>22856</text:p>
          </table:table-cell>
          <table:table-cell office:value-type="float" office:value="-608">
            <text:p>-608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656">
            <text:p>-656</text:p>
          </table:table-cell>
          <table:table-cell table:formula="of:=[.F1000]*(-0.000732421875)" office:value-type="float" office:value="0.48046875">
            <text:p>0,480468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2875">
            <text:p>22875</text:p>
          </table:table-cell>
          <table:table-cell office:value-type="float" office:value="-576">
            <text:p>-576</text:p>
          </table:table-cell>
          <table:table-cell office:value-type="float" office:value="-1120">
            <text:p>-1120</text:p>
          </table:table-cell>
          <table:table-cell/>
          <table:table-cell office:value-type="float" office:value="-624">
            <text:p>-624</text:p>
          </table:table-cell>
          <table:table-cell table:formula="of:=[.F1001]*(-0.000732421875)" office:value-type="float" office:value="0.45703125">
            <text:p>0,457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22894">
            <text:p>22894</text:p>
          </table:table-cell>
          <table:table-cell office:value-type="float" office:value="-656">
            <text:p>-656</text:p>
          </table:table-cell>
          <table:table-cell office:value-type="float" office:value="-1072">
            <text:p>-1072</text:p>
          </table:table-cell>
          <table:table-cell/>
          <table:table-cell office:value-type="float" office:value="-512">
            <text:p>-512</text:p>
          </table:table-cell>
          <table:table-cell table:formula="of:=[.F1002]*(-0.000732421875)" office:value-type="float" office:value="0.375">
            <text:p>0,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22913">
            <text:p>22913</text:p>
          </table:table-cell>
          <table:table-cell office:value-type="float" office:value="-736">
            <text:p>-736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576">
            <text:p>-576</text:p>
          </table:table-cell>
          <table:table-cell table:formula="of:=[.F1003]*(-0.000732421875)" office:value-type="float" office:value="0.421875">
            <text:p>0,4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22932">
            <text:p>22932</text:p>
          </table:table-cell>
          <table:table-cell office:value-type="float" office:value="-800">
            <text:p>-800</text:p>
          </table:table-cell>
          <table:table-cell office:value-type="float" office:value="-928">
            <text:p>-928</text:p>
          </table:table-cell>
          <table:table-cell/>
          <table:table-cell office:value-type="float" office:value="-576">
            <text:p>-576</text:p>
          </table:table-cell>
          <table:table-cell table:formula="of:=[.F1004]*(-0.000732421875)" office:value-type="float" office:value="0.421875">
            <text:p>0,4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04">
            <text:p>1004</text:p>
          </table:table-cell>
          <table:table-cell office:value-type="float" office:value="22951">
            <text:p>22951</text:p>
          </table:table-cell>
          <table:table-cell office:value-type="float" office:value="-736">
            <text:p>-736</text:p>
          </table:table-cell>
          <table:table-cell office:value-type="float" office:value="-960">
            <text:p>-960</text:p>
          </table:table-cell>
          <table:table-cell/>
          <table:table-cell office:value-type="float" office:value="-624">
            <text:p>-624</text:p>
          </table:table-cell>
          <table:table-cell table:formula="of:=[.F1005]*(-0.000732421875)" office:value-type="float" office:value="0.45703125">
            <text:p>0,457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22970">
            <text:p>22970</text:p>
          </table:table-cell>
          <table:table-cell office:value-type="float" office:value="-736">
            <text:p>-736</text:p>
          </table:table-cell>
          <table:table-cell office:value-type="float" office:value="-976">
            <text:p>-976</text:p>
          </table:table-cell>
          <table:table-cell/>
          <table:table-cell office:value-type="float" office:value="-560">
            <text:p>-560</text:p>
          </table:table-cell>
          <table:table-cell table:formula="of:=[.F1006]*(-0.000732421875)" office:value-type="float" office:value="0.41015625">
            <text:p>0,410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23004">
            <text:p>23004</text:p>
          </table:table-cell>
          <table:table-cell office:value-type="float" office:value="-1152">
            <text:p>-1152</text:p>
          </table:table-cell>
          <table:table-cell office:value-type="float" office:value="-912">
            <text:p>-912</text:p>
          </table:table-cell>
          <table:table-cell/>
          <table:table-cell office:value-type="float" office:value="-704">
            <text:p>-704</text:p>
          </table:table-cell>
          <table:table-cell table:formula="of:=[.F1007]*(-0.000732421875)" office:value-type="float" office:value="0.515625">
            <text:p>0,5156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23022">
            <text:p>23022</text:p>
          </table:table-cell>
          <table:table-cell office:value-type="float" office:value="-464">
            <text:p>-464</text:p>
          </table:table-cell>
          <table:table-cell office:value-type="float" office:value="-1136">
            <text:p>-1136</text:p>
          </table:table-cell>
          <table:table-cell/>
          <table:table-cell office:value-type="float" office:value="-656">
            <text:p>-656</text:p>
          </table:table-cell>
          <table:table-cell table:formula="of:=[.F1008]*(-0.000732421875)" office:value-type="float" office:value="0.48046875">
            <text:p>0,480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08">
            <text:p>1008</text:p>
          </table:table-cell>
          <table:table-cell office:value-type="float" office:value="23042">
            <text:p>23042</text:p>
          </table:table-cell>
          <table:table-cell office:value-type="float" office:value="-448">
            <text:p>-448</text:p>
          </table:table-cell>
          <table:table-cell office:value-type="float" office:value="-1264">
            <text:p>-1264</text:p>
          </table:table-cell>
          <table:table-cell/>
          <table:table-cell office:value-type="float" office:value="-560">
            <text:p>-560</text:p>
          </table:table-cell>
          <table:table-cell table:formula="of:=[.F1009]*(-0.000732421875)" office:value-type="float" office:value="0.41015625">
            <text:p>0,410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09">
            <text:p>1009</text:p>
          </table:table-cell>
          <table:table-cell office:value-type="float" office:value="23061">
            <text:p>23061</text:p>
          </table:table-cell>
          <table:table-cell office:value-type="float" office:value="-624">
            <text:p>-624</text:p>
          </table:table-cell>
          <table:table-cell office:value-type="float" office:value="-1088">
            <text:p>-1088</text:p>
          </table:table-cell>
          <table:table-cell/>
          <table:table-cell office:value-type="float" office:value="-512">
            <text:p>-512</text:p>
          </table:table-cell>
          <table:table-cell table:formula="of:=[.F1010]*(-0.000732421875)" office:value-type="float" office:value="0.375">
            <text:p>0,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23079">
            <text:p>23079</text:p>
          </table:table-cell>
          <table:table-cell office:value-type="float" office:value="-784">
            <text:p>-784</text:p>
          </table:table-cell>
          <table:table-cell office:value-type="float" office:value="-960">
            <text:p>-960</text:p>
          </table:table-cell>
          <table:table-cell/>
          <table:table-cell office:value-type="float" office:value="-448">
            <text:p>-448</text:p>
          </table:table-cell>
          <table:table-cell table:formula="of:=[.F1011]*(-0.000732421875)" office:value-type="float" office:value="0.328125">
            <text:p>0,3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11">
            <text:p>1011</text:p>
          </table:table-cell>
          <table:table-cell office:value-type="float" office:value="23103">
            <text:p>23103</text:p>
          </table:table-cell>
          <table:table-cell office:value-type="float" office:value="-768">
            <text:p>-768</text:p>
          </table:table-cell>
          <table:table-cell office:value-type="float" office:value="-992">
            <text:p>-992</text:p>
          </table:table-cell>
          <table:table-cell/>
          <table:table-cell office:value-type="float" office:value="-512">
            <text:p>-512</text:p>
          </table:table-cell>
          <table:table-cell table:formula="of:=[.F1012]*(-0.000732421875)" office:value-type="float" office:value="0.375">
            <text:p>0,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122">
            <text:p>23122</text:p>
          </table:table-cell>
          <table:table-cell office:value-type="float" office:value="-848">
            <text:p>-848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512">
            <text:p>-512</text:p>
          </table:table-cell>
          <table:table-cell table:formula="of:=[.F1013]*(-0.000732421875)" office:value-type="float" office:value="0.375">
            <text:p>0,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23142">
            <text:p>23142</text:p>
          </table:table-cell>
          <table:table-cell office:value-type="float" office:value="-736">
            <text:p>-736</text:p>
          </table:table-cell>
          <table:table-cell office:value-type="float" office:value="-1056">
            <text:p>-1056</text:p>
          </table:table-cell>
          <table:table-cell/>
          <table:table-cell office:value-type="float" office:value="-512">
            <text:p>-512</text:p>
          </table:table-cell>
          <table:table-cell table:formula="of:=[.F1014]*(-0.000732421875)" office:value-type="float" office:value="0.375">
            <text:p>0,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14">
            <text:p>1014</text:p>
          </table:table-cell>
          <table:table-cell office:value-type="float" office:value="23160">
            <text:p>23160</text:p>
          </table:table-cell>
          <table:table-cell office:value-type="float" office:value="-672">
            <text:p>-672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576">
            <text:p>-576</text:p>
          </table:table-cell>
          <table:table-cell table:formula="of:=[.F1015]*(-0.000732421875)" office:value-type="float" office:value="0.421875">
            <text:p>0,4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15">
            <text:p>1015</text:p>
          </table:table-cell>
          <table:table-cell office:value-type="float" office:value="23180">
            <text:p>23180</text:p>
          </table:table-cell>
          <table:table-cell office:value-type="float" office:value="-672">
            <text:p>-672</text:p>
          </table:table-cell>
          <table:table-cell office:value-type="float" office:value="-976">
            <text:p>-976</text:p>
          </table:table-cell>
          <table:table-cell/>
          <table:table-cell office:value-type="float" office:value="-512">
            <text:p>-512</text:p>
          </table:table-cell>
          <table:table-cell table:formula="of:=[.F1016]*(-0.000732421875)" office:value-type="float" office:value="0.375">
            <text:p>0,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16">
            <text:p>1016</text:p>
          </table:table-cell>
          <table:table-cell office:value-type="float" office:value="23199">
            <text:p>23199</text:p>
          </table:table-cell>
          <table:table-cell office:value-type="float" office:value="-720">
            <text:p>-720</text:p>
          </table:table-cell>
          <table:table-cell office:value-type="float" office:value="-1056">
            <text:p>-1056</text:p>
          </table:table-cell>
          <table:table-cell/>
          <table:table-cell office:value-type="float" office:value="-592">
            <text:p>-592</text:p>
          </table:table-cell>
          <table:table-cell table:formula="of:=[.F1017]*(-0.000732421875)" office:value-type="float" office:value="0.43359375">
            <text:p>0,4335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17">
            <text:p>1017</text:p>
          </table:table-cell>
          <table:table-cell office:value-type="float" office:value="23219">
            <text:p>23219</text:p>
          </table:table-cell>
          <table:table-cell office:value-type="float" office:value="-704">
            <text:p>-704</text:p>
          </table:table-cell>
          <table:table-cell office:value-type="float" office:value="-1152">
            <text:p>-1152</text:p>
          </table:table-cell>
          <table:table-cell/>
          <table:table-cell office:value-type="float" office:value="-560">
            <text:p>-560</text:p>
          </table:table-cell>
          <table:table-cell table:formula="of:=[.F1018]*(-0.000732421875)" office:value-type="float" office:value="0.41015625">
            <text:p>0,410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18">
            <text:p>1018</text:p>
          </table:table-cell>
          <table:table-cell office:value-type="float" office:value="23238">
            <text:p>23238</text:p>
          </table:table-cell>
          <table:table-cell office:value-type="float" office:value="-736">
            <text:p>-736</text:p>
          </table:table-cell>
          <table:table-cell office:value-type="float" office:value="-1136">
            <text:p>-1136</text:p>
          </table:table-cell>
          <table:table-cell/>
          <table:table-cell office:value-type="float" office:value="-528">
            <text:p>-528</text:p>
          </table:table-cell>
          <table:table-cell table:formula="of:=[.F1019]*(-0.000732421875)" office:value-type="float" office:value="0.38671875">
            <text:p>0,3867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23257">
            <text:p>23257</text:p>
          </table:table-cell>
          <table:table-cell office:value-type="float" office:value="-720">
            <text:p>-720</text:p>
          </table:table-cell>
          <table:table-cell office:value-type="float" office:value="-1088">
            <text:p>-1088</text:p>
          </table:table-cell>
          <table:table-cell/>
          <table:table-cell office:value-type="float" office:value="-656">
            <text:p>-656</text:p>
          </table:table-cell>
          <table:table-cell table:formula="of:=[.F1020]*(-0.000732421875)" office:value-type="float" office:value="0.48046875">
            <text:p>0,480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23276">
            <text:p>23276</text:p>
          </table:table-cell>
          <table:table-cell office:value-type="float" office:value="-752">
            <text:p>-752</text:p>
          </table:table-cell>
          <table:table-cell office:value-type="float" office:value="-960">
            <text:p>-960</text:p>
          </table:table-cell>
          <table:table-cell/>
          <table:table-cell office:value-type="float" office:value="-544">
            <text:p>-544</text:p>
          </table:table-cell>
          <table:table-cell table:formula="of:=[.F1021]*(-0.000732421875)" office:value-type="float" office:value="0.3984375">
            <text:p>0,39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21">
            <text:p>1021</text:p>
          </table:table-cell>
          <table:table-cell office:value-type="float" office:value="23320">
            <text:p>23320</text:p>
          </table:table-cell>
          <table:table-cell office:value-type="float" office:value="-656">
            <text:p>-656</text:p>
          </table:table-cell>
          <table:table-cell office:value-type="float" office:value="-1008">
            <text:p>-1008</text:p>
          </table:table-cell>
          <table:table-cell/>
          <table:table-cell office:value-type="float" office:value="-512">
            <text:p>-512</text:p>
          </table:table-cell>
          <table:table-cell table:formula="of:=[.F1022]*(-0.000732421875)" office:value-type="float" office:value="0.375">
            <text:p>0,3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22">
            <text:p>1022</text:p>
          </table:table-cell>
          <table:table-cell office:value-type="float" office:value="23343">
            <text:p>23343</text:p>
          </table:table-cell>
          <table:table-cell office:value-type="float" office:value="-720">
            <text:p>-720</text:p>
          </table:table-cell>
          <table:table-cell office:value-type="float" office:value="-944">
            <text:p>-944</text:p>
          </table:table-cell>
          <table:table-cell/>
          <table:table-cell office:value-type="float" office:value="-576">
            <text:p>-576</text:p>
          </table:table-cell>
          <table:table-cell table:formula="of:=[.F1023]*(-0.000732421875)" office:value-type="float" office:value="0.421875">
            <text:p>0,4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23362">
            <text:p>23362</text:p>
          </table:table-cell>
          <table:table-cell office:value-type="float" office:value="-640">
            <text:p>-640</text:p>
          </table:table-cell>
          <table:table-cell office:value-type="float" office:value="-912">
            <text:p>-912</text:p>
          </table:table-cell>
          <table:table-cell/>
          <table:table-cell office:value-type="float" office:value="-576">
            <text:p>-576</text:p>
          </table:table-cell>
          <table:table-cell table:formula="of:=[.F1024]*(-0.000732421875)" office:value-type="float" office:value="0.421875">
            <text:p>0,4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3382">
            <text:p>23382</text:p>
          </table:table-cell>
          <table:table-cell office:value-type="float" office:value="-704">
            <text:p>-704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576">
            <text:p>-576</text:p>
          </table:table-cell>
          <table:table-cell table:formula="of:=[.F1025]*(-0.000732421875)" office:value-type="float" office:value="0.421875">
            <text:p>0,4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25">
            <text:p>1025</text:p>
          </table:table-cell>
          <table:table-cell office:value-type="float" office:value="23400">
            <text:p>23400</text:p>
          </table:table-cell>
          <table:table-cell office:value-type="float" office:value="-576">
            <text:p>-576</text:p>
          </table:table-cell>
          <table:table-cell office:value-type="float" office:value="-1056">
            <text:p>-1056</text:p>
          </table:table-cell>
          <table:table-cell/>
          <table:table-cell office:value-type="float" office:value="-592">
            <text:p>-592</text:p>
          </table:table-cell>
          <table:table-cell table:formula="of:=[.F1026]*(-0.000732421875)" office:value-type="float" office:value="0.43359375">
            <text:p>0,4335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26">
            <text:p>1026</text:p>
          </table:table-cell>
          <table:table-cell office:value-type="float" office:value="23425">
            <text:p>23425</text:p>
          </table:table-cell>
          <table:table-cell office:value-type="float" office:value="-720">
            <text:p>-720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592">
            <text:p>-592</text:p>
          </table:table-cell>
          <table:table-cell table:formula="of:=[.F1027]*(-0.000732421875)" office:value-type="float" office:value="0.43359375">
            <text:p>0,433593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27">
            <text:p>1027</text:p>
          </table:table-cell>
          <table:table-cell office:value-type="float" office:value="23444">
            <text:p>23444</text:p>
          </table:table-cell>
          <table:table-cell office:value-type="float" office:value="-688">
            <text:p>-688</text:p>
          </table:table-cell>
          <table:table-cell office:value-type="float" office:value="-976">
            <text:p>-976</text:p>
          </table:table-cell>
          <table:table-cell/>
          <table:table-cell office:value-type="float" office:value="-576">
            <text:p>-576</text:p>
          </table:table-cell>
          <table:table-cell table:formula="of:=[.F1028]*(-0.000732421875)" office:value-type="float" office:value="0.421875">
            <text:p>0,4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28">
            <text:p>1028</text:p>
          </table:table-cell>
          <table:table-cell office:value-type="float" office:value="23462">
            <text:p>23462</text:p>
          </table:table-cell>
          <table:table-cell office:value-type="float" office:value="-688">
            <text:p>-688</text:p>
          </table:table-cell>
          <table:table-cell office:value-type="float" office:value="-1072">
            <text:p>-1072</text:p>
          </table:table-cell>
          <table:table-cell/>
          <table:table-cell office:value-type="float" office:value="-560">
            <text:p>-560</text:p>
          </table:table-cell>
          <table:table-cell table:formula="of:=[.F1029]*(-0.000732421875)" office:value-type="float" office:value="0.41015625">
            <text:p>0,410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29">
            <text:p>1029</text:p>
          </table:table-cell>
          <table:table-cell office:value-type="float" office:value="23482">
            <text:p>23482</text:p>
          </table:table-cell>
          <table:table-cell office:value-type="float" office:value="-640">
            <text:p>-640</text:p>
          </table:table-cell>
          <table:table-cell office:value-type="float" office:value="-1232">
            <text:p>-1232</text:p>
          </table:table-cell>
          <table:table-cell/>
          <table:table-cell office:value-type="float" office:value="-528">
            <text:p>-528</text:p>
          </table:table-cell>
          <table:table-cell table:formula="of:=[.F1030]*(-0.000732421875)" office:value-type="float" office:value="0.38671875">
            <text:p>0,3867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30">
            <text:p>1030</text:p>
          </table:table-cell>
          <table:table-cell office:value-type="float" office:value="23501">
            <text:p>23501</text:p>
          </table:table-cell>
          <table:table-cell office:value-type="float" office:value="-672">
            <text:p>-672</text:p>
          </table:table-cell>
          <table:table-cell office:value-type="float" office:value="-1264">
            <text:p>-1264</text:p>
          </table:table-cell>
          <table:table-cell/>
          <table:table-cell office:value-type="float" office:value="-560">
            <text:p>-560</text:p>
          </table:table-cell>
          <table:table-cell table:formula="of:=[.F1031]*(-0.000732421875)" office:value-type="float" office:value="0.41015625">
            <text:p>0,410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31">
            <text:p>1031</text:p>
          </table:table-cell>
          <table:table-cell office:value-type="float" office:value="23521">
            <text:p>23521</text:p>
          </table:table-cell>
          <table:table-cell office:value-type="float" office:value="-672">
            <text:p>-672</text:p>
          </table:table-cell>
          <table:table-cell office:value-type="float" office:value="-1136">
            <text:p>-1136</text:p>
          </table:table-cell>
          <table:table-cell/>
          <table:table-cell office:value-type="float" office:value="-528">
            <text:p>-528</text:p>
          </table:table-cell>
          <table:table-cell table:formula="of:=[.F1032]*(-0.000732421875)" office:value-type="float" office:value="0.38671875">
            <text:p>0,3867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32">
            <text:p>1032</text:p>
          </table:table-cell>
          <table:table-cell office:value-type="float" office:value="23540">
            <text:p>23540</text:p>
          </table:table-cell>
          <table:table-cell office:value-type="float" office:value="-720">
            <text:p>-720</text:p>
          </table:table-cell>
          <table:table-cell office:value-type="float" office:value="-992">
            <text:p>-992</text:p>
          </table:table-cell>
          <table:table-cell/>
          <table:table-cell office:value-type="float" office:value="-576">
            <text:p>-576</text:p>
          </table:table-cell>
          <table:table-cell table:formula="of:=[.F1033]*(-0.000732421875)" office:value-type="float" office:value="0.421875">
            <text:p>0,4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33">
            <text:p>1033</text:p>
          </table:table-cell>
          <table:table-cell office:value-type="float" office:value="23560">
            <text:p>23560</text:p>
          </table:table-cell>
          <table:table-cell office:value-type="float" office:value="-592">
            <text:p>-592</text:p>
          </table:table-cell>
          <table:table-cell office:value-type="float" office:value="-1072">
            <text:p>-1072</text:p>
          </table:table-cell>
          <table:table-cell/>
          <table:table-cell office:value-type="float" office:value="-544">
            <text:p>-544</text:p>
          </table:table-cell>
          <table:table-cell table:formula="of:=[.F1034]*(-0.000732421875)" office:value-type="float" office:value="0.3984375">
            <text:p>0,39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34">
            <text:p>1034</text:p>
          </table:table-cell>
          <table:table-cell office:value-type="float" office:value="23591">
            <text:p>23591</text:p>
          </table:table-cell>
          <table:table-cell office:value-type="float" office:value="-640">
            <text:p>-640</text:p>
          </table:table-cell>
          <table:table-cell office:value-type="float" office:value="-1200">
            <text:p>-1200</text:p>
          </table:table-cell>
          <table:table-cell/>
          <table:table-cell office:value-type="float" office:value="-496">
            <text:p>-496</text:p>
          </table:table-cell>
          <table:table-cell table:formula="of:=[.F1035]*(-0.000732421875)" office:value-type="float" office:value="0.36328125">
            <text:p>0,363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35">
            <text:p>1035</text:p>
          </table:table-cell>
          <table:table-cell office:value-type="float" office:value="23613">
            <text:p>23613</text:p>
          </table:table-cell>
          <table:table-cell office:value-type="float" office:value="-784">
            <text:p>-784</text:p>
          </table:table-cell>
          <table:table-cell office:value-type="float" office:value="-912">
            <text:p>-912</text:p>
          </table:table-cell>
          <table:table-cell/>
          <table:table-cell office:value-type="float" office:value="-512">
            <text:p>-512</text:p>
          </table:table-cell>
          <table:table-cell table:formula="of:=[.F1036]*(-0.000732421875)" office:value-type="float" office:value="0.375">
            <text:p>0,3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36">
            <text:p>1036</text:p>
          </table:table-cell>
          <table:table-cell office:value-type="float" office:value="23632">
            <text:p>23632</text:p>
          </table:table-cell>
          <table:table-cell office:value-type="float" office:value="-848">
            <text:p>-848</text:p>
          </table:table-cell>
          <table:table-cell office:value-type="float" office:value="-928">
            <text:p>-928</text:p>
          </table:table-cell>
          <table:table-cell/>
          <table:table-cell office:value-type="float" office:value="-576">
            <text:p>-576</text:p>
          </table:table-cell>
          <table:table-cell table:formula="of:=[.F1037]*(-0.000732421875)" office:value-type="float" office:value="0.421875">
            <text:p>0,4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37">
            <text:p>1037</text:p>
          </table:table-cell>
          <table:table-cell office:value-type="float" office:value="23652">
            <text:p>23652</text:p>
          </table:table-cell>
          <table:table-cell office:value-type="float" office:value="-848">
            <text:p>-848</text:p>
          </table:table-cell>
          <table:table-cell office:value-type="float" office:value="-1088">
            <text:p>-1088</text:p>
          </table:table-cell>
          <table:table-cell/>
          <table:table-cell office:value-type="float" office:value="-496">
            <text:p>-496</text:p>
          </table:table-cell>
          <table:table-cell table:formula="of:=[.F1038]*(-0.000732421875)" office:value-type="float" office:value="0.36328125">
            <text:p>0,363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38">
            <text:p>1038</text:p>
          </table:table-cell>
          <table:table-cell office:value-type="float" office:value="23670">
            <text:p>23670</text:p>
          </table:table-cell>
          <table:table-cell office:value-type="float" office:value="-880">
            <text:p>-880</text:p>
          </table:table-cell>
          <table:table-cell office:value-type="float" office:value="-1136">
            <text:p>-1136</text:p>
          </table:table-cell>
          <table:table-cell/>
          <table:table-cell office:value-type="float" office:value="-512">
            <text:p>-512</text:p>
          </table:table-cell>
          <table:table-cell table:formula="of:=[.F1039]*(-0.000732421875)" office:value-type="float" office:value="0.375">
            <text:p>0,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39">
            <text:p>1039</text:p>
          </table:table-cell>
          <table:table-cell office:value-type="float" office:value="23690">
            <text:p>23690</text:p>
          </table:table-cell>
          <table:table-cell office:value-type="float" office:value="-688">
            <text:p>-688</text:p>
          </table:table-cell>
          <table:table-cell office:value-type="float" office:value="-1136">
            <text:p>-1136</text:p>
          </table:table-cell>
          <table:table-cell/>
          <table:table-cell office:value-type="float" office:value="-624">
            <text:p>-624</text:p>
          </table:table-cell>
          <table:table-cell table:formula="of:=[.F1040]*(-0.000732421875)" office:value-type="float" office:value="0.45703125">
            <text:p>0,457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23709">
            <text:p>23709</text:p>
          </table:table-cell>
          <table:table-cell office:value-type="float" office:value="-720">
            <text:p>-720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512">
            <text:p>-512</text:p>
          </table:table-cell>
          <table:table-cell table:formula="of:=[.F1041]*(-0.000732421875)" office:value-type="float" office:value="0.375">
            <text:p>0,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41">
            <text:p>1041</text:p>
          </table:table-cell>
          <table:table-cell office:value-type="float" office:value="23733">
            <text:p>23733</text:p>
          </table:table-cell>
          <table:table-cell office:value-type="float" office:value="-784">
            <text:p>-784</text:p>
          </table:table-cell>
          <table:table-cell office:value-type="float" office:value="-912">
            <text:p>-912</text:p>
          </table:table-cell>
          <table:table-cell/>
          <table:table-cell office:value-type="float" office:value="-656">
            <text:p>-656</text:p>
          </table:table-cell>
          <table:table-cell table:formula="of:=[.F1042]*(-0.000732421875)" office:value-type="float" office:value="0.48046875">
            <text:p>0,480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42">
            <text:p>1042</text:p>
          </table:table-cell>
          <table:table-cell office:value-type="float" office:value="23752">
            <text:p>23752</text:p>
          </table:table-cell>
          <table:table-cell office:value-type="float" office:value="-976">
            <text:p>-976</text:p>
          </table:table-cell>
          <table:table-cell office:value-type="float" office:value="-784">
            <text:p>-784</text:p>
          </table:table-cell>
          <table:table-cell/>
          <table:table-cell office:value-type="float" office:value="-720">
            <text:p>-720</text:p>
          </table:table-cell>
          <table:table-cell table:formula="of:=[.F1043]*(-0.000732421875)" office:value-type="float" office:value="0.52734375">
            <text:p>0,527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43">
            <text:p>1043</text:p>
          </table:table-cell>
          <table:table-cell office:value-type="float" office:value="23772">
            <text:p>23772</text:p>
          </table:table-cell>
          <table:table-cell office:value-type="float" office:value="-1120">
            <text:p>-1120</text:p>
          </table:table-cell>
          <table:table-cell office:value-type="float" office:value="-688">
            <text:p>-688</text:p>
          </table:table-cell>
          <table:table-cell/>
          <table:table-cell office:value-type="float" office:value="-720">
            <text:p>-720</text:p>
          </table:table-cell>
          <table:table-cell table:formula="of:=[.F1044]*(-0.000732421875)" office:value-type="float" office:value="0.52734375">
            <text:p>0,527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44">
            <text:p>1044</text:p>
          </table:table-cell>
          <table:table-cell office:value-type="float" office:value="23818">
            <text:p>23818</text:p>
          </table:table-cell>
          <table:table-cell office:value-type="float" office:value="-1072">
            <text:p>-1072</text:p>
          </table:table-cell>
          <table:table-cell office:value-type="float" office:value="-672">
            <text:p>-672</text:p>
          </table:table-cell>
          <table:table-cell/>
          <table:table-cell office:value-type="float" office:value="-768">
            <text:p>-768</text:p>
          </table:table-cell>
          <table:table-cell table:formula="of:=[.F1045]*(-0.000732421875)" office:value-type="float" office:value="0.5625">
            <text:p>0,56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45">
            <text:p>1045</text:p>
          </table:table-cell>
          <table:table-cell office:value-type="float" office:value="23837">
            <text:p>23837</text:p>
          </table:table-cell>
          <table:table-cell office:value-type="float" office:value="-1008">
            <text:p>-1008</text:p>
          </table:table-cell>
          <table:table-cell office:value-type="float" office:value="-768">
            <text:p>-768</text:p>
          </table:table-cell>
          <table:table-cell/>
          <table:table-cell office:value-type="float" office:value="-720">
            <text:p>-720</text:p>
          </table:table-cell>
          <table:table-cell table:formula="of:=[.F1046]*(-0.000732421875)" office:value-type="float" office:value="0.52734375">
            <text:p>0,527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23857">
            <text:p>23857</text:p>
          </table:table-cell>
          <table:table-cell office:value-type="float" office:value="-960">
            <text:p>-960</text:p>
          </table:table-cell>
          <table:table-cell office:value-type="float" office:value="-720">
            <text:p>-720</text:p>
          </table:table-cell>
          <table:table-cell/>
          <table:table-cell office:value-type="float" office:value="-704">
            <text:p>-704</text:p>
          </table:table-cell>
          <table:table-cell table:formula="of:=[.F1047]*(-0.000732421875)" office:value-type="float" office:value="0.515625">
            <text:p>0,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47">
            <text:p>1047</text:p>
          </table:table-cell>
          <table:table-cell office:value-type="float" office:value="23876">
            <text:p>23876</text:p>
          </table:table-cell>
          <table:table-cell office:value-type="float" office:value="-1072">
            <text:p>-1072</text:p>
          </table:table-cell>
          <table:table-cell office:value-type="float" office:value="-864">
            <text:p>-864</text:p>
          </table:table-cell>
          <table:table-cell/>
          <table:table-cell office:value-type="float" office:value="-720">
            <text:p>-720</text:p>
          </table:table-cell>
          <table:table-cell table:formula="of:=[.F1048]*(-0.000732421875)" office:value-type="float" office:value="0.52734375">
            <text:p>0,527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48">
            <text:p>1048</text:p>
          </table:table-cell>
          <table:table-cell office:value-type="float" office:value="23896">
            <text:p>23896</text:p>
          </table:table-cell>
          <table:table-cell table:number-columns-repeated="2" office:value-type="float" office:value="-896">
            <text:p>-896</text:p>
          </table:table-cell>
          <table:table-cell/>
          <table:table-cell office:value-type="float" office:value="-720">
            <text:p>-720</text:p>
          </table:table-cell>
          <table:table-cell table:formula="of:=[.F1049]*(-0.000732421875)" office:value-type="float" office:value="0.52734375">
            <text:p>0,527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49">
            <text:p>1049</text:p>
          </table:table-cell>
          <table:table-cell office:value-type="float" office:value="23915">
            <text:p>23915</text:p>
          </table:table-cell>
          <table:table-cell office:value-type="float" office:value="-816">
            <text:p>-816</text:p>
          </table:table-cell>
          <table:table-cell office:value-type="float" office:value="-928">
            <text:p>-928</text:p>
          </table:table-cell>
          <table:table-cell/>
          <table:table-cell office:value-type="float" office:value="-752">
            <text:p>-752</text:p>
          </table:table-cell>
          <table:table-cell table:formula="of:=[.F1050]*(-0.000732421875)" office:value-type="float" office:value="0.55078125">
            <text:p>0,550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50">
            <text:p>1050</text:p>
          </table:table-cell>
          <table:table-cell office:value-type="float" office:value="23934">
            <text:p>23934</text:p>
          </table:table-cell>
          <table:table-cell office:value-type="float" office:value="-880">
            <text:p>-880</text:p>
          </table:table-cell>
          <table:table-cell office:value-type="float" office:value="-944">
            <text:p>-944</text:p>
          </table:table-cell>
          <table:table-cell/>
          <table:table-cell office:value-type="float" office:value="-640">
            <text:p>-640</text:p>
          </table:table-cell>
          <table:table-cell table:formula="of:=[.F1051]*(-0.000732421875)" office:value-type="float" office:value="0.46875">
            <text:p>0,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51">
            <text:p>1051</text:p>
          </table:table-cell>
          <table:table-cell office:value-type="float" office:value="23954">
            <text:p>23954</text:p>
          </table:table-cell>
          <table:table-cell office:value-type="float" office:value="-928">
            <text:p>-928</text:p>
          </table:table-cell>
          <table:table-cell office:value-type="float" office:value="-848">
            <text:p>-848</text:p>
          </table:table-cell>
          <table:table-cell/>
          <table:table-cell office:value-type="float" office:value="-672">
            <text:p>-672</text:p>
          </table:table-cell>
          <table:table-cell table:formula="of:=[.F1052]*(-0.000732421875)" office:value-type="float" office:value="0.4921875">
            <text:p>0,49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52">
            <text:p>1052</text:p>
          </table:table-cell>
          <table:table-cell office:value-type="float" office:value="23972">
            <text:p>23972</text:p>
          </table:table-cell>
          <table:table-cell office:value-type="float" office:value="-736">
            <text:p>-736</text:p>
          </table:table-cell>
          <table:table-cell office:value-type="float" office:value="-832">
            <text:p>-832</text:p>
          </table:table-cell>
          <table:table-cell/>
          <table:table-cell office:value-type="float" office:value="-800">
            <text:p>-800</text:p>
          </table:table-cell>
          <table:table-cell table:formula="of:=[.F1053]*(-0.000732421875)" office:value-type="float" office:value="0.5859375">
            <text:p>0,585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53">
            <text:p>1053</text:p>
          </table:table-cell>
          <table:table-cell office:value-type="float" office:value="23992">
            <text:p>23992</text:p>
          </table:table-cell>
          <table:table-cell office:value-type="float" office:value="-512">
            <text:p>-512</text:p>
          </table:table-cell>
          <table:table-cell office:value-type="float" office:value="-944">
            <text:p>-944</text:p>
          </table:table-cell>
          <table:table-cell/>
          <table:table-cell office:value-type="float" office:value="-800">
            <text:p>-800</text:p>
          </table:table-cell>
          <table:table-cell table:formula="of:=[.F1054]*(-0.000732421875)" office:value-type="float" office:value="0.5859375">
            <text:p>0,585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54">
            <text:p>1054</text:p>
          </table:table-cell>
          <table:table-cell office:value-type="float" office:value="24011">
            <text:p>24011</text:p>
          </table:table-cell>
          <table:table-cell office:value-type="float" office:value="-336">
            <text:p>-336</text:p>
          </table:table-cell>
          <table:table-cell office:value-type="float" office:value="-1184">
            <text:p>-1184</text:p>
          </table:table-cell>
          <table:table-cell/>
          <table:table-cell office:value-type="float" office:value="-848">
            <text:p>-848</text:p>
          </table:table-cell>
          <table:table-cell table:formula="of:=[.F1055]*(-0.000732421875)" office:value-type="float" office:value="0.62109375">
            <text:p>0,621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24035">
            <text:p>24035</text:p>
          </table:table-cell>
          <table:table-cell office:value-type="float" office:value="-400">
            <text:p>-400</text:p>
          </table:table-cell>
          <table:table-cell office:value-type="float" office:value="-800">
            <text:p>-800</text:p>
          </table:table-cell>
          <table:table-cell/>
          <table:table-cell office:value-type="float" office:value="-864">
            <text:p>-864</text:p>
          </table:table-cell>
          <table:table-cell table:formula="of:=[.F1056]*(-0.000732421875)" office:value-type="float" office:value="0.6328125">
            <text:p>0,63281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4054">
            <text:p>24054</text:p>
          </table:table-cell>
          <table:table-cell office:value-type="float" office:value="336">
            <text:p>336</text:p>
          </table:table-cell>
          <table:table-cell office:value-type="float" office:value="-224">
            <text:p>-224</text:p>
          </table:table-cell>
          <table:table-cell/>
          <table:table-cell office:value-type="float" office:value="-928">
            <text:p>-928</text:p>
          </table:table-cell>
          <table:table-cell table:formula="of:=[.F1057]*(-0.000732421875)" office:value-type="float" office:value="0.6796875">
            <text:p>0,679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57">
            <text:p>1057</text:p>
          </table:table-cell>
          <table:table-cell office:value-type="float" office:value="24074">
            <text:p>24074</text:p>
          </table:table-cell>
          <table:table-cell office:value-type="float" office:value="240">
            <text:p>240</text:p>
          </table:table-cell>
          <table:table-cell office:value-type="float" office:value="-1360">
            <text:p>-1360</text:p>
          </table:table-cell>
          <table:table-cell/>
          <table:table-cell office:value-type="float" office:value="-768">
            <text:p>-768</text:p>
          </table:table-cell>
          <table:table-cell table:formula="of:=[.F1058]*(-0.000732421875)" office:value-type="float" office:value="0.5625">
            <text:p>0,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58">
            <text:p>1058</text:p>
          </table:table-cell>
          <table:table-cell office:value-type="float" office:value="24093">
            <text:p>24093</text:p>
          </table:table-cell>
          <table:table-cell office:value-type="float" office:value="-48">
            <text:p>-48</text:p>
          </table:table-cell>
          <table:table-cell office:value-type="float" office:value="-1168">
            <text:p>-1168</text:p>
          </table:table-cell>
          <table:table-cell/>
          <table:table-cell office:value-type="float" office:value="-944">
            <text:p>-944</text:p>
          </table:table-cell>
          <table:table-cell table:formula="of:=[.F1059]*(-0.000732421875)" office:value-type="float" office:value="0.69140625">
            <text:p>0,691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59">
            <text:p>1059</text:p>
          </table:table-cell>
          <table:table-cell office:value-type="float" office:value="24113">
            <text:p>24113</text:p>
          </table:table-cell>
          <table:table-cell office:value-type="float" office:value="-448">
            <text:p>-448</text:p>
          </table:table-cell>
          <table:table-cell office:value-type="float" office:value="-1072">
            <text:p>-1072</text:p>
          </table:table-cell>
          <table:table-cell/>
          <table:table-cell office:value-type="float" office:value="-896">
            <text:p>-896</text:p>
          </table:table-cell>
          <table:table-cell table:formula="of:=[.F1060]*(-0.000732421875)" office:value-type="float" office:value="0.65625">
            <text:p>0,6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24132">
            <text:p>24132</text:p>
          </table:table-cell>
          <table:table-cell office:value-type="float" office:value="-784">
            <text:p>-784</text:p>
          </table:table-cell>
          <table:table-cell office:value-type="float" office:value="-624">
            <text:p>-624</text:p>
          </table:table-cell>
          <table:table-cell/>
          <table:table-cell office:value-type="float" office:value="-1040">
            <text:p>-1040</text:p>
          </table:table-cell>
          <table:table-cell table:formula="of:=[.F1061]*(-0.000732421875)" office:value-type="float" office:value="0.76171875">
            <text:p>0,7617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61">
            <text:p>1061</text:p>
          </table:table-cell>
          <table:table-cell office:value-type="float" office:value="24152">
            <text:p>24152</text:p>
          </table:table-cell>
          <table:table-cell office:value-type="float" office:value="-512">
            <text:p>-512</text:p>
          </table:table-cell>
          <table:table-cell office:value-type="float" office:value="-864">
            <text:p>-864</text:p>
          </table:table-cell>
          <table:table-cell/>
          <table:table-cell office:value-type="float" office:value="-1072">
            <text:p>-1072</text:p>
          </table:table-cell>
          <table:table-cell table:formula="of:=[.F1062]*(-0.000732421875)" office:value-type="float" office:value="0.78515625">
            <text:p>0,78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62">
            <text:p>1062</text:p>
          </table:table-cell>
          <table:table-cell office:value-type="float" office:value="24170">
            <text:p>24170</text:p>
          </table:table-cell>
          <table:table-cell office:value-type="float" office:value="-464">
            <text:p>-464</text:p>
          </table:table-cell>
          <table:table-cell office:value-type="float" office:value="-864">
            <text:p>-864</text:p>
          </table:table-cell>
          <table:table-cell/>
          <table:table-cell office:value-type="float" office:value="-848">
            <text:p>-848</text:p>
          </table:table-cell>
          <table:table-cell table:formula="of:=[.F1063]*(-0.000732421875)" office:value-type="float" office:value="0.62109375">
            <text:p>0,621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63">
            <text:p>1063</text:p>
          </table:table-cell>
          <table:table-cell office:value-type="float" office:value="24205">
            <text:p>24205</text:p>
          </table:table-cell>
          <table:table-cell office:value-type="float" office:value="-288">
            <text:p>-288</text:p>
          </table:table-cell>
          <table:table-cell office:value-type="float" office:value="-1056">
            <text:p>-1056</text:p>
          </table:table-cell>
          <table:table-cell/>
          <table:table-cell office:value-type="float" office:value="-848">
            <text:p>-848</text:p>
          </table:table-cell>
          <table:table-cell table:formula="of:=[.F1064]*(-0.000732421875)" office:value-type="float" office:value="0.62109375">
            <text:p>0,621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64">
            <text:p>1064</text:p>
          </table:table-cell>
          <table:table-cell office:value-type="float" office:value="24224">
            <text:p>24224</text:p>
          </table:table-cell>
          <table:table-cell office:value-type="float" office:value="-160">
            <text:p>-160</text:p>
          </table:table-cell>
          <table:table-cell office:value-type="float" office:value="-1280">
            <text:p>-1280</text:p>
          </table:table-cell>
          <table:table-cell/>
          <table:table-cell office:value-type="float" office:value="-704">
            <text:p>-704</text:p>
          </table:table-cell>
          <table:table-cell table:formula="of:=[.F1065]*(-0.000732421875)" office:value-type="float" office:value="0.515625">
            <text:p>0,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65">
            <text:p>1065</text:p>
          </table:table-cell>
          <table:table-cell office:value-type="float" office:value="24244">
            <text:p>24244</text:p>
          </table:table-cell>
          <table:table-cell office:value-type="float" office:value="-400">
            <text:p>-400</text:p>
          </table:table-cell>
          <table:table-cell office:value-type="float" office:value="-1248">
            <text:p>-1248</text:p>
          </table:table-cell>
          <table:table-cell/>
          <table:table-cell office:value-type="float" office:value="-848">
            <text:p>-848</text:p>
          </table:table-cell>
          <table:table-cell table:formula="of:=[.F1066]*(-0.000732421875)" office:value-type="float" office:value="0.62109375">
            <text:p>0,621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66">
            <text:p>1066</text:p>
          </table:table-cell>
          <table:table-cell office:value-type="float" office:value="24288">
            <text:p>24288</text:p>
          </table:table-cell>
          <table:table-cell office:value-type="float" office:value="-368">
            <text:p>-368</text:p>
          </table:table-cell>
          <table:table-cell office:value-type="float" office:value="-928">
            <text:p>-928</text:p>
          </table:table-cell>
          <table:table-cell/>
          <table:table-cell office:value-type="float" office:value="-880">
            <text:p>-880</text:p>
          </table:table-cell>
          <table:table-cell table:formula="of:=[.F1067]*(-0.000732421875)" office:value-type="float" office:value="0.64453125">
            <text:p>0,644531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67">
            <text:p>1067</text:p>
          </table:table-cell>
          <table:table-cell office:value-type="float" office:value="24309">
            <text:p>24309</text:p>
          </table:table-cell>
          <table:table-cell office:value-type="float" office:value="-128">
            <text:p>-128</text:p>
          </table:table-cell>
          <table:table-cell office:value-type="float" office:value="-1168">
            <text:p>-1168</text:p>
          </table:table-cell>
          <table:table-cell/>
          <table:table-cell office:value-type="float" office:value="-1024">
            <text:p>-1024</text:p>
          </table:table-cell>
          <table:table-cell table:formula="of:=[.F1068]*(-0.000732421875)" office:value-type="float" office:value="0.75">
            <text:p>0,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68">
            <text:p>1068</text:p>
          </table:table-cell>
          <table:table-cell office:value-type="float" office:value="24329">
            <text:p>24329</text:p>
          </table:table-cell>
          <table:table-cell office:value-type="float" office:value="-256">
            <text:p>-256</text:p>
          </table:table-cell>
          <table:table-cell office:value-type="float" office:value="-1296">
            <text:p>-1296</text:p>
          </table:table-cell>
          <table:table-cell/>
          <table:table-cell office:value-type="float" office:value="-832">
            <text:p>-832</text:p>
          </table:table-cell>
          <table:table-cell table:formula="of:=[.F1069]*(-0.000732421875)" office:value-type="float" office:value="0.609375">
            <text:p>0,6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69">
            <text:p>1069</text:p>
          </table:table-cell>
          <table:table-cell office:value-type="float" office:value="24348">
            <text:p>24348</text:p>
          </table:table-cell>
          <table:table-cell office:value-type="float" office:value="-432">
            <text:p>-432</text:p>
          </table:table-cell>
          <table:table-cell office:value-type="float" office:value="-1280">
            <text:p>-1280</text:p>
          </table:table-cell>
          <table:table-cell/>
          <table:table-cell office:value-type="float" office:value="-768">
            <text:p>-768</text:p>
          </table:table-cell>
          <table:table-cell table:formula="of:=[.F1070]*(-0.000732421875)" office:value-type="float" office:value="0.5625">
            <text:p>0,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70">
            <text:p>1070</text:p>
          </table:table-cell>
          <table:table-cell office:value-type="float" office:value="24372">
            <text:p>24372</text:p>
          </table:table-cell>
          <table:table-cell office:value-type="float" office:value="-672">
            <text:p>-672</text:p>
          </table:table-cell>
          <table:table-cell office:value-type="float" office:value="-1168">
            <text:p>-1168</text:p>
          </table:table-cell>
          <table:table-cell/>
          <table:table-cell office:value-type="float" office:value="-704">
            <text:p>-704</text:p>
          </table:table-cell>
          <table:table-cell table:formula="of:=[.F1071]*(-0.000732421875)" office:value-type="float" office:value="0.515625">
            <text:p>0,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71">
            <text:p>1071</text:p>
          </table:table-cell>
          <table:table-cell office:value-type="float" office:value="24391">
            <text:p>24391</text:p>
          </table:table-cell>
          <table:table-cell office:value-type="float" office:value="-896">
            <text:p>-896</text:p>
          </table:table-cell>
          <table:table-cell office:value-type="float" office:value="-944">
            <text:p>-944</text:p>
          </table:table-cell>
          <table:table-cell/>
          <table:table-cell office:value-type="float" office:value="-752">
            <text:p>-752</text:p>
          </table:table-cell>
          <table:table-cell table:formula="of:=[.F1072]*(-0.000732421875)" office:value-type="float" office:value="0.55078125">
            <text:p>0,550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72">
            <text:p>1072</text:p>
          </table:table-cell>
          <table:table-cell office:value-type="float" office:value="24411">
            <text:p>24411</text:p>
          </table:table-cell>
          <table:table-cell office:value-type="float" office:value="-896">
            <text:p>-896</text:p>
          </table:table-cell>
          <table:table-cell office:value-type="float" office:value="-960">
            <text:p>-960</text:p>
          </table:table-cell>
          <table:table-cell/>
          <table:table-cell office:value-type="float" office:value="-1024">
            <text:p>-1024</text:p>
          </table:table-cell>
          <table:table-cell table:formula="of:=[.F1073]*(-0.000732421875)" office:value-type="float" office:value="0.75">
            <text:p>0,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73">
            <text:p>1073</text:p>
          </table:table-cell>
          <table:table-cell office:value-type="float" office:value="24430">
            <text:p>24430</text:p>
          </table:table-cell>
          <table:table-cell office:value-type="float" office:value="-720">
            <text:p>-720</text:p>
          </table:table-cell>
          <table:table-cell office:value-type="float" office:value="-896">
            <text:p>-896</text:p>
          </table:table-cell>
          <table:table-cell/>
          <table:table-cell office:value-type="float" office:value="-864">
            <text:p>-864</text:p>
          </table:table-cell>
          <table:table-cell table:formula="of:=[.F1074]*(-0.000732421875)" office:value-type="float" office:value="0.6328125">
            <text:p>0,63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74">
            <text:p>1074</text:p>
          </table:table-cell>
          <table:table-cell office:value-type="float" office:value="24449">
            <text:p>24449</text:p>
          </table:table-cell>
          <table:table-cell office:value-type="float" office:value="-592">
            <text:p>-592</text:p>
          </table:table-cell>
          <table:table-cell office:value-type="float" office:value="-944">
            <text:p>-944</text:p>
          </table:table-cell>
          <table:table-cell/>
          <table:table-cell office:value-type="float" office:value="-752">
            <text:p>-752</text:p>
          </table:table-cell>
          <table:table-cell table:formula="of:=[.F1075]*(-0.000732421875)" office:value-type="float" office:value="0.55078125">
            <text:p>0,550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75">
            <text:p>1075</text:p>
          </table:table-cell>
          <table:table-cell office:value-type="float" office:value="24468">
            <text:p>24468</text:p>
          </table:table-cell>
          <table:table-cell office:value-type="float" office:value="-448">
            <text:p>-448</text:p>
          </table:table-cell>
          <table:table-cell office:value-type="float" office:value="-1392">
            <text:p>-1392</text:p>
          </table:table-cell>
          <table:table-cell/>
          <table:table-cell office:value-type="float" office:value="-816">
            <text:p>-816</text:p>
          </table:table-cell>
          <table:table-cell table:formula="of:=[.F1076]*(-0.000732421875)" office:value-type="float" office:value="0.59765625">
            <text:p>0,5976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76">
            <text:p>1076</text:p>
          </table:table-cell>
          <table:table-cell office:value-type="float" office:value="24487">
            <text:p>24487</text:p>
          </table:table-cell>
          <table:table-cell office:value-type="float" office:value="320">
            <text:p>320</text:p>
          </table:table-cell>
          <table:table-cell office:value-type="float" office:value="-1296">
            <text:p>-1296</text:p>
          </table:table-cell>
          <table:table-cell/>
          <table:table-cell office:value-type="float" office:value="-1072">
            <text:p>-1072</text:p>
          </table:table-cell>
          <table:table-cell table:formula="of:=[.F1077]*(-0.000732421875)" office:value-type="float" office:value="0.78515625">
            <text:p>0,78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77">
            <text:p>1077</text:p>
          </table:table-cell>
          <table:table-cell office:value-type="float" office:value="24507">
            <text:p>24507</text:p>
          </table:table-cell>
          <table:table-cell office:value-type="float" office:value="-288">
            <text:p>-288</text:p>
          </table:table-cell>
          <table:table-cell office:value-type="float" office:value="-1104">
            <text:p>-1104</text:p>
          </table:table-cell>
          <table:table-cell/>
          <table:table-cell office:value-type="float" office:value="-800">
            <text:p>-800</text:p>
          </table:table-cell>
          <table:table-cell table:formula="of:=[.F1078]*(-0.000732421875)" office:value-type="float" office:value="0.5859375">
            <text:p>0,585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78">
            <text:p>1078</text:p>
          </table:table-cell>
          <table:table-cell office:value-type="float" office:value="24526">
            <text:p>24526</text:p>
          </table:table-cell>
          <table:table-cell office:value-type="float" office:value="-144">
            <text:p>-144</text:p>
          </table:table-cell>
          <table:table-cell office:value-type="float" office:value="-1184">
            <text:p>-1184</text:p>
          </table:table-cell>
          <table:table-cell/>
          <table:table-cell office:value-type="float" office:value="-864">
            <text:p>-864</text:p>
          </table:table-cell>
          <table:table-cell table:formula="of:=[.F1079]*(-0.000732421875)" office:value-type="float" office:value="0.6328125">
            <text:p>0,63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79">
            <text:p>1079</text:p>
          </table:table-cell>
          <table:table-cell office:value-type="float" office:value="24546">
            <text:p>24546</text:p>
          </table:table-cell>
          <table:table-cell office:value-type="float" office:value="-16">
            <text:p>-16</text:p>
          </table:table-cell>
          <table:table-cell office:value-type="float" office:value="-1296">
            <text:p>-1296</text:p>
          </table:table-cell>
          <table:table-cell/>
          <table:table-cell office:value-type="float" office:value="-848">
            <text:p>-848</text:p>
          </table:table-cell>
          <table:table-cell table:formula="of:=[.F1080]*(-0.000732421875)" office:value-type="float" office:value="0.62109375">
            <text:p>0,621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24565">
            <text:p>24565</text:p>
          </table:table-cell>
          <table:table-cell office:value-type="float" office:value="-128">
            <text:p>-128</text:p>
          </table:table-cell>
          <table:table-cell office:value-type="float" office:value="-960">
            <text:p>-960</text:p>
          </table:table-cell>
          <table:table-cell/>
          <table:table-cell office:value-type="float" office:value="-1088">
            <text:p>-1088</text:p>
          </table:table-cell>
          <table:table-cell table:formula="of:=[.F1081]*(-0.000732421875)" office:value-type="float" office:value="0.796875">
            <text:p>0,79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81">
            <text:p>1081</text:p>
          </table:table-cell>
          <table:table-cell office:value-type="float" office:value="24585">
            <text:p>24585</text:p>
          </table:table-cell>
          <table:table-cell office:value-type="float" office:value="-128">
            <text:p>-128</text:p>
          </table:table-cell>
          <table:table-cell office:value-type="float" office:value="-912">
            <text:p>-912</text:p>
          </table:table-cell>
          <table:table-cell/>
          <table:table-cell office:value-type="float" office:value="-1088">
            <text:p>-1088</text:p>
          </table:table-cell>
          <table:table-cell table:formula="of:=[.F1082]*(-0.000732421875)" office:value-type="float" office:value="0.796875">
            <text:p>0,79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82">
            <text:p>1082</text:p>
          </table:table-cell>
          <table:table-cell office:value-type="float" office:value="24604">
            <text:p>24604</text:p>
          </table:table-cell>
          <table:table-cell office:value-type="float" office:value="-240">
            <text:p>-240</text:p>
          </table:table-cell>
          <table:table-cell office:value-type="float" office:value="-992">
            <text:p>-992</text:p>
          </table:table-cell>
          <table:table-cell/>
          <table:table-cell office:value-type="float" office:value="-832">
            <text:p>-832</text:p>
          </table:table-cell>
          <table:table-cell table:formula="of:=[.F1083]*(-0.000732421875)" office:value-type="float" office:value="0.609375">
            <text:p>0,6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83">
            <text:p>1083</text:p>
          </table:table-cell>
          <table:table-cell office:value-type="float" office:value="24623">
            <text:p>24623</text:p>
          </table:table-cell>
          <table:table-cell office:value-type="float" office:value="-144">
            <text:p>-144</text:p>
          </table:table-cell>
          <table:table-cell office:value-type="float" office:value="-992">
            <text:p>-992</text:p>
          </table:table-cell>
          <table:table-cell/>
          <table:table-cell office:value-type="float" office:value="-832">
            <text:p>-832</text:p>
          </table:table-cell>
          <table:table-cell table:formula="of:=[.F1084]*(-0.000732421875)" office:value-type="float" office:value="0.609375">
            <text:p>0,6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84">
            <text:p>1084</text:p>
          </table:table-cell>
          <table:table-cell office:value-type="float" office:value="24642">
            <text:p>24642</text:p>
          </table:table-cell>
          <table:table-cell office:value-type="float" office:value="-32">
            <text:p>-32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944">
            <text:p>-944</text:p>
          </table:table-cell>
          <table:table-cell table:formula="of:=[.F1085]*(-0.000732421875)" office:value-type="float" office:value="0.69140625">
            <text:p>0,691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85">
            <text:p>1085</text:p>
          </table:table-cell>
          <table:table-cell office:value-type="float" office:value="24667">
            <text:p>24667</text:p>
          </table:table-cell>
          <table:table-cell office:value-type="float" office:value="-96">
            <text:p>-96</text:p>
          </table:table-cell>
          <table:table-cell office:value-type="float" office:value="-960">
            <text:p>-960</text:p>
          </table:table-cell>
          <table:table-cell/>
          <table:table-cell office:value-type="float" office:value="-1024">
            <text:p>-1024</text:p>
          </table:table-cell>
          <table:table-cell table:formula="of:=[.F1086]*(-0.000732421875)" office:value-type="float" office:value="0.75">
            <text:p>0,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86">
            <text:p>1086</text:p>
          </table:table-cell>
          <table:table-cell office:value-type="float" office:value="24686">
            <text:p>24686</text:p>
          </table:table-cell>
          <table:table-cell office:value-type="float" office:value="-128">
            <text:p>-128</text:p>
          </table:table-cell>
          <table:table-cell office:value-type="float" office:value="-880">
            <text:p>-880</text:p>
          </table:table-cell>
          <table:table-cell/>
          <table:table-cell office:value-type="float" office:value="-1008">
            <text:p>-1008</text:p>
          </table:table-cell>
          <table:table-cell table:formula="of:=[.F1087]*(-0.000732421875)" office:value-type="float" office:value="0.73828125">
            <text:p>0,738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87">
            <text:p>1087</text:p>
          </table:table-cell>
          <table:table-cell office:value-type="float" office:value="24705">
            <text:p>24705</text:p>
          </table:table-cell>
          <table:table-cell office:value-type="float" office:value="-64">
            <text:p>-64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928">
            <text:p>-928</text:p>
          </table:table-cell>
          <table:table-cell table:formula="of:=[.F1088]*(-0.000732421875)" office:value-type="float" office:value="0.6796875">
            <text:p>0,679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88">
            <text:p>1088</text:p>
          </table:table-cell>
          <table:table-cell office:value-type="float" office:value="24724">
            <text:p>24724</text:p>
          </table:table-cell>
          <table:table-cell office:value-type="float" office:value="-528">
            <text:p>-528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960">
            <text:p>-960</text:p>
          </table:table-cell>
          <table:table-cell table:formula="of:=[.F1089]*(-0.000732421875)" office:value-type="float" office:value="0.703125">
            <text:p>0,7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89">
            <text:p>1089</text:p>
          </table:table-cell>
          <table:table-cell office:value-type="float" office:value="24770">
            <text:p>24770</text:p>
          </table:table-cell>
          <table:table-cell office:value-type="float" office:value="-112">
            <text:p>-112</text:p>
          </table:table-cell>
          <table:table-cell office:value-type="float" office:value="-1136">
            <text:p>-1136</text:p>
          </table:table-cell>
          <table:table-cell/>
          <table:table-cell office:value-type="float" office:value="-1072">
            <text:p>-1072</text:p>
          </table:table-cell>
          <table:table-cell table:formula="of:=[.F1090]*(-0.000732421875)" office:value-type="float" office:value="0.78515625">
            <text:p>0,785156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90">
            <text:p>1090</text:p>
          </table:table-cell>
          <table:table-cell office:value-type="float" office:value="24791">
            <text:p>24791</text:p>
          </table:table-cell>
          <table:table-cell office:value-type="float" office:value="16">
            <text:p>16</text:p>
          </table:table-cell>
          <table:table-cell office:value-type="float" office:value="-1120">
            <text:p>-1120</text:p>
          </table:table-cell>
          <table:table-cell/>
          <table:table-cell office:value-type="float" office:value="-992">
            <text:p>-992</text:p>
          </table:table-cell>
          <table:table-cell table:formula="of:=[.F1091]*(-0.000732421875)" office:value-type="float" office:value="0.7265625">
            <text:p>0,726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91">
            <text:p>1091</text:p>
          </table:table-cell>
          <table:table-cell office:value-type="float" office:value="24825">
            <text:p>24825</text:p>
          </table:table-cell>
          <table:table-cell office:value-type="float" office:value="-48">
            <text:p>-48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1104">
            <text:p>-1104</text:p>
          </table:table-cell>
          <table:table-cell table:formula="of:=[.F1092]*(-0.000732421875)" office:value-type="float" office:value="0.80859375">
            <text:p>0,808593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92">
            <text:p>1092</text:p>
          </table:table-cell>
          <table:table-cell office:value-type="float" office:value="24844">
            <text:p>24844</text:p>
          </table:table-cell>
          <table:table-cell office:value-type="float" office:value="-176">
            <text:p>-176</text:p>
          </table:table-cell>
          <table:table-cell office:value-type="float" office:value="-976">
            <text:p>-976</text:p>
          </table:table-cell>
          <table:table-cell/>
          <table:table-cell office:value-type="float" office:value="-1200">
            <text:p>-1200</text:p>
          </table:table-cell>
          <table:table-cell table:formula="of:=[.F1093]*(-0.000732421875)" office:value-type="float" office:value="0.87890625">
            <text:p>0,878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93">
            <text:p>1093</text:p>
          </table:table-cell>
          <table:table-cell office:value-type="float" office:value="24863">
            <text:p>24863</text:p>
          </table:table-cell>
          <table:table-cell office:value-type="float" office:value="-208">
            <text:p>-208</text:p>
          </table:table-cell>
          <table:table-cell office:value-type="float" office:value="-784">
            <text:p>-784</text:p>
          </table:table-cell>
          <table:table-cell/>
          <table:table-cell office:value-type="float" office:value="-1008">
            <text:p>-1008</text:p>
          </table:table-cell>
          <table:table-cell table:formula="of:=[.F1094]*(-0.000732421875)" office:value-type="float" office:value="0.73828125">
            <text:p>0,738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94">
            <text:p>1094</text:p>
          </table:table-cell>
          <table:table-cell office:value-type="float" office:value="24883">
            <text:p>24883</text:p>
          </table:table-cell>
          <table:table-cell office:value-type="float" office:value="80">
            <text:p>80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1120">
            <text:p>-1120</text:p>
          </table:table-cell>
          <table:table-cell table:formula="of:=[.F1095]*(-0.000732421875)" office:value-type="float" office:value="0.8203125">
            <text:p>0,82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95">
            <text:p>1095</text:p>
          </table:table-cell>
          <table:table-cell office:value-type="float" office:value="24902">
            <text:p>24902</text:p>
          </table:table-cell>
          <table:table-cell office:value-type="float" office:value="224">
            <text:p>224</text:p>
          </table:table-cell>
          <table:table-cell office:value-type="float" office:value="-1120">
            <text:p>-1120</text:p>
          </table:table-cell>
          <table:table-cell/>
          <table:table-cell office:value-type="float" office:value="-976">
            <text:p>-976</text:p>
          </table:table-cell>
          <table:table-cell table:formula="of:=[.F1096]*(-0.000732421875)" office:value-type="float" office:value="0.71484375">
            <text:p>0,714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96">
            <text:p>1096</text:p>
          </table:table-cell>
          <table:table-cell office:value-type="float" office:value="24922">
            <text:p>24922</text:p>
          </table:table-cell>
          <table:table-cell office:value-type="float" office:value="384">
            <text:p>384</text:p>
          </table:table-cell>
          <table:table-cell office:value-type="float" office:value="-1056">
            <text:p>-1056</text:p>
          </table:table-cell>
          <table:table-cell/>
          <table:table-cell office:value-type="float" office:value="-1136">
            <text:p>-1136</text:p>
          </table:table-cell>
          <table:table-cell table:formula="of:=[.F1097]*(-0.000732421875)" office:value-type="float" office:value="0.83203125">
            <text:p>0,832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97">
            <text:p>1097</text:p>
          </table:table-cell>
          <table:table-cell office:value-type="float" office:value="24941">
            <text:p>24941</text:p>
          </table:table-cell>
          <table:table-cell office:value-type="float" office:value="368">
            <text:p>368</text:p>
          </table:table-cell>
          <table:table-cell office:value-type="float" office:value="-1008">
            <text:p>-1008</text:p>
          </table:table-cell>
          <table:table-cell/>
          <table:table-cell office:value-type="float" office:value="-1200">
            <text:p>-1200</text:p>
          </table:table-cell>
          <table:table-cell table:formula="of:=[.F1098]*(-0.000732421875)" office:value-type="float" office:value="0.87890625">
            <text:p>0,878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98">
            <text:p>1098</text:p>
          </table:table-cell>
          <table:table-cell office:value-type="float" office:value="24961">
            <text:p>24961</text:p>
          </table:table-cell>
          <table:table-cell office:value-type="float" office:value="144">
            <text:p>144</text:p>
          </table:table-cell>
          <table:table-cell office:value-type="float" office:value="-752">
            <text:p>-752</text:p>
          </table:table-cell>
          <table:table-cell/>
          <table:table-cell office:value-type="float" office:value="-1072">
            <text:p>-1072</text:p>
          </table:table-cell>
          <table:table-cell table:formula="of:=[.F1099]*(-0.000732421875)" office:value-type="float" office:value="0.78515625">
            <text:p>0,78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99">
            <text:p>1099</text:p>
          </table:table-cell>
          <table:table-cell office:value-type="float" office:value="24980">
            <text:p>24980</text:p>
          </table:table-cell>
          <table:table-cell office:value-type="float" office:value="512">
            <text:p>512</text:p>
          </table:table-cell>
          <table:table-cell office:value-type="float" office:value="-1424">
            <text:p>-1424</text:p>
          </table:table-cell>
          <table:table-cell/>
          <table:table-cell office:value-type="float" office:value="-896">
            <text:p>-896</text:p>
          </table:table-cell>
          <table:table-cell table:formula="of:=[.F1100]*(-0.000732421875)" office:value-type="float" office:value="0.65625">
            <text:p>0,6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5004">
            <text:p>25004</text:p>
          </table:table-cell>
          <table:table-cell office:value-type="float" office:value="400">
            <text:p>400</text:p>
          </table:table-cell>
          <table:table-cell office:value-type="float" office:value="-896">
            <text:p>-896</text:p>
          </table:table-cell>
          <table:table-cell/>
          <table:table-cell office:value-type="float" office:value="-1008">
            <text:p>-1008</text:p>
          </table:table-cell>
          <table:table-cell table:formula="of:=[.F1101]*(-0.000732421875)" office:value-type="float" office:value="0.73828125">
            <text:p>0,738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01">
            <text:p>1101</text:p>
          </table:table-cell>
          <table:table-cell office:value-type="float" office:value="25023">
            <text:p>25023</text:p>
          </table:table-cell>
          <table:table-cell office:value-type="float" office:value="384">
            <text:p>384</text:p>
          </table:table-cell>
          <table:table-cell office:value-type="float" office:value="-864">
            <text:p>-864</text:p>
          </table:table-cell>
          <table:table-cell/>
          <table:table-cell office:value-type="float" office:value="-960">
            <text:p>-960</text:p>
          </table:table-cell>
          <table:table-cell table:formula="of:=[.F1102]*(-0.000732421875)" office:value-type="float" office:value="0.703125">
            <text:p>0,7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02">
            <text:p>1102</text:p>
          </table:table-cell>
          <table:table-cell office:value-type="float" office:value="25042">
            <text:p>25042</text:p>
          </table:table-cell>
          <table:table-cell office:value-type="float" office:value="112">
            <text:p>112</text:p>
          </table:table-cell>
          <table:table-cell office:value-type="float" office:value="-992">
            <text:p>-992</text:p>
          </table:table-cell>
          <table:table-cell/>
          <table:table-cell office:value-type="float" office:value="-1008">
            <text:p>-1008</text:p>
          </table:table-cell>
          <table:table-cell table:formula="of:=[.F1103]*(-0.000732421875)" office:value-type="float" office:value="0.73828125">
            <text:p>0,738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03">
            <text:p>1103</text:p>
          </table:table-cell>
          <table:table-cell office:value-type="float" office:value="25062">
            <text:p>25062</text:p>
          </table:table-cell>
          <table:table-cell office:value-type="float" office:value="208">
            <text:p>208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1120">
            <text:p>-1120</text:p>
          </table:table-cell>
          <table:table-cell table:formula="of:=[.F1104]*(-0.000732421875)" office:value-type="float" office:value="0.8203125">
            <text:p>0,82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04">
            <text:p>1104</text:p>
          </table:table-cell>
          <table:table-cell office:value-type="float" office:value="25081">
            <text:p>25081</text:p>
          </table:table-cell>
          <table:table-cell office:value-type="float" office:value="144">
            <text:p>144</text:p>
          </table:table-cell>
          <table:table-cell office:value-type="float" office:value="-880">
            <text:p>-880</text:p>
          </table:table-cell>
          <table:table-cell/>
          <table:table-cell office:value-type="float" office:value="-1184">
            <text:p>-1184</text:p>
          </table:table-cell>
          <table:table-cell table:formula="of:=[.F1105]*(-0.000732421875)" office:value-type="float" office:value="0.8671875">
            <text:p>0,867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25101">
            <text:p>25101</text:p>
          </table:table-cell>
          <table:table-cell office:value-type="float" office:value="96">
            <text:p>96</text:p>
          </table:table-cell>
          <table:table-cell office:value-type="float" office:value="-864">
            <text:p>-864</text:p>
          </table:table-cell>
          <table:table-cell/>
          <table:table-cell office:value-type="float" office:value="-1120">
            <text:p>-1120</text:p>
          </table:table-cell>
          <table:table-cell table:formula="of:=[.F1106]*(-0.000732421875)" office:value-type="float" office:value="0.8203125">
            <text:p>0,82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06">
            <text:p>1106</text:p>
          </table:table-cell>
          <table:table-cell office:value-type="float" office:value="25120">
            <text:p>25120</text:p>
          </table:table-cell>
          <table:table-cell office:value-type="float" office:value="32">
            <text:p>32</text:p>
          </table:table-cell>
          <table:table-cell office:value-type="float" office:value="-864">
            <text:p>-864</text:p>
          </table:table-cell>
          <table:table-cell/>
          <table:table-cell office:value-type="float" office:value="-1120">
            <text:p>-1120</text:p>
          </table:table-cell>
          <table:table-cell table:formula="of:=[.F1107]*(-0.000732421875)" office:value-type="float" office:value="0.8203125">
            <text:p>0,82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07">
            <text:p>1107</text:p>
          </table:table-cell>
          <table:table-cell office:value-type="float" office:value="25140">
            <text:p>25140</text:p>
          </table:table-cell>
          <table:table-cell office:value-type="float" office:value="48">
            <text:p>48</text:p>
          </table:table-cell>
          <table:table-cell office:value-type="float" office:value="-848">
            <text:p>-848</text:p>
          </table:table-cell>
          <table:table-cell/>
          <table:table-cell office:value-type="float" office:value="-1088">
            <text:p>-1088</text:p>
          </table:table-cell>
          <table:table-cell table:formula="of:=[.F1108]*(-0.000732421875)" office:value-type="float" office:value="0.796875">
            <text:p>0,79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08">
            <text:p>1108</text:p>
          </table:table-cell>
          <table:table-cell office:value-type="float" office:value="25159">
            <text:p>25159</text:p>
          </table:table-cell>
          <table:table-cell office:value-type="float" office:value="-16">
            <text:p>-16</text:p>
          </table:table-cell>
          <table:table-cell office:value-type="float" office:value="-976">
            <text:p>-976</text:p>
          </table:table-cell>
          <table:table-cell/>
          <table:table-cell office:value-type="float" office:value="-1088">
            <text:p>-1088</text:p>
          </table:table-cell>
          <table:table-cell table:formula="of:=[.F1109]*(-0.000732421875)" office:value-type="float" office:value="0.796875">
            <text:p>0,79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09">
            <text:p>1109</text:p>
          </table:table-cell>
          <table:table-cell office:value-type="float" office:value="25179">
            <text:p>25179</text:p>
          </table:table-cell>
          <table:table-cell office:value-type="float" office:value="-16">
            <text:p>-16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1088">
            <text:p>-1088</text:p>
          </table:table-cell>
          <table:table-cell table:formula="of:=[.F1110]*(-0.000732421875)" office:value-type="float" office:value="0.796875">
            <text:p>0,79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10">
            <text:p>1110</text:p>
          </table:table-cell>
          <table:table-cell office:value-type="float" office:value="25198">
            <text:p>25198</text:p>
          </table:table-cell>
          <table:table-cell office:value-type="float" office:value="144">
            <text:p>144</text:p>
          </table:table-cell>
          <table:table-cell office:value-type="float" office:value="-976">
            <text:p>-976</text:p>
          </table:table-cell>
          <table:table-cell/>
          <table:table-cell office:value-type="float" office:value="-1120">
            <text:p>-1120</text:p>
          </table:table-cell>
          <table:table-cell table:formula="of:=[.F1111]*(-0.000732421875)" office:value-type="float" office:value="0.8203125">
            <text:p>0,82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11">
            <text:p>1111</text:p>
          </table:table-cell>
          <table:table-cell office:value-type="float" office:value="25242">
            <text:p>25242</text:p>
          </table:table-cell>
          <table:table-cell office:value-type="float" office:value="176">
            <text:p>176</text:p>
          </table:table-cell>
          <table:table-cell office:value-type="float" office:value="-896">
            <text:p>-896</text:p>
          </table:table-cell>
          <table:table-cell/>
          <table:table-cell office:value-type="float" office:value="-1184">
            <text:p>-1184</text:p>
          </table:table-cell>
          <table:table-cell table:formula="of:=[.F1112]*(-0.000732421875)" office:value-type="float" office:value="0.8671875">
            <text:p>0,86718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112">
            <text:p>1112</text:p>
          </table:table-cell>
          <table:table-cell office:value-type="float" office:value="25264">
            <text:p>25264</text:p>
          </table:table-cell>
          <table:table-cell office:value-type="float" office:value="192">
            <text:p>192</text:p>
          </table:table-cell>
          <table:table-cell office:value-type="float" office:value="-1008">
            <text:p>-1008</text:p>
          </table:table-cell>
          <table:table-cell/>
          <table:table-cell office:value-type="float" office:value="-1104">
            <text:p>-1104</text:p>
          </table:table-cell>
          <table:table-cell table:formula="of:=[.F1113]*(-0.000732421875)" office:value-type="float" office:value="0.80859375">
            <text:p>0,8085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13">
            <text:p>1113</text:p>
          </table:table-cell>
          <table:table-cell office:value-type="float" office:value="25283">
            <text:p>25283</text:p>
          </table:table-cell>
          <table:table-cell office:value-type="float" office:value="80">
            <text:p>80</text:p>
          </table:table-cell>
          <table:table-cell office:value-type="float" office:value="-912">
            <text:p>-912</text:p>
          </table:table-cell>
          <table:table-cell/>
          <table:table-cell office:value-type="float" office:value="-1088">
            <text:p>-1088</text:p>
          </table:table-cell>
          <table:table-cell table:formula="of:=[.F1114]*(-0.000732421875)" office:value-type="float" office:value="0.796875">
            <text:p>0,79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14">
            <text:p>1114</text:p>
          </table:table-cell>
          <table:table-cell office:value-type="float" office:value="25303">
            <text:p>25303</text:p>
          </table:table-cell>
          <table:table-cell office:value-type="float" office:value="112">
            <text:p>112</text:p>
          </table:table-cell>
          <table:table-cell office:value-type="float" office:value="-880">
            <text:p>-880</text:p>
          </table:table-cell>
          <table:table-cell/>
          <table:table-cell office:value-type="float" office:value="-1072">
            <text:p>-1072</text:p>
          </table:table-cell>
          <table:table-cell table:formula="of:=[.F1115]*(-0.000732421875)" office:value-type="float" office:value="0.78515625">
            <text:p>0,78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15">
            <text:p>1115</text:p>
          </table:table-cell>
          <table:table-cell office:value-type="float" office:value="25326">
            <text:p>25326</text:p>
          </table:table-cell>
          <table:table-cell office:value-type="float" office:value="80">
            <text:p>80</text:p>
          </table:table-cell>
          <table:table-cell office:value-type="float" office:value="-848">
            <text:p>-848</text:p>
          </table:table-cell>
          <table:table-cell/>
          <table:table-cell office:value-type="float" office:value="-1136">
            <text:p>-1136</text:p>
          </table:table-cell>
          <table:table-cell table:formula="of:=[.F1116]*(-0.000732421875)" office:value-type="float" office:value="0.83203125">
            <text:p>0,832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16">
            <text:p>1116</text:p>
          </table:table-cell>
          <table:table-cell office:value-type="float" office:value="25346">
            <text:p>25346</text:p>
          </table:table-cell>
          <table:table-cell office:value-type="float" office:value="64">
            <text:p>64</text:p>
          </table:table-cell>
          <table:table-cell office:value-type="float" office:value="-768">
            <text:p>-768</text:p>
          </table:table-cell>
          <table:table-cell/>
          <table:table-cell office:value-type="float" office:value="-1104">
            <text:p>-1104</text:p>
          </table:table-cell>
          <table:table-cell table:formula="of:=[.F1117]*(-0.000732421875)" office:value-type="float" office:value="0.80859375">
            <text:p>0,8085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17">
            <text:p>1117</text:p>
          </table:table-cell>
          <table:table-cell office:value-type="float" office:value="25365">
            <text:p>25365</text:p>
          </table:table-cell>
          <table:table-cell office:value-type="float" office:value="48">
            <text:p>48</text:p>
          </table:table-cell>
          <table:table-cell office:value-type="float" office:value="-1056">
            <text:p>-1056</text:p>
          </table:table-cell>
          <table:table-cell/>
          <table:table-cell office:value-type="float" office:value="-1120">
            <text:p>-1120</text:p>
          </table:table-cell>
          <table:table-cell table:formula="of:=[.F1118]*(-0.000732421875)" office:value-type="float" office:value="0.8203125">
            <text:p>0,82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18">
            <text:p>1118</text:p>
          </table:table-cell>
          <table:table-cell office:value-type="float" office:value="25384">
            <text:p>25384</text:p>
          </table:table-cell>
          <table:table-cell office:value-type="float" office:value="-96">
            <text:p>-96</text:p>
          </table:table-cell>
          <table:table-cell office:value-type="float" office:value="-1008">
            <text:p>-1008</text:p>
          </table:table-cell>
          <table:table-cell/>
          <table:table-cell office:value-type="float" office:value="-1152">
            <text:p>-1152</text:p>
          </table:table-cell>
          <table:table-cell table:formula="of:=[.F1119]*(-0.000732421875)" office:value-type="float" office:value="0.84375">
            <text:p>0,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19">
            <text:p>1119</text:p>
          </table:table-cell>
          <table:table-cell office:value-type="float" office:value="25416">
            <text:p>25416</text:p>
          </table:table-cell>
          <table:table-cell office:value-type="float" office:value="48">
            <text:p>48</text:p>
          </table:table-cell>
          <table:table-cell office:value-type="float" office:value="-864">
            <text:p>-864</text:p>
          </table:table-cell>
          <table:table-cell/>
          <table:table-cell office:value-type="float" office:value="-1168">
            <text:p>-1168</text:p>
          </table:table-cell>
          <table:table-cell table:formula="of:=[.F1120]*(-0.000732421875)" office:value-type="float" office:value="0.85546875">
            <text:p>0,855468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120">
            <text:p>1120</text:p>
          </table:table-cell>
          <table:table-cell office:value-type="float" office:value="25439">
            <text:p>25439</text:p>
          </table:table-cell>
          <table:table-cell office:value-type="float" office:value="-16">
            <text:p>-16</text:p>
          </table:table-cell>
          <table:table-cell office:value-type="float" office:value="-976">
            <text:p>-976</text:p>
          </table:table-cell>
          <table:table-cell/>
          <table:table-cell office:value-type="float" office:value="-1120">
            <text:p>-1120</text:p>
          </table:table-cell>
          <table:table-cell table:formula="of:=[.F1121]*(-0.000732421875)" office:value-type="float" office:value="0.8203125">
            <text:p>0,82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21">
            <text:p>1121</text:p>
          </table:table-cell>
          <table:table-cell office:value-type="float" office:value="25457">
            <text:p>25457</text:p>
          </table:table-cell>
          <table:table-cell office:value-type="float" office:value="-16">
            <text:p>-16</text:p>
          </table:table-cell>
          <table:table-cell office:value-type="float" office:value="-848">
            <text:p>-848</text:p>
          </table:table-cell>
          <table:table-cell/>
          <table:table-cell office:value-type="float" office:value="-1024">
            <text:p>-1024</text:p>
          </table:table-cell>
          <table:table-cell table:formula="of:=[.F1122]*(-0.000732421875)" office:value-type="float" office:value="0.75">
            <text:p>0,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22">
            <text:p>1122</text:p>
          </table:table-cell>
          <table:table-cell office:value-type="float" office:value="25477">
            <text:p>25477</text:p>
          </table:table-cell>
          <table:table-cell office:value-type="float" office:value="64">
            <text:p>64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1088">
            <text:p>-1088</text:p>
          </table:table-cell>
          <table:table-cell table:formula="of:=[.F1123]*(-0.000732421875)" office:value-type="float" office:value="0.796875">
            <text:p>0,79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23">
            <text:p>1123</text:p>
          </table:table-cell>
          <table:table-cell office:value-type="float" office:value="25496">
            <text:p>25496</text:p>
          </table:table-cell>
          <table:table-cell office:value-type="float" office:value="128">
            <text:p>128</text:p>
          </table:table-cell>
          <table:table-cell office:value-type="float" office:value="-896">
            <text:p>-896</text:p>
          </table:table-cell>
          <table:table-cell/>
          <table:table-cell office:value-type="float" office:value="-1072">
            <text:p>-1072</text:p>
          </table:table-cell>
          <table:table-cell table:formula="of:=[.F1124]*(-0.000732421875)" office:value-type="float" office:value="0.78515625">
            <text:p>0,7851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24">
            <text:p>1124</text:p>
          </table:table-cell>
          <table:table-cell office:value-type="float" office:value="25516">
            <text:p>25516</text:p>
          </table:table-cell>
          <table:table-cell office:value-type="float" office:value="48">
            <text:p>48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1104">
            <text:p>-1104</text:p>
          </table:table-cell>
          <table:table-cell table:formula="of:=[.F1125]*(-0.000732421875)" office:value-type="float" office:value="0.80859375">
            <text:p>0,8085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25">
            <text:p>1125</text:p>
          </table:table-cell>
          <table:table-cell office:value-type="float" office:value="25535">
            <text:p>25535</text:p>
          </table:table-cell>
          <table:table-cell office:value-type="float" office:value="80">
            <text:p>80</text:p>
          </table:table-cell>
          <table:table-cell office:value-type="float" office:value="-976">
            <text:p>-976</text:p>
          </table:table-cell>
          <table:table-cell/>
          <table:table-cell office:value-type="float" office:value="-1088">
            <text:p>-1088</text:p>
          </table:table-cell>
          <table:table-cell table:formula="of:=[.F1126]*(-0.000732421875)" office:value-type="float" office:value="0.796875">
            <text:p>0,79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26">
            <text:p>1126</text:p>
          </table:table-cell>
          <table:table-cell office:value-type="float" office:value="25554">
            <text:p>25554</text:p>
          </table:table-cell>
          <table:table-cell office:value-type="float" office:value="112">
            <text:p>112</text:p>
          </table:table-cell>
          <table:table-cell office:value-type="float" office:value="-896">
            <text:p>-896</text:p>
          </table:table-cell>
          <table:table-cell/>
          <table:table-cell office:value-type="float" office:value="-1056">
            <text:p>-1056</text:p>
          </table:table-cell>
          <table:table-cell table:formula="of:=[.F1127]*(-0.000732421875)" office:value-type="float" office:value="0.7734375">
            <text:p>0,77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27">
            <text:p>1127</text:p>
          </table:table-cell>
          <table:table-cell office:value-type="float" office:value="25574">
            <text:p>25574</text:p>
          </table:table-cell>
          <table:table-cell office:value-type="float" office:value="176">
            <text:p>176</text:p>
          </table:table-cell>
          <table:table-cell office:value-type="float" office:value="-976">
            <text:p>-976</text:p>
          </table:table-cell>
          <table:table-cell/>
          <table:table-cell office:value-type="float" office:value="-1088">
            <text:p>-1088</text:p>
          </table:table-cell>
          <table:table-cell table:formula="of:=[.F1128]*(-0.000732421875)" office:value-type="float" office:value="0.796875">
            <text:p>0,79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28">
            <text:p>1128</text:p>
          </table:table-cell>
          <table:table-cell office:value-type="float" office:value="25593">
            <text:p>25593</text:p>
          </table:table-cell>
          <table:table-cell office:value-type="float" office:value="-912">
            <text:p>-912</text:p>
          </table:table-cell>
          <table:table-cell office:value-type="float" office:value="-736">
            <text:p>-736</text:p>
          </table:table-cell>
          <table:table-cell/>
          <table:table-cell office:value-type="float" office:value="-1328">
            <text:p>-1328</text:p>
          </table:table-cell>
          <table:table-cell table:formula="of:=[.F1129]*(-0.000732421875)" office:value-type="float" office:value="0.97265625">
            <text:p>0,9726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29">
            <text:p>1129</text:p>
          </table:table-cell>
          <table:table-cell office:value-type="float" office:value="25613">
            <text:p>25613</text:p>
          </table:table-cell>
          <table:table-cell office:value-type="float" office:value="-144">
            <text:p>-144</text:p>
          </table:table-cell>
          <table:table-cell office:value-type="float" office:value="-928">
            <text:p>-928</text:p>
          </table:table-cell>
          <table:table-cell/>
          <table:table-cell office:value-type="float" office:value="-1168">
            <text:p>-1168</text:p>
          </table:table-cell>
          <table:table-cell table:formula="of:=[.F1130]*(-0.000732421875)" office:value-type="float" office:value="0.85546875">
            <text:p>0,855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30">
            <text:p>1130</text:p>
          </table:table-cell>
          <table:table-cell office:value-type="float" office:value="25636">
            <text:p>25636</text:p>
          </table:table-cell>
          <table:table-cell office:value-type="float" office:value="272">
            <text:p>272</text:p>
          </table:table-cell>
          <table:table-cell office:value-type="float" office:value="-768">
            <text:p>-768</text:p>
          </table:table-cell>
          <table:table-cell/>
          <table:table-cell office:value-type="float" office:value="-1152">
            <text:p>-1152</text:p>
          </table:table-cell>
          <table:table-cell table:formula="of:=[.F1131]*(-0.000732421875)" office:value-type="float" office:value="0.84375">
            <text:p>0,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31">
            <text:p>1131</text:p>
          </table:table-cell>
          <table:table-cell office:value-type="float" office:value="25656">
            <text:p>25656</text:p>
          </table:table-cell>
          <table:table-cell office:value-type="float" office:value="-80">
            <text:p>-80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1136">
            <text:p>-1136</text:p>
          </table:table-cell>
          <table:table-cell table:formula="of:=[.F1132]*(-0.000732421875)" office:value-type="float" office:value="0.83203125">
            <text:p>0,832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32">
            <text:p>1132</text:p>
          </table:table-cell>
          <table:table-cell office:value-type="float" office:value="25675">
            <text:p>25675</text:p>
          </table:table-cell>
          <table:table-cell office:value-type="float" office:value="-16">
            <text:p>-16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1168">
            <text:p>-1168</text:p>
          </table:table-cell>
          <table:table-cell table:formula="of:=[.F1133]*(-0.000732421875)" office:value-type="float" office:value="0.85546875">
            <text:p>0,855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33">
            <text:p>1133</text:p>
          </table:table-cell>
          <table:table-cell office:value-type="float" office:value="25695">
            <text:p>25695</text:p>
          </table:table-cell>
          <table:table-cell office:value-type="float" office:value="208">
            <text:p>208</text:p>
          </table:table-cell>
          <table:table-cell office:value-type="float" office:value="-1088">
            <text:p>-1088</text:p>
          </table:table-cell>
          <table:table-cell/>
          <table:table-cell office:value-type="float" office:value="-1104">
            <text:p>-1104</text:p>
          </table:table-cell>
          <table:table-cell table:formula="of:=[.F1134]*(-0.000732421875)" office:value-type="float" office:value="0.80859375">
            <text:p>0,8085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34">
            <text:p>1134</text:p>
          </table:table-cell>
          <table:table-cell office:value-type="float" office:value="25742">
            <text:p>25742</text:p>
          </table:table-cell>
          <table:table-cell office:value-type="float" office:value="-128">
            <text:p>-128</text:p>
          </table:table-cell>
          <table:table-cell office:value-type="float" office:value="-816">
            <text:p>-816</text:p>
          </table:table-cell>
          <table:table-cell/>
          <table:table-cell office:value-type="float" office:value="-1232">
            <text:p>-1232</text:p>
          </table:table-cell>
          <table:table-cell table:formula="of:=[.F1135]*(-0.000732421875)" office:value-type="float" office:value="0.90234375">
            <text:p>0,902343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135">
            <text:p>1135</text:p>
          </table:table-cell>
          <table:table-cell office:value-type="float" office:value="25761">
            <text:p>25761</text:p>
          </table:table-cell>
          <table:table-cell office:value-type="float" office:value="160">
            <text:p>160</text:p>
          </table:table-cell>
          <table:table-cell office:value-type="float" office:value="-1008">
            <text:p>-1008</text:p>
          </table:table-cell>
          <table:table-cell/>
          <table:table-cell office:value-type="float" office:value="-1088">
            <text:p>-1088</text:p>
          </table:table-cell>
          <table:table-cell table:formula="of:=[.F1136]*(-0.000732421875)" office:value-type="float" office:value="0.796875">
            <text:p>0,79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36">
            <text:p>1136</text:p>
          </table:table-cell>
          <table:table-cell office:value-type="float" office:value="25781">
            <text:p>25781</text:p>
          </table:table-cell>
          <table:table-cell office:value-type="float" office:value="96">
            <text:p>96</text:p>
          </table:table-cell>
          <table:table-cell office:value-type="float" office:value="-944">
            <text:p>-944</text:p>
          </table:table-cell>
          <table:table-cell/>
          <table:table-cell office:value-type="float" office:value="-1200">
            <text:p>-1200</text:p>
          </table:table-cell>
          <table:table-cell table:formula="of:=[.F1137]*(-0.000732421875)" office:value-type="float" office:value="0.87890625">
            <text:p>0,878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37">
            <text:p>1137</text:p>
          </table:table-cell>
          <table:table-cell office:value-type="float" office:value="25800">
            <text:p>25800</text:p>
          </table:table-cell>
          <table:table-cell office:value-type="float" office:value="32">
            <text:p>32</text:p>
          </table:table-cell>
          <table:table-cell office:value-type="float" office:value="-912">
            <text:p>-912</text:p>
          </table:table-cell>
          <table:table-cell/>
          <table:table-cell office:value-type="float" office:value="-1152">
            <text:p>-1152</text:p>
          </table:table-cell>
          <table:table-cell table:formula="of:=[.F1138]*(-0.000732421875)" office:value-type="float" office:value="0.84375">
            <text:p>0,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38">
            <text:p>1138</text:p>
          </table:table-cell>
          <table:table-cell office:value-type="float" office:value="25820">
            <text:p>25820</text:p>
          </table:table-cell>
          <table:table-cell office:value-type="float" office:value="16">
            <text:p>16</text:p>
          </table:table-cell>
          <table:table-cell office:value-type="float" office:value="-832">
            <text:p>-832</text:p>
          </table:table-cell>
          <table:table-cell/>
          <table:table-cell office:value-type="float" office:value="-1168">
            <text:p>-1168</text:p>
          </table:table-cell>
          <table:table-cell table:formula="of:=[.F1139]*(-0.000732421875)" office:value-type="float" office:value="0.85546875">
            <text:p>0,855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39">
            <text:p>1139</text:p>
          </table:table-cell>
          <table:table-cell office:value-type="float" office:value="25839">
            <text:p>25839</text:p>
          </table:table-cell>
          <table:table-cell office:value-type="float" office:value="-16">
            <text:p>-16</text:p>
          </table:table-cell>
          <table:table-cell office:value-type="float" office:value="-752">
            <text:p>-752</text:p>
          </table:table-cell>
          <table:table-cell/>
          <table:table-cell office:value-type="float" office:value="-1104">
            <text:p>-1104</text:p>
          </table:table-cell>
          <table:table-cell table:formula="of:=[.F1140]*(-0.000732421875)" office:value-type="float" office:value="0.80859375">
            <text:p>0,8085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25858">
            <text:p>25858</text:p>
          </table:table-cell>
          <table:table-cell office:value-type="float" office:value="112">
            <text:p>112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1024">
            <text:p>-1024</text:p>
          </table:table-cell>
          <table:table-cell table:formula="of:=[.F1141]*(-0.000732421875)" office:value-type="float" office:value="0.75">
            <text:p>0,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41">
            <text:p>1141</text:p>
          </table:table-cell>
          <table:table-cell office:value-type="float" office:value="25877">
            <text:p>25877</text:p>
          </table:table-cell>
          <table:table-cell office:value-type="float" office:value="32">
            <text:p>32</text:p>
          </table:table-cell>
          <table:table-cell office:value-type="float" office:value="-944">
            <text:p>-944</text:p>
          </table:table-cell>
          <table:table-cell/>
          <table:table-cell office:value-type="float" office:value="-1232">
            <text:p>-1232</text:p>
          </table:table-cell>
          <table:table-cell table:formula="of:=[.F1142]*(-0.000732421875)" office:value-type="float" office:value="0.90234375">
            <text:p>0,902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42">
            <text:p>1142</text:p>
          </table:table-cell>
          <table:table-cell office:value-type="float" office:value="25896">
            <text:p>25896</text:p>
          </table:table-cell>
          <table:table-cell office:value-type="float" office:value="-48">
            <text:p>-48</text:p>
          </table:table-cell>
          <table:table-cell office:value-type="float" office:value="-864">
            <text:p>-864</text:p>
          </table:table-cell>
          <table:table-cell/>
          <table:table-cell office:value-type="float" office:value="-1200">
            <text:p>-1200</text:p>
          </table:table-cell>
          <table:table-cell table:formula="of:=[.F1143]*(-0.000732421875)" office:value-type="float" office:value="0.87890625">
            <text:p>0,878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43">
            <text:p>1143</text:p>
          </table:table-cell>
          <table:table-cell office:value-type="float" office:value="25916">
            <text:p>25916</text:p>
          </table:table-cell>
          <table:table-cell office:value-type="float" office:value="-272">
            <text:p>-272</text:p>
          </table:table-cell>
          <table:table-cell office:value-type="float" office:value="-832">
            <text:p>-832</text:p>
          </table:table-cell>
          <table:table-cell/>
          <table:table-cell office:value-type="float" office:value="-1184">
            <text:p>-1184</text:p>
          </table:table-cell>
          <table:table-cell table:formula="of:=[.F1144]*(-0.000732421875)" office:value-type="float" office:value="0.8671875">
            <text:p>0,867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5935">
            <text:p>25935</text:p>
          </table:table-cell>
          <table:table-cell office:value-type="float" office:value="-48">
            <text:p>-48</text:p>
          </table:table-cell>
          <table:table-cell office:value-type="float" office:value="-864">
            <text:p>-864</text:p>
          </table:table-cell>
          <table:table-cell/>
          <table:table-cell office:value-type="float" office:value="-1216">
            <text:p>-1216</text:p>
          </table:table-cell>
          <table:table-cell table:formula="of:=[.F1145]*(-0.000732421875)" office:value-type="float" office:value="0.890625">
            <text:p>0,8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45">
            <text:p>1145</text:p>
          </table:table-cell>
          <table:table-cell office:value-type="float" office:value="25960">
            <text:p>25960</text:p>
          </table:table-cell>
          <table:table-cell office:value-type="float" office:value="-16">
            <text:p>-16</text:p>
          </table:table-cell>
          <table:table-cell office:value-type="float" office:value="-864">
            <text:p>-864</text:p>
          </table:table-cell>
          <table:table-cell/>
          <table:table-cell office:value-type="float" office:value="-1152">
            <text:p>-1152</text:p>
          </table:table-cell>
          <table:table-cell table:formula="of:=[.F1146]*(-0.000732421875)" office:value-type="float" office:value="0.84375">
            <text:p>0,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46">
            <text:p>1146</text:p>
          </table:table-cell>
          <table:table-cell office:value-type="float" office:value="25979">
            <text:p>25979</text:p>
          </table:table-cell>
          <table:table-cell office:value-type="float" office:value="-16">
            <text:p>-16</text:p>
          </table:table-cell>
          <table:table-cell office:value-type="float" office:value="-880">
            <text:p>-880</text:p>
          </table:table-cell>
          <table:table-cell/>
          <table:table-cell office:value-type="float" office:value="-1120">
            <text:p>-1120</text:p>
          </table:table-cell>
          <table:table-cell table:formula="of:=[.F1147]*(-0.000732421875)" office:value-type="float" office:value="0.8203125">
            <text:p>0,82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47">
            <text:p>1147</text:p>
          </table:table-cell>
          <table:table-cell office:value-type="float" office:value="25999">
            <text:p>25999</text:p>
          </table:table-cell>
          <table:table-cell office:value-type="float" office:value="-16">
            <text:p>-16</text:p>
          </table:table-cell>
          <table:table-cell office:value-type="float" office:value="-912">
            <text:p>-912</text:p>
          </table:table-cell>
          <table:table-cell/>
          <table:table-cell office:value-type="float" office:value="-1136">
            <text:p>-1136</text:p>
          </table:table-cell>
          <table:table-cell table:formula="of:=[.F1148]*(-0.000732421875)" office:value-type="float" office:value="0.83203125">
            <text:p>0,832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48">
            <text:p>1148</text:p>
          </table:table-cell>
          <table:table-cell office:value-type="float" office:value="26033">
            <text:p>26033</text:p>
          </table:table-cell>
          <table:table-cell office:value-type="float" office:value="0">
            <text:p>0</text:p>
          </table:table-cell>
          <table:table-cell office:value-type="float" office:value="-928">
            <text:p>-928</text:p>
          </table:table-cell>
          <table:table-cell/>
          <table:table-cell office:value-type="float" office:value="-1184">
            <text:p>-1184</text:p>
          </table:table-cell>
          <table:table-cell table:formula="of:=[.F1149]*(-0.000732421875)" office:value-type="float" office:value="0.8671875">
            <text:p>0,86718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149">
            <text:p>1149</text:p>
          </table:table-cell>
          <table:table-cell office:value-type="float" office:value="26052">
            <text:p>26052</text:p>
          </table:table-cell>
          <table:table-cell office:value-type="float" office:value="-32">
            <text:p>-32</text:p>
          </table:table-cell>
          <table:table-cell office:value-type="float" office:value="-832">
            <text:p>-832</text:p>
          </table:table-cell>
          <table:table-cell/>
          <table:table-cell office:value-type="float" office:value="-1232">
            <text:p>-1232</text:p>
          </table:table-cell>
          <table:table-cell table:formula="of:=[.F1150]*(-0.000732421875)" office:value-type="float" office:value="0.90234375">
            <text:p>0,902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50">
            <text:p>1150</text:p>
          </table:table-cell>
          <table:table-cell office:value-type="float" office:value="26072">
            <text:p>26072</text:p>
          </table:table-cell>
          <table:table-cell office:value-type="float" office:value="96">
            <text:p>96</text:p>
          </table:table-cell>
          <table:table-cell office:value-type="float" office:value="-944">
            <text:p>-944</text:p>
          </table:table-cell>
          <table:table-cell/>
          <table:table-cell office:value-type="float" office:value="-1200">
            <text:p>-1200</text:p>
          </table:table-cell>
          <table:table-cell table:formula="of:=[.F1151]*(-0.000732421875)" office:value-type="float" office:value="0.87890625">
            <text:p>0,878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51">
            <text:p>1151</text:p>
          </table:table-cell>
          <table:table-cell office:value-type="float" office:value="26091">
            <text:p>26091</text:p>
          </table:table-cell>
          <table:table-cell office:value-type="float" office:value="96">
            <text:p>96</text:p>
          </table:table-cell>
          <table:table-cell office:value-type="float" office:value="-976">
            <text:p>-976</text:p>
          </table:table-cell>
          <table:table-cell/>
          <table:table-cell office:value-type="float" office:value="-1184">
            <text:p>-1184</text:p>
          </table:table-cell>
          <table:table-cell table:formula="of:=[.F1152]*(-0.000732421875)" office:value-type="float" office:value="0.8671875">
            <text:p>0,867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52">
            <text:p>1152</text:p>
          </table:table-cell>
          <table:table-cell office:value-type="float" office:value="26110">
            <text:p>26110</text:p>
          </table:table-cell>
          <table:table-cell office:value-type="float" office:value="-32">
            <text:p>-32</text:p>
          </table:table-cell>
          <table:table-cell office:value-type="float" office:value="-784">
            <text:p>-784</text:p>
          </table:table-cell>
          <table:table-cell/>
          <table:table-cell office:value-type="float" office:value="-1248">
            <text:p>-1248</text:p>
          </table:table-cell>
          <table:table-cell table:formula="of:=[.F1153]*(-0.000732421875)" office:value-type="float" office:value="0.9140625">
            <text:p>0,91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53">
            <text:p>1153</text:p>
          </table:table-cell>
          <table:table-cell office:value-type="float" office:value="26130">
            <text:p>26130</text:p>
          </table:table-cell>
          <table:table-cell office:value-type="float" office:value="-32">
            <text:p>-32</text:p>
          </table:table-cell>
          <table:table-cell office:value-type="float" office:value="-832">
            <text:p>-832</text:p>
          </table:table-cell>
          <table:table-cell/>
          <table:table-cell office:value-type="float" office:value="-1216">
            <text:p>-1216</text:p>
          </table:table-cell>
          <table:table-cell table:formula="of:=[.F1154]*(-0.000732421875)" office:value-type="float" office:value="0.890625">
            <text:p>0,8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54">
            <text:p>1154</text:p>
          </table:table-cell>
          <table:table-cell office:value-type="float" office:value="26149">
            <text:p>26149</text:p>
          </table:table-cell>
          <table:table-cell office:value-type="float" office:value="64">
            <text:p>64</text:p>
          </table:table-cell>
          <table:table-cell office:value-type="float" office:value="-848">
            <text:p>-848</text:p>
          </table:table-cell>
          <table:table-cell/>
          <table:table-cell office:value-type="float" office:value="-1232">
            <text:p>-1232</text:p>
          </table:table-cell>
          <table:table-cell table:formula="of:=[.F1155]*(-0.000732421875)" office:value-type="float" office:value="0.90234375">
            <text:p>0,902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55">
            <text:p>1155</text:p>
          </table:table-cell>
          <table:table-cell office:value-type="float" office:value="26169">
            <text:p>26169</text:p>
          </table:table-cell>
          <table:table-cell office:value-type="float" office:value="128">
            <text:p>128</text:p>
          </table:table-cell>
          <table:table-cell office:value-type="float" office:value="-928">
            <text:p>-928</text:p>
          </table:table-cell>
          <table:table-cell/>
          <table:table-cell office:value-type="float" office:value="-1168">
            <text:p>-1168</text:p>
          </table:table-cell>
          <table:table-cell table:formula="of:=[.F1156]*(-0.000732421875)" office:value-type="float" office:value="0.85546875">
            <text:p>0,855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56">
            <text:p>1156</text:p>
          </table:table-cell>
          <table:table-cell office:value-type="float" office:value="26213">
            <text:p>26213</text:p>
          </table:table-cell>
          <table:table-cell office:value-type="float" office:value="48">
            <text:p>48</text:p>
          </table:table-cell>
          <table:table-cell office:value-type="float" office:value="-800">
            <text:p>-800</text:p>
          </table:table-cell>
          <table:table-cell/>
          <table:table-cell office:value-type="float" office:value="-1216">
            <text:p>-1216</text:p>
          </table:table-cell>
          <table:table-cell table:formula="of:=[.F1157]*(-0.000732421875)" office:value-type="float" office:value="0.890625">
            <text:p>0,8906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157">
            <text:p>1157</text:p>
          </table:table-cell>
          <table:table-cell office:value-type="float" office:value="26234">
            <text:p>26234</text:p>
          </table:table-cell>
          <table:table-cell office:value-type="float" office:value="64">
            <text:p>64</text:p>
          </table:table-cell>
          <table:table-cell office:value-type="float" office:value="-864">
            <text:p>-864</text:p>
          </table:table-cell>
          <table:table-cell/>
          <table:table-cell office:value-type="float" office:value="-1200">
            <text:p>-1200</text:p>
          </table:table-cell>
          <table:table-cell table:formula="of:=[.F1158]*(-0.000732421875)" office:value-type="float" office:value="0.87890625">
            <text:p>0,878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58">
            <text:p>1158</text:p>
          </table:table-cell>
          <table:table-cell office:value-type="float" office:value="26254">
            <text:p>26254</text:p>
          </table:table-cell>
          <table:table-cell office:value-type="float" office:value="112">
            <text:p>112</text:p>
          </table:table-cell>
          <table:table-cell office:value-type="float" office:value="-944">
            <text:p>-944</text:p>
          </table:table-cell>
          <table:table-cell/>
          <table:table-cell office:value-type="float" office:value="-1216">
            <text:p>-1216</text:p>
          </table:table-cell>
          <table:table-cell table:formula="of:=[.F1159]*(-0.000732421875)" office:value-type="float" office:value="0.890625">
            <text:p>0,8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59">
            <text:p>1159</text:p>
          </table:table-cell>
          <table:table-cell office:value-type="float" office:value="26273">
            <text:p>26273</text:p>
          </table:table-cell>
          <table:table-cell office:value-type="float" office:value="80">
            <text:p>80</text:p>
          </table:table-cell>
          <table:table-cell office:value-type="float" office:value="-976">
            <text:p>-976</text:p>
          </table:table-cell>
          <table:table-cell/>
          <table:table-cell office:value-type="float" office:value="-1168">
            <text:p>-1168</text:p>
          </table:table-cell>
          <table:table-cell table:formula="of:=[.F1160]*(-0.000732421875)" office:value-type="float" office:value="0.85546875">
            <text:p>0,855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60">
            <text:p>1160</text:p>
          </table:table-cell>
          <table:table-cell office:value-type="float" office:value="26298">
            <text:p>26298</text:p>
          </table:table-cell>
          <table:table-cell office:value-type="float" office:value="128">
            <text:p>128</text:p>
          </table:table-cell>
          <table:table-cell office:value-type="float" office:value="-816">
            <text:p>-816</text:p>
          </table:table-cell>
          <table:table-cell/>
          <table:table-cell office:value-type="float" office:value="-1200">
            <text:p>-1200</text:p>
          </table:table-cell>
          <table:table-cell table:formula="of:=[.F1161]*(-0.000732421875)" office:value-type="float" office:value="0.87890625">
            <text:p>0,878906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161">
            <text:p>1161</text:p>
          </table:table-cell>
          <table:table-cell office:value-type="float" office:value="26317">
            <text:p>26317</text:p>
          </table:table-cell>
          <table:table-cell office:value-type="float" office:value="112">
            <text:p>112</text:p>
          </table:table-cell>
          <table:table-cell office:value-type="float" office:value="-864">
            <text:p>-864</text:p>
          </table:table-cell>
          <table:table-cell/>
          <table:table-cell office:value-type="float" office:value="-1152">
            <text:p>-1152</text:p>
          </table:table-cell>
          <table:table-cell table:formula="of:=[.F1162]*(-0.000732421875)" office:value-type="float" office:value="0.84375">
            <text:p>0,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62">
            <text:p>1162</text:p>
          </table:table-cell>
          <table:table-cell office:value-type="float" office:value="26336">
            <text:p>26336</text:p>
          </table:table-cell>
          <table:table-cell office:value-type="float" office:value="112">
            <text:p>112</text:p>
          </table:table-cell>
          <table:table-cell office:value-type="float" office:value="-816">
            <text:p>-816</text:p>
          </table:table-cell>
          <table:table-cell/>
          <table:table-cell office:value-type="float" office:value="-1168">
            <text:p>-1168</text:p>
          </table:table-cell>
          <table:table-cell table:formula="of:=[.F1163]*(-0.000732421875)" office:value-type="float" office:value="0.85546875">
            <text:p>0,855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63">
            <text:p>1163</text:p>
          </table:table-cell>
          <table:table-cell office:value-type="float" office:value="26355">
            <text:p>26355</text:p>
          </table:table-cell>
          <table:table-cell office:value-type="float" office:value="112">
            <text:p>112</text:p>
          </table:table-cell>
          <table:table-cell office:value-type="float" office:value="-784">
            <text:p>-784</text:p>
          </table:table-cell>
          <table:table-cell/>
          <table:table-cell office:value-type="float" office:value="-1232">
            <text:p>-1232</text:p>
          </table:table-cell>
          <table:table-cell table:formula="of:=[.F1164]*(-0.000732421875)" office:value-type="float" office:value="0.90234375">
            <text:p>0,902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64">
            <text:p>1164</text:p>
          </table:table-cell>
          <table:table-cell office:value-type="float" office:value="26375">
            <text:p>26375</text:p>
          </table:table-cell>
          <table:table-cell office:value-type="float" office:value="32">
            <text:p>32</text:p>
          </table:table-cell>
          <table:table-cell office:value-type="float" office:value="-816">
            <text:p>-816</text:p>
          </table:table-cell>
          <table:table-cell/>
          <table:table-cell office:value-type="float" office:value="-1200">
            <text:p>-1200</text:p>
          </table:table-cell>
          <table:table-cell table:formula="of:=[.F1165]*(-0.000732421875)" office:value-type="float" office:value="0.87890625">
            <text:p>0,878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65">
            <text:p>1165</text:p>
          </table:table-cell>
          <table:table-cell office:value-type="float" office:value="26394">
            <text:p>26394</text:p>
          </table:table-cell>
          <table:table-cell office:value-type="float" office:value="-16">
            <text:p>-16</text:p>
          </table:table-cell>
          <table:table-cell office:value-type="float" office:value="-864">
            <text:p>-864</text:p>
          </table:table-cell>
          <table:table-cell/>
          <table:table-cell office:value-type="float" office:value="-1264">
            <text:p>-1264</text:p>
          </table:table-cell>
          <table:table-cell table:formula="of:=[.F1166]*(-0.000732421875)" office:value-type="float" office:value="0.92578125">
            <text:p>0,925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66">
            <text:p>1166</text:p>
          </table:table-cell>
          <table:table-cell office:value-type="float" office:value="26414">
            <text:p>26414</text:p>
          </table:table-cell>
          <table:table-cell office:value-type="float" office:value="32">
            <text:p>32</text:p>
          </table:table-cell>
          <table:table-cell office:value-type="float" office:value="-880">
            <text:p>-880</text:p>
          </table:table-cell>
          <table:table-cell/>
          <table:table-cell office:value-type="float" office:value="-1248">
            <text:p>-1248</text:p>
          </table:table-cell>
          <table:table-cell table:formula="of:=[.F1167]*(-0.000732421875)" office:value-type="float" office:value="0.9140625">
            <text:p>0,91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67">
            <text:p>1167</text:p>
          </table:table-cell>
          <table:table-cell office:value-type="float" office:value="26433">
            <text:p>26433</text:p>
          </table:table-cell>
          <table:table-cell office:value-type="float" office:value="-32">
            <text:p>-32</text:p>
          </table:table-cell>
          <table:table-cell office:value-type="float" office:value="-768">
            <text:p>-768</text:p>
          </table:table-cell>
          <table:table-cell/>
          <table:table-cell office:value-type="float" office:value="-1296">
            <text:p>-1296</text:p>
          </table:table-cell>
          <table:table-cell table:formula="of:=[.F1168]*(-0.000732421875)" office:value-type="float" office:value="0.94921875">
            <text:p>0,949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68">
            <text:p>1168</text:p>
          </table:table-cell>
          <table:table-cell office:value-type="float" office:value="26452">
            <text:p>26452</text:p>
          </table:table-cell>
          <table:table-cell office:value-type="float" office:value="-16">
            <text:p>-16</text:p>
          </table:table-cell>
          <table:table-cell office:value-type="float" office:value="-880">
            <text:p>-880</text:p>
          </table:table-cell>
          <table:table-cell/>
          <table:table-cell office:value-type="float" office:value="-1248">
            <text:p>-1248</text:p>
          </table:table-cell>
          <table:table-cell table:formula="of:=[.F1169]*(-0.000732421875)" office:value-type="float" office:value="0.9140625">
            <text:p>0,91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69">
            <text:p>1169</text:p>
          </table:table-cell>
          <table:table-cell office:value-type="float" office:value="26472">
            <text:p>26472</text:p>
          </table:table-cell>
          <table:table-cell office:value-type="float" office:value="-16">
            <text:p>-16</text:p>
          </table:table-cell>
          <table:table-cell office:value-type="float" office:value="-848">
            <text:p>-848</text:p>
          </table:table-cell>
          <table:table-cell/>
          <table:table-cell office:value-type="float" office:value="-1168">
            <text:p>-1168</text:p>
          </table:table-cell>
          <table:table-cell table:formula="of:=[.F1170]*(-0.000732421875)" office:value-type="float" office:value="0.85546875">
            <text:p>0,855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70">
            <text:p>1170</text:p>
          </table:table-cell>
          <table:table-cell office:value-type="float" office:value="26491">
            <text:p>26491</text:p>
          </table:table-cell>
          <table:table-cell office:value-type="float" office:value="-80">
            <text:p>-80</text:p>
          </table:table-cell>
          <table:table-cell office:value-type="float" office:value="-816">
            <text:p>-816</text:p>
          </table:table-cell>
          <table:table-cell/>
          <table:table-cell office:value-type="float" office:value="-1264">
            <text:p>-1264</text:p>
          </table:table-cell>
          <table:table-cell table:formula="of:=[.F1171]*(-0.000732421875)" office:value-type="float" office:value="0.92578125">
            <text:p>0,925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71">
            <text:p>1171</text:p>
          </table:table-cell>
          <table:table-cell office:value-type="float" office:value="26511">
            <text:p>26511</text:p>
          </table:table-cell>
          <table:table-cell office:value-type="float" office:value="-32">
            <text:p>-32</text:p>
          </table:table-cell>
          <table:table-cell office:value-type="float" office:value="-832">
            <text:p>-832</text:p>
          </table:table-cell>
          <table:table-cell/>
          <table:table-cell office:value-type="float" office:value="-1248">
            <text:p>-1248</text:p>
          </table:table-cell>
          <table:table-cell table:formula="of:=[.F1172]*(-0.000732421875)" office:value-type="float" office:value="0.9140625">
            <text:p>0,91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72">
            <text:p>1172</text:p>
          </table:table-cell>
          <table:table-cell office:value-type="float" office:value="26530">
            <text:p>26530</text:p>
          </table:table-cell>
          <table:table-cell office:value-type="float" office:value="16">
            <text:p>16</text:p>
          </table:table-cell>
          <table:table-cell office:value-type="float" office:value="-832">
            <text:p>-832</text:p>
          </table:table-cell>
          <table:table-cell/>
          <table:table-cell office:value-type="float" office:value="-1232">
            <text:p>-1232</text:p>
          </table:table-cell>
          <table:table-cell table:formula="of:=[.F1173]*(-0.000732421875)" office:value-type="float" office:value="0.90234375">
            <text:p>0,902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73">
            <text:p>1173</text:p>
          </table:table-cell>
          <table:table-cell office:value-type="float" office:value="26550">
            <text:p>26550</text:p>
          </table:table-cell>
          <table:table-cell office:value-type="float" office:value="128">
            <text:p>128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1152">
            <text:p>-1152</text:p>
          </table:table-cell>
          <table:table-cell table:formula="of:=[.F1174]*(-0.000732421875)" office:value-type="float" office:value="0.84375">
            <text:p>0,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74">
            <text:p>1174</text:p>
          </table:table-cell>
          <table:table-cell office:value-type="float" office:value="26569">
            <text:p>26569</text:p>
          </table:table-cell>
          <table:table-cell office:value-type="float" office:value="192">
            <text:p>192</text:p>
          </table:table-cell>
          <table:table-cell office:value-type="float" office:value="-944">
            <text:p>-944</text:p>
          </table:table-cell>
          <table:table-cell/>
          <table:table-cell office:value-type="float" office:value="-1232">
            <text:p>-1232</text:p>
          </table:table-cell>
          <table:table-cell table:formula="of:=[.F1175]*(-0.000732421875)" office:value-type="float" office:value="0.90234375">
            <text:p>0,902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75">
            <text:p>1175</text:p>
          </table:table-cell>
          <table:table-cell office:value-type="float" office:value="26593">
            <text:p>26593</text:p>
          </table:table-cell>
          <table:table-cell office:value-type="float" office:value="144">
            <text:p>144</text:p>
          </table:table-cell>
          <table:table-cell office:value-type="float" office:value="-880">
            <text:p>-880</text:p>
          </table:table-cell>
          <table:table-cell/>
          <table:table-cell office:value-type="float" office:value="-1216">
            <text:p>-1216</text:p>
          </table:table-cell>
          <table:table-cell table:formula="of:=[.F1176]*(-0.000732421875)" office:value-type="float" office:value="0.890625">
            <text:p>0,8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76">
            <text:p>1176</text:p>
          </table:table-cell>
          <table:table-cell office:value-type="float" office:value="26626">
            <text:p>26626</text:p>
          </table:table-cell>
          <table:table-cell office:value-type="float" office:value="160">
            <text:p>160</text:p>
          </table:table-cell>
          <table:table-cell office:value-type="float" office:value="-880">
            <text:p>-880</text:p>
          </table:table-cell>
          <table:table-cell/>
          <table:table-cell office:value-type="float" office:value="-1184">
            <text:p>-1184</text:p>
          </table:table-cell>
          <table:table-cell table:formula="of:=[.F1177]*(-0.000732421875)" office:value-type="float" office:value="0.8671875">
            <text:p>0,86718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177">
            <text:p>1177</text:p>
          </table:table-cell>
          <table:table-cell office:value-type="float" office:value="26647">
            <text:p>26647</text:p>
          </table:table-cell>
          <table:table-cell office:value-type="float" office:value="208">
            <text:p>208</text:p>
          </table:table-cell>
          <table:table-cell office:value-type="float" office:value="-880">
            <text:p>-880</text:p>
          </table:table-cell>
          <table:table-cell/>
          <table:table-cell office:value-type="float" office:value="-1120">
            <text:p>-1120</text:p>
          </table:table-cell>
          <table:table-cell table:formula="of:=[.F1178]*(-0.000732421875)" office:value-type="float" office:value="0.8203125">
            <text:p>0,82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78">
            <text:p>1178</text:p>
          </table:table-cell>
          <table:table-cell office:value-type="float" office:value="26667">
            <text:p>26667</text:p>
          </table:table-cell>
          <table:table-cell office:value-type="float" office:value="16">
            <text:p>16</text:p>
          </table:table-cell>
          <table:table-cell office:value-type="float" office:value="-816">
            <text:p>-816</text:p>
          </table:table-cell>
          <table:table-cell/>
          <table:table-cell office:value-type="float" office:value="-1200">
            <text:p>-1200</text:p>
          </table:table-cell>
          <table:table-cell table:formula="of:=[.F1179]*(-0.000732421875)" office:value-type="float" office:value="0.87890625">
            <text:p>0,878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79">
            <text:p>1179</text:p>
          </table:table-cell>
          <table:table-cell office:value-type="float" office:value="26713">
            <text:p>26713</text:p>
          </table:table-cell>
          <table:table-cell office:value-type="float" office:value="48">
            <text:p>48</text:p>
          </table:table-cell>
          <table:table-cell office:value-type="float" office:value="-736">
            <text:p>-736</text:p>
          </table:table-cell>
          <table:table-cell/>
          <table:table-cell office:value-type="float" office:value="-1200">
            <text:p>-1200</text:p>
          </table:table-cell>
          <table:table-cell table:formula="of:=[.F1180]*(-0.000732421875)" office:value-type="float" office:value="0.87890625">
            <text:p>0,878906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180">
            <text:p>1180</text:p>
          </table:table-cell>
          <table:table-cell office:value-type="float" office:value="26732">
            <text:p>26732</text:p>
          </table:table-cell>
          <table:table-cell office:value-type="float" office:value="48">
            <text:p>48</text:p>
          </table:table-cell>
          <table:table-cell office:value-type="float" office:value="-896">
            <text:p>-896</text:p>
          </table:table-cell>
          <table:table-cell/>
          <table:table-cell office:value-type="float" office:value="-1248">
            <text:p>-1248</text:p>
          </table:table-cell>
          <table:table-cell table:formula="of:=[.F1181]*(-0.000732421875)" office:value-type="float" office:value="0.9140625">
            <text:p>0,91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81">
            <text:p>1181</text:p>
          </table:table-cell>
          <table:table-cell office:value-type="float" office:value="26752">
            <text:p>26752</text:p>
          </table:table-cell>
          <table:table-cell office:value-type="float" office:value="-16">
            <text:p>-16</text:p>
          </table:table-cell>
          <table:table-cell office:value-type="float" office:value="-848">
            <text:p>-848</text:p>
          </table:table-cell>
          <table:table-cell/>
          <table:table-cell office:value-type="float" office:value="-1168">
            <text:p>-1168</text:p>
          </table:table-cell>
          <table:table-cell table:formula="of:=[.F1182]*(-0.000732421875)" office:value-type="float" office:value="0.85546875">
            <text:p>0,855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82">
            <text:p>1182</text:p>
          </table:table-cell>
          <table:table-cell office:value-type="float" office:value="26771">
            <text:p>26771</text:p>
          </table:table-cell>
          <table:table-cell office:value-type="float" office:value="32">
            <text:p>32</text:p>
          </table:table-cell>
          <table:table-cell office:value-type="float" office:value="-832">
            <text:p>-832</text:p>
          </table:table-cell>
          <table:table-cell/>
          <table:table-cell office:value-type="float" office:value="-1136">
            <text:p>-1136</text:p>
          </table:table-cell>
          <table:table-cell table:formula="of:=[.F1183]*(-0.000732421875)" office:value-type="float" office:value="0.83203125">
            <text:p>0,832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83">
            <text:p>1183</text:p>
          </table:table-cell>
          <table:table-cell office:value-type="float" office:value="26790">
            <text:p>26790</text:p>
          </table:table-cell>
          <table:table-cell office:value-type="float" office:value="32">
            <text:p>32</text:p>
          </table:table-cell>
          <table:table-cell office:value-type="float" office:value="-800">
            <text:p>-800</text:p>
          </table:table-cell>
          <table:table-cell/>
          <table:table-cell office:value-type="float" office:value="-1152">
            <text:p>-1152</text:p>
          </table:table-cell>
          <table:table-cell table:formula="of:=[.F1184]*(-0.000732421875)" office:value-type="float" office:value="0.84375">
            <text:p>0,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84">
            <text:p>1184</text:p>
          </table:table-cell>
          <table:table-cell office:value-type="float" office:value="26810">
            <text:p>26810</text:p>
          </table:table-cell>
          <table:table-cell office:value-type="float" office:value="48">
            <text:p>48</text:p>
          </table:table-cell>
          <table:table-cell office:value-type="float" office:value="-832">
            <text:p>-832</text:p>
          </table:table-cell>
          <table:table-cell/>
          <table:table-cell office:value-type="float" office:value="-1152">
            <text:p>-1152</text:p>
          </table:table-cell>
          <table:table-cell table:formula="of:=[.F1185]*(-0.000732421875)" office:value-type="float" office:value="0.84375">
            <text:p>0,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85">
            <text:p>1185</text:p>
          </table:table-cell>
          <table:table-cell office:value-type="float" office:value="26829">
            <text:p>26829</text:p>
          </table:table-cell>
          <table:table-cell office:value-type="float" office:value="-32">
            <text:p>-32</text:p>
          </table:table-cell>
          <table:table-cell office:value-type="float" office:value="-864">
            <text:p>-864</text:p>
          </table:table-cell>
          <table:table-cell/>
          <table:table-cell office:value-type="float" office:value="-1168">
            <text:p>-1168</text:p>
          </table:table-cell>
          <table:table-cell table:formula="of:=[.F1186]*(-0.000732421875)" office:value-type="float" office:value="0.85546875">
            <text:p>0,855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86">
            <text:p>1186</text:p>
          </table:table-cell>
          <table:table-cell office:value-type="float" office:value="26849">
            <text:p>26849</text:p>
          </table:table-cell>
          <table:table-cell office:value-type="float" office:value="-48">
            <text:p>-48</text:p>
          </table:table-cell>
          <table:table-cell office:value-type="float" office:value="-880">
            <text:p>-880</text:p>
          </table:table-cell>
          <table:table-cell/>
          <table:table-cell office:value-type="float" office:value="-1216">
            <text:p>-1216</text:p>
          </table:table-cell>
          <table:table-cell table:formula="of:=[.F1187]*(-0.000732421875)" office:value-type="float" office:value="0.890625">
            <text:p>0,8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87">
            <text:p>1187</text:p>
          </table:table-cell>
          <table:table-cell office:value-type="float" office:value="26868">
            <text:p>26868</text:p>
          </table:table-cell>
          <table:table-cell office:value-type="float" office:value="48">
            <text:p>48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1216">
            <text:p>-1216</text:p>
          </table:table-cell>
          <table:table-cell table:formula="of:=[.F1188]*(-0.000732421875)" office:value-type="float" office:value="0.890625">
            <text:p>0,8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6888">
            <text:p>26888</text:p>
          </table:table-cell>
          <table:table-cell office:value-type="float" office:value="48">
            <text:p>48</text:p>
          </table:table-cell>
          <table:table-cell office:value-type="float" office:value="-976">
            <text:p>-976</text:p>
          </table:table-cell>
          <table:table-cell/>
          <table:table-cell office:value-type="float" office:value="-1184">
            <text:p>-1184</text:p>
          </table:table-cell>
          <table:table-cell table:formula="of:=[.F1189]*(-0.000732421875)" office:value-type="float" office:value="0.8671875">
            <text:p>0,867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89">
            <text:p>1189</text:p>
          </table:table-cell>
          <table:table-cell office:value-type="float" office:value="26907">
            <text:p>26907</text:p>
          </table:table-cell>
          <table:table-cell office:value-type="float" office:value="96">
            <text:p>96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1232">
            <text:p>-1232</text:p>
          </table:table-cell>
          <table:table-cell table:formula="of:=[.F1190]*(-0.000732421875)" office:value-type="float" office:value="0.90234375">
            <text:p>0,902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26927">
            <text:p>26927</text:p>
          </table:table-cell>
          <table:table-cell office:value-type="float" office:value="80">
            <text:p>80</text:p>
          </table:table-cell>
          <table:table-cell office:value-type="float" office:value="-976">
            <text:p>-976</text:p>
          </table:table-cell>
          <table:table-cell/>
          <table:table-cell office:value-type="float" office:value="-1184">
            <text:p>-1184</text:p>
          </table:table-cell>
          <table:table-cell table:formula="of:=[.F1191]*(-0.000732421875)" office:value-type="float" office:value="0.8671875">
            <text:p>0,867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91">
            <text:p>1191</text:p>
          </table:table-cell>
          <table:table-cell office:value-type="float" office:value="26950">
            <text:p>26950</text:p>
          </table:table-cell>
          <table:table-cell office:value-type="float" office:value="112">
            <text:p>112</text:p>
          </table:table-cell>
          <table:table-cell office:value-type="float" office:value="-960">
            <text:p>-960</text:p>
          </table:table-cell>
          <table:table-cell/>
          <table:table-cell office:value-type="float" office:value="-1136">
            <text:p>-1136</text:p>
          </table:table-cell>
          <table:table-cell table:formula="of:=[.F1192]*(-0.000732421875)" office:value-type="float" office:value="0.83203125">
            <text:p>0,832031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192">
            <text:p>1192</text:p>
          </table:table-cell>
          <table:table-cell office:value-type="float" office:value="26970">
            <text:p>26970</text:p>
          </table:table-cell>
          <table:table-cell office:value-type="float" office:value="96">
            <text:p>96</text:p>
          </table:table-cell>
          <table:table-cell office:value-type="float" office:value="-880">
            <text:p>-880</text:p>
          </table:table-cell>
          <table:table-cell/>
          <table:table-cell office:value-type="float" office:value="-1136">
            <text:p>-1136</text:p>
          </table:table-cell>
          <table:table-cell table:formula="of:=[.F1193]*(-0.000732421875)" office:value-type="float" office:value="0.83203125">
            <text:p>0,832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93">
            <text:p>1193</text:p>
          </table:table-cell>
          <table:table-cell office:value-type="float" office:value="26989">
            <text:p>26989</text:p>
          </table:table-cell>
          <table:table-cell office:value-type="float" office:value="112">
            <text:p>112</text:p>
          </table:table-cell>
          <table:table-cell office:value-type="float" office:value="-864">
            <text:p>-864</text:p>
          </table:table-cell>
          <table:table-cell/>
          <table:table-cell office:value-type="float" office:value="-1216">
            <text:p>-1216</text:p>
          </table:table-cell>
          <table:table-cell table:formula="of:=[.F1194]*(-0.000732421875)" office:value-type="float" office:value="0.890625">
            <text:p>0,8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94">
            <text:p>1194</text:p>
          </table:table-cell>
          <table:table-cell office:value-type="float" office:value="27009">
            <text:p>27009</text:p>
          </table:table-cell>
          <table:table-cell office:value-type="float" office:value="64">
            <text:p>64</text:p>
          </table:table-cell>
          <table:table-cell office:value-type="float" office:value="-912">
            <text:p>-912</text:p>
          </table:table-cell>
          <table:table-cell/>
          <table:table-cell office:value-type="float" office:value="-1152">
            <text:p>-1152</text:p>
          </table:table-cell>
          <table:table-cell table:formula="of:=[.F1195]*(-0.000732421875)" office:value-type="float" office:value="0.84375">
            <text:p>0,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95">
            <text:p>1195</text:p>
          </table:table-cell>
          <table:table-cell office:value-type="float" office:value="27028">
            <text:p>27028</text:p>
          </table:table-cell>
          <table:table-cell office:value-type="float" office:value="-16">
            <text:p>-16</text:p>
          </table:table-cell>
          <table:table-cell office:value-type="float" office:value="-848">
            <text:p>-848</text:p>
          </table:table-cell>
          <table:table-cell/>
          <table:table-cell office:value-type="float" office:value="-1184">
            <text:p>-1184</text:p>
          </table:table-cell>
          <table:table-cell table:formula="of:=[.F1196]*(-0.000732421875)" office:value-type="float" office:value="0.8671875">
            <text:p>0,867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96">
            <text:p>1196</text:p>
          </table:table-cell>
          <table:table-cell office:value-type="float" office:value="27047">
            <text:p>27047</text:p>
          </table:table-cell>
          <table:table-cell office:value-type="float" office:value="48">
            <text:p>48</text:p>
          </table:table-cell>
          <table:table-cell office:value-type="float" office:value="-880">
            <text:p>-880</text:p>
          </table:table-cell>
          <table:table-cell/>
          <table:table-cell office:value-type="float" office:value="-1152">
            <text:p>-1152</text:p>
          </table:table-cell>
          <table:table-cell table:formula="of:=[.F1197]*(-0.000732421875)" office:value-type="float" office:value="0.84375">
            <text:p>0,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97">
            <text:p>1197</text:p>
          </table:table-cell>
          <table:table-cell office:value-type="float" office:value="27067">
            <text:p>27067</text:p>
          </table:table-cell>
          <table:table-cell office:value-type="float" office:value="-32">
            <text:p>-32</text:p>
          </table:table-cell>
          <table:table-cell office:value-type="float" office:value="-832">
            <text:p>-832</text:p>
          </table:table-cell>
          <table:table-cell/>
          <table:table-cell office:value-type="float" office:value="-1200">
            <text:p>-1200</text:p>
          </table:table-cell>
          <table:table-cell table:formula="of:=[.F1198]*(-0.000732421875)" office:value-type="float" office:value="0.87890625">
            <text:p>0,878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98">
            <text:p>1198</text:p>
          </table:table-cell>
          <table:table-cell office:value-type="float" office:value="27086">
            <text:p>27086</text:p>
          </table:table-cell>
          <table:table-cell office:value-type="float" office:value="128">
            <text:p>128</text:p>
          </table:table-cell>
          <table:table-cell office:value-type="float" office:value="-896">
            <text:p>-896</text:p>
          </table:table-cell>
          <table:table-cell/>
          <table:table-cell office:value-type="float" office:value="-1152">
            <text:p>-1152</text:p>
          </table:table-cell>
          <table:table-cell table:formula="of:=[.F1199]*(-0.000732421875)" office:value-type="float" office:value="0.84375">
            <text:p>0,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99">
            <text:p>1199</text:p>
          </table:table-cell>
          <table:table-cell office:value-type="float" office:value="27106">
            <text:p>27106</text:p>
          </table:table-cell>
          <table:table-cell office:value-type="float" office:value="-16">
            <text:p>-16</text:p>
          </table:table-cell>
          <table:table-cell office:value-type="float" office:value="-912">
            <text:p>-912</text:p>
          </table:table-cell>
          <table:table-cell/>
          <table:table-cell office:value-type="float" office:value="-1232">
            <text:p>-1232</text:p>
          </table:table-cell>
          <table:table-cell table:formula="of:=[.F1200]*(-0.000732421875)" office:value-type="float" office:value="0.90234375">
            <text:p>0,902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27125">
            <text:p>27125</text:p>
          </table:table-cell>
          <table:table-cell office:value-type="float" office:value="-16">
            <text:p>-16</text:p>
          </table:table-cell>
          <table:table-cell office:value-type="float" office:value="-896">
            <text:p>-896</text:p>
          </table:table-cell>
          <table:table-cell/>
          <table:table-cell office:value-type="float" office:value="-1168">
            <text:p>-1168</text:p>
          </table:table-cell>
          <table:table-cell table:formula="of:=[.F1201]*(-0.000732421875)" office:value-type="float" office:value="0.85546875">
            <text:p>0,855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01">
            <text:p>1201</text:p>
          </table:table-cell>
          <table:table-cell office:value-type="float" office:value="27170">
            <text:p>27170</text:p>
          </table:table-cell>
          <table:table-cell office:value-type="float" office:value="160">
            <text:p>160</text:p>
          </table:table-cell>
          <table:table-cell office:value-type="float" office:value="-912">
            <text:p>-912</text:p>
          </table:table-cell>
          <table:table-cell/>
          <table:table-cell office:value-type="float" office:value="-1216">
            <text:p>-1216</text:p>
          </table:table-cell>
          <table:table-cell table:formula="of:=[.F1202]*(-0.000732421875)" office:value-type="float" office:value="0.890625">
            <text:p>0,8906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202">
            <text:p>1202</text:p>
          </table:table-cell>
          <table:table-cell office:value-type="float" office:value="27192">
            <text:p>27192</text:p>
          </table:table-cell>
          <table:table-cell office:value-type="float" office:value="112">
            <text:p>112</text:p>
          </table:table-cell>
          <table:table-cell office:value-type="float" office:value="-880">
            <text:p>-880</text:p>
          </table:table-cell>
          <table:table-cell/>
          <table:table-cell office:value-type="float" office:value="-1120">
            <text:p>-1120</text:p>
          </table:table-cell>
          <table:table-cell table:formula="of:=[.F1203]*(-0.000732421875)" office:value-type="float" office:value="0.8203125">
            <text:p>0,82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03">
            <text:p>1203</text:p>
          </table:table-cell>
          <table:table-cell office:value-type="float" office:value="27211">
            <text:p>27211</text:p>
          </table:table-cell>
          <table:table-cell office:value-type="float" office:value="96">
            <text:p>96</text:p>
          </table:table-cell>
          <table:table-cell office:value-type="float" office:value="-896">
            <text:p>-896</text:p>
          </table:table-cell>
          <table:table-cell/>
          <table:table-cell office:value-type="float" office:value="-1136">
            <text:p>-1136</text:p>
          </table:table-cell>
          <table:table-cell table:formula="of:=[.F1204]*(-0.000732421875)" office:value-type="float" office:value="0.83203125">
            <text:p>0,832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04">
            <text:p>1204</text:p>
          </table:table-cell>
          <table:table-cell office:value-type="float" office:value="27231">
            <text:p>27231</text:p>
          </table:table-cell>
          <table:table-cell office:value-type="float" office:value="64">
            <text:p>64</text:p>
          </table:table-cell>
          <table:table-cell office:value-type="float" office:value="-880">
            <text:p>-880</text:p>
          </table:table-cell>
          <table:table-cell/>
          <table:table-cell office:value-type="float" office:value="-1184">
            <text:p>-1184</text:p>
          </table:table-cell>
          <table:table-cell table:formula="of:=[.F1205]*(-0.000732421875)" office:value-type="float" office:value="0.8671875">
            <text:p>0,867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05">
            <text:p>1205</text:p>
          </table:table-cell>
          <table:table-cell office:value-type="float" office:value="27281">
            <text:p>27281</text:p>
          </table:table-cell>
          <table:table-cell office:value-type="float" office:value="64">
            <text:p>64</text:p>
          </table:table-cell>
          <table:table-cell office:value-type="float" office:value="-848">
            <text:p>-848</text:p>
          </table:table-cell>
          <table:table-cell/>
          <table:table-cell office:value-type="float" office:value="-1264">
            <text:p>-1264</text:p>
          </table:table-cell>
          <table:table-cell table:formula="of:=[.F1206]*(-0.000732421875)" office:value-type="float" office:value="0.92578125">
            <text:p>0,925781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206">
            <text:p>1206</text:p>
          </table:table-cell>
          <table:table-cell office:value-type="float" office:value="27307">
            <text:p>27307</text:p>
          </table:table-cell>
          <table:table-cell office:value-type="float" office:value="32">
            <text:p>32</text:p>
          </table:table-cell>
          <table:table-cell office:value-type="float" office:value="-880">
            <text:p>-880</text:p>
          </table:table-cell>
          <table:table-cell/>
          <table:table-cell office:value-type="float" office:value="-1264">
            <text:p>-1264</text:p>
          </table:table-cell>
          <table:table-cell table:formula="of:=[.F1207]*(-0.000732421875)" office:value-type="float" office:value="0.92578125">
            <text:p>0,925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07">
            <text:p>1207</text:p>
          </table:table-cell>
          <table:table-cell office:value-type="float" office:value="27325">
            <text:p>27325</text:p>
          </table:table-cell>
          <table:table-cell office:value-type="float" office:value="16">
            <text:p>16</text:p>
          </table:table-cell>
          <table:table-cell office:value-type="float" office:value="-912">
            <text:p>-912</text:p>
          </table:table-cell>
          <table:table-cell/>
          <table:table-cell office:value-type="float" office:value="-1184">
            <text:p>-1184</text:p>
          </table:table-cell>
          <table:table-cell table:formula="of:=[.F1208]*(-0.000732421875)" office:value-type="float" office:value="0.8671875">
            <text:p>0,867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08">
            <text:p>1208</text:p>
          </table:table-cell>
          <table:table-cell office:value-type="float" office:value="27344">
            <text:p>27344</text:p>
          </table:table-cell>
          <table:table-cell office:value-type="float" office:value="96">
            <text:p>96</text:p>
          </table:table-cell>
          <table:table-cell office:value-type="float" office:value="-976">
            <text:p>-976</text:p>
          </table:table-cell>
          <table:table-cell/>
          <table:table-cell office:value-type="float" office:value="-1200">
            <text:p>-1200</text:p>
          </table:table-cell>
          <table:table-cell table:formula="of:=[.F1209]*(-0.000732421875)" office:value-type="float" office:value="0.87890625">
            <text:p>0,878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09">
            <text:p>1209</text:p>
          </table:table-cell>
          <table:table-cell office:value-type="float" office:value="27364">
            <text:p>27364</text:p>
          </table:table-cell>
          <table:table-cell office:value-type="float" office:value="64">
            <text:p>64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1184">
            <text:p>-1184</text:p>
          </table:table-cell>
          <table:table-cell table:formula="of:=[.F1210]*(-0.000732421875)" office:value-type="float" office:value="0.8671875">
            <text:p>0,867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0">
            <text:p>1210</text:p>
          </table:table-cell>
          <table:table-cell office:value-type="float" office:value="27383">
            <text:p>27383</text:p>
          </table:table-cell>
          <table:table-cell office:value-type="float" office:value="16">
            <text:p>16</text:p>
          </table:table-cell>
          <table:table-cell office:value-type="float" office:value="-912">
            <text:p>-912</text:p>
          </table:table-cell>
          <table:table-cell/>
          <table:table-cell office:value-type="float" office:value="-1152">
            <text:p>-1152</text:p>
          </table:table-cell>
          <table:table-cell table:formula="of:=[.F1211]*(-0.000732421875)" office:value-type="float" office:value="0.84375">
            <text:p>0,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1">
            <text:p>1211</text:p>
          </table:table-cell>
          <table:table-cell office:value-type="float" office:value="27403">
            <text:p>27403</text:p>
          </table:table-cell>
          <table:table-cell office:value-type="float" office:value="128">
            <text:p>128</text:p>
          </table:table-cell>
          <table:table-cell office:value-type="float" office:value="-848">
            <text:p>-848</text:p>
          </table:table-cell>
          <table:table-cell/>
          <table:table-cell office:value-type="float" office:value="-1152">
            <text:p>-1152</text:p>
          </table:table-cell>
          <table:table-cell table:formula="of:=[.F1212]*(-0.000732421875)" office:value-type="float" office:value="0.84375">
            <text:p>0,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2">
            <text:p>1212</text:p>
          </table:table-cell>
          <table:table-cell office:value-type="float" office:value="27422">
            <text:p>27422</text:p>
          </table:table-cell>
          <table:table-cell office:value-type="float" office:value="176">
            <text:p>176</text:p>
          </table:table-cell>
          <table:table-cell office:value-type="float" office:value="-832">
            <text:p>-832</text:p>
          </table:table-cell>
          <table:table-cell/>
          <table:table-cell office:value-type="float" office:value="-1168">
            <text:p>-1168</text:p>
          </table:table-cell>
          <table:table-cell table:formula="of:=[.F1213]*(-0.000732421875)" office:value-type="float" office:value="0.85546875">
            <text:p>0,855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3">
            <text:p>1213</text:p>
          </table:table-cell>
          <table:table-cell office:value-type="float" office:value="27442">
            <text:p>27442</text:p>
          </table:table-cell>
          <table:table-cell office:value-type="float" office:value="144">
            <text:p>144</text:p>
          </table:table-cell>
          <table:table-cell office:value-type="float" office:value="-848">
            <text:p>-848</text:p>
          </table:table-cell>
          <table:table-cell/>
          <table:table-cell office:value-type="float" office:value="-1184">
            <text:p>-1184</text:p>
          </table:table-cell>
          <table:table-cell table:formula="of:=[.F1214]*(-0.000732421875)" office:value-type="float" office:value="0.8671875">
            <text:p>0,867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4">
            <text:p>1214</text:p>
          </table:table-cell>
          <table:table-cell office:value-type="float" office:value="27461">
            <text:p>27461</text:p>
          </table:table-cell>
          <table:table-cell office:value-type="float" office:value="176">
            <text:p>176</text:p>
          </table:table-cell>
          <table:table-cell office:value-type="float" office:value="-800">
            <text:p>-800</text:p>
          </table:table-cell>
          <table:table-cell/>
          <table:table-cell office:value-type="float" office:value="-1152">
            <text:p>-1152</text:p>
          </table:table-cell>
          <table:table-cell table:formula="of:=[.F1215]*(-0.000732421875)" office:value-type="float" office:value="0.84375">
            <text:p>0,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5">
            <text:p>1215</text:p>
          </table:table-cell>
          <table:table-cell office:value-type="float" office:value="27481">
            <text:p>27481</text:p>
          </table:table-cell>
          <table:table-cell office:value-type="float" office:value="112">
            <text:p>112</text:p>
          </table:table-cell>
          <table:table-cell office:value-type="float" office:value="-880">
            <text:p>-880</text:p>
          </table:table-cell>
          <table:table-cell/>
          <table:table-cell office:value-type="float" office:value="-1120">
            <text:p>-1120</text:p>
          </table:table-cell>
          <table:table-cell table:formula="of:=[.F1216]*(-0.000732421875)" office:value-type="float" office:value="0.8203125">
            <text:p>0,82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6">
            <text:p>1216</text:p>
          </table:table-cell>
          <table:table-cell office:value-type="float" office:value="27500">
            <text:p>27500</text:p>
          </table:table-cell>
          <table:table-cell office:value-type="float" office:value="144">
            <text:p>144</text:p>
          </table:table-cell>
          <table:table-cell office:value-type="float" office:value="-880">
            <text:p>-880</text:p>
          </table:table-cell>
          <table:table-cell/>
          <table:table-cell office:value-type="float" office:value="-1264">
            <text:p>-1264</text:p>
          </table:table-cell>
          <table:table-cell table:formula="of:=[.F1217]*(-0.000732421875)" office:value-type="float" office:value="0.92578125">
            <text:p>0,925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7">
            <text:p>1217</text:p>
          </table:table-cell>
          <table:table-cell office:value-type="float" office:value="27520">
            <text:p>27520</text:p>
          </table:table-cell>
          <table:table-cell office:value-type="float" office:value="0">
            <text:p>0</text:p>
          </table:table-cell>
          <table:table-cell office:value-type="float" office:value="-976">
            <text:p>-976</text:p>
          </table:table-cell>
          <table:table-cell/>
          <table:table-cell office:value-type="float" office:value="-1216">
            <text:p>-1216</text:p>
          </table:table-cell>
          <table:table-cell table:formula="of:=[.F1218]*(-0.000732421875)" office:value-type="float" office:value="0.890625">
            <text:p>0,8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8">
            <text:p>1218</text:p>
          </table:table-cell>
          <table:table-cell office:value-type="float" office:value="27539">
            <text:p>27539</text:p>
          </table:table-cell>
          <table:table-cell office:value-type="float" office:value="128">
            <text:p>128</text:p>
          </table:table-cell>
          <table:table-cell office:value-type="float" office:value="-864">
            <text:p>-864</text:p>
          </table:table-cell>
          <table:table-cell/>
          <table:table-cell office:value-type="float" office:value="-1184">
            <text:p>-1184</text:p>
          </table:table-cell>
          <table:table-cell table:formula="of:=[.F1219]*(-0.000732421875)" office:value-type="float" office:value="0.8671875">
            <text:p>0,867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19">
            <text:p>1219</text:p>
          </table:table-cell>
          <table:table-cell office:value-type="float" office:value="27558">
            <text:p>27558</text:p>
          </table:table-cell>
          <table:table-cell office:value-type="float" office:value="208">
            <text:p>208</text:p>
          </table:table-cell>
          <table:table-cell office:value-type="float" office:value="-784">
            <text:p>-784</text:p>
          </table:table-cell>
          <table:table-cell/>
          <table:table-cell office:value-type="float" office:value="-1248">
            <text:p>-1248</text:p>
          </table:table-cell>
          <table:table-cell table:formula="of:=[.F1220]*(-0.000732421875)" office:value-type="float" office:value="0.9140625">
            <text:p>0,91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0">
            <text:p>1220</text:p>
          </table:table-cell>
          <table:table-cell office:value-type="float" office:value="27578">
            <text:p>27578</text:p>
          </table:table-cell>
          <table:table-cell office:value-type="float" office:value="192">
            <text:p>192</text:p>
          </table:table-cell>
          <table:table-cell office:value-type="float" office:value="-880">
            <text:p>-880</text:p>
          </table:table-cell>
          <table:table-cell/>
          <table:table-cell office:value-type="float" office:value="-1136">
            <text:p>-1136</text:p>
          </table:table-cell>
          <table:table-cell table:formula="of:=[.F1221]*(-0.000732421875)" office:value-type="float" office:value="0.83203125">
            <text:p>0,832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1">
            <text:p>1221</text:p>
          </table:table-cell>
          <table:table-cell office:value-type="float" office:value="27600">
            <text:p>27600</text:p>
          </table:table-cell>
          <table:table-cell office:value-type="float" office:value="128">
            <text:p>128</text:p>
          </table:table-cell>
          <table:table-cell office:value-type="float" office:value="-832">
            <text:p>-832</text:p>
          </table:table-cell>
          <table:table-cell/>
          <table:table-cell office:value-type="float" office:value="-1168">
            <text:p>-1168</text:p>
          </table:table-cell>
          <table:table-cell table:formula="of:=[.F1222]*(-0.000732421875)" office:value-type="float" office:value="0.85546875">
            <text:p>0,855468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222">
            <text:p>1222</text:p>
          </table:table-cell>
          <table:table-cell office:value-type="float" office:value="27619">
            <text:p>27619</text:p>
          </table:table-cell>
          <table:table-cell office:value-type="float" office:value="80">
            <text:p>80</text:p>
          </table:table-cell>
          <table:table-cell office:value-type="float" office:value="-992">
            <text:p>-992</text:p>
          </table:table-cell>
          <table:table-cell/>
          <table:table-cell office:value-type="float" office:value="-1232">
            <text:p>-1232</text:p>
          </table:table-cell>
          <table:table-cell table:formula="of:=[.F1223]*(-0.000732421875)" office:value-type="float" office:value="0.90234375">
            <text:p>0,902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3">
            <text:p>1223</text:p>
          </table:table-cell>
          <table:table-cell office:value-type="float" office:value="27637">
            <text:p>27637</text:p>
          </table:table-cell>
          <table:table-cell office:value-type="float" office:value="160">
            <text:p>160</text:p>
          </table:table-cell>
          <table:table-cell office:value-type="float" office:value="-800">
            <text:p>-800</text:p>
          </table:table-cell>
          <table:table-cell/>
          <table:table-cell office:value-type="float" office:value="-1312">
            <text:p>-1312</text:p>
          </table:table-cell>
          <table:table-cell table:formula="of:=[.F1224]*(-0.000732421875)" office:value-type="float" office:value="0.9609375">
            <text:p>0,96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4">
            <text:p>1224</text:p>
          </table:table-cell>
          <table:table-cell office:value-type="float" office:value="27683">
            <text:p>27683</text:p>
          </table:table-cell>
          <table:table-cell office:value-type="float" office:value="272">
            <text:p>272</text:p>
          </table:table-cell>
          <table:table-cell office:value-type="float" office:value="-608">
            <text:p>-608</text:p>
          </table:table-cell>
          <table:table-cell/>
          <table:table-cell office:value-type="float" office:value="-1024">
            <text:p>-1024</text:p>
          </table:table-cell>
          <table:table-cell table:formula="of:=[.F1225]*(-0.000732421875)" office:value-type="float" office:value="0.75">
            <text:p>0,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225">
            <text:p>1225</text:p>
          </table:table-cell>
          <table:table-cell office:value-type="float" office:value="27702">
            <text:p>27702</text:p>
          </table:table-cell>
          <table:table-cell office:value-type="float" office:value="256">
            <text:p>256</text:p>
          </table:table-cell>
          <table:table-cell office:value-type="float" office:value="-1120">
            <text:p>-1120</text:p>
          </table:table-cell>
          <table:table-cell/>
          <table:table-cell office:value-type="float" office:value="-1264">
            <text:p>-1264</text:p>
          </table:table-cell>
          <table:table-cell table:formula="of:=[.F1226]*(-0.000732421875)" office:value-type="float" office:value="0.92578125">
            <text:p>0,925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6">
            <text:p>1226</text:p>
          </table:table-cell>
          <table:table-cell office:value-type="float" office:value="27720">
            <text:p>27720</text:p>
          </table:table-cell>
          <table:table-cell office:value-type="float" office:value="256">
            <text:p>256</text:p>
          </table:table-cell>
          <table:table-cell office:value-type="float" office:value="-880">
            <text:p>-880</text:p>
          </table:table-cell>
          <table:table-cell/>
          <table:table-cell office:value-type="float" office:value="-1168">
            <text:p>-1168</text:p>
          </table:table-cell>
          <table:table-cell table:formula="of:=[.F1227]*(-0.000732421875)" office:value-type="float" office:value="0.85546875">
            <text:p>0,855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7">
            <text:p>1227</text:p>
          </table:table-cell>
          <table:table-cell office:value-type="float" office:value="27739">
            <text:p>27739</text:p>
          </table:table-cell>
          <table:table-cell office:value-type="float" office:value="144">
            <text:p>144</text:p>
          </table:table-cell>
          <table:table-cell office:value-type="float" office:value="-848">
            <text:p>-848</text:p>
          </table:table-cell>
          <table:table-cell/>
          <table:table-cell office:value-type="float" office:value="-1264">
            <text:p>-1264</text:p>
          </table:table-cell>
          <table:table-cell table:formula="of:=[.F1228]*(-0.000732421875)" office:value-type="float" office:value="0.92578125">
            <text:p>0,925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8">
            <text:p>1228</text:p>
          </table:table-cell>
          <table:table-cell office:value-type="float" office:value="27757">
            <text:p>27757</text:p>
          </table:table-cell>
          <table:table-cell office:value-type="float" office:value="224">
            <text:p>224</text:p>
          </table:table-cell>
          <table:table-cell office:value-type="float" office:value="-800">
            <text:p>-800</text:p>
          </table:table-cell>
          <table:table-cell/>
          <table:table-cell office:value-type="float" office:value="-1152">
            <text:p>-1152</text:p>
          </table:table-cell>
          <table:table-cell table:formula="of:=[.F1229]*(-0.000732421875)" office:value-type="float" office:value="0.84375">
            <text:p>0,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29">
            <text:p>1229</text:p>
          </table:table-cell>
          <table:table-cell office:value-type="float" office:value="27776">
            <text:p>27776</text:p>
          </table:table-cell>
          <table:table-cell office:value-type="float" office:value="240">
            <text:p>240</text:p>
          </table:table-cell>
          <table:table-cell office:value-type="float" office:value="-800">
            <text:p>-800</text:p>
          </table:table-cell>
          <table:table-cell/>
          <table:table-cell office:value-type="float" office:value="-1200">
            <text:p>-1200</text:p>
          </table:table-cell>
          <table:table-cell table:formula="of:=[.F1230]*(-0.000732421875)" office:value-type="float" office:value="0.87890625">
            <text:p>0,878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30">
            <text:p>1230</text:p>
          </table:table-cell>
          <table:table-cell office:value-type="float" office:value="27794">
            <text:p>27794</text:p>
          </table:table-cell>
          <table:table-cell office:value-type="float" office:value="176">
            <text:p>176</text:p>
          </table:table-cell>
          <table:table-cell office:value-type="float" office:value="-816">
            <text:p>-816</text:p>
          </table:table-cell>
          <table:table-cell/>
          <table:table-cell office:value-type="float" office:value="-1264">
            <text:p>-1264</text:p>
          </table:table-cell>
          <table:table-cell table:formula="of:=[.F1231]*(-0.000732421875)" office:value-type="float" office:value="0.92578125">
            <text:p>0,925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31">
            <text:p>1231</text:p>
          </table:table-cell>
          <table:table-cell office:value-type="float" office:value="27811">
            <text:p>27811</text:p>
          </table:table-cell>
          <table:table-cell office:value-type="float" office:value="32">
            <text:p>32</text:p>
          </table:table-cell>
          <table:table-cell office:value-type="float" office:value="-800">
            <text:p>-800</text:p>
          </table:table-cell>
          <table:table-cell/>
          <table:table-cell office:value-type="float" office:value="-1312">
            <text:p>-1312</text:p>
          </table:table-cell>
          <table:table-cell table:formula="of:=[.F1232]*(-0.000732421875)" office:value-type="float" office:value="0.9609375">
            <text:p>0,96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7830">
            <text:p>27830</text:p>
          </table:table-cell>
          <table:table-cell office:value-type="float" office:value="64">
            <text:p>64</text:p>
          </table:table-cell>
          <table:table-cell office:value-type="float" office:value="-768">
            <text:p>-768</text:p>
          </table:table-cell>
          <table:table-cell/>
          <table:table-cell office:value-type="float" office:value="-1232">
            <text:p>-1232</text:p>
          </table:table-cell>
          <table:table-cell table:formula="of:=[.F1233]*(-0.000732421875)" office:value-type="float" office:value="0.90234375">
            <text:p>0,902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33">
            <text:p>1233</text:p>
          </table:table-cell>
          <table:table-cell office:value-type="float" office:value="27848">
            <text:p>27848</text:p>
          </table:table-cell>
          <table:table-cell office:value-type="float" office:value="192">
            <text:p>192</text:p>
          </table:table-cell>
          <table:table-cell office:value-type="float" office:value="-736">
            <text:p>-736</text:p>
          </table:table-cell>
          <table:table-cell/>
          <table:table-cell office:value-type="float" office:value="-1168">
            <text:p>-1168</text:p>
          </table:table-cell>
          <table:table-cell table:formula="of:=[.F1234]*(-0.000732421875)" office:value-type="float" office:value="0.85546875">
            <text:p>0,855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34">
            <text:p>1234</text:p>
          </table:table-cell>
          <table:table-cell office:value-type="float" office:value="27868">
            <text:p>27868</text:p>
          </table:table-cell>
          <table:table-cell office:value-type="float" office:value="224">
            <text:p>224</text:p>
          </table:table-cell>
          <table:table-cell office:value-type="float" office:value="-848">
            <text:p>-848</text:p>
          </table:table-cell>
          <table:table-cell/>
          <table:table-cell office:value-type="float" office:value="-1232">
            <text:p>-1232</text:p>
          </table:table-cell>
          <table:table-cell table:formula="of:=[.F1235]*(-0.000732421875)" office:value-type="float" office:value="0.90234375">
            <text:p>0,902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35">
            <text:p>1235</text:p>
          </table:table-cell>
          <table:table-cell office:value-type="float" office:value="27886">
            <text:p>27886</text:p>
          </table:table-cell>
          <table:table-cell office:value-type="float" office:value="192">
            <text:p>192</text:p>
          </table:table-cell>
          <table:table-cell office:value-type="float" office:value="-896">
            <text:p>-896</text:p>
          </table:table-cell>
          <table:table-cell/>
          <table:table-cell office:value-type="float" office:value="-1216">
            <text:p>-1216</text:p>
          </table:table-cell>
          <table:table-cell table:formula="of:=[.F1236]*(-0.000732421875)" office:value-type="float" office:value="0.890625">
            <text:p>0,8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36">
            <text:p>1236</text:p>
          </table:table-cell>
          <table:table-cell office:value-type="float" office:value="27922">
            <text:p>27922</text:p>
          </table:table-cell>
          <table:table-cell office:value-type="float" office:value="176">
            <text:p>176</text:p>
          </table:table-cell>
          <table:table-cell office:value-type="float" office:value="-896">
            <text:p>-896</text:p>
          </table:table-cell>
          <table:table-cell/>
          <table:table-cell office:value-type="float" office:value="-1184">
            <text:p>-1184</text:p>
          </table:table-cell>
          <table:table-cell table:formula="of:=[.F1237]*(-0.000732421875)" office:value-type="float" office:value="0.8671875">
            <text:p>0,867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37">
            <text:p>1237</text:p>
          </table:table-cell>
          <table:table-cell office:value-type="float" office:value="27944">
            <text:p>27944</text:p>
          </table:table-cell>
          <table:table-cell office:value-type="float" office:value="176">
            <text:p>176</text:p>
          </table:table-cell>
          <table:table-cell office:value-type="float" office:value="-880">
            <text:p>-880</text:p>
          </table:table-cell>
          <table:table-cell/>
          <table:table-cell office:value-type="float" office:value="-1264">
            <text:p>-1264</text:p>
          </table:table-cell>
          <table:table-cell table:formula="of:=[.F1238]*(-0.000732421875)" office:value-type="float" office:value="0.92578125">
            <text:p>0,925781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238">
            <text:p>1238</text:p>
          </table:table-cell>
          <table:table-cell office:value-type="float" office:value="27964">
            <text:p>27964</text:p>
          </table:table-cell>
          <table:table-cell office:value-type="float" office:value="176">
            <text:p>176</text:p>
          </table:table-cell>
          <table:table-cell office:value-type="float" office:value="-864">
            <text:p>-864</text:p>
          </table:table-cell>
          <table:table-cell/>
          <table:table-cell office:value-type="float" office:value="-1200">
            <text:p>-1200</text:p>
          </table:table-cell>
          <table:table-cell table:formula="of:=[.F1239]*(-0.000732421875)" office:value-type="float" office:value="0.87890625">
            <text:p>0,878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39">
            <text:p>1239</text:p>
          </table:table-cell>
          <table:table-cell office:value-type="float" office:value="27984">
            <text:p>27984</text:p>
          </table:table-cell>
          <table:table-cell office:value-type="float" office:value="288">
            <text:p>288</text:p>
          </table:table-cell>
          <table:table-cell office:value-type="float" office:value="-880">
            <text:p>-880</text:p>
          </table:table-cell>
          <table:table-cell/>
          <table:table-cell office:value-type="float" office:value="-1152">
            <text:p>-1152</text:p>
          </table:table-cell>
          <table:table-cell table:formula="of:=[.F1240]*(-0.000732421875)" office:value-type="float" office:value="0.84375">
            <text:p>0,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40">
            <text:p>1240</text:p>
          </table:table-cell>
          <table:table-cell office:value-type="float" office:value="28004">
            <text:p>28004</text:p>
          </table:table-cell>
          <table:table-cell office:value-type="float" office:value="240">
            <text:p>240</text:p>
          </table:table-cell>
          <table:table-cell office:value-type="float" office:value="-880">
            <text:p>-880</text:p>
          </table:table-cell>
          <table:table-cell/>
          <table:table-cell office:value-type="float" office:value="-1248">
            <text:p>-1248</text:p>
          </table:table-cell>
          <table:table-cell table:formula="of:=[.F1241]*(-0.000732421875)" office:value-type="float" office:value="0.9140625">
            <text:p>0,91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41">
            <text:p>1241</text:p>
          </table:table-cell>
          <table:table-cell office:value-type="float" office:value="28023">
            <text:p>28023</text:p>
          </table:table-cell>
          <table:table-cell office:value-type="float" office:value="176">
            <text:p>176</text:p>
          </table:table-cell>
          <table:table-cell office:value-type="float" office:value="-928">
            <text:p>-928</text:p>
          </table:table-cell>
          <table:table-cell/>
          <table:table-cell office:value-type="float" office:value="-1216">
            <text:p>-1216</text:p>
          </table:table-cell>
          <table:table-cell table:formula="of:=[.F1242]*(-0.000732421875)" office:value-type="float" office:value="0.890625">
            <text:p>0,8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42">
            <text:p>1242</text:p>
          </table:table-cell>
          <table:table-cell office:value-type="float" office:value="28044">
            <text:p>28044</text:p>
          </table:table-cell>
          <table:table-cell office:value-type="float" office:value="224">
            <text:p>224</text:p>
          </table:table-cell>
          <table:table-cell office:value-type="float" office:value="-896">
            <text:p>-896</text:p>
          </table:table-cell>
          <table:table-cell/>
          <table:table-cell office:value-type="float" office:value="-1168">
            <text:p>-1168</text:p>
          </table:table-cell>
          <table:table-cell table:formula="of:=[.F1243]*(-0.000732421875)" office:value-type="float" office:value="0.85546875">
            <text:p>0,855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43">
            <text:p>1243</text:p>
          </table:table-cell>
          <table:table-cell office:value-type="float" office:value="28063">
            <text:p>28063</text:p>
          </table:table-cell>
          <table:table-cell office:value-type="float" office:value="320">
            <text:p>320</text:p>
          </table:table-cell>
          <table:table-cell office:value-type="float" office:value="-800">
            <text:p>-800</text:p>
          </table:table-cell>
          <table:table-cell/>
          <table:table-cell office:value-type="float" office:value="-1120">
            <text:p>-1120</text:p>
          </table:table-cell>
          <table:table-cell table:formula="of:=[.F1244]*(-0.000732421875)" office:value-type="float" office:value="0.8203125">
            <text:p>0,82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44">
            <text:p>1244</text:p>
          </table:table-cell>
          <table:table-cell office:value-type="float" office:value="28083">
            <text:p>28083</text:p>
          </table:table-cell>
          <table:table-cell office:value-type="float" office:value="272">
            <text:p>272</text:p>
          </table:table-cell>
          <table:table-cell office:value-type="float" office:value="-784">
            <text:p>-784</text:p>
          </table:table-cell>
          <table:table-cell/>
          <table:table-cell office:value-type="float" office:value="-1040">
            <text:p>-1040</text:p>
          </table:table-cell>
          <table:table-cell table:formula="of:=[.F1245]*(-0.000732421875)" office:value-type="float" office:value="0.76171875">
            <text:p>0,7617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45">
            <text:p>1245</text:p>
          </table:table-cell>
          <table:table-cell office:value-type="float" office:value="28103">
            <text:p>28103</text:p>
          </table:table-cell>
          <table:table-cell office:value-type="float" office:value="256">
            <text:p>256</text:p>
          </table:table-cell>
          <table:table-cell office:value-type="float" office:value="-800">
            <text:p>-800</text:p>
          </table:table-cell>
          <table:table-cell/>
          <table:table-cell office:value-type="float" office:value="-1184">
            <text:p>-1184</text:p>
          </table:table-cell>
          <table:table-cell table:formula="of:=[.F1246]*(-0.000732421875)" office:value-type="float" office:value="0.8671875">
            <text:p>0,867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46">
            <text:p>1246</text:p>
          </table:table-cell>
          <table:table-cell office:value-type="float" office:value="28148">
            <text:p>28148</text:p>
          </table:table-cell>
          <table:table-cell office:value-type="float" office:value="144">
            <text:p>144</text:p>
          </table:table-cell>
          <table:table-cell office:value-type="float" office:value="-784">
            <text:p>-784</text:p>
          </table:table-cell>
          <table:table-cell/>
          <table:table-cell office:value-type="float" office:value="-1280">
            <text:p>-1280</text:p>
          </table:table-cell>
          <table:table-cell table:formula="of:=[.F1247]*(-0.000732421875)" office:value-type="float" office:value="0.9375">
            <text:p>0,93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247">
            <text:p>1247</text:p>
          </table:table-cell>
          <table:table-cell office:value-type="float" office:value="28171">
            <text:p>28171</text:p>
          </table:table-cell>
          <table:table-cell office:value-type="float" office:value="176">
            <text:p>176</text:p>
          </table:table-cell>
          <table:table-cell office:value-type="float" office:value="-816">
            <text:p>-816</text:p>
          </table:table-cell>
          <table:table-cell/>
          <table:table-cell office:value-type="float" office:value="-1248">
            <text:p>-1248</text:p>
          </table:table-cell>
          <table:table-cell table:formula="of:=[.F1248]*(-0.000732421875)" office:value-type="float" office:value="0.9140625">
            <text:p>0,91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48">
            <text:p>1248</text:p>
          </table:table-cell>
          <table:table-cell office:value-type="float" office:value="28190">
            <text:p>28190</text:p>
          </table:table-cell>
          <table:table-cell office:value-type="float" office:value="192">
            <text:p>192</text:p>
          </table:table-cell>
          <table:table-cell office:value-type="float" office:value="-752">
            <text:p>-752</text:p>
          </table:table-cell>
          <table:table-cell/>
          <table:table-cell office:value-type="float" office:value="-1232">
            <text:p>-1232</text:p>
          </table:table-cell>
          <table:table-cell table:formula="of:=[.F1249]*(-0.000732421875)" office:value-type="float" office:value="0.90234375">
            <text:p>0,902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49">
            <text:p>1249</text:p>
          </table:table-cell>
          <table:table-cell office:value-type="float" office:value="28210">
            <text:p>28210</text:p>
          </table:table-cell>
          <table:table-cell office:value-type="float" office:value="192">
            <text:p>192</text:p>
          </table:table-cell>
          <table:table-cell office:value-type="float" office:value="-832">
            <text:p>-832</text:p>
          </table:table-cell>
          <table:table-cell/>
          <table:table-cell office:value-type="float" office:value="-1264">
            <text:p>-1264</text:p>
          </table:table-cell>
          <table:table-cell table:formula="of:=[.F1250]*(-0.000732421875)" office:value-type="float" office:value="0.92578125">
            <text:p>0,925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28230">
            <text:p>28230</text:p>
          </table:table-cell>
          <table:table-cell office:value-type="float" office:value="288">
            <text:p>288</text:p>
          </table:table-cell>
          <table:table-cell office:value-type="float" office:value="-832">
            <text:p>-832</text:p>
          </table:table-cell>
          <table:table-cell/>
          <table:table-cell office:value-type="float" office:value="-1200">
            <text:p>-1200</text:p>
          </table:table-cell>
          <table:table-cell table:formula="of:=[.F1251]*(-0.000732421875)" office:value-type="float" office:value="0.87890625">
            <text:p>0,878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51">
            <text:p>1251</text:p>
          </table:table-cell>
          <table:table-cell office:value-type="float" office:value="28255">
            <text:p>28255</text:p>
          </table:table-cell>
          <table:table-cell office:value-type="float" office:value="160">
            <text:p>160</text:p>
          </table:table-cell>
          <table:table-cell office:value-type="float" office:value="-880">
            <text:p>-880</text:p>
          </table:table-cell>
          <table:table-cell/>
          <table:table-cell office:value-type="float" office:value="-1280">
            <text:p>-1280</text:p>
          </table:table-cell>
          <table:table-cell table:formula="of:=[.F1252]*(-0.000732421875)" office:value-type="float" office:value="0.9375">
            <text:p>0,93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252">
            <text:p>1252</text:p>
          </table:table-cell>
          <table:table-cell office:value-type="float" office:value="28274">
            <text:p>28274</text:p>
          </table:table-cell>
          <table:table-cell office:value-type="float" office:value="176">
            <text:p>176</text:p>
          </table:table-cell>
          <table:table-cell office:value-type="float" office:value="-848">
            <text:p>-848</text:p>
          </table:table-cell>
          <table:table-cell/>
          <table:table-cell office:value-type="float" office:value="-1248">
            <text:p>-1248</text:p>
          </table:table-cell>
          <table:table-cell table:formula="of:=[.F1253]*(-0.000732421875)" office:value-type="float" office:value="0.9140625">
            <text:p>0,91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53">
            <text:p>1253</text:p>
          </table:table-cell>
          <table:table-cell office:value-type="float" office:value="28295">
            <text:p>28295</text:p>
          </table:table-cell>
          <table:table-cell office:value-type="float" office:value="224">
            <text:p>224</text:p>
          </table:table-cell>
          <table:table-cell office:value-type="float" office:value="-864">
            <text:p>-864</text:p>
          </table:table-cell>
          <table:table-cell/>
          <table:table-cell office:value-type="float" office:value="-1184">
            <text:p>-1184</text:p>
          </table:table-cell>
          <table:table-cell table:formula="of:=[.F1254]*(-0.000732421875)" office:value-type="float" office:value="0.8671875">
            <text:p>0,867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54">
            <text:p>1254</text:p>
          </table:table-cell>
          <table:table-cell office:value-type="float" office:value="28315">
            <text:p>28315</text:p>
          </table:table-cell>
          <table:table-cell office:value-type="float" office:value="304">
            <text:p>304</text:p>
          </table:table-cell>
          <table:table-cell office:value-type="float" office:value="-784">
            <text:p>-784</text:p>
          </table:table-cell>
          <table:table-cell/>
          <table:table-cell office:value-type="float" office:value="-1136">
            <text:p>-1136</text:p>
          </table:table-cell>
          <table:table-cell table:formula="of:=[.F1255]*(-0.000732421875)" office:value-type="float" office:value="0.83203125">
            <text:p>0,832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55">
            <text:p>1255</text:p>
          </table:table-cell>
          <table:table-cell office:value-type="float" office:value="28335">
            <text:p>28335</text:p>
          </table:table-cell>
          <table:table-cell office:value-type="float" office:value="288">
            <text:p>288</text:p>
          </table:table-cell>
          <table:table-cell office:value-type="float" office:value="-704">
            <text:p>-704</text:p>
          </table:table-cell>
          <table:table-cell/>
          <table:table-cell office:value-type="float" office:value="-1152">
            <text:p>-1152</text:p>
          </table:table-cell>
          <table:table-cell table:formula="of:=[.F1256]*(-0.000732421875)" office:value-type="float" office:value="0.84375">
            <text:p>0,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56">
            <text:p>1256</text:p>
          </table:table-cell>
          <table:table-cell office:value-type="float" office:value="28355">
            <text:p>28355</text:p>
          </table:table-cell>
          <table:table-cell office:value-type="float" office:value="112">
            <text:p>112</text:p>
          </table:table-cell>
          <table:table-cell office:value-type="float" office:value="-784">
            <text:p>-784</text:p>
          </table:table-cell>
          <table:table-cell/>
          <table:table-cell office:value-type="float" office:value="-1248">
            <text:p>-1248</text:p>
          </table:table-cell>
          <table:table-cell table:formula="of:=[.F1257]*(-0.000732421875)" office:value-type="float" office:value="0.9140625">
            <text:p>0,91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57">
            <text:p>1257</text:p>
          </table:table-cell>
          <table:table-cell office:value-type="float" office:value="28376">
            <text:p>28376</text:p>
          </table:table-cell>
          <table:table-cell office:value-type="float" office:value="160">
            <text:p>160</text:p>
          </table:table-cell>
          <table:table-cell office:value-type="float" office:value="-816">
            <text:p>-816</text:p>
          </table:table-cell>
          <table:table-cell/>
          <table:table-cell office:value-type="float" office:value="-1248">
            <text:p>-1248</text:p>
          </table:table-cell>
          <table:table-cell table:formula="of:=[.F1258]*(-0.000732421875)" office:value-type="float" office:value="0.9140625">
            <text:p>0,91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58">
            <text:p>1258</text:p>
          </table:table-cell>
          <table:table-cell office:value-type="float" office:value="28396">
            <text:p>28396</text:p>
          </table:table-cell>
          <table:table-cell office:value-type="float" office:value="208">
            <text:p>208</text:p>
          </table:table-cell>
          <table:table-cell office:value-type="float" office:value="-880">
            <text:p>-880</text:p>
          </table:table-cell>
          <table:table-cell/>
          <table:table-cell office:value-type="float" office:value="-1248">
            <text:p>-1248</text:p>
          </table:table-cell>
          <table:table-cell table:formula="of:=[.F1259]*(-0.000732421875)" office:value-type="float" office:value="0.9140625">
            <text:p>0,91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59">
            <text:p>1259</text:p>
          </table:table-cell>
          <table:table-cell office:value-type="float" office:value="28416">
            <text:p>28416</text:p>
          </table:table-cell>
          <table:table-cell office:value-type="float" office:value="160">
            <text:p>160</text:p>
          </table:table-cell>
          <table:table-cell office:value-type="float" office:value="-784">
            <text:p>-784</text:p>
          </table:table-cell>
          <table:table-cell/>
          <table:table-cell office:value-type="float" office:value="-1248">
            <text:p>-1248</text:p>
          </table:table-cell>
          <table:table-cell table:formula="of:=[.F1260]*(-0.000732421875)" office:value-type="float" office:value="0.9140625">
            <text:p>0,91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60">
            <text:p>1260</text:p>
          </table:table-cell>
          <table:table-cell office:value-type="float" office:value="28436">
            <text:p>28436</text:p>
          </table:table-cell>
          <table:table-cell office:value-type="float" office:value="64">
            <text:p>64</text:p>
          </table:table-cell>
          <table:table-cell office:value-type="float" office:value="-736">
            <text:p>-736</text:p>
          </table:table-cell>
          <table:table-cell/>
          <table:table-cell office:value-type="float" office:value="-1296">
            <text:p>-1296</text:p>
          </table:table-cell>
          <table:table-cell table:formula="of:=[.F1261]*(-0.000732421875)" office:value-type="float" office:value="0.94921875">
            <text:p>0,949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61">
            <text:p>1261</text:p>
          </table:table-cell>
          <table:table-cell office:value-type="float" office:value="28456">
            <text:p>28456</text:p>
          </table:table-cell>
          <table:table-cell office:value-type="float" office:value="64">
            <text:p>64</text:p>
          </table:table-cell>
          <table:table-cell office:value-type="float" office:value="-848">
            <text:p>-848</text:p>
          </table:table-cell>
          <table:table-cell/>
          <table:table-cell office:value-type="float" office:value="-1264">
            <text:p>-1264</text:p>
          </table:table-cell>
          <table:table-cell table:formula="of:=[.F1262]*(-0.000732421875)" office:value-type="float" office:value="0.92578125">
            <text:p>0,925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62">
            <text:p>1262</text:p>
          </table:table-cell>
          <table:table-cell office:value-type="float" office:value="28476">
            <text:p>28476</text:p>
          </table:table-cell>
          <table:table-cell office:value-type="float" office:value="96">
            <text:p>96</text:p>
          </table:table-cell>
          <table:table-cell office:value-type="float" office:value="-912">
            <text:p>-912</text:p>
          </table:table-cell>
          <table:table-cell/>
          <table:table-cell office:value-type="float" office:value="-1200">
            <text:p>-1200</text:p>
          </table:table-cell>
          <table:table-cell table:formula="of:=[.F1263]*(-0.000732421875)" office:value-type="float" office:value="0.87890625">
            <text:p>0,878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63">
            <text:p>1263</text:p>
          </table:table-cell>
          <table:table-cell office:value-type="float" office:value="28496">
            <text:p>28496</text:p>
          </table:table-cell>
          <table:table-cell office:value-type="float" office:value="176">
            <text:p>176</text:p>
          </table:table-cell>
          <table:table-cell office:value-type="float" office:value="-992">
            <text:p>-992</text:p>
          </table:table-cell>
          <table:table-cell/>
          <table:table-cell office:value-type="float" office:value="-1232">
            <text:p>-1232</text:p>
          </table:table-cell>
          <table:table-cell table:formula="of:=[.F1264]*(-0.000732421875)" office:value-type="float" office:value="0.90234375">
            <text:p>0,902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64">
            <text:p>1264</text:p>
          </table:table-cell>
          <table:table-cell office:value-type="float" office:value="28517">
            <text:p>28517</text:p>
          </table:table-cell>
          <table:table-cell office:value-type="float" office:value="240">
            <text:p>240</text:p>
          </table:table-cell>
          <table:table-cell office:value-type="float" office:value="-1008">
            <text:p>-1008</text:p>
          </table:table-cell>
          <table:table-cell/>
          <table:table-cell office:value-type="float" office:value="-1232">
            <text:p>-1232</text:p>
          </table:table-cell>
          <table:table-cell table:formula="of:=[.F1265]*(-0.000732421875)" office:value-type="float" office:value="0.90234375">
            <text:p>0,902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65">
            <text:p>1265</text:p>
          </table:table-cell>
          <table:table-cell office:value-type="float" office:value="28549">
            <text:p>28549</text:p>
          </table:table-cell>
          <table:table-cell office:value-type="float" office:value="144">
            <text:p>144</text:p>
          </table:table-cell>
          <table:table-cell office:value-type="float" office:value="-864">
            <text:p>-864</text:p>
          </table:table-cell>
          <table:table-cell/>
          <table:table-cell office:value-type="float" office:value="-1264">
            <text:p>-1264</text:p>
          </table:table-cell>
          <table:table-cell table:formula="of:=[.F1266]*(-0.000732421875)" office:value-type="float" office:value="0.92578125">
            <text:p>0,925781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266">
            <text:p>1266</text:p>
          </table:table-cell>
          <table:table-cell office:value-type="float" office:value="28571">
            <text:p>28571</text:p>
          </table:table-cell>
          <table:table-cell office:value-type="float" office:value="128">
            <text:p>128</text:p>
          </table:table-cell>
          <table:table-cell office:value-type="float" office:value="-736">
            <text:p>-736</text:p>
          </table:table-cell>
          <table:table-cell/>
          <table:table-cell office:value-type="float" office:value="-1312">
            <text:p>-1312</text:p>
          </table:table-cell>
          <table:table-cell table:formula="of:=[.F1267]*(-0.000732421875)" office:value-type="float" office:value="0.9609375">
            <text:p>0,96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67">
            <text:p>1267</text:p>
          </table:table-cell>
          <table:table-cell office:value-type="float" office:value="28596">
            <text:p>28596</text:p>
          </table:table-cell>
          <table:table-cell office:value-type="float" office:value="48">
            <text:p>48</text:p>
          </table:table-cell>
          <table:table-cell office:value-type="float" office:value="-672">
            <text:p>-672</text:p>
          </table:table-cell>
          <table:table-cell/>
          <table:table-cell office:value-type="float" office:value="-1216">
            <text:p>-1216</text:p>
          </table:table-cell>
          <table:table-cell table:formula="of:=[.F1268]*(-0.000732421875)" office:value-type="float" office:value="0.890625">
            <text:p>0,8906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268">
            <text:p>1268</text:p>
          </table:table-cell>
          <table:table-cell office:value-type="float" office:value="28616">
            <text:p>28616</text:p>
          </table:table-cell>
          <table:table-cell office:value-type="float" office:value="-16">
            <text:p>-16</text:p>
          </table:table-cell>
          <table:table-cell office:value-type="float" office:value="-704">
            <text:p>-704</text:p>
          </table:table-cell>
          <table:table-cell/>
          <table:table-cell office:value-type="float" office:value="-1168">
            <text:p>-1168</text:p>
          </table:table-cell>
          <table:table-cell table:formula="of:=[.F1269]*(-0.000732421875)" office:value-type="float" office:value="0.85546875">
            <text:p>0,855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69">
            <text:p>1269</text:p>
          </table:table-cell>
          <table:table-cell office:value-type="float" office:value="28663">
            <text:p>28663</text:p>
          </table:table-cell>
          <table:table-cell office:value-type="float" office:value="128">
            <text:p>128</text:p>
          </table:table-cell>
          <table:table-cell office:value-type="float" office:value="-704">
            <text:p>-704</text:p>
          </table:table-cell>
          <table:table-cell/>
          <table:table-cell office:value-type="float" office:value="-1152">
            <text:p>-1152</text:p>
          </table:table-cell>
          <table:table-cell table:formula="of:=[.F1270]*(-0.000732421875)" office:value-type="float" office:value="0.84375">
            <text:p>0,843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270">
            <text:p>1270</text:p>
          </table:table-cell>
          <table:table-cell office:value-type="float" office:value="28684">
            <text:p>28684</text:p>
          </table:table-cell>
          <table:table-cell office:value-type="float" office:value="160">
            <text:p>160</text:p>
          </table:table-cell>
          <table:table-cell office:value-type="float" office:value="-864">
            <text:p>-864</text:p>
          </table:table-cell>
          <table:table-cell/>
          <table:table-cell office:value-type="float" office:value="-1216">
            <text:p>-1216</text:p>
          </table:table-cell>
          <table:table-cell table:formula="of:=[.F1271]*(-0.000732421875)" office:value-type="float" office:value="0.890625">
            <text:p>0,8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71">
            <text:p>1271</text:p>
          </table:table-cell>
          <table:table-cell office:value-type="float" office:value="28704">
            <text:p>28704</text:p>
          </table:table-cell>
          <table:table-cell office:value-type="float" office:value="96">
            <text:p>96</text:p>
          </table:table-cell>
          <table:table-cell office:value-type="float" office:value="-1216">
            <text:p>-1216</text:p>
          </table:table-cell>
          <table:table-cell/>
          <table:table-cell office:value-type="float" office:value="-1328">
            <text:p>-1328</text:p>
          </table:table-cell>
          <table:table-cell table:formula="of:=[.F1272]*(-0.000732421875)" office:value-type="float" office:value="0.97265625">
            <text:p>0,9726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72">
            <text:p>1272</text:p>
          </table:table-cell>
          <table:table-cell office:value-type="float" office:value="28724">
            <text:p>28724</text:p>
          </table:table-cell>
          <table:table-cell office:value-type="float" office:value="224">
            <text:p>224</text:p>
          </table:table-cell>
          <table:table-cell office:value-type="float" office:value="-1088">
            <text:p>-1088</text:p>
          </table:table-cell>
          <table:table-cell/>
          <table:table-cell office:value-type="float" office:value="-1248">
            <text:p>-1248</text:p>
          </table:table-cell>
          <table:table-cell table:formula="of:=[.F1273]*(-0.000732421875)" office:value-type="float" office:value="0.9140625">
            <text:p>0,91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73">
            <text:p>1273</text:p>
          </table:table-cell>
          <table:table-cell office:value-type="float" office:value="28744">
            <text:p>28744</text:p>
          </table:table-cell>
          <table:table-cell office:value-type="float" office:value="144">
            <text:p>144</text:p>
          </table:table-cell>
          <table:table-cell office:value-type="float" office:value="-912">
            <text:p>-912</text:p>
          </table:table-cell>
          <table:table-cell/>
          <table:table-cell office:value-type="float" office:value="-1200">
            <text:p>-1200</text:p>
          </table:table-cell>
          <table:table-cell table:formula="of:=[.F1274]*(-0.000732421875)" office:value-type="float" office:value="0.87890625">
            <text:p>0,878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74">
            <text:p>1274</text:p>
          </table:table-cell>
          <table:table-cell office:value-type="float" office:value="28764">
            <text:p>28764</text:p>
          </table:table-cell>
          <table:table-cell office:value-type="float" office:value="208">
            <text:p>208</text:p>
          </table:table-cell>
          <table:table-cell office:value-type="float" office:value="-784">
            <text:p>-784</text:p>
          </table:table-cell>
          <table:table-cell/>
          <table:table-cell office:value-type="float" office:value="-1168">
            <text:p>-1168</text:p>
          </table:table-cell>
          <table:table-cell table:formula="of:=[.F1275]*(-0.000732421875)" office:value-type="float" office:value="0.85546875">
            <text:p>0,855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75">
            <text:p>1275</text:p>
          </table:table-cell>
          <table:table-cell office:value-type="float" office:value="28784">
            <text:p>28784</text:p>
          </table:table-cell>
          <table:table-cell office:value-type="float" office:value="160">
            <text:p>160</text:p>
          </table:table-cell>
          <table:table-cell office:value-type="float" office:value="-592">
            <text:p>-592</text:p>
          </table:table-cell>
          <table:table-cell/>
          <table:table-cell office:value-type="float" office:value="-1200">
            <text:p>-1200</text:p>
          </table:table-cell>
          <table:table-cell table:formula="of:=[.F1276]*(-0.000732421875)" office:value-type="float" office:value="0.87890625">
            <text:p>0,878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8805">
            <text:p>28805</text:p>
          </table:table-cell>
          <table:table-cell office:value-type="float" office:value="256">
            <text:p>256</text:p>
          </table:table-cell>
          <table:table-cell office:value-type="float" office:value="-720">
            <text:p>-720</text:p>
          </table:table-cell>
          <table:table-cell/>
          <table:table-cell office:value-type="float" office:value="-1136">
            <text:p>-1136</text:p>
          </table:table-cell>
          <table:table-cell table:formula="of:=[.F1277]*(-0.000732421875)" office:value-type="float" office:value="0.83203125">
            <text:p>0,832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77">
            <text:p>1277</text:p>
          </table:table-cell>
          <table:table-cell office:value-type="float" office:value="28824">
            <text:p>28824</text:p>
          </table:table-cell>
          <table:table-cell office:value-type="float" office:value="224">
            <text:p>224</text:p>
          </table:table-cell>
          <table:table-cell office:value-type="float" office:value="-672">
            <text:p>-672</text:p>
          </table:table-cell>
          <table:table-cell/>
          <table:table-cell office:value-type="float" office:value="-1120">
            <text:p>-1120</text:p>
          </table:table-cell>
          <table:table-cell table:formula="of:=[.F1278]*(-0.000732421875)" office:value-type="float" office:value="0.8203125">
            <text:p>0,82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78">
            <text:p>1278</text:p>
          </table:table-cell>
          <table:table-cell office:value-type="float" office:value="28845">
            <text:p>28845</text:p>
          </table:table-cell>
          <table:table-cell office:value-type="float" office:value="304">
            <text:p>304</text:p>
          </table:table-cell>
          <table:table-cell office:value-type="float" office:value="-784">
            <text:p>-784</text:p>
          </table:table-cell>
          <table:table-cell/>
          <table:table-cell office:value-type="float" office:value="-1168">
            <text:p>-1168</text:p>
          </table:table-cell>
          <table:table-cell table:formula="of:=[.F1279]*(-0.000732421875)" office:value-type="float" office:value="0.85546875">
            <text:p>0,855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79">
            <text:p>1279</text:p>
          </table:table-cell>
          <table:table-cell office:value-type="float" office:value="28865">
            <text:p>28865</text:p>
          </table:table-cell>
          <table:table-cell office:value-type="float" office:value="288">
            <text:p>288</text:p>
          </table:table-cell>
          <table:table-cell office:value-type="float" office:value="-784">
            <text:p>-784</text:p>
          </table:table-cell>
          <table:table-cell/>
          <table:table-cell office:value-type="float" office:value="-1216">
            <text:p>-1216</text:p>
          </table:table-cell>
          <table:table-cell table:formula="of:=[.F1280]*(-0.000732421875)" office:value-type="float" office:value="0.890625">
            <text:p>0,8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28884">
            <text:p>28884</text:p>
          </table:table-cell>
          <table:table-cell office:value-type="float" office:value="240">
            <text:p>240</text:p>
          </table:table-cell>
          <table:table-cell office:value-type="float" office:value="-944">
            <text:p>-944</text:p>
          </table:table-cell>
          <table:table-cell/>
          <table:table-cell office:value-type="float" office:value="-1216">
            <text:p>-1216</text:p>
          </table:table-cell>
          <table:table-cell table:formula="of:=[.F1281]*(-0.000732421875)" office:value-type="float" office:value="0.890625">
            <text:p>0,8906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281">
            <text:p>1281</text:p>
          </table:table-cell>
          <table:table-cell office:value-type="float" office:value="28905">
            <text:p>28905</text:p>
          </table:table-cell>
          <table:table-cell office:value-type="float" office:value="176">
            <text:p>176</text:p>
          </table:table-cell>
          <table:table-cell office:value-type="float" office:value="-864">
            <text:p>-864</text:p>
          </table:table-cell>
          <table:table-cell/>
          <table:table-cell office:value-type="float" office:value="-1264">
            <text:p>-1264</text:p>
          </table:table-cell>
          <table:table-cell table:formula="of:=[.F1282]*(-0.000732421875)" office:value-type="float" office:value="0.92578125">
            <text:p>0,925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82">
            <text:p>1282</text:p>
          </table:table-cell>
          <table:table-cell office:value-type="float" office:value="28930">
            <text:p>28930</text:p>
          </table:table-cell>
          <table:table-cell office:value-type="float" office:value="208">
            <text:p>208</text:p>
          </table:table-cell>
          <table:table-cell office:value-type="float" office:value="-864">
            <text:p>-864</text:p>
          </table:table-cell>
          <table:table-cell/>
          <table:table-cell office:value-type="float" office:value="-1264">
            <text:p>-1264</text:p>
          </table:table-cell>
          <table:table-cell table:formula="of:=[.F1283]*(-0.000732421875)" office:value-type="float" office:value="0.92578125">
            <text:p>0,925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83">
            <text:p>1283</text:p>
          </table:table-cell>
          <table:table-cell office:value-type="float" office:value="28950">
            <text:p>28950</text:p>
          </table:table-cell>
          <table:table-cell office:value-type="float" office:value="336">
            <text:p>336</text:p>
          </table:table-cell>
          <table:table-cell office:value-type="float" office:value="-1056">
            <text:p>-1056</text:p>
          </table:table-cell>
          <table:table-cell/>
          <table:table-cell office:value-type="float" office:value="-1152">
            <text:p>-1152</text:p>
          </table:table-cell>
          <table:table-cell table:formula="of:=[.F1284]*(-0.000732421875)" office:value-type="float" office:value="0.84375">
            <text:p>0,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84">
            <text:p>1284</text:p>
          </table:table-cell>
          <table:table-cell office:value-type="float" office:value="28971">
            <text:p>28971</text:p>
          </table:table-cell>
          <table:table-cell office:value-type="float" office:value="208">
            <text:p>208</text:p>
          </table:table-cell>
          <table:table-cell office:value-type="float" office:value="-880">
            <text:p>-880</text:p>
          </table:table-cell>
          <table:table-cell/>
          <table:table-cell office:value-type="float" office:value="-1216">
            <text:p>-1216</text:p>
          </table:table-cell>
          <table:table-cell table:formula="of:=[.F1285]*(-0.000732421875)" office:value-type="float" office:value="0.890625">
            <text:p>0,8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85">
            <text:p>1285</text:p>
          </table:table-cell>
          <table:table-cell office:value-type="float" office:value="28990">
            <text:p>28990</text:p>
          </table:table-cell>
          <table:table-cell office:value-type="float" office:value="288">
            <text:p>288</text:p>
          </table:table-cell>
          <table:table-cell office:value-type="float" office:value="-816">
            <text:p>-816</text:p>
          </table:table-cell>
          <table:table-cell/>
          <table:table-cell office:value-type="float" office:value="-1184">
            <text:p>-1184</text:p>
          </table:table-cell>
          <table:table-cell table:formula="of:=[.F1286]*(-0.000732421875)" office:value-type="float" office:value="0.8671875">
            <text:p>0,867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86">
            <text:p>1286</text:p>
          </table:table-cell>
          <table:table-cell office:value-type="float" office:value="29010">
            <text:p>29010</text:p>
          </table:table-cell>
          <table:table-cell office:value-type="float" office:value="400">
            <text:p>400</text:p>
          </table:table-cell>
          <table:table-cell office:value-type="float" office:value="-832">
            <text:p>-832</text:p>
          </table:table-cell>
          <table:table-cell/>
          <table:table-cell office:value-type="float" office:value="-1248">
            <text:p>-1248</text:p>
          </table:table-cell>
          <table:table-cell table:formula="of:=[.F1287]*(-0.000732421875)" office:value-type="float" office:value="0.9140625">
            <text:p>0,91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87">
            <text:p>1287</text:p>
          </table:table-cell>
          <table:table-cell office:value-type="float" office:value="29031">
            <text:p>29031</text:p>
          </table:table-cell>
          <table:table-cell office:value-type="float" office:value="448">
            <text:p>448</text:p>
          </table:table-cell>
          <table:table-cell office:value-type="float" office:value="-880">
            <text:p>-880</text:p>
          </table:table-cell>
          <table:table-cell/>
          <table:table-cell office:value-type="float" office:value="-1136">
            <text:p>-1136</text:p>
          </table:table-cell>
          <table:table-cell table:formula="of:=[.F1288]*(-0.000732421875)" office:value-type="float" office:value="0.83203125">
            <text:p>0,832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88">
            <text:p>1288</text:p>
          </table:table-cell>
          <table:table-cell office:value-type="float" office:value="29051">
            <text:p>29051</text:p>
          </table:table-cell>
          <table:table-cell office:value-type="float" office:value="144">
            <text:p>144</text:p>
          </table:table-cell>
          <table:table-cell office:value-type="float" office:value="-624">
            <text:p>-624</text:p>
          </table:table-cell>
          <table:table-cell/>
          <table:table-cell office:value-type="float" office:value="-1328">
            <text:p>-1328</text:p>
          </table:table-cell>
          <table:table-cell table:formula="of:=[.F1289]*(-0.000732421875)" office:value-type="float" office:value="0.97265625">
            <text:p>0,97265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89">
            <text:p>1289</text:p>
          </table:table-cell>
          <table:table-cell office:value-type="float" office:value="29071">
            <text:p>29071</text:p>
          </table:table-cell>
          <table:table-cell office:value-type="float" office:value="432">
            <text:p>432</text:p>
          </table:table-cell>
          <table:table-cell office:value-type="float" office:value="-1152">
            <text:p>-1152</text:p>
          </table:table-cell>
          <table:table-cell/>
          <table:table-cell office:value-type="float" office:value="-912">
            <text:p>-912</text:p>
          </table:table-cell>
          <table:table-cell table:formula="of:=[.F1290]*(-0.000732421875)" office:value-type="float" office:value="0.66796875">
            <text:p>0,6679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90">
            <text:p>1290</text:p>
          </table:table-cell>
          <table:table-cell office:value-type="float" office:value="29091">
            <text:p>29091</text:p>
          </table:table-cell>
          <table:table-cell office:value-type="float" office:value="-16">
            <text:p>-16</text:p>
          </table:table-cell>
          <table:table-cell office:value-type="float" office:value="-688">
            <text:p>-688</text:p>
          </table:table-cell>
          <table:table-cell/>
          <table:table-cell office:value-type="float" office:value="-1200">
            <text:p>-1200</text:p>
          </table:table-cell>
          <table:table-cell table:formula="of:=[.F1291]*(-0.000732421875)" office:value-type="float" office:value="0.87890625">
            <text:p>0,878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91">
            <text:p>1291</text:p>
          </table:table-cell>
          <table:table-cell office:value-type="float" office:value="29136">
            <text:p>29136</text:p>
          </table:table-cell>
          <table:table-cell office:value-type="float" office:value="304">
            <text:p>304</text:p>
          </table:table-cell>
          <table:table-cell office:value-type="float" office:value="-672">
            <text:p>-672</text:p>
          </table:table-cell>
          <table:table-cell/>
          <table:table-cell office:value-type="float" office:value="-1296">
            <text:p>-1296</text:p>
          </table:table-cell>
          <table:table-cell table:formula="of:=[.F1292]*(-0.000732421875)" office:value-type="float" office:value="0.94921875">
            <text:p>0,949218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292">
            <text:p>1292</text:p>
          </table:table-cell>
          <table:table-cell office:value-type="float" office:value="29159">
            <text:p>29159</text:p>
          </table:table-cell>
          <table:table-cell office:value-type="float" office:value="288">
            <text:p>288</text:p>
          </table:table-cell>
          <table:table-cell office:value-type="float" office:value="-752">
            <text:p>-752</text:p>
          </table:table-cell>
          <table:table-cell/>
          <table:table-cell office:value-type="float" office:value="-1296">
            <text:p>-1296</text:p>
          </table:table-cell>
          <table:table-cell table:formula="of:=[.F1293]*(-0.000732421875)" office:value-type="float" office:value="0.94921875">
            <text:p>0,949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93">
            <text:p>1293</text:p>
          </table:table-cell>
          <table:table-cell office:value-type="float" office:value="29192">
            <text:p>29192</text:p>
          </table:table-cell>
          <table:table-cell office:value-type="float" office:value="208">
            <text:p>208</text:p>
          </table:table-cell>
          <table:table-cell office:value-type="float" office:value="-624">
            <text:p>-624</text:p>
          </table:table-cell>
          <table:table-cell/>
          <table:table-cell office:value-type="float" office:value="-1216">
            <text:p>-1216</text:p>
          </table:table-cell>
          <table:table-cell table:formula="of:=[.F1294]*(-0.000732421875)" office:value-type="float" office:value="0.890625">
            <text:p>0,8906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294">
            <text:p>1294</text:p>
          </table:table-cell>
          <table:table-cell office:value-type="float" office:value="29214">
            <text:p>29214</text:p>
          </table:table-cell>
          <table:table-cell office:value-type="float" office:value="320">
            <text:p>320</text:p>
          </table:table-cell>
          <table:table-cell office:value-type="float" office:value="-640">
            <text:p>-640</text:p>
          </table:table-cell>
          <table:table-cell/>
          <table:table-cell office:value-type="float" office:value="-1264">
            <text:p>-1264</text:p>
          </table:table-cell>
          <table:table-cell table:formula="of:=[.F1295]*(-0.000732421875)" office:value-type="float" office:value="0.92578125">
            <text:p>0,925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95">
            <text:p>1295</text:p>
          </table:table-cell>
          <table:table-cell office:value-type="float" office:value="29234">
            <text:p>29234</text:p>
          </table:table-cell>
          <table:table-cell office:value-type="float" office:value="368">
            <text:p>368</text:p>
          </table:table-cell>
          <table:table-cell office:value-type="float" office:value="-512">
            <text:p>-512</text:p>
          </table:table-cell>
          <table:table-cell/>
          <table:table-cell office:value-type="float" office:value="-1200">
            <text:p>-1200</text:p>
          </table:table-cell>
          <table:table-cell table:formula="of:=[.F1296]*(-0.000732421875)" office:value-type="float" office:value="0.87890625">
            <text:p>0,878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96">
            <text:p>1296</text:p>
          </table:table-cell>
          <table:table-cell office:value-type="float" office:value="29254">
            <text:p>29254</text:p>
          </table:table-cell>
          <table:table-cell office:value-type="float" office:value="336">
            <text:p>336</text:p>
          </table:table-cell>
          <table:table-cell office:value-type="float" office:value="-1040">
            <text:p>-1040</text:p>
          </table:table-cell>
          <table:table-cell/>
          <table:table-cell office:value-type="float" office:value="-1184">
            <text:p>-1184</text:p>
          </table:table-cell>
          <table:table-cell table:formula="of:=[.F1297]*(-0.000732421875)" office:value-type="float" office:value="0.8671875">
            <text:p>0,867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97">
            <text:p>1297</text:p>
          </table:table-cell>
          <table:table-cell office:value-type="float" office:value="29279">
            <text:p>29279</text:p>
          </table:table-cell>
          <table:table-cell office:value-type="float" office:value="336">
            <text:p>336</text:p>
          </table:table-cell>
          <table:table-cell office:value-type="float" office:value="-992">
            <text:p>-992</text:p>
          </table:table-cell>
          <table:table-cell/>
          <table:table-cell office:value-type="float" office:value="-1200">
            <text:p>-1200</text:p>
          </table:table-cell>
          <table:table-cell table:formula="of:=[.F1298]*(-0.000732421875)" office:value-type="float" office:value="0.87890625">
            <text:p>0,878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98">
            <text:p>1298</text:p>
          </table:table-cell>
          <table:table-cell office:value-type="float" office:value="29299">
            <text:p>29299</text:p>
          </table:table-cell>
          <table:table-cell office:value-type="float" office:value="432">
            <text:p>432</text:p>
          </table:table-cell>
          <table:table-cell office:value-type="float" office:value="-960">
            <text:p>-960</text:p>
          </table:table-cell>
          <table:table-cell/>
          <table:table-cell office:value-type="float" office:value="-1216">
            <text:p>-1216</text:p>
          </table:table-cell>
          <table:table-cell table:formula="of:=[.F1299]*(-0.000732421875)" office:value-type="float" office:value="0.890625">
            <text:p>0,8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99">
            <text:p>1299</text:p>
          </table:table-cell>
          <table:table-cell office:value-type="float" office:value="29320">
            <text:p>29320</text:p>
          </table:table-cell>
          <table:table-cell office:value-type="float" office:value="464">
            <text:p>464</text:p>
          </table:table-cell>
          <table:table-cell office:value-type="float" office:value="-880">
            <text:p>-880</text:p>
          </table:table-cell>
          <table:table-cell/>
          <table:table-cell office:value-type="float" office:value="-1120">
            <text:p>-1120</text:p>
          </table:table-cell>
          <table:table-cell table:formula="of:=[.F1300]*(-0.000732421875)" office:value-type="float" office:value="0.8203125">
            <text:p>0,82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29340">
            <text:p>29340</text:p>
          </table:table-cell>
          <table:table-cell office:value-type="float" office:value="432">
            <text:p>432</text:p>
          </table:table-cell>
          <table:table-cell office:value-type="float" office:value="-944">
            <text:p>-944</text:p>
          </table:table-cell>
          <table:table-cell/>
          <table:table-cell office:value-type="float" office:value="-1136">
            <text:p>-1136</text:p>
          </table:table-cell>
          <table:table-cell table:formula="of:=[.F1301]*(-0.000732421875)" office:value-type="float" office:value="0.83203125">
            <text:p>0,83203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301">
            <text:p>1301</text:p>
          </table:table-cell>
          <table:table-cell office:value-type="float" office:value="29360">
            <text:p>29360</text:p>
          </table:table-cell>
          <table:table-cell office:value-type="float" office:value="368">
            <text:p>368</text:p>
          </table:table-cell>
          <table:table-cell office:value-type="float" office:value="-832">
            <text:p>-832</text:p>
          </table:table-cell>
          <table:table-cell/>
          <table:table-cell office:value-type="float" office:value="-1168">
            <text:p>-1168</text:p>
          </table:table-cell>
          <table:table-cell table:formula="of:=[.F1302]*(-0.000732421875)" office:value-type="float" office:value="0.85546875">
            <text:p>0,855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302">
            <text:p>1302</text:p>
          </table:table-cell>
          <table:table-cell office:value-type="float" office:value="29380">
            <text:p>29380</text:p>
          </table:table-cell>
          <table:table-cell office:value-type="float" office:value="496">
            <text:p>496</text:p>
          </table:table-cell>
          <table:table-cell office:value-type="float" office:value="-1200">
            <text:p>-1200</text:p>
          </table:table-cell>
          <table:table-cell/>
          <table:table-cell office:value-type="float" office:value="-1008">
            <text:p>-1008</text:p>
          </table:table-cell>
          <table:table-cell table:formula="of:=[.F1303]*(-0.000732421875)" office:value-type="float" office:value="0.73828125">
            <text:p>0,7382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303">
            <text:p>1303</text:p>
          </table:table-cell>
          <table:table-cell office:value-type="float" office:value="29401">
            <text:p>29401</text:p>
          </table:table-cell>
          <table:table-cell office:value-type="float" office:value="224">
            <text:p>224</text:p>
          </table:table-cell>
          <table:table-cell office:value-type="float" office:value="-656">
            <text:p>-656</text:p>
          </table:table-cell>
          <table:table-cell/>
          <table:table-cell office:value-type="float" office:value="-1312">
            <text:p>-1312</text:p>
          </table:table-cell>
          <table:table-cell table:formula="of:=[.F1304]*(-0.000732421875)" office:value-type="float" office:value="0.9609375">
            <text:p>0,9609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304">
            <text:p>1304</text:p>
          </table:table-cell>
          <table:table-cell office:value-type="float" office:value="29421">
            <text:p>29421</text:p>
          </table:table-cell>
          <table:table-cell office:value-type="float" office:value="384">
            <text:p>384</text:p>
          </table:table-cell>
          <table:table-cell office:value-type="float" office:value="-768">
            <text:p>-768</text:p>
          </table:table-cell>
          <table:table-cell/>
          <table:table-cell office:value-type="float" office:value="-1296">
            <text:p>-1296</text:p>
          </table:table-cell>
          <table:table-cell table:formula="of:=[.F1305]*(-0.000732421875)" office:value-type="float" office:value="0.94921875">
            <text:p>0,949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305">
            <text:p>1305</text:p>
          </table:table-cell>
          <table:table-cell office:value-type="float" office:value="29441">
            <text:p>29441</text:p>
          </table:table-cell>
          <table:table-cell office:value-type="float" office:value="256">
            <text:p>256</text:p>
          </table:table-cell>
          <table:table-cell office:value-type="float" office:value="-912">
            <text:p>-912</text:p>
          </table:table-cell>
          <table:table-cell/>
          <table:table-cell office:value-type="float" office:value="-1216">
            <text:p>-1216</text:p>
          </table:table-cell>
          <table:table-cell table:formula="of:=[.F1306]*(-0.000732421875)" office:value-type="float" office:value="0.890625">
            <text:p>0,8906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306">
            <text:p>1306</text:p>
          </table:table-cell>
          <table:table-cell office:value-type="float" office:value="29461">
            <text:p>29461</text:p>
          </table:table-cell>
          <table:table-cell office:value-type="float" office:value="144">
            <text:p>144</text:p>
          </table:table-cell>
          <table:table-cell office:value-type="float" office:value="-912">
            <text:p>-912</text:p>
          </table:table-cell>
          <table:table-cell/>
          <table:table-cell office:value-type="float" office:value="-1152">
            <text:p>-1152</text:p>
          </table:table-cell>
          <table:table-cell table:formula="of:=[.F1307]*(-0.000732421875)" office:value-type="float" office:value="0.84375">
            <text:p>0,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307">
            <text:p>1307</text:p>
          </table:table-cell>
          <table:table-cell office:value-type="float" office:value="29481">
            <text:p>29481</text:p>
          </table:table-cell>
          <table:table-cell office:value-type="float" office:value="224">
            <text:p>224</text:p>
          </table:table-cell>
          <table:table-cell office:value-type="float" office:value="-816">
            <text:p>-816</text:p>
          </table:table-cell>
          <table:table-cell/>
          <table:table-cell office:value-type="float" office:value="-1168">
            <text:p>-1168</text:p>
          </table:table-cell>
          <table:table-cell table:formula="of:=[.F1308]*(-0.000732421875)" office:value-type="float" office:value="0.85546875">
            <text:p>0,855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308">
            <text:p>1308</text:p>
          </table:table-cell>
          <table:table-cell office:value-type="float" office:value="29501">
            <text:p>29501</text:p>
          </table:table-cell>
          <table:table-cell office:value-type="float" office:value="208">
            <text:p>208</text:p>
          </table:table-cell>
          <table:table-cell office:value-type="float" office:value="-800">
            <text:p>-800</text:p>
          </table:table-cell>
          <table:table-cell/>
          <table:table-cell office:value-type="float" office:value="-1232">
            <text:p>-1232</text:p>
          </table:table-cell>
          <table:table-cell table:formula="of:=[.F1309]*(-0.000732421875)" office:value-type="float" office:value="0.90234375">
            <text:p>0,902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309">
            <text:p>1309</text:p>
          </table:table-cell>
          <table:table-cell office:value-type="float" office:value="29521">
            <text:p>29521</text:p>
          </table:table-cell>
          <table:table-cell office:value-type="float" office:value="224">
            <text:p>224</text:p>
          </table:table-cell>
          <table:table-cell office:value-type="float" office:value="-736">
            <text:p>-736</text:p>
          </table:table-cell>
          <table:table-cell/>
          <table:table-cell office:value-type="float" office:value="-1200">
            <text:p>-1200</text:p>
          </table:table-cell>
          <table:table-cell table:formula="of:=[.F1310]*(-0.000732421875)" office:value-type="float" office:value="0.87890625">
            <text:p>0,878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310">
            <text:p>1310</text:p>
          </table:table-cell>
          <table:table-cell office:value-type="float" office:value="29542">
            <text:p>29542</text:p>
          </table:table-cell>
          <table:table-cell office:value-type="float" office:value="304">
            <text:p>304</text:p>
          </table:table-cell>
          <table:table-cell office:value-type="float" office:value="-736">
            <text:p>-736</text:p>
          </table:table-cell>
          <table:table-cell/>
          <table:table-cell office:value-type="float" office:value="-1200">
            <text:p>-1200</text:p>
          </table:table-cell>
          <table:table-cell table:formula="of:=[.F1311]*(-0.000732421875)" office:value-type="float" office:value="0.87890625">
            <text:p>0,878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311">
            <text:p>1311</text:p>
          </table:table-cell>
          <table:table-cell office:value-type="float" office:value="29562">
            <text:p>29562</text:p>
          </table:table-cell>
          <table:table-cell office:value-type="float" office:value="320">
            <text:p>320</text:p>
          </table:table-cell>
          <table:table-cell office:value-type="float" office:value="-640">
            <text:p>-640</text:p>
          </table:table-cell>
          <table:table-cell/>
          <table:table-cell office:value-type="float" office:value="-1248">
            <text:p>-1248</text:p>
          </table:table-cell>
          <table:table-cell table:formula="of:=[.F1312]*(-0.000732421875)" office:value-type="float" office:value="0.9140625">
            <text:p>0,91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312">
            <text:p>1312</text:p>
          </table:table-cell>
          <table:table-cell office:value-type="float" office:value="29587">
            <text:p>29587</text:p>
          </table:table-cell>
          <table:table-cell office:value-type="float" office:value="368">
            <text:p>368</text:p>
          </table:table-cell>
          <table:table-cell office:value-type="float" office:value="-816">
            <text:p>-816</text:p>
          </table:table-cell>
          <table:table-cell/>
          <table:table-cell office:value-type="float" office:value="-1200">
            <text:p>-1200</text:p>
          </table:table-cell>
          <table:table-cell table:formula="of:=[.F1313]*(-0.000732421875)" office:value-type="float" office:value="0.87890625">
            <text:p>0,878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313">
            <text:p>1313</text:p>
          </table:table-cell>
          <table:table-cell office:value-type="float" office:value="29606">
            <text:p>29606</text:p>
          </table:table-cell>
          <table:table-cell office:value-type="float" office:value="352">
            <text:p>352</text:p>
          </table:table-cell>
          <table:table-cell office:value-type="float" office:value="-848">
            <text:p>-848</text:p>
          </table:table-cell>
          <table:table-cell/>
          <table:table-cell office:value-type="float" office:value="-1216">
            <text:p>-1216</text:p>
          </table:table-cell>
          <table:table-cell table:formula="of:=[.F1314]*(-0.000732421875)" office:value-type="float" office:value="0.890625">
            <text:p>0,8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314">
            <text:p>1314</text:p>
          </table:table-cell>
          <table:table-cell office:value-type="float" office:value="29655">
            <text:p>29655</text:p>
          </table:table-cell>
          <table:table-cell office:value-type="float" office:value="352">
            <text:p>352</text:p>
          </table:table-cell>
          <table:table-cell office:value-type="float" office:value="-752">
            <text:p>-752</text:p>
          </table:table-cell>
          <table:table-cell/>
          <table:table-cell office:value-type="float" office:value="-1248">
            <text:p>-1248</text:p>
          </table:table-cell>
          <table:table-cell table:formula="of:=[.F1315]*(-0.000732421875)" office:value-type="float" office:value="0.9140625">
            <text:p>0,91406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315">
            <text:p>1315</text:p>
          </table:table-cell>
          <table:table-cell office:value-type="float" office:value="29675">
            <text:p>29675</text:p>
          </table:table-cell>
          <table:table-cell office:value-type="float" office:value="288">
            <text:p>288</text:p>
          </table:table-cell>
          <table:table-cell office:value-type="float" office:value="-704">
            <text:p>-704</text:p>
          </table:table-cell>
          <table:table-cell/>
          <table:table-cell office:value-type="float" office:value="-1232">
            <text:p>-1232</text:p>
          </table:table-cell>
          <table:table-cell table:formula="of:=[.F1316]*(-0.000732421875)" office:value-type="float" office:value="0.90234375">
            <text:p>0,902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316">
            <text:p>1316</text:p>
          </table:table-cell>
          <table:table-cell office:value-type="float" office:value="29696">
            <text:p>29696</text:p>
          </table:table-cell>
          <table:table-cell office:value-type="float" office:value="320">
            <text:p>320</text:p>
          </table:table-cell>
          <table:table-cell office:value-type="float" office:value="-816">
            <text:p>-816</text:p>
          </table:table-cell>
          <table:table-cell/>
          <table:table-cell office:value-type="float" office:value="-1296">
            <text:p>-1296</text:p>
          </table:table-cell>
          <table:table-cell table:formula="of:=[.F1317]*(-0.000732421875)" office:value-type="float" office:value="0.94921875">
            <text:p>0,9492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317">
            <text:p>1317</text:p>
          </table:table-cell>
          <table:table-cell office:value-type="float" office:value="29715">
            <text:p>29715</text:p>
          </table:table-cell>
          <table:table-cell office:value-type="float" office:value="224">
            <text:p>224</text:p>
          </table:table-cell>
          <table:table-cell office:value-type="float" office:value="-848">
            <text:p>-848</text:p>
          </table:table-cell>
          <table:table-cell/>
          <table:table-cell office:value-type="float" office:value="-1184">
            <text:p>-1184</text:p>
          </table:table-cell>
          <table:table-cell table:formula="of:=[.F1318]*(-0.000732421875)" office:value-type="float" office:value="0.8671875">
            <text:p>0,867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318">
            <text:p>1318</text:p>
          </table:table-cell>
          <table:table-cell office:value-type="float" office:value="29735">
            <text:p>29735</text:p>
          </table:table-cell>
          <table:table-cell office:value-type="float" office:value="336">
            <text:p>336</text:p>
          </table:table-cell>
          <table:table-cell office:value-type="float" office:value="-848">
            <text:p>-848</text:p>
          </table:table-cell>
          <table:table-cell/>
          <table:table-cell office:value-type="float" office:value="-1200">
            <text:p>-1200</text:p>
          </table:table-cell>
          <table:table-cell table:formula="of:=[.F1319]*(-0.000732421875)" office:value-type="float" office:value="0.87890625">
            <text:p>0,878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319">
            <text:p>1319</text:p>
          </table:table-cell>
          <table:table-cell office:value-type="float" office:value="29756">
            <text:p>29756</text:p>
          </table:table-cell>
          <table:table-cell office:value-type="float" office:value="352">
            <text:p>352</text:p>
          </table:table-cell>
          <table:table-cell office:value-type="float" office:value="-848">
            <text:p>-848</text:p>
          </table:table-cell>
          <table:table-cell/>
          <table:table-cell office:value-type="float" office:value="-1232">
            <text:p>-1232</text:p>
          </table:table-cell>
          <table:table-cell table:formula="of:=[.F1320]*(-0.000732421875)" office:value-type="float" office:value="0.90234375">
            <text:p>0,902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29776">
            <text:p>29776</text:p>
          </table:table-cell>
          <table:table-cell office:value-type="float" office:value="400">
            <text:p>400</text:p>
          </table:table-cell>
          <table:table-cell office:value-type="float" office:value="-880">
            <text:p>-880</text:p>
          </table:table-cell>
          <table:table-cell/>
          <table:table-cell office:value-type="float" office:value="-1200">
            <text:p>-1200</text:p>
          </table:table-cell>
          <table:table-cell table:formula="of:=[.F1321]*(-0.000732421875)" office:value-type="float" office:value="0.87890625">
            <text:p>0,878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321">
            <text:p>1321</text:p>
          </table:table-cell>
          <table:table-cell office:value-type="float" office:value="29796">
            <text:p>29796</text:p>
          </table:table-cell>
          <table:table-cell office:value-type="float" office:value="304">
            <text:p>304</text:p>
          </table:table-cell>
          <table:table-cell office:value-type="float" office:value="-800">
            <text:p>-800</text:p>
          </table:table-cell>
          <table:table-cell/>
          <table:table-cell office:value-type="float" office:value="-1248">
            <text:p>-1248</text:p>
          </table:table-cell>
          <table:table-cell table:formula="of:=[.F1322]*(-0.000732421875)" office:value-type="float" office:value="0.9140625">
            <text:p>0,91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322">
            <text:p>1322</text:p>
          </table:table-cell>
          <table:table-cell office:value-type="float" office:value="29832">
            <text:p>29832</text:p>
          </table:table-cell>
          <table:table-cell office:value-type="float" office:value="320">
            <text:p>320</text:p>
          </table:table-cell>
          <table:table-cell office:value-type="float" office:value="-672">
            <text:p>-672</text:p>
          </table:table-cell>
          <table:table-cell/>
          <table:table-cell office:value-type="float" office:value="-1232">
            <text:p>-1232</text:p>
          </table:table-cell>
          <table:table-cell table:formula="of:=[.F1323]*(-0.000732421875)" office:value-type="float" office:value="0.90234375">
            <text:p>0,902343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323">
            <text:p>1323</text:p>
          </table:table-cell>
          <table:table-cell office:value-type="float" office:value="29852">
            <text:p>29852</text:p>
          </table:table-cell>
          <table:table-cell office:value-type="float" office:value="288">
            <text:p>288</text:p>
          </table:table-cell>
          <table:table-cell office:value-type="float" office:value="-784">
            <text:p>-784</text:p>
          </table:table-cell>
          <table:table-cell/>
          <table:table-cell office:value-type="float" office:value="-1264">
            <text:p>-1264</text:p>
          </table:table-cell>
          <table:table-cell table:formula="of:=[.F1324]*(-0.000732421875)" office:value-type="float" office:value="0.92578125">
            <text:p>0,925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324">
            <text:p>1324</text:p>
          </table:table-cell>
          <table:table-cell office:value-type="float" office:value="29872">
            <text:p>29872</text:p>
          </table:table-cell>
          <table:table-cell office:value-type="float" office:value="400">
            <text:p>400</text:p>
          </table:table-cell>
          <table:table-cell office:value-type="float" office:value="-816">
            <text:p>-816</text:p>
          </table:table-cell>
          <table:table-cell/>
          <table:table-cell office:value-type="float" office:value="-1264">
            <text:p>-1264</text:p>
          </table:table-cell>
          <table:table-cell table:formula="of:=[.F1325]*(-0.000732421875)" office:value-type="float" office:value="0.92578125">
            <text:p>0,925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325">
            <text:p>1325</text:p>
          </table:table-cell>
          <table:table-cell office:value-type="float" office:value="29892">
            <text:p>29892</text:p>
          </table:table-cell>
          <table:table-cell office:value-type="float" office:value="432">
            <text:p>432</text:p>
          </table:table-cell>
          <table:table-cell office:value-type="float" office:value="-864">
            <text:p>-864</text:p>
          </table:table-cell>
          <table:table-cell/>
          <table:table-cell office:value-type="float" office:value="-1200">
            <text:p>-1200</text:p>
          </table:table-cell>
          <table:table-cell table:formula="of:=[.F1326]*(-0.000732421875)" office:value-type="float" office:value="0.87890625">
            <text:p>0,8789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326">
            <text:p>1326</text:p>
          </table:table-cell>
          <table:table-cell office:value-type="float" office:value="29913">
            <text:p>29913</text:p>
          </table:table-cell>
          <table:table-cell office:value-type="float" office:value="352">
            <text:p>352</text:p>
          </table:table-cell>
          <table:table-cell office:value-type="float" office:value="-784">
            <text:p>-784</text:p>
          </table:table-cell>
          <table:table-cell/>
          <table:table-cell office:value-type="float" office:value="-1248">
            <text:p>-1248</text:p>
          </table:table-cell>
          <table:table-cell table:formula="of:=[.F1327]*(-0.000732421875)" office:value-type="float" office:value="0.9140625">
            <text:p>0,9140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327">
            <text:p>1327</text:p>
          </table:table-cell>
          <table:table-cell office:value-type="float" office:value="29937">
            <text:p>29937</text:p>
          </table:table-cell>
          <table:table-cell office:value-type="float" office:value="272">
            <text:p>272</text:p>
          </table:table-cell>
          <table:table-cell office:value-type="float" office:value="-784">
            <text:p>-784</text:p>
          </table:table-cell>
          <table:table-cell/>
          <table:table-cell office:value-type="float" office:value="-1264">
            <text:p>-1264</text:p>
          </table:table-cell>
          <table:table-cell table:formula="of:=[.F1328]*(-0.000732421875)" office:value-type="float" office:value="0.92578125">
            <text:p>0,92578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328">
            <text:p>1328</text:p>
          </table:table-cell>
          <table:table-cell office:value-type="float" office:value="29958">
            <text:p>29958</text:p>
          </table:table-cell>
          <table:table-cell office:value-type="float" office:value="304">
            <text:p>304</text:p>
          </table:table-cell>
          <table:table-cell office:value-type="float" office:value="-800">
            <text:p>-800</text:p>
          </table:table-cell>
          <table:table-cell/>
          <table:table-cell office:value-type="float" office:value="-1232">
            <text:p>-1232</text:p>
          </table:table-cell>
          <table:table-cell table:formula="of:=[.F1329]*(-0.000732421875)" office:value-type="float" office:value="0.90234375">
            <text:p>0,902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329">
            <text:p>1329</text:p>
          </table:table-cell>
          <table:table-cell office:value-type="float" office:value="29978">
            <text:p>29978</text:p>
          </table:table-cell>
          <table:table-cell office:value-type="float" office:value="320">
            <text:p>320</text:p>
          </table:table-cell>
          <table:table-cell office:value-type="float" office:value="-752">
            <text:p>-752</text:p>
          </table:table-cell>
          <table:table-cell/>
          <table:table-cell office:value-type="float" office:value="-1232">
            <text:p>-1232</text:p>
          </table:table-cell>
          <table:table-cell table:formula="of:=[.F1330]*(-0.000732421875)" office:value-type="float" office:value="0.90234375">
            <text:p>0,9023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330">
            <text:p>1330</text:p>
          </table:table-cell>
          <table:table-cell office:value-type="float" office:value="29998">
            <text:p>29998</text:p>
          </table:table-cell>
          <table:table-cell office:value-type="float" office:value="336">
            <text:p>336</text:p>
          </table:table-cell>
          <table:table-cell office:value-type="float" office:value="-880">
            <text:p>-880</text:p>
          </table:table-cell>
          <table:table-cell/>
          <table:table-cell office:value-type="float" office:value="-1216">
            <text:p>-1216</text:p>
          </table:table-cell>
          <table:table-cell table:formula="of:=[.F1331]*(-0.000732421875)" office:value-type="float" office:value="0.890625">
            <text:p>0,89062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331">
            <text:p>1331</text:p>
          </table:table-cell>
          <table:table-cell office:value-type="float" office:value="30018">
            <text:p>30018</text:p>
          </table:table-cell>
          <table:table-cell office:value-type="float" office:value="336">
            <text:p>336</text:p>
          </table:table-cell>
          <table:table-cell office:value-type="float" office:value="-800">
            <text:p>-800</text:p>
          </table:table-cell>
          <table:table-cell/>
          <table:table-cell office:value-type="float" office:value="-1152">
            <text:p>-1152</text:p>
          </table:table-cell>
          <table:table-cell table:formula="of:=[.F1332]*(-0.000732421875)" office:value-type="float" office:value="0.84375">
            <text:p>0,84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332">
            <text:p>1332</text:p>
          </table:table-cell>
          <table:table-cell office:value-type="float" office:value="30039">
            <text:p>30039</text:p>
          </table:table-cell>
          <table:table-cell office:value-type="float" office:value="304">
            <text:p>304</text:p>
          </table:table-cell>
          <table:table-cell office:value-type="float" office:value="-784">
            <text:p>-784</text:p>
          </table:table-cell>
          <table:table-cell/>
          <table:table-cell office:value-type="float" office:value="-1184">
            <text:p>-1184</text:p>
          </table:table-cell>
          <table:table-cell table:formula="of:=[.F1333]*(-0.000732421875)" office:value-type="float" office:value="0.8671875">
            <text:p>0,8671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333">
            <text:p>1333</text:p>
          </table:table-cell>
          <table:table-cell office:value-type="float" office:value="30059">
            <text:p>30059</text:p>
          </table:table-cell>
          <table:table-cell office:value-type="float" office:value="304">
            <text:p>304</text:p>
          </table:table-cell>
          <table:table-cell office:value-type="float" office:value="-704">
            <text:p>-704</text:p>
          </table:table-cell>
          <table:table-cell/>
          <table:table-cell office:value-type="float" office:value="-1168">
            <text:p>-1168</text:p>
          </table:table-cell>
          <table:table-cell table:formula="of:=[.F1334]*(-0.000732421875)" office:value-type="float" office:value="0.85546875">
            <text:p>0,8554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334">
            <text:p>1334</text:p>
          </table:table-cell>
          <table:table-cell office:value-type="float" office:value="30080">
            <text:p>30080</text:p>
          </table:table-cell>
          <table:table-cell office:value-type="float" office:value="368">
            <text:p>368</text:p>
          </table:table-cell>
          <table:table-cell office:value-type="float" office:value="-736">
            <text:p>-736</text:p>
          </table:table-cell>
          <table:table-cell/>
          <table:table-cell office:value-type="float" office:value="-1088">
            <text:p>-1088</text:p>
          </table:table-cell>
          <table:table-cell table:formula="of:=[.F1335]*(-0.000732421875)" office:value-type="float" office:value="0.796875">
            <text:p>0,796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335">
            <text:p>1335</text:p>
          </table:table-cell>
          <table:table-cell office:value-type="float" office:value="30099">
            <text:p>30099</text:p>
          </table:table-cell>
          <table:table-cell office:value-type="float" office:value="336">
            <text:p>336</text:p>
          </table:table-cell>
          <table:table-cell office:value-type="float" office:value="-768">
            <text:p>-768</text:p>
          </table:table-cell>
          <table:table-cell/>
          <table:table-cell office:value-type="float" office:value="-1168">
            <text:p>-1168</text:p>
          </table:table-cell>
          <table:table-cell table:formula="of:=[.F1336]*(-0.000732421875)" office:value-type="float" office:value="0.85546875">
            <text:p>0,85546875</text:p>
          </table:table-cell>
          <table:table-cell office:value-type="float" office:value="0">
            <text:p>0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5">15.12.2012</text:date>, <text:time>17:48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2-15T17:48:15</dc:date>
    <dc:creator>Jonis Kiesbye</dc:creator>
    <meta:document-statistic meta:table-count="1" meta:cell-count="9352" meta:object-count="1"/>
    <meta:generator>OpenOffice.org/3.3$Unix OpenOffice.org_project/330m20$Build-956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line" chart:style-name="ch1">
        <chart:legend chart:legend-position="end" svg:x="13.873cm" svg:y="4.206cm" chart:style-name="ch2"/>
        <chart:plot-area chart:style-name="ch3" table:cell-range-address="Tabelle1.F1:Tabelle1.F1341" svg:x="1.871cm" svg:y="0.244cm" svg:width="12.194cm" svg:height="7.548cm">
          <chartooo:coordinate-region svg:x="3.022cm" svg:y="0.445cm" svg:width="10.996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F1:Tabelle1.F1341" chart:class="chart:line">
            <chart:data-point chart:repeated="13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2">
                <text:p>432</text:p>
                <draw:g>
                  <svg:desc>Tabelle1.F1:Tabelle1.F13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40">
                <text:p>-24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08">
                <text:p>-2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304">
                <text:p>-3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320">
                <text:p>-32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304">
                <text:p>-3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304">
                <text:p>-3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336">
                <text:p>-3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384">
                <text:p>-3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448">
                <text:p>-4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464">
                <text:p>-4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592">
                <text:p>-5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496">
                <text:p>-4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496">
                <text:p>-4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448">
                <text:p>-4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544">
                <text:p>-5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624">
                <text:p>-6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544">
                <text:p>-5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576">
                <text:p>-5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672">
                <text:p>-6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576">
                <text:p>-5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576">
                <text:p>-5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592">
                <text:p>-5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704">
                <text:p>-7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752">
                <text:p>-7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448">
                <text:p>-4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464">
                <text:p>-4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640">
                <text:p>-64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480">
                <text:p>-4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720">
                <text:p>-72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688">
                <text:p>-6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640">
                <text:p>-64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480">
                <text:p>-48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592">
                <text:p>-5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544">
                <text:p>-5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384">
                <text:p>-3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320">
                <text:p>-32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640">
                <text:p>-64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688">
                <text:p>-6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672">
                <text:p>-6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480">
                <text:p>-48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592">
                <text:p>-59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688">
                <text:p>-6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640">
                <text:p>-64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336">
                <text:p>-3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880">
                <text:p>-88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784">
                <text:p>-7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384">
                <text:p>-3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72">
                <text:p>-2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560">
                <text:p>-56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656">
                <text:p>-6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704">
                <text:p>-7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272">
                <text:p>-2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736">
                <text:p>-7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416">
                <text:p>-4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76">
                <text:p>-1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240">
                <text:p>-24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304">
                <text:p>-3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688">
                <text:p>-68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576">
                <text:p>-57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352">
                <text:p>-3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240">
                <text:p>-24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416">
                <text:p>-4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416">
                <text:p>-4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272">
                <text:p>-27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416">
                <text:p>-41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352">
                <text:p>-35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384">
                <text:p>-3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560">
                <text:p>-56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448">
                <text:p>-4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496">
                <text:p>-4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496">
                <text:p>-49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480">
                <text:p>-48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448">
                <text:p>-44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480">
                <text:p>-48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592">
                <text:p>-59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528">
                <text:p>-52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592">
                <text:p>-59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656">
                <text:p>-65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656">
                <text:p>-65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688">
                <text:p>-68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576">
                <text:p>-5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592">
                <text:p>-59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592">
                <text:p>-59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576">
                <text:p>-57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592">
                <text:p>-59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576">
                <text:p>-57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624">
                <text:p>-6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592">
                <text:p>-59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576">
                <text:p>-57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480">
                <text:p>-48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432">
                <text:p>-43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480">
                <text:p>-48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480">
                <text:p>-48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576">
                <text:p>-57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432">
                <text:p>-43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496">
                <text:p>-4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672">
                <text:p>-67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624">
                <text:p>-62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560">
                <text:p>-56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448">
                <text:p>-44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432">
                <text:p>-43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416">
                <text:p>-41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480">
                <text:p>-48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560">
                <text:p>-56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496">
                <text:p>-4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672">
                <text:p>-67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800">
                <text:p>-80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592">
                <text:p>-59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528">
                <text:p>-52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544">
                <text:p>-54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416">
                <text:p>-41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432">
                <text:p>-43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448">
                <text:p>-44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416">
                <text:p>-41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576">
                <text:p>-57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576">
                <text:p>-57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560">
                <text:p>-56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592">
                <text:p>-59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336">
                <text:p>-33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672">
                <text:p>-67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1008">
                <text:p>-100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864">
                <text:p>-86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704">
                <text:p>-70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720">
                <text:p>-72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896">
                <text:p>-89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040">
                <text:p>-104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1120">
                <text:p>-112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1136">
                <text:p>-113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1008">
                <text:p>-100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1056">
                <text:p>-105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1152">
                <text:p>-115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072">
                <text:p>-107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072">
                <text:p>-107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992">
                <text:p>-99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944">
                <text:p>-94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912">
                <text:p>-91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976">
                <text:p>-97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832">
                <text:p>-83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896">
                <text:p>-89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800">
                <text:p>-80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704">
                <text:p>-70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848">
                <text:p>-84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928">
                <text:p>-92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960">
                <text:p>-96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848">
                <text:p>-84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736">
                <text:p>-73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720">
                <text:p>-72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800">
                <text:p>-80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720">
                <text:p>-72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800">
                <text:p>-80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120">
                <text:p>-112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056">
                <text:p>-105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008">
                <text:p>-100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960">
                <text:p>-96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392">
                <text:p>-139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184">
                <text:p>-118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120">
                <text:p>-112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088">
                <text:p>-108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232">
                <text:p>-123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1408">
                <text:p>-140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1152">
                <text:p>-115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800">
                <text:p>-80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1120">
                <text:p>-112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1568">
                <text:p>-156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280">
                <text:p>-128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1104">
                <text:p>-110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1888">
                <text:p>-188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600">
                <text:p>-160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488">
                <text:p>-148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1296">
                <text:p>-129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1088">
                <text:p>-108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1152">
                <text:p>-115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248">
                <text:p>-124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1360">
                <text:p>-136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1312">
                <text:p>-131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1376">
                <text:p>-137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1328">
                <text:p>-132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248">
                <text:p>-124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1424">
                <text:p>-142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408">
                <text:p>-140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1424">
                <text:p>-142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584">
                <text:p>-158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1440">
                <text:p>-144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568">
                <text:p>-156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1568">
                <text:p>-156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1424">
                <text:p>-142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504">
                <text:p>-150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312">
                <text:p>-131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1232">
                <text:p>-123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1376">
                <text:p>-137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376">
                <text:p>-137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1296">
                <text:p>-129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1328">
                <text:p>-132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2000">
                <text:p>-200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1728">
                <text:p>-172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1712">
                <text:p>-171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1600">
                <text:p>-160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1488">
                <text:p>-148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1552">
                <text:p>-155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1552">
                <text:p>-155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1488">
                <text:p>-148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1408">
                <text:p>-140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264">
                <text:p>-126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1360">
                <text:p>-136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1200">
                <text:p>-120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1824">
                <text:p>-182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1552">
                <text:p>-155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1392">
                <text:p>-139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1472">
                <text:p>-147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1520">
                <text:p>-152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1488">
                <text:p>-148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1584">
                <text:p>-158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1632">
                <text:p>-163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1568">
                <text:p>-156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1408">
                <text:p>-140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1408">
                <text:p>-140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1440">
                <text:p>-144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1424">
                <text:p>-142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1568">
                <text:p>-156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1552">
                <text:p>-155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1504">
                <text:p>-150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1440">
                <text:p>-144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1488">
                <text:p>-148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1472">
                <text:p>-147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1456">
                <text:p>-145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1440">
                <text:p>-144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1424">
                <text:p>-142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1408">
                <text:p>-140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1408">
                <text:p>-140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1456">
                <text:p>-145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864">
                <text:p>-86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2368">
                <text:p>-236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1616">
                <text:p>-161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1440">
                <text:p>-144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1312">
                <text:p>-131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1472">
                <text:p>-147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1504">
                <text:p>-150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1488">
                <text:p>-148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1376">
                <text:p>-137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1328">
                <text:p>-132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1392">
                <text:p>-139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1376">
                <text:p>-137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1440">
                <text:p>-144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1472">
                <text:p>-147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1344">
                <text:p>-134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1408">
                <text:p>-140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1504">
                <text:p>-150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1376">
                <text:p>-137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1312">
                <text:p>-131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1344">
                <text:p>-134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1376">
                <text:p>-137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1360">
                <text:p>-136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1376">
                <text:p>-137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1424">
                <text:p>-142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1424">
                <text:p>-142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1312">
                <text:p>-131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1312">
                <text:p>-131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1376">
                <text:p>-137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1408">
                <text:p>-140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1312">
                <text:p>-131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1424">
                <text:p>-142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1360">
                <text:p>-136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1424">
                <text:p>-142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1424">
                <text:p>-142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1408">
                <text:p>-140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1376">
                <text:p>-137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1360">
                <text:p>-136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1360">
                <text:p>-136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1376">
                <text:p>-137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1312">
                <text:p>-131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960">
                <text:p>-96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1312">
                <text:p>-131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1568">
                <text:p>-156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1552">
                <text:p>-155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1440">
                <text:p>-144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1456">
                <text:p>-145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1488">
                <text:p>-148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1456">
                <text:p>-145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1520">
                <text:p>-152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1472">
                <text:p>-147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1488">
                <text:p>-148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1504">
                <text:p>-150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1408">
                <text:p>-140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1440">
                <text:p>-144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1440">
                <text:p>-144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1408">
                <text:p>-140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1280">
                <text:p>-128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1424">
                <text:p>-142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1440">
                <text:p>-144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1440">
                <text:p>-144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1552">
                <text:p>-155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1408">
                <text:p>-140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1472">
                <text:p>-147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1456">
                <text:p>-145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1472">
                <text:p>-147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1392">
                <text:p>-139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1376">
                <text:p>-137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1456">
                <text:p>-145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1440">
                <text:p>-144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1408">
                <text:p>-140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1472">
                <text:p>-147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1440">
                <text:p>-144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1488">
                <text:p>-148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1424">
                <text:p>-142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1440">
                <text:p>-144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1456">
                <text:p>-145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1424">
                <text:p>-142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1408">
                <text:p>-140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1456">
                <text:p>-145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1504">
                <text:p>-150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1424">
                <text:p>-142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1376">
                <text:p>-137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1280">
                <text:p>-128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1392">
                <text:p>-139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1392">
                <text:p>-139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1440">
                <text:p>-144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1552">
                <text:p>-155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1568">
                <text:p>-156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1504">
                <text:p>-150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1472">
                <text:p>-147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1472">
                <text:p>-147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1488">
                <text:p>-148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1440">
                <text:p>-144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1360">
                <text:p>-136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1328">
                <text:p>-132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1392">
                <text:p>-139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1392">
                <text:p>-139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1456">
                <text:p>-145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1504">
                <text:p>-150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1424">
                <text:p>-142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1408">
                <text:p>-140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1472">
                <text:p>-147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1648">
                <text:p>-164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1568">
                <text:p>-156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1440">
                <text:p>-144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1552">
                <text:p>-155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1552">
                <text:p>-155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1488">
                <text:p>-148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1504">
                <text:p>-150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1504">
                <text:p>-150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1504">
                <text:p>-150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1520">
                <text:p>-152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1408">
                <text:p>-140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1456">
                <text:p>-145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1376">
                <text:p>-137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1376">
                <text:p>-137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1408">
                <text:p>-140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1456">
                <text:p>-145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1424">
                <text:p>-142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1488">
                <text:p>-148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1440">
                <text:p>-144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1472">
                <text:p>-147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1520">
                <text:p>-152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1504">
                <text:p>-150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1472">
                <text:p>-147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1584">
                <text:p>-158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1584">
                <text:p>-158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1376">
                <text:p>-137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1520">
                <text:p>-152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1344">
                <text:p>-134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1328">
                <text:p>-132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1376">
                <text:p>-137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1344">
                <text:p>-134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1328">
                <text:p>-132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1392">
                <text:p>-139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1392">
                <text:p>-139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1424">
                <text:p>-142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1440">
                <text:p>-144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1408">
                <text:p>-140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1408">
                <text:p>-140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1472">
                <text:p>-147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1392">
                <text:p>-139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1424">
                <text:p>-142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1376">
                <text:p>-137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1440">
                <text:p>-144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1456">
                <text:p>-145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1472">
                <text:p>-147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1520">
                <text:p>-152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1504">
                <text:p>-150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1488">
                <text:p>-148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1472">
                <text:p>-147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1456">
                <text:p>-145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1456">
                <text:p>-145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1360">
                <text:p>-136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1376">
                <text:p>-137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1376">
                <text:p>-137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1440">
                <text:p>-144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1392">
                <text:p>-139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1280">
                <text:p>-128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1440">
                <text:p>-144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1376">
                <text:p>-137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1392">
                <text:p>-139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1424">
                <text:p>-142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1456">
                <text:p>-145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1408">
                <text:p>-140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1456">
                <text:p>-145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1456">
                <text:p>-145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1440">
                <text:p>-144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1472">
                <text:p>-147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1504">
                <text:p>-150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1360">
                <text:p>-136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1424">
                <text:p>-142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1344">
                <text:p>-134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1424">
                <text:p>-142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1168">
                <text:p>-116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1216">
                <text:p>-121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1264">
                <text:p>-126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1248">
                <text:p>-124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1296">
                <text:p>-129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1216">
                <text:p>-121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1168">
                <text:p>-116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1184">
                <text:p>-118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1040">
                <text:p>-104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896">
                <text:p>-89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864">
                <text:p>-86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1040">
                <text:p>-104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832">
                <text:p>-83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832">
                <text:p>-83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864">
                <text:p>-86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976">
                <text:p>-97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880">
                <text:p>-88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848">
                <text:p>-84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896">
                <text:p>-89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976">
                <text:p>-97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960">
                <text:p>-96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816">
                <text:p>-81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848">
                <text:p>-84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880">
                <text:p>-88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896">
                <text:p>-89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976">
                <text:p>-97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960">
                <text:p>-96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896">
                <text:p>-89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928">
                <text:p>-92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960">
                <text:p>-96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960">
                <text:p>-96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960">
                <text:p>-96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928">
                <text:p>-92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960">
                <text:p>-96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960">
                <text:p>-96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992">
                <text:p>-99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1104">
                <text:p>-110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1072">
                <text:p>-107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1040">
                <text:p>-104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960">
                <text:p>-96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1008">
                <text:p>-100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1040">
                <text:p>-104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992">
                <text:p>-99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992">
                <text:p>-99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1008">
                <text:p>-100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960">
                <text:p>-96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976">
                <text:p>-97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928">
                <text:p>-92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976">
                <text:p>-97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1136">
                <text:p>-113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1104">
                <text:p>-110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1104">
                <text:p>-110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1088">
                <text:p>-108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992">
                <text:p>-99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1008">
                <text:p>-100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960">
                <text:p>-96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960">
                <text:p>-96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928">
                <text:p>-92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1104">
                <text:p>-110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960">
                <text:p>-96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944">
                <text:p>-94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1008">
                <text:p>-100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992">
                <text:p>-99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960">
                <text:p>-96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928">
                <text:p>-92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992">
                <text:p>-99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992">
                <text:p>-99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944">
                <text:p>-94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1040">
                <text:p>-104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928">
                <text:p>-92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960">
                <text:p>-96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960">
                <text:p>-96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896">
                <text:p>-89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912">
                <text:p>-91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960">
                <text:p>-96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1008">
                <text:p>-100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1104">
                <text:p>-110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1056">
                <text:p>-105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1008">
                <text:p>-100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960">
                <text:p>-96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912">
                <text:p>-91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1104">
                <text:p>-110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976">
                <text:p>-97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896">
                <text:p>-89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1072">
                <text:p>-107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976">
                <text:p>-97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992">
                <text:p>-99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992">
                <text:p>-99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1088">
                <text:p>-108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992">
                <text:p>-99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912">
                <text:p>-91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896">
                <text:p>-89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832">
                <text:p>-83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800">
                <text:p>-80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656">
                <text:p>-65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736">
                <text:p>-73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832">
                <text:p>-83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912">
                <text:p>-91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816">
                <text:p>-81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736">
                <text:p>-73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784">
                <text:p>-78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832">
                <text:p>-83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720">
                <text:p>-72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736">
                <text:p>-73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736">
                <text:p>-73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672">
                <text:p>-67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640">
                <text:p>-64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560">
                <text:p>-56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640">
                <text:p>-64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624">
                <text:p>-62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784">
                <text:p>-78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848">
                <text:p>-84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800">
                <text:p>-80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720">
                <text:p>-72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816">
                <text:p>-81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784">
                <text:p>-78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640">
                <text:p>-64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704">
                <text:p>-70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720">
                <text:p>-72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736">
                <text:p>-73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688">
                <text:p>-68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656">
                <text:p>-65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720">
                <text:p>-72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704">
                <text:p>-70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784">
                <text:p>-78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848">
                <text:p>-84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720">
                <text:p>-72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704">
                <text:p>-70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720">
                <text:p>-72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752">
                <text:p>-75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720">
                <text:p>-72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592">
                <text:p>-59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624">
                <text:p>-62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784">
                <text:p>-78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704">
                <text:p>-70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624">
                <text:p>-62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672">
                <text:p>-67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656">
                <text:p>-65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672">
                <text:p>-67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656">
                <text:p>-65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656">
                <text:p>-65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704">
                <text:p>-70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672">
                <text:p>-67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640">
                <text:p>-64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688">
                <text:p>-68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640">
                <text:p>-64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704">
                <text:p>-70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656">
                <text:p>-65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624">
                <text:p>-62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640">
                <text:p>-64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688">
                <text:p>-68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672">
                <text:p>-67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752">
                <text:p>-75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704">
                <text:p>-70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752">
                <text:p>-75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720">
                <text:p>-72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736">
                <text:p>-73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688">
                <text:p>-68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672">
                <text:p>-67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704">
                <text:p>-70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672">
                <text:p>-67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736">
                <text:p>-73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704">
                <text:p>-70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720">
                <text:p>-72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672">
                <text:p>-67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736">
                <text:p>-73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704">
                <text:p>-70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784">
                <text:p>-78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752">
                <text:p>-75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752">
                <text:p>-75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720">
                <text:p>-72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736">
                <text:p>-73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736">
                <text:p>-73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736">
                <text:p>-73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704">
                <text:p>-70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688">
                <text:p>-68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672">
                <text:p>-67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720">
                <text:p>-72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704">
                <text:p>-70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704">
                <text:p>-70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720">
                <text:p>-72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752">
                <text:p>-75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784">
                <text:p>-78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816">
                <text:p>-81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720">
                <text:p>-72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800">
                <text:p>-80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832">
                <text:p>-83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704">
                <text:p>-70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880">
                <text:p>-88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784">
                <text:p>-78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752">
                <text:p>-75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752">
                <text:p>-75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752">
                <text:p>-75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752">
                <text:p>-75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688">
                <text:p>-68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688">
                <text:p>-68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848">
                <text:p>-84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736">
                <text:p>-73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656">
                <text:p>-65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752">
                <text:p>-75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736">
                <text:p>-73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720">
                <text:p>-72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656">
                <text:p>-65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704">
                <text:p>-70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864">
                <text:p>-86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688">
                <text:p>-68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704">
                <text:p>-70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752">
                <text:p>-75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736">
                <text:p>-73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736">
                <text:p>-73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800">
                <text:p>-80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640">
                <text:p>-64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656">
                <text:p>-65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656">
                <text:p>-65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640">
                <text:p>-64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848">
                <text:p>-84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800">
                <text:p>-80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640">
                <text:p>-64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656">
                <text:p>-65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656">
                <text:p>-65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656">
                <text:p>-65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480">
                <text:p>-48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496">
                <text:p>-49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800">
                <text:p>-80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784">
                <text:p>-78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592">
                <text:p>-59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448">
                <text:p>-44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640">
                <text:p>-64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704">
                <text:p>-70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576">
                <text:p>-57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496">
                <text:p>-49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544">
                <text:p>-54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688">
                <text:p>-68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544">
                <text:p>-54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576">
                <text:p>-57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560">
                <text:p>-56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576">
                <text:p>-57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592">
                <text:p>-59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496">
                <text:p>-49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576">
                <text:p>-57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528">
                <text:p>-52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480">
                <text:p>-48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560">
                <text:p>-56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640">
                <text:p>-64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560">
                <text:p>-56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640">
                <text:p>-64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640">
                <text:p>-64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480">
                <text:p>-48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496">
                <text:p>-49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592">
                <text:p>-59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624">
                <text:p>-62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624">
                <text:p>-62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576">
                <text:p>-57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656">
                <text:p>-65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576">
                <text:p>-57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576">
                <text:p>-57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656">
                <text:p>-65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656">
                <text:p>-65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656">
                <text:p>-65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752">
                <text:p>-75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848">
                <text:p>-84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672">
                <text:p>-67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720">
                <text:p>-72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816">
                <text:p>-81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784">
                <text:p>-78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704">
                <text:p>-70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704">
                <text:p>-70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672">
                <text:p>-67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704">
                <text:p>-70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704">
                <text:p>-70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720">
                <text:p>-72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672">
                <text:p>-67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688">
                <text:p>-68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672">
                <text:p>-67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720">
                <text:p>-72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704">
                <text:p>-70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672">
                <text:p>-67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624">
                <text:p>-62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656">
                <text:p>-65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656">
                <text:p>-65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656">
                <text:p>-65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576">
                <text:p>-57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656">
                <text:p>-65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640">
                <text:p>-64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656">
                <text:p>-65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688">
                <text:p>-68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688">
                <text:p>-68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720">
                <text:p>-72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704">
                <text:p>-70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688">
                <text:p>-68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720">
                <text:p>-72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656">
                <text:p>-65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688">
                <text:p>-68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720">
                <text:p>-72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672">
                <text:p>-67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720">
                <text:p>-72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624">
                <text:p>-62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656">
                <text:p>-65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704">
                <text:p>-70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688">
                <text:p>-68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656">
                <text:p>-65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672">
                <text:p>-67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624">
                <text:p>-62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784">
                <text:p>-78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688">
                <text:p>-68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720">
                <text:p>-72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688">
                <text:p>-68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688">
                <text:p>-68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656">
                <text:p>-65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656">
                <text:p>-65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688">
                <text:p>-68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624">
                <text:p>-62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672">
                <text:p>-67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640">
                <text:p>-64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688">
                <text:p>-68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672">
                <text:p>-67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672">
                <text:p>-67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640">
                <text:p>-64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656">
                <text:p>-65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720">
                <text:p>-72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704">
                <text:p>-70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736">
                <text:p>-73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704">
                <text:p>-70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704">
                <text:p>-70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688">
                <text:p>-68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640">
                <text:p>-64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656">
                <text:p>-65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656">
                <text:p>-65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640">
                <text:p>-64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656">
                <text:p>-65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640">
                <text:p>-64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672">
                <text:p>-67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704">
                <text:p>-70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688">
                <text:p>-68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576">
                <text:p>-57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576">
                <text:p>-57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576">
                <text:p>-57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656">
                <text:p>-65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-624">
                <text:p>-62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-576">
                <text:p>-57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-576">
                <text:p>-57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-624">
                <text:p>-62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-560">
                <text:p>-56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704">
                <text:p>-70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-656">
                <text:p>-65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-560">
                <text:p>-56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-448">
                <text:p>-44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-576">
                <text:p>-57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-592">
                <text:p>-59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-560">
                <text:p>-56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-528">
                <text:p>-52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-656">
                <text:p>-656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-544">
                <text:p>-54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-576">
                <text:p>-57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-576">
                <text:p>-57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-576">
                <text:p>-57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-592">
                <text:p>-59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-592">
                <text:p>-59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-576">
                <text:p>-576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-560">
                <text:p>-56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-528">
                <text:p>-528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-560">
                <text:p>-56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-528">
                <text:p>-52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-576">
                <text:p>-57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-544">
                <text:p>-54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-496">
                <text:p>-49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-576">
                <text:p>-576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-496">
                <text:p>-49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-624">
                <text:p>-624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-656">
                <text:p>-656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-720">
                <text:p>-72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-720">
                <text:p>-72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-720">
                <text:p>-72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-704">
                <text:p>-704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-720">
                <text:p>-72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-720">
                <text:p>-72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-752">
                <text:p>-75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-640">
                <text:p>-64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-672">
                <text:p>-672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-800">
                <text:p>-80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-800">
                <text:p>-80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-848">
                <text:p>-84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-864">
                <text:p>-864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-928">
                <text:p>-92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-944">
                <text:p>-94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-896">
                <text:p>-89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-1040">
                <text:p>-104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-1072">
                <text:p>-107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-848">
                <text:p>-848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-848">
                <text:p>-84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-704">
                <text:p>-70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-848">
                <text:p>-84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-880">
                <text:p>-88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-832">
                <text:p>-83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-704">
                <text:p>-704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-752">
                <text:p>-75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-864">
                <text:p>-86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-752">
                <text:p>-75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-816">
                <text:p>-81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-1072">
                <text:p>-107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-800">
                <text:p>-800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-864">
                <text:p>-864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-848">
                <text:p>-84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-1088">
                <text:p>-1088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-1088">
                <text:p>-108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-832">
                <text:p>-83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-832">
                <text:p>-83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-944">
                <text:p>-944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-1008">
                <text:p>-1008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-928">
                <text:p>-928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-960">
                <text:p>-96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-1072">
                <text:p>-107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-992">
                <text:p>-99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-1104">
                <text:p>-1104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-1200">
                <text:p>-120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-1008">
                <text:p>-100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-1120">
                <text:p>-112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-976">
                <text:p>-976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-1136">
                <text:p>-1136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-1200">
                <text:p>-120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-1072">
                <text:p>-107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-896">
                <text:p>-89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-1008">
                <text:p>-1008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-960">
                <text:p>-96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-1008">
                <text:p>-100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-1120">
                <text:p>-112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-1184">
                <text:p>-1184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-1120">
                <text:p>-112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-1120">
                <text:p>-112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-1088">
                <text:p>-1088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-1088">
                <text:p>-1088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-1088">
                <text:p>-108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-1120">
                <text:p>-112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-1184">
                <text:p>-1184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-1104">
                <text:p>-1104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-1088">
                <text:p>-1088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-1072">
                <text:p>-1072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-1136">
                <text:p>-1136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-1104">
                <text:p>-1104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-1120">
                <text:p>-112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-1152">
                <text:p>-115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-1168">
                <text:p>-1168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-1120">
                <text:p>-112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-1088">
                <text:p>-108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-1072">
                <text:p>-107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-1104">
                <text:p>-1104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-1088">
                <text:p>-1088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-1056">
                <text:p>-105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-1088">
                <text:p>-108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-1328">
                <text:p>-132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-1168">
                <text:p>-1168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-1152">
                <text:p>-115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-1136">
                <text:p>-1136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-1168">
                <text:p>-1168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-1104">
                <text:p>-110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-1232">
                <text:p>-123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-1088">
                <text:p>-108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-1200">
                <text:p>-120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-1152">
                <text:p>-1152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-1168">
                <text:p>-1168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-1104">
                <text:p>-1104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-1232">
                <text:p>-123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-1200">
                <text:p>-120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-1184">
                <text:p>-118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-1216">
                <text:p>-121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-1152">
                <text:p>-1152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-1120">
                <text:p>-112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-1136">
                <text:p>-1136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-1184">
                <text:p>-118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-1232">
                <text:p>-123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-1200">
                <text:p>-120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-1184">
                <text:p>-1184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-1248">
                <text:p>-1248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-1216">
                <text:p>-1216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-1232">
                <text:p>-1232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-1168">
                <text:p>-1168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-1216">
                <text:p>-1216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-1200">
                <text:p>-120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-1216">
                <text:p>-121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-1168">
                <text:p>-1168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-1200">
                <text:p>-120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-1152">
                <text:p>-1152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-1168">
                <text:p>-116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-1232">
                <text:p>-1232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-1200">
                <text:p>-120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-1264">
                <text:p>-126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-1248">
                <text:p>-1248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-1296">
                <text:p>-1296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-1248">
                <text:p>-124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-1168">
                <text:p>-1168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-1264">
                <text:p>-126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-1248">
                <text:p>-1248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-1232">
                <text:p>-123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-1152">
                <text:p>-1152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-1232">
                <text:p>-1232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-1216">
                <text:p>-1216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-1184">
                <text:p>-118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-1120">
                <text:p>-1120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-1200">
                <text:p>-1200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-1200">
                <text:p>-120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-1248">
                <text:p>-124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-1168">
                <text:p>-1168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-1136">
                <text:p>-113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-1152">
                <text:p>-1152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-1152">
                <text:p>-115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-1168">
                <text:p>-116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-1216">
                <text:p>-121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-1216">
                <text:p>-121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-1184">
                <text:p>-118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-1232">
                <text:p>-1232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-1184">
                <text:p>-118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-1136">
                <text:p>-1136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-1136">
                <text:p>-1136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-1216">
                <text:p>-1216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-1152">
                <text:p>-1152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-1184">
                <text:p>-118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-1152">
                <text:p>-1152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-1200">
                <text:p>-1200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-1152">
                <text:p>-1152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-1232">
                <text:p>-1232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-1168">
                <text:p>-1168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-1216">
                <text:p>-1216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-1120">
                <text:p>-112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-1136">
                <text:p>-1136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-1184">
                <text:p>-1184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-1264">
                <text:p>-1264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-1264">
                <text:p>-1264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-1184">
                <text:p>-1184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-1200">
                <text:p>-1200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-1184">
                <text:p>-118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-1152">
                <text:p>-1152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-1152">
                <text:p>-1152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-1168">
                <text:p>-1168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-1184">
                <text:p>-1184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-1152">
                <text:p>-1152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-1120">
                <text:p>-1120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-1264">
                <text:p>-126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-1216">
                <text:p>-1216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-1184">
                <text:p>-1184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-1248">
                <text:p>-1248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-1136">
                <text:p>-1136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-1168">
                <text:p>-1168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-1232">
                <text:p>-1232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-1312">
                <text:p>-1312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-1264">
                <text:p>-126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-1168">
                <text:p>-1168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-1264">
                <text:p>-1264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-1152">
                <text:p>-115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-1200">
                <text:p>-120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-1264">
                <text:p>-1264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-1312">
                <text:p>-1312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-1232">
                <text:p>-1232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-1168">
                <text:p>-1168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-1232">
                <text:p>-1232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-1216">
                <text:p>-1216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-1184">
                <text:p>-1184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-1264">
                <text:p>-1264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-1200">
                <text:p>-120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-1152">
                <text:p>-115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-1248">
                <text:p>-1248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-1216">
                <text:p>-1216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-1168">
                <text:p>-1168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-1120">
                <text:p>-112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-1040">
                <text:p>-1040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-1184">
                <text:p>-1184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-1280">
                <text:p>-1280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-1248">
                <text:p>-1248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-1232">
                <text:p>-1232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-1264">
                <text:p>-1264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-1200">
                <text:p>-120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-1280">
                <text:p>-1280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-1248">
                <text:p>-1248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-1184">
                <text:p>-1184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-1136">
                <text:p>-1136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-1152">
                <text:p>-1152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-1248">
                <text:p>-1248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-1248">
                <text:p>-1248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-1248">
                <text:p>-1248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-1248">
                <text:p>-124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-1296">
                <text:p>-1296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-1264">
                <text:p>-1264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-1200">
                <text:p>-120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-1232">
                <text:p>-1232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-1232">
                <text:p>-1232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-1264">
                <text:p>-1264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-1312">
                <text:p>-1312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-1216">
                <text:p>-1216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-1168">
                <text:p>-1168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-1152">
                <text:p>-1152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-1216">
                <text:p>-1216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-1328">
                <text:p>-1328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-1248">
                <text:p>-1248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-1200">
                <text:p>-1200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-1168">
                <text:p>-1168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-1200">
                <text:p>-1200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-1136">
                <text:p>-1136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-1120">
                <text:p>-1120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-1168">
                <text:p>-1168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-1216">
                <text:p>-1216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-1216">
                <text:p>-1216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-1264">
                <text:p>-1264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-1264">
                <text:p>-1264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-1152">
                <text:p>-1152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-1216">
                <text:p>-1216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-1184">
                <text:p>-1184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-1248">
                <text:p>-1248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-1136">
                <text:p>-1136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-1328">
                <text:p>-1328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-912">
                <text:p>-912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-1200">
                <text:p>-120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-1296">
                <text:p>-1296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-1296">
                <text:p>-1296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-1216">
                <text:p>-1216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-1264">
                <text:p>-1264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-1200">
                <text:p>-1200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-1184">
                <text:p>-1184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-1200">
                <text:p>-1200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-1216">
                <text:p>-1216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-1120">
                <text:p>-112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-1136">
                <text:p>-1136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-1168">
                <text:p>-1168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-1008">
                <text:p>-1008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-1312">
                <text:p>-1312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-1296">
                <text:p>-1296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-1216">
                <text:p>-1216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-1152">
                <text:p>-1152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-1168">
                <text:p>-1168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-1232">
                <text:p>-1232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-1200">
                <text:p>-1200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-1200">
                <text:p>-1200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-1248">
                <text:p>-1248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-1200">
                <text:p>-120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-1216">
                <text:p>-1216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-1248">
                <text:p>-1248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-1232">
                <text:p>-1232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-1296">
                <text:p>-1296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-1184">
                <text:p>-1184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-1200">
                <text:p>-1200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-1232">
                <text:p>-123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-1200">
                <text:p>-120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-1248">
                <text:p>-1248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-1232">
                <text:p>-123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-1264">
                <text:p>-1264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-1264">
                <text:p>-1264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-1200">
                <text:p>-1200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-1248">
                <text:p>-1248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-1264">
                <text:p>-1264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-1232">
                <text:p>-123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-1232">
                <text:p>-1232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-1216">
                <text:p>-1216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-1152">
                <text:p>-1152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-1184">
                <text:p>-1184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-1168">
                <text:p>-1168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-1088">
                <text:p>-1088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-1168">
                <text:p>-1168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